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0.531cm"/>
    </style:style>
    <style:style style:family="table-column" style:name="co4">
      <style:table-column-properties fo:break-before="auto" style:column-width="2.097cm"/>
    </style:style>
    <style:style style:family="table-column" style:name="co5">
      <style:table-column-properties fo:break-before="auto" style:column-width="2.125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1.706cm"/>
    </style:style>
    <style:style style:family="table-column" style:name="co8">
      <style:table-column-properties fo:break-before="auto" style:column-width="1.93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2.154cm"/>
    </style:style>
    <style:style style:family="table-column" style:name="co11">
      <style:table-column-properties fo:break-before="auto" style:column-width="1.845cm"/>
    </style:style>
    <style:style style:family="table-column" style:name="co12">
      <style:table-column-properties fo:break-before="auto" style:column-width="1.453cm"/>
    </style:style>
    <style:style style:family="table-column" style:name="co13">
      <style:table-column-properties fo:break-before="auto" style:column-width="2.21cm"/>
    </style:style>
    <style:style style:family="table-column" style:name="co14">
      <style:table-column-properties fo:break-before="auto" style:column-width="0.951cm"/>
    </style:style>
    <style:style style:family="table-column" style:name="co15">
      <style:table-column-properties fo:break-before="auto" style:column-width="0.866cm"/>
    </style:style>
    <style:style style:family="table-column" style:name="co16">
      <style:table-column-properties fo:break-before="auto" style:column-width="0.894cm"/>
    </style:style>
    <style:style style:family="table-column" style:name="co17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09cm"/>
    </style:style>
    <style:style style:family="table-row" style:name="ro3">
      <style:table-row-properties fo:break-before="auto" style:use-optimal-row-height="false" style:row-height="0.847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WT1919_20_Tabel_20_2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2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WT1919 Tabel 2.A703"/>
      </style:table-cell-properties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normal" style:use-window-font-color="true" style:font-name-complex="Arial1" style:font-weight-asian="normal" fo:font-size="10pt" style:font-name="Arial1" style:text-underline-style="solid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="none" style:diagonal-tl-br="none" style:print-content="true" style:cell-protect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6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print-content="true" style:cell-protect="none" style:vertical-align="middle" style:shrink-to-fit="fals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none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3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family="text" style:name="T4">
      <style:text-properties style:text-outline="false" style:text-line-through-type="none" fo:font-style="italic" style:font-name="Arial" style:font-size-complex="10pt" style:text-underline-color="font-color" style:font-size-asian="10pt" style:font-style-complex="italic" style:font-weight-complex="bold" style:font-name-complex="Arial" style:font-weight-asian="bold" fo:font-size="10pt" style:font-style-asian="italic" style:text-position="0%" fo:font-weight="bold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name-complex="Arial" style:font-weight-asian="bold" fo:font-size="10pt" style:font-name="Arial" style:text-underline-style="none" fo:font-weight="bold" style:text-position="0%" fo:text-shadow="none"/>
    </style:style>
  </office:automatic-styles>
  <office:body>
    <office:spreadsheet>
      <table:calculation-settings table:use-regular-expressions="false" table:case-sensitive="false"/>
      <table:table table:style-name="ta1" table:name="WT1919 Tabel 2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 table:number-columns-repeated="5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5" table:default-cell-style-name="ce11"/>
        <table:table-column table:style-name="co12" table:default-cell-style-name="ce67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9" table:default-cell-style-name="ce11" table:number-columns-repeated="229"/>
        <table:table-column table:style-name="co9" table:default-cell-style-name="Default" table:number-columns-repeated="767"/>
        <table:table-row table:style-name="ro1">
          <table:table-cell ns41:value-type="string" table:style-name="TL Title" office:value-type="string">
            <text:p>Tabel 2 <text:s/>Overzicht van het aantal woningen gerangschikt naar de ligging in de perceelen</text:p>
          </table:table-cell>
          <table:table-cell table:style-name="ce13" table:number-columns-repeated="21"/>
          <table:table-cell table:style-name="ce59"/>
          <table:table-cell table:style-name="ce13" table:number-columns-repeated="4"/>
          <table:table-cell table:style-name="ce77"/>
          <table:table-cell table:style-name="ce22" table:number-columns-repeated="996"/>
        </table:table-row>
        <table:table-row table:style-name="ro1">
          <table:table-cell table:style-name="ce2" table:number-columns-repeated="22"/>
          <table:table-cell table:style-name="ce60"/>
          <table:table-cell table:style-name="ce2" table:number-columns-repeated="5"/>
          <table:table-cell table:style-name="ce22" table:number-columns-repeated="996"/>
        </table:table-row>
        <table:table-row table:style-name="ro2">
          <table:table-cell ns41:value-type="string" table:number-rows-spanned="5" table:style-name="TL RowProperty" table:number-columns-spanned="1" office:value-type="string">
            <text:p><text:span text:style-name="T3"><text:a xlink:type="simple" xlink:href="#WT1919 Tabel 2.A703">G E M E E N T E N</text:a></text:span></text:p>
          </table:table-cell>
          <table:table-cell ns41:value-type="string" table:number-rows-spanned="5" table:style-name="TL RowProperty" table:number-columns-spanned="1" office:value-type="string">
            <text:p>Noot</text:p>
          </table:table-cell>
          <table:table-cell table:style-name="ce24"/>
          <table:table-cell ns41:value-type="string" table:number-rows-spanned="5" table:style-name="TL ColHeader" table:number-columns-spanned="1" office:value-type="string">
            <text:p>Bevolking op 1 jan. 1919</text:p>
          </table:table-cell>
          <table:table-cell ns41:value-type="string" table:number-rows-spanned="5" table:style-name="TL ColHeader" table:number-columns-spanned="1" office:value-type="string">
            <text:p>Aantal geheele huizen</text:p>
          </table:table-cell>
          <table:table-cell ns41:value-type="string" table:number-rows-spanned="1" table:style-name="TL ColHeader" table:number-columns-spanned="6" office:value-type="string">
            <text:p>Aantal beneden- en bovenwoningen i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6" office:value-type="string">
            <text:p>Woningen <text:span text:style-name="T4">met</text:span><text:span text:style-name="T5"> nering of bedrijf</text:span></text:p>
          </table:table-cell>
          <table:covered-table-cell table:style-name="TL ColHeader" table:number-columns-repeated="5"/>
          <table:table-cell ns41:value-type="string" table:number-rows-spanned="5" table:style-name="TL ColHeader" table:number-columns-spanned="1" office:value-type="string">
            <text:p>Kelderwoningen</text:p>
          </table:table-cell>
          <table:table-cell ns41:value-type="string" table:number-rows-spanned="5" table:style-name="TL ColHeader" table:number-columns-spanned="1" office:value-type="string">
            <text:p>Sousterrainwoningen</text:p>
          </table:table-cell>
          <table:table-cell ns41:value-type="string" table:number-rows-spanned="5" table:style-name="TL ColHeader" table:number-columns-spanned="1" office:value-type="string">
            <text:p>Zolderwoningen</text:p>
          </table:table-cell>
          <table:table-cell ns41:value-type="string" table:number-rows-spanned="5" table:style-name="TL ColHeader" table:number-columns-spanned="1" office:value-type="string">
            <text:p>Totaal der woningen</text:p>
          </table:table-cell>
          <table:table-cell ns41:value-type="string" table:number-rows-spanned="5" table:style-name="TL ColHeader" table:number-columns-spanned="1" office:value-type="string">
            <text:p>Verschil Tabel 2 Kolom T met Tabel 1 Kolom W</text:p>
          </table:table-cell>
          <table:table-cell ns41:value-type="string" table:number-rows-spanned="5" table:style-name="ce61" table:number-columns-spanned="1" office:value-type="string">
            <text:p>Telling</text:p>
          </table:table-cell>
          <table:table-cell ns41:value-type="string" table:number-rows-spanned="5" table:style-name="ce61" table:number-columns-spanned="1" office:value-type="string">
            <text:p>Tabel</text:p>
          </table:table-cell>
          <table:table-cell ns41:value-type="string" table:number-rows-spanned="5" table:style-name="ce61" table:number-columns-spanned="1" office:value-type="string">
            <text:p>Pagina links</text:p>
          </table:table-cell>
          <table:table-cell ns41:value-type="string" table:number-rows-spanned="5" table:style-name="ce74" table:number-columns-spanned="1" office:value-type="string">
            <text:p>Pagina rechts</text:p>
          </table:table-cell>
          <table:table-cell ns41:value-type="string" table:number-rows-spanned="5" table:style-name="ce61" table:number-columns-spanned="1" office:value-type="string">
            <text:p>Provincie</text:p>
          </table:table-cell>
          <table:table-cell ns41:value-type="string" table:number-rows-spanned="5" table:style-name="ce78" table:number-columns-spanned="1" office:value-type="string">
            <text:p>Image nr</text:p>
          </table:table-cell>
          <table:table-cell table:style-name="ce24" table:number-columns-repeated="996"/>
        </table:table-row>
        <table:table-row table:style-name="ro3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table-cell ns41:value-type="string" table:number-rows-spanned="1" table:style-name="TL ColHeader" table:number-columns-spanned="2" office:value-type="string">
            <text:p>perceelen met 1 woning</text:p>
          </table:table-cell>
          <table:covered-table-cell table:style-name="ce38"/>
          <table:table-cell ns41:value-type="string" table:number-rows-spanned="1" table:style-name="TL ColHeader" table:number-columns-spanned="8" office:value-type="string">
            <text:p>perceelen met meerdere woningen en wel met</text:p>
          </table:table-cell>
          <table:covered-table-cell table:style-name="TL ColHeader" table:number-columns-repeated="7"/>
          <table:table-cell ns41:value-type="string" table:number-rows-spanned="2" table:style-name="TL ColHeader" table:number-columns-spanned="2" office:value-type="string">
            <text:p>Totaal der</text:p>
          </table:table-cell>
          <table:covered-table-cell table:style-name="ce45"/>
          <table:covered-table-cell table:style-name="TL ColHeader" table:number-columns-repeated="2"/>
          <table:covered-table-cell table:style-name="ce52"/>
          <table:covered-table-cell table:style-name="ce45"/>
          <table:covered-table-cell table:style-name="ce57"/>
          <table:covered-table-cell table:style-name="ce62" table:number-columns-repeated="3"/>
          <table:covered-table-cell table:style-name="ce75"/>
          <table:covered-table-cell table:style-name="ce62"/>
          <table:covered-table-cell table:style-name="ce79"/>
          <table:table-cell table:style-name="ce24" table:number-columns-repeated="996"/>
        </table:table-row>
        <table:table-row table:style-name="ro4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table-cell ns41:value-type="string" table:number-rows-spanned="3" table:style-name="TL ColHeader" table:number-columns-spanned="1" office:value-type="string">
            <text:p>Aantal benedenwoningen</text:p>
          </table:table-cell>
          <table:table-cell ns41:value-type="string" table:number-rows-spanned="3" table:style-name="TL ColHeader" table:number-columns-spanned="1" office:value-type="string">
            <text:p>Aantal bovenwoningen</text:p>
          </table:table-cell>
          <table:table-cell ns41:value-type="string" table:number-rows-spanned="1" table:style-name="TL ColHeader" table:number-columns-spanned="2" office:value-type="string">
            <text:p>één bovenwoning</text:p>
          </table:table-cell>
          <table:covered-table-cell table:style-name="ce38"/>
          <table:table-cell ns41:value-type="string" table:number-rows-spanned="1" table:style-name="TL ColHeader" table:number-columns-spanned="6" office:value-type="string">
            <text:p>meer dan één bovenwoning</text:p>
          </table:table-cell>
          <table:covered-table-cell table:style-name="TL ColHeader" table:number-columns-repeated="5"/>
          <table:covered-table-cell table:style-name="TL ColHeader" table:number-columns-repeated="2"/>
          <table:covered-table-cell table:style-name="TL ColHeader" table:number-columns-repeated="2"/>
          <table:covered-table-cell table:style-name="ce52"/>
          <table:covered-table-cell table:style-name="ce45"/>
          <table:covered-table-cell table:style-name="ce57"/>
          <table:covered-table-cell table:style-name="ce62" table:number-columns-repeated="3"/>
          <table:covered-table-cell table:style-name="ce75"/>
          <table:covered-table-cell table:style-name="ce62"/>
          <table:covered-table-cell table:style-name="ce79"/>
          <table:table-cell table:style-name="ce24" table:number-columns-repeated="996"/>
        </table:table-row>
        <table:table-row table:style-name="ro5">
          <table:covered-table-cell table:style-name="ce4"/>
          <table:covered-table-cell table:style-name="ce15"/>
          <table:table-cell table:style-name="ce24"/>
          <table:covered-table-cell table:style-name="ce27"/>
          <table:covered-table-cell table:style-name="ce35"/>
          <table:covered-table-cell table:style-name="TL ColHeader" table:number-columns-repeated="2"/>
          <table:table-cell ns41:value-type="string" table:number-rows-spanned="2" table:style-name="TL ColHeader" table:number-columns-spanned="1" office:value-type="string">
            <text:p>Aantal benedenwoningen</text:p>
          </table:table-cell>
          <table:table-cell ns41:value-type="string" table:number-rows-spanned="2" table:style-name="TL ColHeader" table:number-columns-spanned="1" office:value-type="string">
            <text:p>Aantal bovenwoningen</text:p>
          </table:table-cell>
          <table:table-cell ns41:value-type="string" table:number-rows-spanned="2" table:style-name="TL ColHeader" table:number-columns-spanned="1" office:value-type="string">
            <text:p>Aantal benedenwoningen</text:p>
          </table:table-cell>
          <table:table-cell ns41:value-type="string" table:number-rows-spanned="1" table:style-name="TL ColHeader" table:number-columns-spanned="5" office:value-type="string">
            <text:p>Aantal bovenwoningen</text:p>
          </table:table-cell>
          <table:covered-table-cell table:style-name="TL ColHeader" table:number-columns-repeated="4"/>
          <table:table-cell ns41:value-type="string" table:number-rows-spanned="2" table:style-name="TL ColHeader" table:number-columns-spanned="1" office:value-type="string">
            <text:p>benedenwoningen</text:p>
          </table:table-cell>
          <table:table-cell ns41:value-type="string" table:number-rows-spanned="2" table:style-name="TL ColHeader" table:number-columns-spanned="1" office:value-type="string">
            <text:p>bovenwoningen</text:p>
          </table:table-cell>
          <table:covered-table-cell table:style-name="TL ColHeader" table:number-columns-repeated="2"/>
          <table:covered-table-cell table:style-name="ce52"/>
          <table:covered-table-cell table:style-name="ce45"/>
          <table:covered-table-cell table:style-name="ce57"/>
          <table:covered-table-cell table:style-name="ce62" table:number-columns-repeated="3"/>
          <table:covered-table-cell table:style-name="ce75"/>
          <table:covered-table-cell table:style-name="ce62"/>
          <table:covered-table-cell table:style-name="ce79"/>
          <table:table-cell table:style-name="ce2" table:number-columns-repeated="996"/>
        </table:table-row>
        <table:table-row table:style-name="ro1">
          <table:covered-table-cell table:style-name="ce5"/>
          <table:covered-table-cell table:style-name="ce16"/>
          <table:table-cell table:style-name="ce24"/>
          <table:covered-table-cell table:style-name="ce28"/>
          <table:covered-table-cell table:style-name="ce36"/>
          <table:covered-table-cell table:style-name="TL ColHeader" table:number-columns-repeated="5"/>
          <table:table-cell ns41:value-type="string" table:style-name="TL ColHeader" office:value-type="string">
            <text:p>I hoog</text:p>
          </table:table-cell>
          <table:table-cell ns41:value-type="string" table:style-name="TL ColHeader" office:value-type="string">
            <text:p>II hoog</text:p>
          </table:table-cell>
          <table:table-cell ns41:value-type="string" table:style-name="TL ColHeader" office:value-type="string">
            <text:p>III hoog</text:p>
          </table:table-cell>
          <table:table-cell ns41:value-type="string" table:style-name="TL ColHeader" office:value-type="string">
            <text:p>IV hoog</text:p>
          </table:table-cell>
          <table:table-cell ns41:value-type="string" table:style-name="TL ColHeader" office:value-type="string">
            <text:p>V hoog</text:p>
          </table:table-cell>
          <table:covered-table-cell table:style-name="TL ColHeader" table:number-columns-repeated="2"/>
          <table:covered-table-cell table:style-name="TL ColHeader" table:number-columns-repeated="2"/>
          <table:covered-table-cell table:style-name="ce53"/>
          <table:covered-table-cell table:style-name="ce46"/>
          <table:covered-table-cell table:style-name="ce58"/>
          <table:covered-table-cell table:style-name="ce63" table:number-columns-repeated="3"/>
          <table:covered-table-cell table:style-name="ce76"/>
          <table:covered-table-cell table:style-name="ce63"/>
          <table:covered-table-cell table:style-name="ce80"/>
          <table:table-cell table:style-name="ce2" table:number-columns-repeated="996"/>
        </table:table-row>
        <table:table-row table:style-name="ro1">
          <table:table-cell table:style-name="ce6"/>
          <table:table-cell table:style-name="ce17" table:number-columns-repeated="2"/>
          <table:table-cell table:style-name="ce29" table:number-columns-repeated="2"/>
          <table:table-cell table:style-name="ce40" table:number-columns-repeated="5"/>
          <table:table-cell table:style-name="ce43" table:number-columns-repeated="5"/>
          <table:table-cell table:style-name="ce47" table:number-columns-repeated="4"/>
          <table:table-cell table:style-name="ce54"/>
          <table:table-cell table:style-name="ce47" table:number-columns-repeated="2"/>
          <table:table-cell table:style-name="ce62" table:number-columns-repeated="3"/>
          <table:table-cell table:style-name="ce75"/>
          <table:table-cell table:style-name="ce62" table:number-columns-repeated="2"/>
          <table:table-cell table:style-name="ce2" table:number-columns-repeated="996"/>
        </table:table-row>
        <table:table-row table:style-name="ro6">
          <table:table-cell ns41:value-type="string" table:style-name="TL RowHeader" office:value-type="string">
            <text:p>Vrijhoeve-Capelle</text:p>
          </table:table-cell>
          <table:table-cell table:style-name="TL RowHeader"/>
          <table:table-cell table:style-name="ce25"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table:style-name="TL Data" table:number-columns-repeated="7"/>
          <table:table-cell table:formula="of:=[.F9]+[.H9]+[.J9]" ns41:value-type="float" table:style-name="TL Data" office:value-type="float" office:value="28">
            <text:p>28</text:p>
          </table:table-cell>
          <table:table-cell table:formula="of:=[.G9]+[.I9]+SUM([.K9:.O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9]+[.P9]+[.Q9]" ns41:value-type="float" table:style-name="TL Data" office:value-type="float" office:value="118">
            <text:p>118</text:p>
          </table:table-cell>
          <table:table-cell table:formula="of:=[.U9]-[#REF!]" ns41:value-type="error" table:style-name="TL Data" office:string-value="" office:value-type="string">
            <text:p>#REF!</text:p>
          </table:table-cell>
          <table:table-cell ns41:value-type="string" table:style-name="ce64" office:value-type="string">
            <text:p>WT</text:p>
          </table:table-cell>
          <table:table-cell ns41:value-type="string" table:style-name="ce71" office:value-type="string">
            <text:p>1919_00_T2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string" table:style-name="ce71" office:value-type="string">
            <text:p>NB</text:p>
          </table:table-cell>
          <table:table-cell ns41:value-type="string" table:style-name="ce81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avenstein</text:p>
          </table:table-cell>
          <table:table-cell table:style-name="TL RowHeader"/>
          <table:table-cell table:style-name="ce25"/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F10]+[.H10]+[.J10]" ns41:value-type="float" table:style-name="TL Data" office:value-type="float" office:value="7">
            <text:p>7</text:p>
          </table:table-cell>
          <table:table-cell table:formula="of:=[.G10]+[.I10]+SUM([.K10:.O10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10]+[.P10]+[.Q10]" ns41:value-type="float" table:style-name="TL Data" office:value-type="float" office:value="182">
            <text:p>182</text:p>
          </table:table-cell>
          <table:table-cell table:formula="of:=[.U10]-[#REF!]" ns41:value-type="error" table:style-name="TL Data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kuyk</text:p>
          </table:table-cell>
          <table:table-cell table:style-name="TL RowHeader"/>
          <table:table-cell table:style-name="ce25"/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10"/>
          <table:table-cell table:formula="of:=[.F11]+[.H11]+[.J11]" ns41:value-type="float" table:style-name="TL Data" office:value-type="float" office:value="0">
            <text:p>0</text:p>
          </table:table-cell>
          <table:table-cell table:formula="of:=[.G11]+[.I11]+SUM([.K11:.O1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1]+[.P11]+[.Q11]" ns41:value-type="float" table:style-name="TL Data" office:value-type="float" office:value="206">
            <text:p>206</text:p>
          </table:table-cell>
          <table:table-cell table:formula="of:=[.U11]-[#REF!]" ns41:value-type="error" table:style-name="TL Data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ardwijk</text:p>
          </table:table-cell>
          <table:table-cell table:style-name="TL RowHeader"/>
          <table:table-cell table:style-name="ce25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5"/>
          <table:table-cell table:formula="of:=[.F12]+[.H12]+[.J12]" ns41:value-type="float" table:style-name="TL Data" office:value-type="float" office:value="209">
            <text:p>209</text:p>
          </table:table-cell>
          <table:table-cell table:formula="of:=[.G12]+[.I12]+SUM([.K12:.O12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12]+[.P12]+[.Q12]" ns41:value-type="float" table:style-name="TL Data" office:value-type="float" office:value="335">
            <text:p>335</text:p>
          </table:table-cell>
          <table:table-cell table:formula="of:=[.U12]-[#REF!]" ns41:value-type="error" table:style-name="TL Data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gen</text:p>
          </table:table-cell>
          <table:table-cell table:style-name="TL RowHeader"/>
          <table:table-cell table:style-name="ce25"/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10"/>
          <table:table-cell table:formula="of:=[.F13]+[.H13]+[.J13]" ns41:value-type="float" table:style-name="TL Data" office:value-type="float" office:value="0">
            <text:p>0</text:p>
          </table:table-cell>
          <table:table-cell table:formula="of:=[.G13]+[.I13]+SUM([.K13:.O1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]+[.P13]+[.Q13]" ns41:value-type="float" table:style-name="TL Data" office:value-type="float" office:value="311">
            <text:p>311</text:p>
          </table:table-cell>
          <table:table-cell table:formula="of:=[.U13]-[#REF!]" ns41:value-type="error" table:style-name="TL Data" office:string-value="" office:value-type="string">
            <text:p>#REF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soijen</text:p>
          </table:table-cell>
          <table:table-cell table:style-name="TL RowHeader"/>
          <table:table-cell table:style-name="ce25"/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352" office:value-type="float">
            <text:p>35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14]+[.H14]+[.J14]" ns41:value-type="float" table:style-name="TL Data" office:value-type="float" office:value="0">
            <text:p>0</text:p>
          </table:table-cell>
          <table:table-cell table:formula="of:=[.G14]+[.I14]+SUM([.K14:.O1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4]+[.P14]+[.Q14]" ns41:value-type="float" table:style-name="TL Data" office:value-type="float" office:value="353">
            <text:p>353</text:p>
          </table:table-cell>
          <table:table-cell table:formula="of:=[.U14]-[#REF!]" ns41:value-type="error" table:style-name="TL Data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usden</text:p>
          </table:table-cell>
          <table:table-cell table:style-name="TL RowHeader"/>
          <table:table-cell table:style-name="ce25"/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formula="of:=[.F15]+[.H15]+[.J15]" ns41:value-type="float" table:style-name="TL Data" office:value-type="float" office:value="19">
            <text:p>19</text:p>
          </table:table-cell>
          <table:table-cell table:formula="of:=[.G15]+[.I15]+SUM([.K15:.O15])" ns41:value-type="float" table:style-name="TL Data" office:value-type="float" office:value="15">
            <text:p>15</text:p>
          </table:table-cell>
          <table:table-cell table:style-name="TL Data" table:number-columns-repeated="3"/>
          <table:table-cell table:formula="of:=[.E15]+[.P15]+[.Q15]" ns41:value-type="float" table:style-name="TL Data" office:value-type="float" office:value="441">
            <text:p>441</text:p>
          </table:table-cell>
          <table:table-cell table:formula="of:=[.U15]-[#REF!]" ns41:value-type="error" table:style-name="TL Data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ploo c.a.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F16]+[.H16]+[.J16]" ns41:value-type="float" table:style-name="TL Data" office:value-type="float" office:value="2">
            <text:p>2</text:p>
          </table:table-cell>
          <table:table-cell table:formula="of:=[.G16]+[.I16]+SUM([.K16:.O1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6]+[.P16]+[.Q16]" ns41:value-type="float" table:style-name="TL Data" office:value-type="float" office:value="95">
            <text:p>95</text:p>
          </table:table-cell>
          <table:table-cell table:formula="of:=[.U16]-[#REF!]" ns41:value-type="error" table:style-name="TL Data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arle Rixtel</text:p>
          </table:table-cell>
          <table:table-cell table:style-name="TL RowHeader"/>
          <table:table-cell table:style-name="ce25"/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10"/>
          <table:table-cell table:formula="of:=[.F17]+[.H17]+[.J17]" ns41:value-type="float" table:style-name="TL Data" office:value-type="float" office:value="0">
            <office:annotation draw:style-name="gr1" svg:height="0.9cm" draw:caption-point-y="0.433cm" svg:width="1.344cm" svg:x="30.823cm" draw:caption-point-x="-0.57cm" svg:y="8.44cm" draw:text-style-name="P1">
              <dc:creator>CDM</dc:creator>
              <dc:date>2014-12-12T00:00:00</dc:date>
              <text:p text:style-name="P1"><text:span text:style-name="T1">SP: 6</text:span></text:p>
              <text:p text:style-name="P1"><text:span text:style-name="T2"/></text:p>
            </office:annotation>
            <text:p>0</text:p>
          </table:table-cell>
          <table:table-cell table:formula="of:=[.G17]+[.I17]+SUM([.K17:.O1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7]+[.P17]+[.Q17]" ns41:value-type="float" table:style-name="TL Data" office:value-type="float" office:value="349">
            <office:annotation draw:style-name="gr1" svg:height="1.957cm" draw:caption-point-y="0.433cm" svg:width="1.624cm" svg:x="39.016cm" draw:caption-point-x="0.437cm" svg:y="8.44cm" draw:text-style-name="P1">
              <dc:creator>CDM</dc:creator>
              <dc:date>2014-12-12T00:00:00</dc:date>
              <text:p text:style-name="P1"><text:span text:style-name="T1">SP: 355</text:span></text:p>
              <text:p text:style-name="P1"><text:span text:style-name="T2"/></text:p>
            </office:annotation>
            <text:p>349</text:p>
          </table:table-cell>
          <table:table-cell table:formula="of:=[.U17]-[#REF!]" ns41:value-type="error" table:style-name="TL Data" office:string-value="" office:value-type="string">
            <text:p>#VALUE!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ugen c.a.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18]+[.H18]+[.J18]" ns41:value-type="float" table:style-name="TL Data" office:value-type="float" office:value="2">
            <text:p>2</text:p>
          </table:table-cell>
          <table:table-cell table:formula="of:=[.G18]+[.I18]+SUM([.K18:.O18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18]+[.P18]+[.Q18]" ns41:value-type="float" table:style-name="TL Data" office:value-type="float" office:value="239">
            <text:p>23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udrichrem</text:p>
          </table:table-cell>
          <table:table-cell table:style-name="TL RowHeader"/>
          <table:table-cell table:style-name="ce25"/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[.F19]+[.H19]+[.J19]" ns41:value-type="float" table:style-name="TL Data" office:value-type="float" office:value="4">
            <text:p>4</text:p>
          </table:table-cell>
          <table:table-cell table:formula="of:=[.G19]+[.I19]+SUM([.K19:.O19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19]+[.P19]+[.Q19]" ns41:value-type="float" table:style-name="TL Data" office:value-type="float" office:value="438">
            <text:p>4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llemstad</text:p>
          </table:table-cell>
          <table:table-cell table:style-name="TL RowHeader"/>
          <table:table-cell table:style-name="ce25"/>
          <table:table-cell ns41:value-type="float" table:style-name="TL Data" office:value="2242" office:value-type="float">
            <text:p>224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4"/>
          <table:table-cell table:formula="of:=[.F20]+[.H20]+[.J20]" ns41:value-type="float" table:style-name="TL Data" office:value-type="float" office:value="31">
            <text:p>31</text:p>
          </table:table-cell>
          <table:table-cell table:formula="of:=[.G20]+[.I20]+SUM([.K20:.O20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20]+[.P20]+[.Q20]" ns41:value-type="float" table:style-name="TL Data" office:value-type="float" office:value="494">
            <text:p>49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lphen en Ri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65" office:value-type="float">
            <text:p>2265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10"/>
          <table:table-cell table:formula="of:=[.F21]+[.H21]+[.J21]" ns41:value-type="float" table:style-name="TL Data" office:value-type="float" office:value="0">
            <text:p>0</text:p>
          </table:table-cell>
          <table:table-cell table:formula="of:=[.G21]+[.I21]+SUM([.K21:.O2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]+[.P21]+[.Q21]" ns41:value-type="float" table:style-name="TL Data" office:value-type="float" office:value="175">
            <text:p>1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ldhoven c.a.</text:p>
          </table:table-cell>
          <table:table-cell table:style-name="TL RowHeader"/>
          <table:table-cell table:style-name="ce25"/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 table:number-columns-repeated="10"/>
          <table:table-cell table:formula="of:=[.F22]+[.H22]+[.J22]" ns41:value-type="float" table:style-name="TL Data" office:value-type="float" office:value="0">
            <text:p>0</text:p>
          </table:table-cell>
          <table:table-cell table:formula="of:=[.G22]+[.I22]+SUM([.K22:.O2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2]+[.P22]+[.Q22]" ns41:value-type="float" table:style-name="TL Data" office:value-type="float" office:value="556">
            <text:p>55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ghem</text:p>
          </table:table-cell>
          <table:table-cell table:style-name="TL RowHeader"/>
          <table:table-cell table:style-name="ce25"/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9"/>
          <table:table-cell table:formula="of:=[.F23]+[.H23]+[.J23]" ns41:value-type="float" table:style-name="TL Data" office:value-type="float" office:value="66">
            <text:p>66</text:p>
          </table:table-cell>
          <table:table-cell table:formula="of:=[.G23]+[.I23]+SUM([.K23:.O2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]+[.P23]+[.Q23]" ns41:value-type="float" table:style-name="TL Data" office:value-type="float" office:value="456">
            <text:p>45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eeland</text:p>
          </table:table-cell>
          <table:table-cell table:style-name="TL RowHeader"/>
          <table:table-cell table:style-name="ce25"/>
          <table:table-cell ns41:value-type="float" table:style-name="TL Data" office:value="2317" office:value-type="float">
            <text:p>2317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 table:number-columns-repeated="10"/>
          <table:table-cell table:formula="of:=[.F24]+[.H24]+[.J24]" ns41:value-type="float" table:style-name="TL Data" office:value-type="float" office:value="0">
            <text:p>0</text:p>
          </table:table-cell>
          <table:table-cell table:formula="of:=[.G24]+[.I24]+SUM([.K24:.O2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4]+[.P24]+[.Q24]" ns41:value-type="float" table:style-name="TL Data" office:value-type="float" office:value="399">
            <text:p>39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ave</text:p>
          </table:table-cell>
          <table:table-cell table:style-name="TL RowHeader"/>
          <table:table-cell table:style-name="ce25"/>
          <table:table-cell ns41:value-type="float" table:style-name="TL Data" office:value="2357" office:value-type="float">
            <text:p>235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[.F25]+[.H25]+[.J25]" ns41:value-type="float" table:style-name="TL Data" office:value-type="float" office:value="27">
            <text:p>27</text:p>
          </table:table-cell>
          <table:table-cell table:formula="of:=[.G25]+[.I25]+SUM([.K25:.O25])" ns41:value-type="float" table:style-name="TL Data" office:value-type="float" office:value="37">
            <text:p>37</text:p>
          </table:table-cell>
          <table:table-cell table:style-name="TL Data" table:number-columns-repeated="3"/>
          <table:table-cell table:formula="of:=[.E25]+[.P25]+[.Q25]" ns41:value-type="float" table:style-name="TL Data" office:value-type="float" office:value="378">
            <text:p>37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jk en Aalburg</text:p>
          </table:table-cell>
          <table:table-cell table:style-name="TL RowHeader"/>
          <table:table-cell table:style-name="ce25"/>
          <table:table-cell ns41:value-type="float" table:style-name="TL Data" office:value="2369" office:value-type="float">
            <text:p>2369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 table:number-columns-repeated="10"/>
          <table:table-cell table:formula="of:=[.F26]+[.H26]+[.J26]" ns41:value-type="float" table:style-name="TL Data" office:value-type="float" office:value="0">
            <text:p>0</text:p>
          </table:table-cell>
          <table:table-cell table:formula="of:=[.G26]+[.I26]+SUM([.K26:.O2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6]+[.P26]+[.Q26]" ns41:value-type="float" table:style-name="TL Data" office:value-type="float" office:value="466">
            <text:p>4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ek en Donk</text:p>
          </table:table-cell>
          <table:table-cell table:style-name="TL RowHeader"/>
          <table:table-cell table:style-name="ce25"/>
          <table:table-cell ns41:value-type="float" table:style-name="TL Data" office:value="2411" office:value-type="float">
            <text:p>241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F27]+[.H27]+[.J27]" ns41:value-type="float" table:style-name="TL Data" office:value-type="float" office:value="1">
            <text:p>1</text:p>
          </table:table-cell>
          <table:table-cell table:formula="of:=[.G27]+[.I27]+SUM([.K27:.O2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7]+[.P27]+[.Q27]" ns41:value-type="float" table:style-name="TL Data" office:value-type="float" office:value="493">
            <text:p>49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stelrode</text:p>
          </table:table-cell>
          <table:table-cell table:style-name="TL RowHeader"/>
          <table:table-cell table:style-name="ce25"/>
          <table:table-cell ns41:value-type="float" table:style-name="TL Data" office:value="2427" office:value-type="float">
            <text:p>2427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 table:number-columns-repeated="10"/>
          <table:table-cell table:formula="of:=[.F28]+[.H28]+[.J28]" ns41:value-type="float" table:style-name="TL Data" office:value-type="float" office:value="0">
            <text:p>0</text:p>
          </table:table-cell>
          <table:table-cell table:formula="of:=[.G28]+[.I28]+SUM([.K28:.O2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8]+[.P28]+[.Q28]" ns41:value-type="float" table:style-name="TL Data" office:value-type="float" office:value="437">
            <text:p>4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apelle</text:p>
          </table:table-cell>
          <table:table-cell table:style-name="TL RowHeader"/>
          <table:table-cell table:style-name="ce25"/>
          <table:table-cell ns41:value-type="float" table:style-name="TL Data" office:value="2465" office:value-type="float">
            <text:p>2465</text:p>
          </table:table-cell>
          <table:table-cell ns41:value-type="float" table:style-name="TL Data" office:value="447" office:value-type="float">
            <text:p>447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formula="of:=[.F29]+[.H29]+[.J29]" ns41:value-type="float" table:style-name="TL Data" office:value-type="float" office:value="71">
            <text:p>71</text:p>
          </table:table-cell>
          <table:table-cell table:formula="of:=[.G29]+[.I29]+SUM([.K29:.O2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9]+[.P29]+[.Q29]" ns41:value-type="float" table:style-name="TL Data" office:value-type="float" office:value="518">
            <text:p>5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geijk</text:p>
          </table:table-cell>
          <table:table-cell table:style-name="TL RowHeader"/>
          <table:table-cell table:style-name="ce25"/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30]+[.H30]+[.J30]" ns41:value-type="float" table:style-name="TL Data" office:value-type="float" office:value="0">
            <text:p>0</text:p>
          </table:table-cell>
          <table:table-cell table:formula="of:=[.G30]+[.I30]+SUM([.K30:.O30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30]+[.P30]+[.Q30]" ns41:value-type="float" table:style-name="TL Data" office:value-type="float" office:value="436">
            <text:p>4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ze</text:p>
          </table:table-cell>
          <table:table-cell table:style-name="TL RowHeader"/>
          <table:table-cell table:style-name="ce25"/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510" office:value-type="float">
            <text:p>510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F31]+[.H31]+[.J31]" ns41:value-type="float" table:style-name="TL Data" office:value-type="float" office:value="2">
            <text:p>2</text:p>
          </table:table-cell>
          <table:table-cell table:formula="of:=[.G31]+[.I31]+SUM([.K31:.O3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]+[.P31]+[.Q31]" ns41:value-type="float" table:style-name="TL Data" office:value-type="float" office:value="512">
            <text:p>5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rp</text:p>
          </table:table-cell>
          <table:table-cell table:style-name="TL RowHeader"/>
          <table:table-cell table:style-name="ce25"/>
          <table:table-cell ns41:value-type="float" table:style-name="TL Data" office:value="2612" office:value-type="float">
            <text:p>2612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10"/>
          <table:table-cell table:formula="of:=[.F32]+[.H32]+[.J32]" ns41:value-type="float" table:style-name="TL Data" office:value-type="float" office:value="0">
            <text:p>0</text:p>
          </table:table-cell>
          <table:table-cell table:formula="of:=[.G32]+[.I32]+SUM([.K32:.O3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2]+[.P32]+[.Q32]" ns41:value-type="float" table:style-name="TL Data" office:value-type="float" office:value="114">
            <text:p>1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ertruidenberg</text:p>
          </table:table-cell>
          <table:table-cell table:style-name="TL RowHeader"/>
          <table:table-cell table:style-name="ce25"/>
          <table:table-cell ns41:value-type="float" table:style-name="TL Data" office:value="2692" office:value-type="float">
            <text:p>2692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2"/>
          <table:table-cell ns41:value-type="float" office:value="22" table:style-name="TL Data" table:number-columns-repeated="2" office:value-type="float">
            <text:p>22</text:p>
          </table:table-cell>
          <table:table-cell table:style-name="TL Data" table:number-columns-repeated="6"/>
          <table:table-cell table:formula="of:=[.F33]+[.H33]+[.J33]" ns41:value-type="float" table:style-name="TL Data" office:value-type="float" office:value="22">
            <text:p>22</text:p>
          </table:table-cell>
          <table:table-cell table:formula="of:=[.G33]+[.I33]+SUM([.K33:.O33])" ns41:value-type="float" table:style-name="TL Data" office:value-type="float" office:value="22">
            <text:p>22</text:p>
          </table:table-cell>
          <table:table-cell table:style-name="TL Data" table:number-columns-repeated="3"/>
          <table:table-cell table:formula="of:=[.E33]+[.P33]+[.Q33]" ns41:value-type="float" table:style-name="TL Data" office:value-type="float" office:value="438">
            <text:p>4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unen</text:p>
          </table:table-cell>
          <table:table-cell table:style-name="TL RowHeader"/>
          <table:table-cell table:style-name="ce25"/>
          <table:table-cell ns41:value-type="float" table:style-name="TL Data" office:value="2725" office:value-type="float">
            <text:p>2725</text:p>
          </table:table-cell>
          <table:table-cell ns41:value-type="float" table:style-name="TL Data" office:value="536" office:value-type="float">
            <text:p>5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34]+[.H34]+[.J34]" ns41:value-type="float" table:style-name="TL Data" office:value-type="float" office:value="0">
            <text:p>0</text:p>
          </table:table-cell>
          <table:table-cell table:formula="of:=[.G34]+[.I34]+SUM([.K34:.O3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34]+[.P34]+[.Q34]" ns41:value-type="float" table:style-name="TL Data" office:value-type="float" office:value="537">
            <text:p>5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ek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726" office:value-type="float">
            <text:p>2726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10"/>
          <table:table-cell table:formula="of:=[.F35]+[.H35]+[.J35]" ns41:value-type="float" table:style-name="TL Data" office:value-type="float" office:value="0">
            <text:p>0</text:p>
          </table:table-cell>
          <table:table-cell table:formula="of:=[.G35]+[.I35]+SUM([.K35:.O3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5]+[.P35]+[.Q35]" ns41:value-type="float" table:style-name="TL Data" office:value-type="float" office:value="97">
            <text:p>9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sch</text:p>
          </table:table-cell>
          <table:table-cell table:style-name="TL RowHeader"/>
          <table:table-cell table:style-name="ce25"/>
          <table:table-cell ns41:value-type="float" table:style-name="TL Data" office:value="2737" office:value-type="float">
            <text:p>2737</text:p>
          </table:table-cell>
          <table:table-cell ns41:value-type="float" table:style-name="TL Data" office:value="475" office:value-type="float">
            <text:p>475</text:p>
          </table:table-cell>
          <table:table-cell table:style-name="TL Data" table:number-columns-repeated="10"/>
          <table:table-cell table:formula="of:=[.F36]+[.H36]+[.J36]" ns41:value-type="float" table:style-name="TL Data" office:value-type="float" office:value="0">
            <text:p>0</text:p>
          </table:table-cell>
          <table:table-cell table:formula="of:=[.G36]+[.I36]+SUM([.K36:.O3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6]+[.P36]+[.Q36]" ns41:value-type="float" table:style-name="TL Data" office:value-type="float" office:value="475">
            <text:p>4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arle Nassau</text:p>
          </table:table-cell>
          <table:table-cell table:style-name="TL RowHeader"/>
          <table:table-cell table:style-name="ce25"/>
          <table:table-cell ns41:value-type="float" table:style-name="TL Data" office:value="2873" office:value-type="float">
            <text:p>287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37]+[.H37]+[.J37]" ns41:value-type="float" table:style-name="TL Data" office:value-type="float" office:value="170">
            <text:p>170</text:p>
          </table:table-cell>
          <table:table-cell table:formula="of:=[.G37]+[.I37]+SUM([.K37:.O37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37]+[.P37]+[.Q37]" ns41:value-type="float" table:style-name="TL Data" office:value-type="float" office:value="431">
            <text:p>43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licum</text:p>
          </table:table-cell>
          <table:table-cell table:style-name="TL RowHeader"/>
          <table:table-cell table:style-name="ce25"/>
          <table:table-cell ns41:value-type="float" table:style-name="TL Data" office:value="2946" office:value-type="float">
            <text:p>2946</text:p>
          </table:table-cell>
          <table:table-cell ns41:value-type="float" table:style-name="TL Data" office:value="585" office:value-type="float">
            <text:p>585</text:p>
          </table:table-cell>
          <table:table-cell table:style-name="TL Data" table:number-columns-repeated="10"/>
          <table:table-cell table:formula="of:=[.F38]+[.H38]+[.J38]" ns41:value-type="float" table:style-name="TL Data" office:value-type="float" office:value="0">
            <text:p>0</text:p>
          </table:table-cell>
          <table:table-cell table:formula="of:=[.G38]+[.I38]+SUM([.K38:.O3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]+[.P38]+[.Q38]" ns41:value-type="float" table:style-name="TL Data" office:value-type="float" office:value="585">
            <text:p>58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runen</text:p>
          </table:table-cell>
          <table:table-cell table:style-name="TL RowHeader"/>
          <table:table-cell table:style-name="ce25"/>
          <table:table-cell ns41:value-type="float" table:style-name="TL Data" office:value="2968" office:value-type="float">
            <text:p>2968</text:p>
          </table:table-cell>
          <table:table-cell ns41:value-type="float" table:style-name="TL Data" office:value="582" office:value-type="float">
            <text:p>582</text:p>
          </table:table-cell>
          <table:table-cell table:style-name="TL Data" table:number-columns-repeated="10"/>
          <table:table-cell table:formula="of:=[.F39]+[.H39]+[.J39]" ns41:value-type="float" table:style-name="TL Data" office:value-type="float" office:value="0">
            <text:p>0</text:p>
          </table:table-cell>
          <table:table-cell table:formula="of:=[.G39]+[.I39]+SUM([.K39:.O3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9]+[.P39]+[.Q39]" ns41:value-type="float" table:style-name="TL Data" office:value-type="float" office:value="582">
            <text:p>58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xmeer</text:p>
          </table:table-cell>
          <table:table-cell table:style-name="TL RowHeader"/>
          <table:table-cell table:style-name="ce25"/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585" office:value-type="float">
            <text:p>585</text:p>
          </table:table-cell>
          <table:table-cell table:style-name="TL Data" table:number-columns-repeated="10"/>
          <table:table-cell table:formula="of:=[.F40]+[.H40]+[.J40]" ns41:value-type="float" table:style-name="TL Data" office:value-type="float" office:value="0">
            <text:p>0</text:p>
          </table:table-cell>
          <table:table-cell table:formula="of:=[.G40]+[.I40]+SUM([.K40:.O4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]+[.P40]+[.Q40]" ns41:value-type="float" table:style-name="TL Data" office:value-type="float" office:value="585">
            <text:p>58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ongelre</text:p>
          </table:table-cell>
          <table:table-cell table:style-name="TL RowHeader"/>
          <table:table-cell table:style-name="ce25"/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563" office:value-type="float">
            <text:p>56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41]+[.H41]+[.J41]" ns41:value-type="float" table:style-name="TL Data" office:value-type="float" office:value="0">
            <text:p>0</text:p>
          </table:table-cell>
          <table:table-cell table:formula="of:=[.G41]+[.I41]+SUM([.K41:.O41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1]+[.P41]+[.Q41]" ns41:value-type="float" table:style-name="TL Data" office:value-type="float" office:value="564">
            <text:p>564</text:p>
          </table:table-cell>
          <table:table-cell ns41:value-type="float" table:style-name="TL Data" office:value="564" office:value-type="float">
            <text:p>564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omeren</text:p>
          </table:table-cell>
          <table:table-cell table:style-name="TL RowHeader"/>
          <table:table-cell table:style-name="ce25"/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42]+[.H42]+[.J42]" ns41:value-type="float" table:style-name="TL Data" office:value-type="float" office:value="601">
            <text:p>601</text:p>
          </table:table-cell>
          <table:table-cell table:formula="of:=[.G42]+[.I42]+SUM([.K42:.O4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2]+[.P42]+[.Q42]" ns41:value-type="float" table:style-name="TL Data" office:value-type="float" office:value="660">
            <text:p>66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ilvarenbee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362" office:value-type="float">
            <text:p>362</text:p>
          </table:table-cell>
          <table:table-cell table:style-name="TL Data" table:number-columns-repeated="10"/>
          <table:table-cell table:formula="of:=[.F43]+[.H43]+[.J43]" ns41:value-type="float" table:style-name="TL Data" office:value-type="float" office:value="0">
            <text:p>0</text:p>
          </table:table-cell>
          <table:table-cell table:formula="of:=[.G43]+[.I43]+SUM([.K43:.O4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3]+[.P43]+[.Q43]" ns41:value-type="float" table:style-name="TL Data" office:value-type="float" office:value="362">
            <text:p>3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spik</text:p>
          </table:table-cell>
          <table:table-cell table:style-name="TL RowHeader"/>
          <table:table-cell table:style-name="ce25"/>
          <table:table-cell ns41:value-type="float" table:style-name="TL Data" office:value="3406" office:value-type="float">
            <text:p>3406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7"/>
          <table:table-cell table:formula="of:=[.F44]+[.H44]+[.J44]" ns41:value-type="float" table:style-name="TL Data" office:value-type="float" office:value="37">
            <text:p>37</text:p>
          </table:table-cell>
          <table:table-cell table:formula="of:=[.G44]+[.I44]+SUM([.K44:.O44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4]+[.P44]+[.Q44]" ns41:value-type="float" table:style-name="TL Data" office:value-type="float" office:value="543">
            <text:p>5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ll</text:p>
          </table:table-cell>
          <table:table-cell table:style-name="TL RowHeader"/>
          <table:table-cell table:style-name="ce25"/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609" office:value-type="float">
            <text:p>609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45]+[.H45]+[.J45]" ns41:value-type="float" table:style-name="TL Data" office:value-type="float" office:value="27">
            <text:p>27</text:p>
          </table:table-cell>
          <table:table-cell table:formula="of:=[.G45]+[.I45]+SUM([.K45:.O45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5]+[.P45]+[.Q45]" ns41:value-type="float" table:style-name="TL Data" office:value-type="float" office:value="637">
            <text:p>6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st</text:p>
          </table:table-cell>
          <table:table-cell table:style-name="TL RowHeader"/>
          <table:table-cell table:style-name="ce25"/>
          <table:table-cell ns41:value-type="float" table:style-name="TL Data" office:value="3429" office:value-type="float">
            <text:p>3429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9"/>
          <table:table-cell table:formula="of:=[.F46]+[.H46]+[.J46]" ns41:value-type="float" table:style-name="TL Data" office:value-type="float" office:value="18">
            <text:p>18</text:p>
          </table:table-cell>
          <table:table-cell table:formula="of:=[.G46]+[.I46]+SUM([.K46:.O4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6]+[.P46]+[.Q46]" ns41:value-type="float" table:style-name="TL Data" office:value-type="float" office:value="656">
            <text:p>65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denhou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431" office:value-type="float">
            <text:p>3431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F47]+[.H47]+[.J47]" ns41:value-type="float" table:style-name="TL Data" office:value-type="float" office:value="5">
            <text:p>5</text:p>
          </table:table-cell>
          <table:table-cell table:formula="of:=[.G47]+[.I47]+SUM([.K47:.O4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7]+[.P47]+[.Q47]" ns41:value-type="float" table:style-name="TL Data" office:value-type="float" office:value="225">
            <text:p>22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lmkerk</text:p>
          </table:table-cell>
          <table:table-cell table:style-name="TL RowHeader"/>
          <table:table-cell table:style-name="ce25"/>
          <table:table-cell ns41:value-type="float" table:style-name="TL Data" office:value="3475" office:value-type="float">
            <text:p>3475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formula="of:=[.F48]+[.H48]+[.J48]" ns41:value-type="float" table:style-name="TL Data" office:value-type="float" office:value="87">
            <text:p>87</text:p>
          </table:table-cell>
          <table:table-cell table:formula="of:=[.G48]+[.I48]+SUM([.K48:.O48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48]+[.P48]+[.Q48]" ns41:value-type="float" table:style-name="TL Data" office:value-type="float" office:value="243">
            <text:p>2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 Werken c.a.</text:p>
          </table:table-cell>
          <table:table-cell table:style-name="TL RowHeader"/>
          <table:table-cell table:style-name="ce25"/>
          <table:table-cell ns41:value-type="float" table:style-name="TL Data" office:value="3476" office:value-type="float">
            <text:p>3476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table:formula="of:=[.F49]+[.H49]+[.J49]" ns41:value-type="float" table:style-name="TL Data" office:value-type="float" office:value="33">
            <text:p>33</text:p>
          </table:table-cell>
          <table:table-cell table:formula="of:=[.G49]+[.I49]+SUM([.K49:.O49])" ns41:value-type="float" table:style-name="TL Data" office:value-type="float" office:value="27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E49]+[.P49]+[.Q49]" ns41:value-type="float" table:style-name="TL Data" office:value-type="float" office:value="685">
            <office:annotation draw:style-name="gr1" svg:height="1.958cm" draw:caption-point-y="0.433cm" svg:width="1.905cm" svg:x="39.016cm" draw:caption-point-x="0.437cm" svg:y="22.833cm" draw:text-style-name="P1">
              <dc:creator>CDM</dc:creator>
              <dc:date>2014-12-12T00:00:00</dc:date>
              <text:p text:style-name="P1"><text:span text:style-name="T1">SP: 386</text:span></text:p>
              <text:p text:style-name="P1"><text:span text:style-name="T2"/></text:p>
            </office:annotation>
            <text:p>68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even</text:p>
          </table:table-cell>
          <table:table-cell table:style-name="TL RowHeader"/>
          <table:table-cell table:style-name="ce25"/>
          <table:table-cell ns41:value-type="float" table:style-name="TL Data" office:value="3481" office:value-type="float">
            <text:p>348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0]+[.H50]+[.J50]" ns41:value-type="float" table:style-name="TL Data" office:value-type="float" office:value="14">
            <text:p>14</text:p>
          </table:table-cell>
          <table:table-cell table:formula="of:=[.G50]+[.I50]+SUM([.K50:.O5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0]+[.P50]+[.Q50]" ns41:value-type="float" table:style-name="TL Data" office:value-type="float" office:value="394">
            <text:p>39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uijk</text:p>
          </table:table-cell>
          <table:table-cell table:style-name="TL RowHeader"/>
          <table:table-cell table:style-name="ce25"/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51]+[.H51]+[.J51]" ns41:value-type="float" table:style-name="TL Data" office:value-type="float" office:value="40">
            <text:p>40</text:p>
          </table:table-cell>
          <table:table-cell table:formula="of:=[.G51]+[.I51]+SUM([.K51:.O5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51]+[.P51]+[.Q51]" ns41:value-type="float" table:style-name="TL Data" office:value-type="float" office:value="344">
            <text:p>34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ssendrecht</text:p>
          </table:table-cell>
          <table:table-cell table:style-name="TL RowHeader"/>
          <table:table-cell table:style-name="ce25"/>
          <table:table-cell ns41:value-type="float" table:style-name="TL Data" office:value="3508" office:value-type="float">
            <text:p>3508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52]+[.H52]+[.J52]" ns41:value-type="float" table:style-name="TL Data" office:value-type="float" office:value="1">
            <text:p>1</text:p>
          </table:table-cell>
          <table:table-cell table:formula="of:=[.G52]+[.I52]+SUM([.K52:.O5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2]+[.P52]+[.Q52]" ns41:value-type="float" table:style-name="TL Data" office:value-type="float" office:value="651">
            <text:p>65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ldrop</text:p>
          </table:table-cell>
          <table:table-cell table:style-name="TL RowHeader"/>
          <table:table-cell table:style-name="ce25"/>
          <table:table-cell ns41:value-type="float" table:style-name="TL Data" office:value="3524" office:value-type="float">
            <text:p>3524</text:p>
          </table:table-cell>
          <table:table-cell ns41:value-type="float" table:style-name="TL Data" office:value="682" office:value-type="float">
            <text:p>682</text:p>
          </table:table-cell>
          <table:table-cell table:style-name="TL Data" table:number-columns-repeated="10"/>
          <table:table-cell table:formula="of:=[.F53]+[.H53]+[.J53]" ns41:value-type="float" table:style-name="TL Data" office:value-type="float" office:value="0">
            <text:p>0</text:p>
          </table:table-cell>
          <table:table-cell table:formula="of:=[.G53]+[.I53]+SUM([.K53:.O5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3]+[.P53]+[.Q53]" ns41:value-type="float" table:style-name="TL Data" office:value-type="float" office:value="682">
            <text:p>68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erlo</text:p>
          </table:table-cell>
          <table:table-cell table:style-name="TL RowHeader"/>
          <table:table-cell table:style-name="ce25"/>
          <table:table-cell ns41:value-type="float" table:style-name="TL Data" office:value="3588" office:value-type="float">
            <text:p>3588</text:p>
          </table:table-cell>
          <table:table-cell ns41:value-type="float" table:style-name="TL Data" office:value="774" office:value-type="float">
            <text:p>774</text:p>
          </table:table-cell>
          <table:table-cell table:style-name="TL Data" table:number-columns-repeated="10"/>
          <table:table-cell table:formula="of:=[.F54]+[.H54]+[.J54]" ns41:value-type="float" table:style-name="TL Data" office:value-type="float" office:value="0">
            <text:p>0</text:p>
          </table:table-cell>
          <table:table-cell table:formula="of:=[.G54]+[.I54]+SUM([.K54:.O5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4]+[.P54]+[.Q54]" ns41:value-type="float" table:style-name="TL Data" office:value-type="float" office:value="774">
            <text:p>77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ussen c.a.</text:p>
          </table:table-cell>
          <table:table-cell table:style-name="TL RowHeader"/>
          <table:table-cell table:style-name="ce25"/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5]+[.H55]+[.J55]" ns41:value-type="float" table:style-name="TL Data" office:value-type="float" office:value="11">
            <text:p>11</text:p>
          </table:table-cell>
          <table:table-cell table:formula="of:=[.G55]+[.I55]+SUM([.K55:.O55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5]+[.P55]+[.Q55]" ns41:value-type="float" table:style-name="TL Data" office:value-type="float" office:value="669">
            <text:p>6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rkendam</text:p>
          </table:table-cell>
          <table:table-cell table:style-name="TL RowHeader"/>
          <table:table-cell table:style-name="ce25"/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[.F56]+[.H56]+[.J56]" ns41:value-type="float" table:style-name="TL Data" office:value-type="float" office:value="4">
            <text:p>4</text:p>
          </table:table-cell>
          <table:table-cell table:formula="of:=[.G56]+[.I56]+SUM([.K56:.O56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56]+[.P56]+[.Q56]" ns41:value-type="float" table:style-name="TL Data" office:value-type="float" office:value="589">
            <text:p>58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inteloord c.a.</text:p>
          </table:table-cell>
          <table:table-cell table:style-name="TL RowHeader"/>
          <table:table-cell table:style-name="ce25"/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formula="of:=[.F57]+[.H57]+[.J57]" ns41:value-type="float" table:style-name="TL Data" office:value-type="float" office:value="14">
            <text:p>14</text:p>
          </table:table-cell>
          <table:table-cell table:formula="of:=[.G57]+[.I57]+SUM([.K57:.O57])" ns41:value-type="float" table:style-name="TL Data" office:value-type="float" office:value="12">
            <text:p>12</text:p>
          </table:table-cell>
          <table:table-cell table:style-name="TL Data" table:number-columns-repeated="3"/>
          <table:table-cell table:formula="of:=[.E57]+[.P57]+[.Q57]" ns41:value-type="float" table:style-name="TL Data" office:value-type="float" office:value="526">
            <text:p>5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oirle</text:p>
          </table:table-cell>
          <table:table-cell table:style-name="TL RowHeader"/>
          <table:table-cell table:style-name="ce25"/>
          <table:table-cell ns41:value-type="float" table:style-name="TL Data" office:value="3728" office:value-type="float">
            <text:p>3728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10"/>
          <table:table-cell table:formula="of:=[.F58]+[.H58]+[.J58]" ns41:value-type="float" table:style-name="TL Data" office:value-type="float" office:value="0">
            <text:p>0</text:p>
          </table:table-cell>
          <table:table-cell table:formula="of:=[.G58]+[.I58]+SUM([.K58:.O5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8]+[.P58]+[.Q58]" ns41:value-type="float" table:style-name="TL Data" office:value-type="float" office:value="722">
            <text:p>7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lijmen</text:p>
          </table:table-cell>
          <table:table-cell table:style-name="TL RowHeader"/>
          <table:table-cell table:style-name="ce25"/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745" office:value-type="float">
            <text:p>7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formula="of:=[.F59]+[.H59]+[.J59]" ns41:value-type="float" table:style-name="TL Data" office:value-type="float" office:value="6">
            <text:p>6</text:p>
          </table:table-cell>
          <table:table-cell table:formula="of:=[.G59]+[.I59]+SUM([.K59:.O59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59]+[.P59]+[.Q59]" ns41:value-type="float" table:style-name="TL Data" office:value-type="float" office:value="758">
            <text:p>75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rheijden</text:p>
          </table:table-cell>
          <table:table-cell table:style-name="TL RowHeader"/>
          <table:table-cell table:style-name="ce25"/>
          <table:table-cell ns41:value-type="float" table:style-name="TL Data" office:value="4077" office:value-type="float">
            <text:p>4077</text:p>
          </table:table-cell>
          <table:table-cell ns41:value-type="float" table:style-name="TL Data" office:value="636" office:value-type="float">
            <text:p>636</text:p>
          </table:table-cell>
          <table:table-cell table:style-name="TL Data" table:number-columns-repeated="10"/>
          <table:table-cell table:formula="of:=[.F60]+[.H60]+[.J60]" ns41:value-type="float" table:style-name="TL Data" office:value-type="float" office:value="0">
            <text:p>0</text:p>
          </table:table-cell>
          <table:table-cell table:formula="of:=[.G60]+[.I60]+SUM([.K60:.O6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0]+[.P60]+[.Q60]" ns41:value-type="float" table:style-name="TL Data" office:value-type="float" office:value="636">
            <text:p>6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isterwijk</text:p>
          </table:table-cell>
          <table:table-cell table:style-name="TL RowHeader"/>
          <table:table-cell table:style-name="ce25"/>
          <table:table-cell ns41:value-type="float" table:style-name="TL Data" office:value="4171" office:value-type="float">
            <text:p>4171</text:p>
          </table:table-cell>
          <table:table-cell ns41:value-type="float" table:style-name="TL Data" office:value="606" office:value-type="float">
            <text:p>60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F61]+[.H61]+[.J61]" ns41:value-type="float" table:style-name="TL Data" office:value-type="float" office:value="0">
            <text:p>0</text:p>
          </table:table-cell>
          <table:table-cell table:formula="of:=[.G61]+[.I61]+SUM([.K61:.O6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61]+[.P61]+[.Q61]" ns41:value-type="float" table:style-name="TL Data" office:value-type="float" office:value="608">
            <text:p>6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osmalen</text:p>
          </table:table-cell>
          <table:table-cell table:style-name="TL RowHeader"/>
          <table:table-cell table:style-name="ce25"/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686" office:value-type="float">
            <text:p>686</text:p>
          </table:table-cell>
          <table:table-cell table:style-name="TL Data" table:number-columns-repeated="10"/>
          <table:table-cell table:formula="of:=[.F62]+[.H62]+[.J62]" ns41:value-type="float" table:style-name="TL Data" office:value-type="float" office:value="0">
            <text:p>0</text:p>
          </table:table-cell>
          <table:table-cell table:formula="of:=[.G62]+[.I62]+SUM([.K62:.O6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2]+[.P62]+[.Q62]" ns41:value-type="float" table:style-name="TL Data" office:value-type="float" office:value="686">
            <text:p>68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sten</text:p>
          </table:table-cell>
          <table:table-cell table:style-name="TL RowHeader"/>
          <table:table-cell table:style-name="ce25"/>
          <table:table-cell ns41:value-type="float" table:style-name="TL Data" office:value="4229" office:value-type="float">
            <text:p>4229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table:formula="of:=[.F63]+[.H63]+[.J63]" ns41:value-type="float" table:style-name="TL Data" office:value-type="float" office:value="10">
            <text:p>10</text:p>
          </table:table-cell>
          <table:table-cell table:formula="of:=[.G63]+[.I63]+SUM([.K63:.O6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3]+[.P63]+[.Q63]" ns41:value-type="float" table:style-name="TL Data" office:value-type="float" office:value="788">
            <text:p>7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irschot</text:p>
          </table:table-cell>
          <table:table-cell table:style-name="TL RowHeader"/>
          <table:table-cell table:style-name="ce25"/>
          <table:table-cell ns41:value-type="float" table:style-name="TL Data" office:value="4251" office:value-type="float">
            <text:p>4251</text:p>
          </table:table-cell>
          <table:table-cell ns41:value-type="float" table:style-name="TL Data" office:value="953" office:value-type="float">
            <text:p>953</text:p>
          </table:table-cell>
          <table:table-cell table:style-name="TL Data" table:number-columns-repeated="10"/>
          <table:table-cell table:formula="of:=[.F64]+[.H64]+[.J64]" ns41:value-type="float" table:style-name="TL Data" office:value-type="float" office:value="0">
            <text:p>0</text:p>
          </table:table-cell>
          <table:table-cell table:formula="of:=[.G64]+[.I64]+SUM([.K64:.O6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4]+[.P64]+[.Q64]" ns41:value-type="float" table:style-name="TL Data" office:value-type="float" office:value="953">
            <text:p>95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ensdrecht</text:p>
          </table:table-cell>
          <table:table-cell table:style-name="TL RowHeader"/>
          <table:table-cell table:style-name="ce25"/>
          <table:table-cell ns41:value-type="float" table:style-name="TL Data" office:value="4279" office:value-type="float">
            <text:p>4279</text:p>
          </table:table-cell>
          <table:table-cell ns41:value-type="float" table:style-name="TL Data" office:value="744" office:value-type="float">
            <text:p>744</text:p>
          </table:table-cell>
          <table:table-cell table:style-name="TL Data" table:number-columns-repeated="10"/>
          <table:table-cell table:formula="of:=[.F65]+[.H65]+[.J65]" ns41:value-type="float" table:style-name="TL Data" office:value-type="float" office:value="0">
            <text:p>0</text:p>
          </table:table-cell>
          <table:table-cell table:formula="of:=[.G65]+[.I65]+SUM([.K65:.O6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5]+[.P65]+[.Q65]" ns41:value-type="float" table:style-name="TL Data" office:value-type="float" office:value="744">
            <text:p>74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28" office:value-type="float">
            <text:p>28</text:p>
          </table:table-cell>
          <table:table-cell ns41:value-type="float" table:style-name="ce72" office:value="29" office:value-type="float">
            <text:p>29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Fijnaart c.a.</text:p>
          </table:table-cell>
          <table:table-cell table:style-name="TL RowHeader"/>
          <table:table-cell table:style-name="ce25"/>
          <table:table-cell ns41:value-type="float" table:style-name="TL Data" office:value="4292" office:value-type="float">
            <text:p>4292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66]+[.H66]+[.J66]" ns41:value-type="float" table:style-name="TL Data" office:value-type="float" office:value="0">
            <text:p>0</text:p>
          </table:table-cell>
          <table:table-cell table:formula="of:=[.G66]+[.I66]+SUM([.K66:.O66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6]+[.P66]+[.Q66]" ns41:value-type="float" table:style-name="TL Data" office:value-type="float" office:value="755">
            <text:p>75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alkenswaard</text:p>
          </table:table-cell>
          <table:table-cell table:style-name="TL RowHeader"/>
          <table:table-cell table:style-name="ce25"/>
          <table:table-cell ns41:value-type="float" table:style-name="TL Data" office:value="4494" office:value-type="float">
            <text:p>4494</text:p>
          </table:table-cell>
          <table:table-cell ns41:value-type="float" table:style-name="TL Data" office:value="908" office:value-type="float">
            <text:p>90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67]+[.H67]+[.J67]" ns41:value-type="float" table:style-name="TL Data" office:value-type="float" office:value="2">
            <office:annotation draw:style-name="gr1" svg:height="1.957cm" draw:caption-point-y="0.433cm" svg:width="1.624cm" svg:x="30.823cm" draw:caption-point-x="-0.57cm" svg:y="30.93cm" draw:text-style-name="P1">
              <dc:creator>CDM</dc:creator>
              <dc:date>2014-12-12T00:00:00</dc:date>
              <text:p text:style-name="P1"><text:span text:style-name="T1">SP:0</text:span></text:p>
              <text:p text:style-name="P1"><text:span text:style-name="T2"/></text:p>
            </office:annotation>
            <text:p>2</text:p>
          </table:table-cell>
          <table:table-cell table:formula="of:=[.G67]+[.I67]+SUM([.K67:.O67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E67]+[.P67]+[.Q67]" ns41:value-type="float" table:style-name="TL Data" office:value-type="float" office:value="912">
            <text:p>9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. Michielsgestel</text:p>
          </table:table-cell>
          <table:table-cell table:style-name="TL RowHeader"/>
          <table:table-cell table:style-name="ce25"/>
          <table:table-cell ns41:value-type="float" table:style-name="TL Data" office:value="4531" office:value-type="float">
            <text:p>4531</text:p>
          </table:table-cell>
          <table:table-cell ns41:value-type="float" table:style-name="TL Data" office:value="690" office:value-type="float">
            <text:p>690</text:p>
          </table:table-cell>
          <table:table-cell table:style-name="TL Data" table:number-columns-repeated="10"/>
          <table:table-cell table:formula="of:=[.F68]+[.H68]+[.J68]" ns41:value-type="float" table:style-name="TL Data" office:value-type="float" office:value="0">
            <text:p>0</text:p>
          </table:table-cell>
          <table:table-cell table:formula="of:=[.G68]+[.I68]+SUM([.K68:.O6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8]+[.P68]+[.Q68]" ns41:value-type="float" table:style-name="TL Data" office:value-type="float" office:value="690">
            <text:p>6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lundert</text:p>
          </table:table-cell>
          <table:table-cell table:style-name="TL RowHeader"/>
          <table:table-cell table:style-name="ce25"/>
          <table:table-cell ns41:value-type="float" table:style-name="TL Data" office:value="4568" office:value-type="float">
            <text:p>456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[.F69]+[.H69]+[.J69]" ns41:value-type="float" table:style-name="TL Data" office:value-type="float" office:value="17">
            <text:p>17</text:p>
          </table:table-cell>
          <table:table-cell table:formula="of:=[.G69]+[.I69]+SUM([.K69:.O69])" ns41:value-type="float" table:style-name="TL Data" office:value-type="float" office:value="12">
            <text:p>12</text:p>
          </table:table-cell>
          <table:table-cell table:style-name="TL Data" table:number-columns-repeated="3"/>
          <table:table-cell table:formula="of:=[.E69]+[.P69]+[.Q69]" ns41:value-type="float" table:style-name="TL Data" office:value-type="float" office:value="740">
            <text:p>74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del</text:p>
          </table:table-cell>
          <table:table-cell table:style-name="TL RowHeader"/>
          <table:table-cell table:style-name="ce25"/>
          <table:table-cell ns41:value-type="float" table:style-name="TL Data" office:value="4581" office:value-type="float">
            <text:p>4581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70]+[.H70]+[.J70]" ns41:value-type="float" table:style-name="TL Data" office:value-type="float" office:value="1">
            <text:p>1</text:p>
          </table:table-cell>
          <table:table-cell table:formula="of:=[.G70]+[.I70]+SUM([.K70:.O7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70]+[.P70]+[.Q70]" ns41:value-type="float" table:style-name="TL Data" office:value-type="float" office:value="783">
            <text:p>78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mert</text:p>
          </table:table-cell>
          <table:table-cell table:style-name="TL RowHeader"/>
          <table:table-cell table:style-name="ce25"/>
          <table:table-cell ns41:value-type="float" table:style-name="TL Data" office:value="4657" office:value-type="float">
            <text:p>4657</text:p>
          </table:table-cell>
          <table:table-cell ns41:value-type="float" table:style-name="TL Data" office:value="957" office:value-type="float">
            <text:p>957</text:p>
          </table:table-cell>
          <table:table-cell table:style-name="TL Data" table:number-columns-repeated="10"/>
          <table:table-cell table:formula="of:=[.F71]+[.H71]+[.J71]" ns41:value-type="float" table:style-name="TL Data" office:value-type="float" office:value="0">
            <text:p>0</text:p>
          </table:table-cell>
          <table:table-cell table:formula="of:=[.G71]+[.I71]+SUM([.K71:.O7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71]+[.P71]+[.Q71]" ns41:value-type="float" table:style-name="TL Data" office:value-type="float" office:value="957">
            <text:p>95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uw</text:p>
          </table:table-cell>
          <table:table-cell table:style-name="TL RowHeader"/>
          <table:table-cell table:style-name="ce25"/>
          <table:table-cell ns41:value-type="float" table:style-name="TL Data" office:value="4754" office:value-type="float">
            <text:p>4754</text:p>
          </table:table-cell>
          <table:table-cell ns41:value-type="float" table:style-name="TL Data" office:value="950" office:value-type="float">
            <text:p>950</text:p>
          </table:table-cell>
          <table:table-cell table:style-name="TL Data" table:number-columns-repeated="10"/>
          <table:table-cell table:formula="of:=[.F72]+[.H72]+[.J72]" ns41:value-type="float" table:style-name="TL Data" office:value-type="float" office:value="0">
            <text:p>0</text:p>
          </table:table-cell>
          <table:table-cell table:formula="of:=[.G72]+[.I72]+SUM([.K72:.O7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72]+[.P72]+[.Q72]" ns41:value-type="float" table:style-name="TL Data" office:value-type="float" office:value="950">
            <text:p>95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de c.a.</text:p>
          </table:table-cell>
          <table:table-cell table:style-name="TL RowHeader"/>
          <table:table-cell table:style-name="ce25"/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863" office:value-type="float">
            <text:p>86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73]+[.H73]+[.J73]" ns41:value-type="float" table:style-name="TL Data" office:value-type="float" office:value="2">
            <text:p>2</text:p>
          </table:table-cell>
          <table:table-cell table:formula="of:=[.G73]+[.I73]+SUM([.K73:.O73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73]+[.P73]+[.Q73]" ns41:value-type="float" table:style-name="TL Data" office:value-type="float" office:value="867">
            <text:p>86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oge en Lage Zwaluwe</text:p>
          </table:table-cell>
          <table:table-cell table:style-name="TL RowHeader"/>
          <table:table-cell table:style-name="ce25"/>
          <table:table-cell ns41:value-type="float" table:style-name="TL Data" office:value="4907" office:value-type="float">
            <text:p>4907</text:p>
          </table:table-cell>
          <table:table-cell ns41:value-type="float" table:style-name="TL Data" office:value="898" office:value-type="float">
            <text:p>898</text:p>
          </table:table-cell>
          <table:table-cell table:style-name="TL Data" table:number-columns-repeated="10"/>
          <table:table-cell table:formula="of:=[.F74]+[.H74]+[.J74]" ns41:value-type="float" table:style-name="TL Data" office:value-type="float" office:value="0">
            <text:p>0</text:p>
          </table:table-cell>
          <table:table-cell table:formula="of:=[.G74]+[.I74]+SUM([.K74:.O7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74]+[.P74]+[.Q74]" ns41:value-type="float" table:style-name="TL Data" office:value-type="float" office:value="898">
            <text:p>89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lsteren</text:p>
          </table:table-cell>
          <table:table-cell table:style-name="TL RowHeader"/>
          <table:table-cell table:style-name="ce25"/>
          <table:table-cell ns41:value-type="float" table:style-name="TL Data" office:value="4982" office:value-type="float">
            <text:p>4982</text:p>
          </table:table-cell>
          <table:table-cell ns41:value-type="float" table:style-name="TL Data" office:value="950" office:value-type="float">
            <text:p>9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F75]+[.H75]+[.J75]" ns41:value-type="float" table:style-name="TL Data" office:value-type="float" office:value="0">
            <text:p>0</text:p>
          </table:table-cell>
          <table:table-cell table:formula="of:=[.G75]+[.I75]+SUM([.K75:.O75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75]+[.P75]+[.Q75]" ns41:value-type="float" table:style-name="TL Data" office:value-type="float" office:value="952">
            <text:p>95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alwijk</text:p>
          </table:table-cell>
          <table:table-cell table:style-name="TL RowHeader"/>
          <table:table-cell table:style-name="ce25"/>
          <table:table-cell ns41:value-type="float" table:style-name="TL Data" office:value="5234" office:value-type="float">
            <text:p>5234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table:formula="of:=[.F76]+[.H76]+[.J76]" ns41:value-type="float" table:style-name="TL Data" office:value-type="float" office:value="6">
            <text:p>6</text:p>
          </table:table-cell>
          <table:table-cell table:formula="of:=[.G76]+[.I76]+SUM([.K76:.O76])" ns41:value-type="float" table:style-name="TL Data" office:value-type="float" office:value="15">
            <text:p>15</text:p>
          </table:table-cell>
          <table:table-cell table:style-name="TL Data" table:number-columns-repeated="3"/>
          <table:table-cell table:formula="of:=[.E76]+[.P76]+[.Q76]" ns41:value-type="float" table:style-name="TL Data" office:value-type="float" office:value="1047">
            <text:p>10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ilze-Rijen</text:p>
          </table:table-cell>
          <table:table-cell table:style-name="TL RowHeader"/>
          <table:table-cell table:style-name="ce25"/>
          <table:table-cell ns41:value-type="float" table:style-name="TL Data" office:value="5447" office:value-type="float">
            <text:p>5447</text:p>
          </table:table-cell>
          <table:table-cell ns41:value-type="float" table:style-name="TL Data" office:value="1023" office:value-type="float">
            <text:p>10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77]+[.H77]+[.J77]" ns41:value-type="float" table:style-name="TL Data" office:value-type="float" office:value="0">
            <text:p>0</text:p>
          </table:table-cell>
          <table:table-cell table:formula="of:=[.G77]+[.I77]+SUM([.K77:.O77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77]+[.P77]+[.Q77]" ns41:value-type="float" table:style-name="TL Data" office:value-type="float" office:value="1024">
            <text:p>102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stel c.a.</text:p>
          </table:table-cell>
          <table:table-cell table:style-name="TL RowHeader"/>
          <table:table-cell table:style-name="ce25"/>
          <table:table-cell ns41:value-type="float" table:style-name="TL Data" office:value="5461" office:value-type="float">
            <text:p>5461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F78]+[.H78]+[.J78]" ns41:value-type="float" table:style-name="TL Data" office:value-type="float" office:value="2">
            <text:p>2</text:p>
          </table:table-cell>
          <table:table-cell table:formula="of:=[.G78]+[.I78]+SUM([.K78:.O7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78]+[.P78]+[.Q78]" ns41:value-type="float" table:style-name="TL Data" office:value-type="float" office:value="989">
            <text:p>98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. Oedenrode</text:p>
          </table:table-cell>
          <table:table-cell table:style-name="TL RowHeader"/>
          <table:table-cell table:style-name="ce25"/>
          <table:table-cell ns41:value-type="float" table:style-name="TL Data" office:value="5467" office:value-type="float">
            <text:p>5467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9"/>
          <table:table-cell table:formula="of:=[.F79]+[.H79]+[.J79]" ns41:value-type="float" table:style-name="TL Data" office:value-type="float" office:value="214">
            <text:p>214</text:p>
          </table:table-cell>
          <table:table-cell table:formula="of:=[.G79]+[.I79]+SUM([.K79:.O7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79]+[.P79]+[.Q79]" ns41:value-type="float" table:style-name="TL Data" office:value-type="float" office:value="1059">
            <text:p>10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- en Nieuw-Gastel</text:p>
          </table:table-cell>
          <table:table-cell table:style-name="TL RowHeader"/>
          <table:table-cell table:style-name="ce25"/>
          <table:table-cell ns41:value-type="float" table:style-name="TL Data" office:value="5703" office:value-type="float">
            <text:p>5703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[.F80]+[.H80]+[.J80]" ns41:value-type="float" table:style-name="TL Data" office:value-type="float" office:value="1">
            <text:p>1</text:p>
          </table:table-cell>
          <table:table-cell table:formula="of:=[.G80]+[.I80]+SUM([.K80:.O80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80]+[.P80]+[.Q80]" ns41:value-type="float" table:style-name="TL Data" office:value-type="float" office:value="426">
            <text:p>4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enbosch</text:p>
          </table:table-cell>
          <table:table-cell table:style-name="TL RowHeader"/>
          <table:table-cell table:style-name="ce25"/>
          <table:table-cell ns41:value-type="float" table:style-name="TL Data" office:value="5871" office:value-type="float">
            <text:p>5871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F81]+[.H81]+[.J81]" ns41:value-type="float" table:style-name="TL Data" office:value-type="float" office:value="21">
            <text:p>21</text:p>
          </table:table-cell>
          <table:table-cell table:formula="of:=[.G81]+[.I81]+SUM([.K81:.O81])" ns41:value-type="float" table:style-name="TL Data" office:value-type="float" office:value="19">
            <text:p>19</text:p>
          </table:table-cell>
          <table:table-cell table:style-name="TL Data" table:number-columns-repeated="3"/>
          <table:table-cell table:formula="of:=[.E81]+[.P81]+[.Q81]" ns41:value-type="float" table:style-name="TL Data" office:value-type="float" office:value="963">
            <text:p>9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uephen c.a.</text:p>
          </table:table-cell>
          <table:table-cell table:style-name="TL RowHeader"/>
          <table:table-cell table:style-name="ce25"/>
          <table:table-cell ns41:value-type="float" table:style-name="TL Data" office:value="6031" office:value-type="float">
            <text:p>6031</text:p>
          </table:table-cell>
          <table:table-cell ns41:value-type="float" table:style-name="TL Data" office:value="543" office:value-type="float">
            <text:p>543</text:p>
          </table:table-cell>
          <table:table-cell table:style-name="TL Data" table:number-columns-repeated="10"/>
          <table:table-cell table:formula="of:=[.F82]+[.H82]+[.J82]" ns41:value-type="float" table:style-name="TL Data" office:value-type="float" office:value="0">
            <text:p>0</text:p>
          </table:table-cell>
          <table:table-cell table:formula="of:=[.G82]+[.I82]+SUM([.K82:.O8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82]+[.P82]+[.Q82]" ns41:value-type="float" table:style-name="TL Data" office:value-type="float" office:value="543">
            <text:p>5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ndert</text:p>
          </table:table-cell>
          <table:table-cell table:style-name="TL RowHeader"/>
          <table:table-cell table:style-name="ce25"/>
          <table:table-cell ns41:value-type="float" table:style-name="TL Data" office:value="6093" office:value-type="float">
            <text:p>6093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10"/>
          <table:table-cell table:formula="of:=[.F83]+[.H83]+[.J83]" ns41:value-type="float" table:style-name="TL Data" office:value-type="float" office:value="0">
            <text:p>0</text:p>
          </table:table-cell>
          <table:table-cell table:formula="of:=[.G83]+[.I83]+SUM([.K83:.O8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83]+[.P83]+[.Q83]" ns41:value-type="float" table:style-name="TL Data" office:value-type="float" office:value="347">
            <text:p>3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indhoven</text:p>
          </table:table-cell>
          <table:table-cell table:style-name="TL RowHeader"/>
          <table:table-cell table:style-name="ce25"/>
          <table:table-cell ns41:value-type="float" table:style-name="TL Data" office:value="6448" office:value-type="float">
            <text:p>6448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F84]+[.H84]+[.J84]" ns41:value-type="float" table:style-name="TL Data" office:value-type="float" office:value="37">
            <text:p>37</text:p>
          </table:table-cell>
          <table:table-cell table:formula="of:=[.G84]+[.I84]+SUM([.K84:.O84])" ns41:value-type="float" table:style-name="TL Data" office:value-type="float" office:value="70">
            <text:p>70</text:p>
          </table:table-cell>
          <table:table-cell table:style-name="TL Data" table:number-columns-repeated="3"/>
          <table:table-cell table:formula="of:=[.E84]+[.P84]+[.Q84]" ns41:value-type="float" table:style-name="TL Data" office:value-type="float" office:value="1113">
            <text:p>11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teringen</text:p>
          </table:table-cell>
          <table:table-cell table:style-name="TL RowHeader"/>
          <table:table-cell table:style-name="ce25"/>
          <table:table-cell ns41:value-type="float" table:style-name="TL Data" office:value="6470" office:value-type="float">
            <text:p>6470</text:p>
          </table:table-cell>
          <table:table-cell ns41:value-type="float" table:style-name="TL Data" office:value="1086" office:value-type="float">
            <text:p>1086</text:p>
          </table:table-cell>
          <table:table-cell table:style-name="TL Data" table:number-columns-repeated="2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6"/>
          <table:table-cell table:formula="of:=[.F85]+[.H85]+[.J85]" ns41:value-type="float" table:style-name="TL Data" office:value-type="float" office:value="80">
            <text:p>80</text:p>
          </table:table-cell>
          <table:table-cell table:formula="of:=[.G85]+[.I85]+SUM([.K85:.O85])" ns41:value-type="float" table:style-name="TL Data" office:value-type="float" office:value="87">
            <text:p>8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E85]+[.P85]+[.Q85]" ns41:value-type="float" table:style-name="TL Data" office:value-type="float" office:value="1253">
            <office:annotation draw:style-name="gr1" svg:height="1.957cm" draw:caption-point-y="0.433cm" svg:width="1.763cm" svg:x="39.016cm" draw:caption-point-x="0.437cm" svg:y="39.026cm" draw:text-style-name="P1">
              <dc:creator>CDM</dc:creator>
              <dc:date>2014-12-12T00:00:00</dc:date>
              <text:p text:style-name="P1"><text:span text:style-name="T1">SP: 1262</text:span></text:p>
              <text:p text:style-name="P1"><text:span text:style-name="T2"/></text:p>
            </office:annotation>
            <text:p>1253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ijndel</text:p>
          </table:table-cell>
          <table:table-cell table:style-name="TL RowHeader"/>
          <table:table-cell table:style-name="ce25"/>
          <table:table-cell ns41:value-type="float" table:style-name="TL Data" office:value="6600" office:value-type="float">
            <text:p>660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[.F86]+[.H86]+[.J86]" ns41:value-type="float" table:style-name="TL Data" office:value-type="float" office:value="1181">
            <text:p>1181</text:p>
          </table:table-cell>
          <table:table-cell table:formula="of:=[.G86]+[.I86]+SUM([.K86:.O86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86]+[.P86]+[.Q86]" ns41:value-type="float" table:style-name="TL Data" office:value-type="float" office:value="1259">
            <text:p>12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aamsdonk</text:p>
          </table:table-cell>
          <table:table-cell table:style-name="TL RowHeader"/>
          <table:table-cell table:style-name="ce25"/>
          <table:table-cell ns41:value-type="float" table:style-name="TL Data" office:value="6634" office:value-type="float">
            <text:p>6634</text:p>
          </table:table-cell>
          <table:table-cell ns41:value-type="float" table:style-name="TL Data" office:value="1228" office:value-type="float">
            <text:p>1228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6"/>
          <table:table-cell table:formula="of:=[.F87]+[.H87]+[.J87]" ns41:value-type="float" table:style-name="TL Data" office:value-type="float" office:value="2">
            <text:p>2</text:p>
          </table:table-cell>
          <table:table-cell table:formula="of:=[.G87]+[.I87]+SUM([.K87:.O87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87]+[.P87]+[.Q87]" ns41:value-type="float" table:style-name="TL Data" office:value-type="float" office:value="1234">
            <text:p>123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rijp</text:p>
          </table:table-cell>
          <table:table-cell table:style-name="TL RowHeader"/>
          <table:table-cell table:style-name="ce25"/>
          <table:table-cell ns41:value-type="float" table:style-name="TL Data" office:value="6682" office:value-type="float">
            <text:p>6682</text:p>
          </table:table-cell>
          <table:table-cell ns41:value-type="float" table:style-name="TL Data" office:value="1215" office:value-type="float">
            <text:p>1215</text:p>
          </table:table-cell>
          <table:table-cell table:style-name="TL Data" table:number-columns-repeated="10"/>
          <table:table-cell table:formula="of:=[.F88]+[.H88]+[.J88]" ns41:value-type="float" table:style-name="TL Data" office:value-type="float" office:value="0">
            <text:p>0</text:p>
          </table:table-cell>
          <table:table-cell table:formula="of:=[.G88]+[.I88]+SUM([.K88:.O8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88]+[.P88]+[.Q88]" ns41:value-type="float" table:style-name="TL Data" office:value-type="float" office:value="1215">
            <text:p>12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ghel</text:p>
          </table:table-cell>
          <table:table-cell table:style-name="TL RowHeader"/>
          <table:table-cell table:style-name="ce25"/>
          <table:table-cell ns41:value-type="float" table:style-name="TL Data" office:value="6833" office:value-type="float">
            <text:p>6833</text:p>
          </table:table-cell>
          <table:table-cell ns41:value-type="float" table:style-name="TL Data" office:value="723" office:value-type="float">
            <text:p>72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table:formula="of:=[.F89]+[.H89]+[.J89]" ns41:value-type="float" table:style-name="TL Data" office:value-type="float" office:value="0">
            <text:p>0</text:p>
          </table:table-cell>
          <table:table-cell table:formula="of:=[.G89]+[.I89]+SUM([.K89:.O89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89]+[.P89]+[.Q89]" ns41:value-type="float" table:style-name="TL Data" office:value-type="float" office:value="730">
            <text:p>73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den</text:p>
          </table:table-cell>
          <table:table-cell table:style-name="TL RowHeader"/>
          <table:table-cell table:style-name="ce25"/>
          <table:table-cell ns41:value-type="float" table:style-name="TL Data" office:value="7422" office:value-type="float">
            <text:p>7422</text:p>
          </table:table-cell>
          <table:table-cell ns41:value-type="float" table:style-name="TL Data" office:value="1256" office:value-type="float">
            <text:p>12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90]+[.H90]+[.J90]" ns41:value-type="float" table:style-name="TL Data" office:value-type="float" office:value="0">
            <text:p>0</text:p>
          </table:table-cell>
          <table:table-cell table:formula="of:=[.G90]+[.I90]+SUM([.K90:.O9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90]+[.P90]+[.Q90]" ns41:value-type="float" table:style-name="TL Data" office:value-type="float" office:value="1257">
            <text:p>125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ngen</text:p>
          </table:table-cell>
          <table:table-cell table:style-name="TL RowHeader"/>
          <table:table-cell table:style-name="ce25"/>
          <table:table-cell ns41:value-type="float" table:style-name="TL Data" office:value="7516" office:value-type="float">
            <text:p>7516</text:p>
          </table:table-cell>
          <table:table-cell ns41:value-type="float" table:style-name="TL Data" office:value="1362" office:value-type="float">
            <text:p>136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formula="of:=[.F91]+[.H91]+[.J91]" ns41:value-type="float" table:style-name="TL Data" office:value-type="float" office:value="5">
            <text:p>5</text:p>
          </table:table-cell>
          <table:table-cell table:formula="of:=[.G91]+[.I91]+SUM([.K91:.O91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91]+[.P91]+[.Q91]" ns41:value-type="float" table:style-name="TL Data" office:value-type="float" office:value="1372">
            <text:p>137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ught</text:p>
          </table:table-cell>
          <table:table-cell table:style-name="TL RowHeader"/>
          <table:table-cell table:style-name="ce25"/>
          <table:table-cell ns41:value-type="float" table:style-name="TL Data" office:value="7524" office:value-type="float">
            <text:p>7524</text:p>
          </table:table-cell>
          <table:table-cell ns41:value-type="float" table:style-name="TL Data" office:value="1154" office:value-type="float">
            <text:p>115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F92]+[.H92]+[.J92]" ns41:value-type="float" table:style-name="TL Data" office:value-type="float" office:value="5">
            <text:p>5</text:p>
          </table:table-cell>
          <table:table-cell table:formula="of:=[.G92]+[.I92]+SUM([.K92:.O92])" ns41:value-type="float" table:style-name="TL Data" office:value-type="float" office:value="31">
            <text:p>31</text:p>
          </table:table-cell>
          <table:table-cell table:style-name="TL Data" table:number-columns-repeated="3"/>
          <table:table-cell table:formula="of:=[.E92]+[.P92]+[.Q92]" ns41:value-type="float" table:style-name="TL Data" office:value-type="float" office:value="1190">
            <text:p>11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ratum</text:p>
          </table:table-cell>
          <table:table-cell table:style-name="TL RowHeader"/>
          <table:table-cell table:style-name="ce25"/>
          <table:table-cell ns41:value-type="float" table:style-name="TL Data" office:value="7541" office:value-type="float">
            <text:p>7541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F93]+[.H93]+[.J93]" ns41:value-type="float" table:style-name="TL Data" office:value-type="float" office:value="26">
            <text:p>26</text:p>
          </table:table-cell>
          <table:table-cell table:formula="of:=[.G93]+[.I93]+SUM([.K93:.O93])" ns41:value-type="float" table:style-name="TL Data" office:value-type="float" office:value="16">
            <text:p>16</text:p>
          </table:table-cell>
          <table:table-cell table:style-name="TL Data" table:number-columns-repeated="3"/>
          <table:table-cell table:formula="of:=[.E93]+[.P93]+[.Q93]" ns41:value-type="float" table:style-name="TL Data" office:value-type="float" office:value="1292">
            <text:p>129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urne c.a.</text:p>
          </table:table-cell>
          <table:table-cell table:style-name="TL RowHeader"/>
          <table:table-cell table:style-name="ce25"/>
          <table:table-cell ns41:value-type="float" table:style-name="TL Data" office:value="8051" office:value-type="float">
            <text:p>8051</text:p>
          </table:table-cell>
          <table:table-cell ns41:value-type="float" table:style-name="TL Data" office:value="1513" office:value-type="float">
            <text:p>1513</text:p>
          </table:table-cell>
          <table:table-cell table:style-name="TL Data" table:number-columns-repeated="10"/>
          <table:table-cell table:formula="of:=[.F94]+[.H94]+[.J94]" ns41:value-type="float" table:style-name="TL Data" office:value-type="float" office:value="0">
            <text:p>0</text:p>
          </table:table-cell>
          <table:table-cell table:formula="of:=[.G94]+[.I94]+SUM([.K94:.O9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94]+[.P94]+[.Q94]" ns41:value-type="float" table:style-name="TL Data" office:value-type="float" office:value="1513">
            <text:p>15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tten en Leur</text:p>
          </table:table-cell>
          <table:table-cell table:style-name="TL RowHeader"/>
          <table:table-cell table:style-name="ce25"/>
          <table:table-cell ns41:value-type="float" table:style-name="TL Data" office:value="8319" office:value-type="float">
            <text:p>8319</text:p>
          </table:table-cell>
          <table:table-cell ns41:value-type="float" table:style-name="TL Data" office:value="1503" office:value-type="float">
            <text:p>1503</text:p>
          </table:table-cell>
          <table:table-cell table:style-name="TL Data" table:number-columns-repeated="10"/>
          <table:table-cell table:formula="of:=[.F95]+[.H95]+[.J95]" ns41:value-type="float" table:style-name="TL Data" office:value-type="float" office:value="0">
            <text:p>0</text:p>
          </table:table-cell>
          <table:table-cell table:formula="of:=[.G95]+[.I95]+SUM([.K95:.O9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95]+[.P95]+[.Q95]" ns41:value-type="float" table:style-name="TL Data" office:value-type="float" office:value="1503">
            <text:p>15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evenbergen</text:p>
          </table:table-cell>
          <table:table-cell table:style-name="TL RowHeader"/>
          <table:table-cell table:style-name="ce25"/>
          <table:table-cell ns41:value-type="float" table:style-name="TL Data" office:value="8402" office:value-type="float">
            <text:p>8402</text:p>
          </table:table-cell>
          <table:table-cell ns41:value-type="float" table:style-name="TL Data" office:value="1447" office:value-type="float">
            <text:p>144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96]+[.H96]+[.J96]" ns41:value-type="float" table:style-name="TL Data" office:value-type="float" office:value="0">
            <text:p>0</text:p>
          </table:table-cell>
          <table:table-cell table:formula="of:=[.G96]+[.I96]+SUM([.K96:.O96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96]+[.P96]+[.Q96]" ns41:value-type="float" table:style-name="TL Data" office:value-type="float" office:value="1449">
            <text:p>144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oon op Zand</text:p>
          </table:table-cell>
          <table:table-cell table:style-name="TL RowHeader"/>
          <table:table-cell table:style-name="ce25"/>
          <table:table-cell ns41:value-type="float" table:style-name="TL Data" office:value="8805" office:value-type="float">
            <text:p>8805</text:p>
          </table:table-cell>
          <table:table-cell ns41:value-type="float" table:style-name="TL Data" office:value="1773" office:value-type="float">
            <text:p>17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97]+[.H97]+[.J97]" ns41:value-type="float" table:style-name="TL Data" office:value-type="float" office:value="0">
            <text:p>0</text:p>
          </table:table-cell>
          <table:table-cell table:formula="of:=[.G97]+[.I97]+SUM([.K97:.O97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97]+[.P97]+[.Q97]" ns41:value-type="float" table:style-name="TL Data" office:value-type="float" office:value="1774">
            <text:p>177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inneken c.a.</text:p>
          </table:table-cell>
          <table:table-cell table:style-name="TL RowHeader"/>
          <table:table-cell table:style-name="ce25"/>
          <table:table-cell ns41:value-type="float" table:style-name="TL Data" office:value="9231" office:value-type="float">
            <text:p>9231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8"/>
          <table:table-cell table:formula="of:=[.F98]+[.H98]+[.J98]" ns41:value-type="float" table:style-name="TL Data" office:value-type="float" office:value="102">
            <text:p>102</text:p>
          </table:table-cell>
          <table:table-cell table:formula="of:=[.G98]+[.I98]+SUM([.K98:.O98])" ns41:value-type="float" table:style-name="TL Data" office:value-type="float" office:value="52">
            <text:p>52</text:p>
          </table:table-cell>
          <table:table-cell table:style-name="TL Data" table:number-columns-repeated="3"/>
          <table:table-cell table:formula="of:=[.E98]+[.P98]+[.Q98]" ns41:value-type="float" table:style-name="TL Data" office:value-type="float" office:value="1234">
            <text:p>123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eenbergen</text:p>
          </table:table-cell>
          <table:table-cell table:style-name="TL RowHeader"/>
          <table:table-cell table:style-name="ce25"/>
          <table:table-cell ns41:value-type="float" table:style-name="TL Data" office:value="9240" office:value-type="float">
            <text:p>9240</text:p>
          </table:table-cell>
          <table:table-cell ns41:value-type="float" table:style-name="TL Data" office:value="1281" office:value-type="float">
            <text:p>128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[.F99]+[.H99]+[.J99]" ns41:value-type="float" table:style-name="TL Data" office:value-type="float" office:value="8">
            <text:p>8</text:p>
          </table:table-cell>
          <table:table-cell table:formula="of:=[.G99]+[.I99]+SUM([.K99:.O99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99]+[.P99]+[.Q99]" ns41:value-type="float" table:style-name="TL Data" office:value-type="float" office:value="1307">
            <text:p>130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xtel</text:p>
          </table:table-cell>
          <table:table-cell table:style-name="TL RowHeader"/>
          <table:table-cell table:style-name="ce25"/>
          <table:table-cell ns41:value-type="float" table:style-name="TL Data" office:value="9518" office:value-type="float">
            <text:p>9518</text:p>
          </table:table-cell>
          <table:table-cell ns41:value-type="float" table:style-name="TL Data" office:value="1145" office:value-type="float">
            <text:p>114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6"/>
          <table:table-cell table:formula="of:=[.F100]+[.H100]+[.J100]" ns41:value-type="float" table:style-name="TL Data" office:value-type="float" office:value="11">
            <text:p>11</text:p>
          </table:table-cell>
          <table:table-cell table:formula="of:=[.G100]+[.I100]+SUM([.K100:.O100])" ns41:value-type="float" table:style-name="TL Data" office:value-type="float" office:value="14">
            <text:p>14</text:p>
          </table:table-cell>
          <table:table-cell table:style-name="TL Data" table:number-columns-repeated="3"/>
          <table:table-cell table:formula="of:=[.E100]+[.P100]+[.Q100]" ns41:value-type="float" table:style-name="TL Data" office:value-type="float" office:value="1170">
            <text:p>117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ss</text:p>
          </table:table-cell>
          <table:table-cell table:style-name="TL RowHeader"/>
          <table:table-cell table:style-name="ce25"/>
          <table:table-cell ns41:value-type="float" table:style-name="TL Data" office:value="10725" office:value-type="float">
            <text:p>10725</text:p>
          </table:table-cell>
          <table:table-cell ns41:value-type="float" table:style-name="TL Data" office:value="1880" office:value-type="float">
            <text:p>188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6"/>
          <table:table-cell table:formula="of:=[.F101]+[.H101]+[.J101]" ns41:value-type="float" table:style-name="TL Data" office:value-type="float" office:value="14">
            <text:p>14</text:p>
          </table:table-cell>
          <table:table-cell table:formula="of:=[.G101]+[.I101]+SUM([.K101:.O101])" ns41:value-type="float" table:style-name="TL Data" office:value-type="float" office:value="22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01]+[.P101]+[.Q101]" ns41:value-type="float" table:style-name="TL Data" office:value-type="float" office:value="1916">
            <office:annotation draw:style-name="gr1" svg:height="1.957cm" draw:caption-point-y="0.433cm" svg:width="2.183cm" svg:x="39.016cm" draw:caption-point-x="0.437cm" svg:y="46.223cm" draw:text-style-name="P1">
              <dc:creator>CDM</dc:creator>
              <dc:date>2014-12-12T00:00:00</dc:date>
              <text:p text:style-name="P1"><text:span text:style-name="T1">SP: 1917</text:span></text:p>
              <text:p text:style-name="P1"><text:span text:style-name="T2"/></text:p>
            </office:annotation>
            <text:p>191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rincenhage</text:p>
          </table:table-cell>
          <table:table-cell table:style-name="TL RowHeader"/>
          <table:table-cell table:style-name="ce25"/>
          <table:table-cell ns41:value-type="float" table:style-name="TL Data" office:value="12765" office:value-type="float">
            <text:p>12765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F102]+[.H102]+[.J102]" ns41:value-type="float" table:style-name="TL Data" office:value-type="float" office:value="69">
            <text:p>69</text:p>
          </table:table-cell>
          <table:table-cell table:formula="of:=[.G102]+[.I102]+SUM([.K102:.O102])" ns41:value-type="float" table:style-name="TL Data" office:value-type="float" office:value="78">
            <text:p>78</text:p>
          </table:table-cell>
          <table:table-cell table:style-name="TL Data" table:number-columns-repeated="3"/>
          <table:table-cell table:formula="of:=[.E102]+[.P102]+[.Q102]" ns41:value-type="float" table:style-name="TL Data" office:value-type="float" office:value="2088">
            <text:p>20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erhout</text:p>
          </table:table-cell>
          <table:table-cell table:style-name="TL RowHeader"/>
          <table:table-cell table:style-name="ce25"/>
          <table:table-cell ns41:value-type="float" table:style-name="TL Data" office:value="13755" office:value-type="float">
            <text:p>13755</text:p>
          </table:table-cell>
          <table:table-cell ns41:value-type="float" table:style-name="TL Data" office:value="2549" office:value-type="float">
            <text:p>25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103]+[.H103]+[.J103]" ns41:value-type="float" table:style-name="TL Data" office:value-type="float" office:value="2">
            <text:p>2</text:p>
          </table:table-cell>
          <table:table-cell table:formula="of:=[.G103]+[.I103]+SUM([.K103:.O103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103]+[.P103]+[.Q103]" ns41:value-type="float" table:style-name="TL Data" office:value-type="float" office:value="2554">
            <text:p>255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ensel</text:p>
          </table:table-cell>
          <table:table-cell table:style-name="TL RowHeader"/>
          <table:table-cell table:style-name="ce25"/>
          <table:table-cell ns41:value-type="float" table:style-name="TL Data" office:value="14483" office:value-type="float">
            <text:p>14483</text:p>
          </table:table-cell>
          <table:table-cell ns41:value-type="float" table:style-name="TL Data" office:value="2662" office:value-type="float">
            <text:p>26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6"/>
          <table:table-cell table:formula="of:=[.F104]+[.H104]+[.J104]" ns41:value-type="float" table:style-name="TL Data" office:value-type="float" office:value="11">
            <text:p>11</text:p>
          </table:table-cell>
          <table:table-cell table:formula="of:=[.G104]+[.I104]+SUM([.K104:.O104])" ns41:value-type="float" table:style-name="TL Data" office:value-type="float" office:value="12">
            <text:p>12</text:p>
          </table:table-cell>
          <table:table-cell table:style-name="TL Data" table:number-columns-repeated="3"/>
          <table:table-cell table:formula="of:=[.E104]+[.P104]+[.Q104]" ns41:value-type="float" table:style-name="TL Data" office:value-type="float" office:value="2685">
            <text:p>268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lmond</text:p>
          </table:table-cell>
          <table:table-cell table:style-name="TL RowHeader"/>
          <table:table-cell table:style-name="ce25"/>
          <table:table-cell ns41:value-type="float" table:style-name="TL Data" office:value="18171" office:value-type="float">
            <text:p>18171</text:p>
          </table:table-cell>
          <table:table-cell ns41:value-type="float" table:style-name="TL Data" office:value="3241" office:value-type="float">
            <text:p>32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8"/>
          <table:table-cell table:formula="of:=[.F105]+[.H105]+[.J105]" ns41:value-type="float" table:style-name="TL Data" office:value-type="float" office:value="18">
            <text:p>18</text:p>
          </table:table-cell>
          <table:table-cell table:formula="of:=[.G105]+[.I105]+SUM([.K105:.O105])" ns41:value-type="float" table:style-name="TL Data" office:value-type="float" office:value="63">
            <text:p>63</text:p>
          </table:table-cell>
          <table:table-cell table:style-name="TL Data" table:number-columns-repeated="3"/>
          <table:table-cell table:formula="of:=[.E105]+[.P105]+[.Q105]" ns41:value-type="float" table:style-name="TL Data" office:value-type="float" office:value="3322">
            <text:p>33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gen op Zoom</text:p>
          </table:table-cell>
          <table:table-cell table:style-name="TL RowHeader"/>
          <table:table-cell table:style-name="ce25"/>
          <table:table-cell ns41:value-type="float" table:style-name="TL Data" office:value="19728" office:value-type="float">
            <text:p>19728</text:p>
          </table:table-cell>
          <table:table-cell ns41:value-type="float" table:style-name="TL Data" office:value="2821" office:value-type="float">
            <text:p>28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F106]+[.H106]+[.J106]" ns41:value-type="float" table:style-name="TL Data" office:value-type="float" office:value="226">
            <text:p>226</text:p>
          </table:table-cell>
          <table:table-cell table:formula="of:=[.G106]+[.I106]+SUM([.K106:.O106])" ns41:value-type="float" table:style-name="TL Data" office:value-type="float" office:value="287">
            <text:p>287</text:p>
          </table:table-cell>
          <table:table-cell table:style-name="TL Data" table:number-columns-repeated="3"/>
          <table:table-cell table:formula="of:=[.E106]+[.P106]+[.Q106]" ns41:value-type="float" table:style-name="TL Data" office:value-type="float" office:value="3334">
            <text:p>333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oosendaal c.a.</text:p>
          </table:table-cell>
          <table:table-cell table:style-name="TL RowHeader"/>
          <table:table-cell table:style-name="ce25"/>
          <table:table-cell ns41:value-type="float" table:style-name="TL Data" office:value="20544" office:value-type="float">
            <text:p>20544</text:p>
          </table:table-cell>
          <table:table-cell ns41:value-type="float" table:style-name="TL Data" office:value="3184" office:value-type="float">
            <text:p>31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107]+[.H107]+[.J107]" ns41:value-type="float" table:style-name="TL Data" office:value-type="float" office:value="106">
            <office:annotation draw:style-name="gr1" svg:height="1.958cm" draw:caption-point-y="0.433cm" svg:width="3.582cm" svg:x="30.823cm" draw:caption-point-x="-0.57cm" svg:y="48.921cm" draw:text-style-name="P1">
              <dc:creator>CDM</dc:creator>
              <dc:date>2014-12-12T00:00:00</dc:date>
              <text:p text:style-name="P1"><text:span text:style-name="T2">SP: 166</text:span></text:p>
              <text:p text:style-name="P1"><text:span text:style-name="T2"/></text:p>
            </office:annotation>
            <text:p>106</text:p>
          </table:table-cell>
          <table:table-cell table:formula="of:=[.G107]+[.I107]+SUM([.K107:.O107])" ns41:value-type="float" table:style-name="TL Data" office:value-type="float" office:value="151">
            <text:p>151</text:p>
          </table:table-cell>
          <table:table-cell table:style-name="TL Data" table:number-columns-repeated="3"/>
          <table:table-cell table:formula="of:=[.E107]+[.P107]+[.Q107]" ns41:value-type="float" table:style-name="TL Data" office:value-type="float" office:value="3441">
            <office:annotation draw:style-name="gr1" svg:height="1.958cm" draw:caption-point-y="0.433cm" svg:width="3.581cm" svg:x="39.016cm" draw:caption-point-x="0.437cm" svg:y="48.921cm" draw:text-style-name="P1">
              <dc:creator>CDM</dc:creator>
              <dc:date>2014-12-12T00:00:00</dc:date>
              <text:p text:style-name="P1"><text:span text:style-name="T1">SP: 3501</text:span></text:p>
              <text:p text:style-name="P1"><text:span text:style-name="T2"/></text:p>
            </office:annotation>
            <text:p>3441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eda</text:p>
          </table:table-cell>
          <table:table-cell table:style-name="TL RowHeader"/>
          <table:table-cell table:style-name="ce25"/>
          <table:table-cell ns41:value-type="float" table:style-name="TL Data" office:value="29616" office:value-type="float">
            <text:p>29616</text:p>
          </table:table-cell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394" office:value-type="float">
            <text:p>13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108]+[.H108]+[.J108]" ns41:value-type="float" table:style-name="TL Data" office:value-type="float" office:value="1401">
            <text:p>1401</text:p>
          </table:table-cell>
          <table:table-cell table:formula="of:=[.G108]+[.I108]+SUM([.K108:.O108])" ns41:value-type="float" table:style-name="TL Data" office:value-type="float" office:value="1591">
            <text:p>159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[.E108]+[.P108]+[.Q108]" ns41:value-type="float" table:style-name="TL Data" office:value-type="float" office:value="5597">
            <office:annotation draw:style-name="gr1" svg:height="1.957cm" draw:caption-point-y="0.433cm" svg:width="3.581cm" svg:x="39.016cm" draw:caption-point-x="0.437cm" svg:y="49.371cm" draw:text-style-name="P1">
              <dc:creator>CDM</dc:creator>
              <dc:date>2014-12-12T00:00:00</dc:date>
              <text:p text:style-name="P1"><text:span text:style-name="T1">SP: 5602</text:span></text:p>
              <text:p text:style-name="P1"><text:span text:style-name="T2"/></text:p>
            </office:annotation>
            <text:p>559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-Hertogenbosch</text:p>
          </table:table-cell>
          <table:table-cell table:style-name="TL RowHeader"/>
          <table:table-cell table:style-name="ce25"/>
          <table:table-cell ns41:value-type="float" table:style-name="TL Data" office:value="37667" office:value-type="float">
            <text:p>37667</text:p>
          </table:table-cell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1541" office:value-type="float">
            <text:p>1541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F109]+[.H109]+[.J109]" ns41:value-type="float" table:style-name="TL Data" office:value-type="float" office:value="2241">
            <text:p>2241</text:p>
          </table:table-cell>
          <table:table-cell table:formula="of:=[.G109]+[.I109]+SUM([.K109:.O109])" ns41:value-type="float" table:style-name="TL Data" office:value-type="float" office:value="2952">
            <text:p>29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table:formula="of:=[.E109]+[.P109]+[.Q109]" ns41:value-type="float" table:style-name="TL Data" office:value-type="float" office:value="7274">
            <office:annotation draw:style-name="gr1" svg:height="1.957cm" draw:caption-point-y="0.433cm" svg:width="1.736cm" svg:x="39.016cm" draw:caption-point-x="0.437cm" svg:y="49.821cm" draw:text-style-name="P1">
              <dc:creator>CDM</dc:creator>
              <dc:date>2014-12-12T00:00:00</dc:date>
              <text:p text:style-name="P1"><text:span text:style-name="T1">SP: 7316</text:span></text:p>
              <text:p text:style-name="P1"><text:span text:style-name="T2"/></text:p>
            </office:annotation>
            <text:p>7274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ilburg</text:p>
          </table:table-cell>
          <table:table-cell table:style-name="TL RowHeader"/>
          <table:table-cell table:style-name="ce25"/>
          <table:table-cell ns41:value-type="float" table:style-name="TL Data" office:value="60226" office:value-type="float">
            <text:p>60226</text:p>
          </table:table-cell>
          <table:table-cell ns41:value-type="float" table:style-name="TL Data" office:value="10977" office:value-type="float">
            <text:p>1097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6"/>
          <table:table-cell table:formula="of:=[.F110]+[.H110]+[.J110]" ns41:value-type="float" table:style-name="TL Data" office:value-type="float" office:value="43">
            <text:p>43</text:p>
          </table:table-cell>
          <table:table-cell table:formula="of:=[.G110]+[.I110]+SUM([.K110:.O110])" ns41:value-type="float" table:style-name="TL Data" office:value-type="float" office:value="82">
            <text:p>82</text:p>
          </table:table-cell>
          <table:table-cell table:style-name="TL Data" table:number-columns-repeated="3"/>
          <table:table-cell table:formula="of:=[.E110]+[.P110]+[.Q110]" ns41:value-type="float" table:style-name="TL Data" office:value-type="float" office:value="11102">
            <text:p>111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NB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orwerth</text:p>
          </table:table-cell>
          <table:table-cell table:style-name="TL RowHeader"/>
          <table:table-cell table:style-name="ce25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111]+[.H111]+[.J111]" ns41:value-type="float" table:style-name="TL Data" office:value-type="float" office:value="0">
            <text:p>0</text:p>
          </table:table-cell>
          <table:table-cell table:formula="of:=[.G111]+[.I111]+SUM([.K111:.O111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11]+[.P111]+[.Q111]" ns41:value-type="float" table:style-name="TL Data" office:value-type="float" office:value="259">
            <text:p>2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uren</text:p>
          </table:table-cell>
          <table:table-cell table:style-name="TL RowHeader"/>
          <table:table-cell table:style-name="ce25"/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112]+[.H112]+[.J112]" ns41:value-type="float" table:style-name="TL Data" office:value-type="float" office:value="1">
            <text:p>1</text:p>
          </table:table-cell>
          <table:table-cell table:formula="of:=[.G112]+[.I112]+SUM([.K112:.O11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12]+[.P112]+[.Q112]" ns41:value-type="float" table:style-name="TL Data" office:value-type="float" office:value="424">
            <text:p>42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ameren</text:p>
          </table:table-cell>
          <table:table-cell table:style-name="TL RowHeader"/>
          <table:table-cell table:style-name="ce25"/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419" office:value-type="float">
            <text:p>419</text:p>
          </table:table-cell>
          <table:table-cell table:style-name="TL Data" table:number-columns-repeated="10"/>
          <table:table-cell table:formula="of:=[.F113]+[.H113]+[.J113]" ns41:value-type="float" table:style-name="TL Data" office:value-type="float" office:value="0">
            <text:p>0</text:p>
          </table:table-cell>
          <table:table-cell table:formula="of:=[.G113]+[.I113]+SUM([.K113:.O11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13]+[.P113]+[.Q113]" ns41:value-type="float" table:style-name="TL Data" office:value-type="float" office:value="419">
            <text:p>41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dewaard</text:p>
          </table:table-cell>
          <table:table-cell table:style-name="TL RowHeader"/>
          <table:table-cell table:style-name="ce25"/>
          <table:table-cell ns41:value-type="float" table:style-name="TL Data" office:value="2132" office:value-type="float">
            <text:p>2132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114]+[.H114]+[.J114]" ns41:value-type="float" table:style-name="TL Data" office:value-type="float" office:value="32">
            <text:p>32</text:p>
          </table:table-cell>
          <table:table-cell table:formula="of:=[.G114]+[.I114]+SUM([.K114:.O11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14]+[.P114]+[.Q114]" ns41:value-type="float" table:style-name="TL Data" office:value-type="float" office:value="388">
            <text:p>3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il</text:p>
          </table:table-cell>
          <table:table-cell table:style-name="TL RowHeader"/>
          <table:table-cell table:style-name="ce25"/>
          <table:table-cell ns41:value-type="float" table:style-name="TL Data" office:value="2307" office:value-type="float">
            <text:p>230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F115]+[.H115]+[.J115]" ns41:value-type="float" table:style-name="TL Data" office:value-type="float" office:value="2">
            <text:p>2</text:p>
          </table:table-cell>
          <table:table-cell table:formula="of:=[.G115]+[.I115]+SUM([.K115:.O11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15]+[.P115]+[.Q115]" ns41:value-type="float" table:style-name="TL Data" office:value-type="float" office:value="494">
            <text:p>49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oelen</text:p>
          </table:table-cell>
          <table:table-cell table:style-name="TL RowHeader"/>
          <table:table-cell table:style-name="ce25"/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 table:number-columns-repeated="10"/>
          <table:table-cell table:formula="of:=[.F116]+[.H116]+[.J116]" ns41:value-type="float" table:style-name="TL Data" office:value-type="float" office:value="0">
            <text:p>0</text:p>
          </table:table-cell>
          <table:table-cell table:formula="of:=[.G116]+[.I116]+SUM([.K116:.O11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16]+[.P116]+[.Q116]" ns41:value-type="float" table:style-name="TL Data" office:value-type="float" office:value="518">
            <text:p>5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reumel</text:p>
          </table:table-cell>
          <table:table-cell table:style-name="TL RowHeader"/>
          <table:table-cell table:style-name="ce25"/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117]+[.H117]+[.J117]" ns41:value-type="float" table:style-name="TL Data" office:value-type="float" office:value="4">
            <text:p>4</text:p>
          </table:table-cell>
          <table:table-cell table:formula="of:=[.G117]+[.I117]+SUM([.K117:.O11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17]+[.P117]+[.Q117]" ns41:value-type="float" table:style-name="TL Data" office:value-type="float" office:value="481">
            <text:p>4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erzoden</text:p>
          </table:table-cell>
          <table:table-cell table:style-name="TL RowHeader"/>
          <table:table-cell table:style-name="ce25"/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F118]+[.H118]+[.J118]" ns41:value-type="float" table:style-name="TL Data" office:value-type="float" office:value="2">
            <text:p>2</text:p>
          </table:table-cell>
          <table:table-cell table:formula="of:=[.G118]+[.I118]+SUM([.K118:.O11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18]+[.P118]+[.Q118]" ns41:value-type="float" table:style-name="TL Data" office:value-type="float" office:value="492">
            <text:p>49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ngerlo</text:p>
          </table:table-cell>
          <table:table-cell table:style-name="TL RowHeader"/>
          <table:table-cell table:style-name="ce25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 table:number-columns-repeated="10"/>
          <table:table-cell table:formula="of:=[.F119]+[.H119]+[.J119]" ns41:value-type="float" table:style-name="TL Data" office:value-type="float" office:value="0">
            <text:p>0</text:p>
          </table:table-cell>
          <table:table-cell table:formula="of:=[.G119]+[.I119]+SUM([.K119:.O11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19]+[.P119]+[.Q119]" ns41:value-type="float" table:style-name="TL Data" office:value-type="float" office:value="351">
            <text:p>35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0" office:value-type="float">
            <text:p>30</text:p>
          </table:table-cell>
          <table:table-cell ns41:value-type="float" table:style-name="ce72" office:value="31" office:value-type="float">
            <text:p>31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aften</text:p>
          </table:table-cell>
          <table:table-cell table:style-name="TL RowHeader"/>
          <table:table-cell table:style-name="ce25"/>
          <table:table-cell ns41:value-type="float" table:style-name="TL Data" office:value="2544" office:value-type="float">
            <text:p>2544</text:p>
          </table:table-cell>
          <table:table-cell table:style-name="TL Data"/>
          <table:table-cell ns41:value-type="float" table:style-name="TL Data" office:value="479" office:value-type="float">
            <text:p>479</text:p>
          </table:table-cell>
          <table:table-cell table:style-name="TL Data" table:number-columns-repeated="9"/>
          <table:table-cell table:formula="of:=[.F120]+[.H120]+SUM([.J120:.N120])" ns41:value-type="float" table:style-name="TL Data" office:value-type="float" office:value="479">
            <text:p>479</text:p>
          </table:table-cell>
          <table:table-cell table:formula="of:=[.G120]+[.I120]+SUM([.K120:.O12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20]+[.P120]+[.Q120]" ns41:value-type="float" table:style-name="TL Data" office:value-type="float" office:value="479">
            <text:p>47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esd</text:p>
          </table:table-cell>
          <table:table-cell table:style-name="TL RowHeader"/>
          <table:table-cell table:style-name="ce25"/>
          <table:table-cell ns41:value-type="float" table:style-name="TL Data" office:value="2607" office:value-type="float">
            <text:p>2607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121]+[.H121]+[.J121]" ns41:value-type="float" table:style-name="TL Data" office:value-type="float" office:value="3">
            <text:p>3</text:p>
          </table:table-cell>
          <table:table-cell table:formula="of:=[.G121]+[.I121]+SUM([.K121:.O12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121]+[.P121]+[.Q121]" ns41:value-type="float" table:style-name="TL Data" office:value-type="float" office:value="547">
            <text:p>5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wijk</text:p>
          </table:table-cell>
          <table:table-cell table:style-name="TL RowHeader"/>
          <table:table-cell table:style-name="ce25"/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10"/>
          <table:table-cell table:formula="of:=[.F122]+[.H122]+[.J122]" ns41:value-type="float" table:style-name="TL Data" office:value-type="float" office:value="0">
            <text:p>0</text:p>
          </table:table-cell>
          <table:table-cell table:formula="of:=[.G122]+[.I122]+SUM([.K122:.O12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22]+[.P122]+[.Q122]" ns41:value-type="float" table:style-name="TL Data" office:value-type="float" office:value="197">
            <text:p>19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chteld</text:p>
          </table:table-cell>
          <table:table-cell table:style-name="TL RowHeader"/>
          <table:table-cell table:style-name="ce25"/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 table:number-columns-repeated="10"/>
          <table:table-cell table:formula="of:=[.F123]+[.H123]+[.J123]" ns41:value-type="float" table:style-name="TL Data" office:value-type="float" office:value="0">
            <text:p>0</text:p>
          </table:table-cell>
          <table:table-cell table:formula="of:=[.G123]+[.I123]+SUM([.K123:.O12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23]+[.P123]+[.Q123]" ns41:value-type="float" table:style-name="TL Data" office:value-type="float" office:value="508">
            <text:p>5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hl</text:p>
          </table:table-cell>
          <table:table-cell table:style-name="TL RowHeader"/>
          <table:table-cell table:style-name="ce25"/>
          <table:table-cell ns41:value-type="float" table:style-name="TL Data" office:value="2806" office:value-type="float">
            <text:p>2806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124]+[.H124]+[.J124]" ns41:value-type="float" table:style-name="TL Data" office:value-type="float" office:value="1">
            <text:p>1</text:p>
          </table:table-cell>
          <table:table-cell table:formula="of:=[.G124]+[.I124]+SUM([.K124:.O12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24]+[.P124]+[.Q124]" ns41:value-type="float" table:style-name="TL Data" office:value-type="float" office:value="449">
            <text:p>44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lburg</text:p>
          </table:table-cell>
          <table:table-cell table:style-name="TL RowHeader"/>
          <table:table-cell table:style-name="ce25"/>
          <table:table-cell ns41:value-type="float" table:style-name="TL Data" office:value="2876" office:value-type="float">
            <text:p>2876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125]+[.H125]+[.J125]" ns41:value-type="float" table:style-name="TL Data" office:value-type="float" office:value="25">
            <text:p>25</text:p>
          </table:table-cell>
          <table:table-cell table:formula="of:=[.G125]+[.I125]+SUM([.K125:.O125])" ns41:value-type="float" table:style-name="TL Data" office:value-type="float" office:value="17">
            <text:p>17</text:p>
          </table:table-cell>
          <table:table-cell table:style-name="TL Data" table:number-columns-repeated="3"/>
          <table:table-cell table:formula="of:=[.E125]+[.P125]+[.Q125]" ns41:value-type="float" table:style-name="TL Data" office:value-type="float" office:value="645">
            <text:p>64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uningen</text:p>
          </table:table-cell>
          <table:table-cell table:style-name="TL RowHeader"/>
          <table:table-cell table:style-name="ce25"/>
          <table:table-cell ns41:value-type="float" table:style-name="TL Data" office:value="3036" office:value-type="float">
            <text:p>3036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9"/>
          <table:table-cell table:formula="of:=[.F126]+[.H126]+[.J126]" ns41:value-type="float" table:style-name="TL Data" office:value-type="float" office:value="140">
            <text:p>140</text:p>
          </table:table-cell>
          <table:table-cell table:formula="of:=[.G126]+[.I126]+SUM([.K126:.O12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26]+[.P126]+[.Q126]" ns41:value-type="float" table:style-name="TL Data" office:value-type="float" office:value="551">
            <text:p>55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ummelo c.a. 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127]+[.H127]+[.J127]" ns41:value-type="float" table:style-name="TL Data" office:value-type="float" office:value="0">
            <text:p>0</text:p>
          </table:table-cell>
          <table:table-cell table:formula="of:=[.G127]+[.I127]+SUM([.K127:.O127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27]+[.P127]+[.Q127]" ns41:value-type="float" table:style-name="TL Data" office:value-type="float" office:value="152">
            <text:p>15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ppeltern</text:p>
          </table:table-cell>
          <table:table-cell table:style-name="TL RowHeader"/>
          <table:table-cell table:style-name="ce25"/>
          <table:table-cell ns41:value-type="float" table:style-name="TL Data" office:value="3165" office:value-type="float">
            <text:p>3165</text:p>
          </table:table-cell>
          <table:table-cell ns41:value-type="float" table:style-name="TL Data" office:value="634" office:value-type="float">
            <text:p>634</text:p>
          </table:table-cell>
          <table:table-cell table:style-name="TL Data" table:number-columns-repeated="10"/>
          <table:table-cell table:formula="of:=[.F128]+[.H128]+[.J128]" ns41:value-type="float" table:style-name="TL Data" office:value-type="float" office:value="0">
            <text:p>0</text:p>
          </table:table-cell>
          <table:table-cell table:formula="of:=[.G128]+[.I128]+SUM([.K128:.O12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28]+[.P128]+[.Q128]" ns41:value-type="float" table:style-name="TL Data" office:value-type="float" office:value="634">
            <text:p>63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ndt</text:p>
          </table:table-cell>
          <table:table-cell table:style-name="TL RowHeader"/>
          <table:table-cell table:style-name="ce25"/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9"/>
          <table:table-cell table:formula="of:=[.F129]+[.H129]+[.J129]" ns41:value-type="float" table:style-name="TL Data" office:value-type="float" office:value="41">
            <text:p>41</text:p>
          </table:table-cell>
          <table:table-cell table:formula="of:=[.G129]+[.I129]+SUM([.K129:.O12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29]+[.P129]+[.Q129]" ns41:value-type="float" table:style-name="TL Data" office:value-type="float" office:value="497">
            <text:p>49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inxperlo</text:p>
          </table:table-cell>
          <table:table-cell table:style-name="TL RowHeader"/>
          <table:table-cell table:style-name="ce25"/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table:style-name="TL Data" table:number-columns-repeated="5"/>
          <table:table-cell table:formula="of:=[.F130]+[.H130]+[.J130]" ns41:value-type="float" table:style-name="TL Data" office:value-type="float" office:value="14">
            <text:p>14</text:p>
          </table:table-cell>
          <table:table-cell table:formula="of:=[.G130]+[.I130]+SUM([.K130:.O13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0]+[.P130]+[.Q130]" ns41:value-type="float" table:style-name="TL Data" office:value-type="float" office:value="300">
            <text:p>3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uurlo</text:p>
          </table:table-cell>
          <table:table-cell table:style-name="TL RowHeader"/>
          <table:table-cell table:style-name="ce25"/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10"/>
          <table:table-cell table:formula="of:=[.F131]+[.H131]+[.J131]" ns41:value-type="float" table:style-name="TL Data" office:value-type="float" office:value="0">
            <text:p>0</text:p>
          </table:table-cell>
          <table:table-cell table:formula="of:=[.G131]+[.I131]+SUM([.K131:.O13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1]+[.P131]+[.Q131]" ns41:value-type="float" table:style-name="TL Data" office:value-type="float" office:value="180">
            <text:p>1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teren</text:p>
          </table:table-cell>
          <table:table-cell table:style-name="TL RowHeader"/>
          <table:table-cell table:style-name="ce25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890" office:value-type="float">
            <text:p>890</text:p>
          </table:table-cell>
          <table:table-cell table:style-name="TL Data" table:number-columns-repeated="10"/>
          <table:table-cell table:formula="of:=[.F132]+[.H132]+[.J132]" ns41:value-type="float" table:style-name="TL Data" office:value-type="float" office:value="0">
            <text:p>0</text:p>
          </table:table-cell>
          <table:table-cell table:formula="of:=[.G132]+[.I132]+SUM([.K132:.O13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2]+[.P132]+[.Q132]" ns41:value-type="float" table:style-name="TL Data" office:value-type="float" office:value="890">
            <text:p>8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esteren</text:p>
          </table:table-cell>
          <table:table-cell table:style-name="TL RowHeader"/>
          <table:table-cell table:style-name="ce25"/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702" office:value-type="float">
            <text:p>702</text:p>
          </table:table-cell>
          <table:table-cell table:style-name="TL Data" table:number-columns-repeated="10"/>
          <table:table-cell table:formula="of:=[.F133]+[.H133]+[.J133]" ns41:value-type="float" table:style-name="TL Data" office:value-type="float" office:value="0">
            <text:p>0</text:p>
          </table:table-cell>
          <table:table-cell table:formula="of:=[.G133]+[.I133]+SUM([.K133:.O13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3]+[.P133]+[.Q133]" ns41:value-type="float" table:style-name="TL Data" office:value-type="float" office:value="702">
            <text:p>7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uiven</text:p>
          </table:table-cell>
          <table:table-cell table:style-name="TL RowHeader"/>
          <table:table-cell table:style-name="ce25"/>
          <table:table-cell ns41:value-type="float" table:style-name="TL Data" office:value="3585" office:value-type="float">
            <text:p>3585</text:p>
          </table:table-cell>
          <table:table-cell ns41:value-type="float" table:style-name="TL Data" office:value="375" office:value-type="float">
            <text:p>375</text:p>
          </table:table-cell>
          <table:table-cell table:style-name="TL Data" table:number-columns-repeated="4"/>
          <table:table-cell ns41:value-type="float" table:style-name="TL Data" office:value="104" office:value-type="float">
            <text:p>104</text:p>
          </table:table-cell>
          <table:table-cell table:style-name="TL Data" table:number-columns-repeated="5"/>
          <table:table-cell table:formula="of:=[.F134]+[.H134]+[.J134]" ns41:value-type="float" table:style-name="TL Data" office:value-type="float" office:value="104">
            <text:p>104</text:p>
          </table:table-cell>
          <table:table-cell table:formula="of:=[.G134]+[.I134]+SUM([.K134:.O13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4]+[.P134]+[.Q134]" ns41:value-type="float" table:style-name="TL Data" office:value-type="float" office:value="479">
            <text:p>47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oenlo</text:p>
          </table:table-cell>
          <table:table-cell table:style-name="TL RowHeader"/>
          <table:table-cell table:style-name="ce25"/>
          <table:table-cell ns41:value-type="float" table:style-name="TL Data" office:value="3608" office:value-type="float">
            <text:p>3608</text:p>
          </table:table-cell>
          <table:table-cell ns41:value-type="float" table:style-name="TL Data" office:value="541" office:value-type="float">
            <text:p>54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135]+[.H135]+[.J135]" ns41:value-type="float" table:style-name="TL Data" office:value-type="float" office:value="1">
            <text:p>1</text:p>
          </table:table-cell>
          <table:table-cell table:formula="of:=[.G135]+[.I135]+SUM([.K135:.O135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135]+[.P135]+[.Q135]" ns41:value-type="float" table:style-name="TL Data" office:value-type="float" office:value="548">
            <text:p>54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rnsveld</text:p>
          </table:table-cell>
          <table:table-cell table:style-name="TL RowHeader"/>
          <table:table-cell table:style-name="ce25"/>
          <table:table-cell ns41:value-type="float" table:style-name="TL Data" office:value="3661" office:value-type="float">
            <text:p>366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136]+[.H136]+[.J136]" ns41:value-type="float" table:style-name="TL Data" office:value-type="float" office:value="5">
            <text:p>5</text:p>
          </table:table-cell>
          <table:table-cell table:formula="of:=[.G136]+[.I136]+SUM([.K136:.O136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136]+[.P136]+[.Q136]" ns41:value-type="float" table:style-name="TL Data" office:value-type="float" office:value="266">
            <text:p>2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riel</text:p>
          </table:table-cell>
          <table:table-cell table:style-name="TL RowHeader"/>
          <table:table-cell table:style-name="ce25"/>
          <table:table-cell ns41:value-type="float" table:style-name="TL Data" office:value="3720" office:value-type="float">
            <text:p>3720</text:p>
          </table:table-cell>
          <table:table-cell table:style-name="TL Data"/>
          <table:table-cell ns41:value-type="float" table:style-name="TL Data" office:value="733" office:value-type="float">
            <text:p>73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table:formula="of:=[.F137]+[.H137]+[.J137]" ns41:value-type="float" table:style-name="TL Data" office:value-type="float" office:value="737">
            <text:p>737</text:p>
          </table:table-cell>
          <table:table-cell table:formula="of:=[.G137]+[.I137]+SUM([.K137:.O13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7]+[.P137]+[.Q137]" ns41:value-type="float" table:style-name="TL Data" office:value-type="float" office:value="737">
            <text:p>7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o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741" office:value-type="float">
            <text:p>3741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10"/>
          <table:table-cell table:formula="of:=[.F138]+[.H138]+[.J138]" ns41:value-type="float" table:style-name="TL Data" office:value-type="float" office:value="0">
            <text:p>0</text:p>
          </table:table-cell>
          <table:table-cell table:formula="of:=[.G138]+[.I138]+SUM([.K138:.O13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8]+[.P138]+[.Q138]" ns41:value-type="float" table:style-name="TL Data" office:value-type="float" office:value="237">
            <text:p>2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eenderen</text:p>
          </table:table-cell>
          <table:table-cell table:style-name="TL RowHeader"/>
          <table:table-cell table:style-name="ce25"/>
          <table:table-cell ns41:value-type="float" table:style-name="TL Data" office:value="3862" office:value-type="float">
            <text:p>3862</text:p>
          </table:table-cell>
          <table:table-cell ns41:value-type="float" table:style-name="TL Data" office:value="479" office:value-type="float">
            <text:p>479</text:p>
          </table:table-cell>
          <table:table-cell table:style-name="TL Data" table:number-columns-repeated="10"/>
          <table:table-cell table:formula="of:=[.F139]+[.H139]+[.J139]" ns41:value-type="float" table:style-name="TL Data" office:value-type="float" office:value="0">
            <text:p>0</text:p>
          </table:table-cell>
          <table:table-cell table:formula="of:=[.G139]+[.I139]+SUM([.K139:.O13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39]+[.P139]+[.Q139]" ns41:value-type="float" table:style-name="TL Data" office:value-type="float" office:value="479">
            <text:p>47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llingen</text:p>
          </table:table-cell>
          <table:table-cell table:style-name="TL RowHeader"/>
          <table:table-cell table:style-name="ce25"/>
          <table:table-cell ns41:value-type="float" table:style-name="TL Data" office:value="3884" office:value-type="float">
            <text:p>3884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10"/>
          <table:table-cell table:formula="of:=[.F140]+[.H140]+[.J140]" ns41:value-type="float" table:style-name="TL Data" office:value-type="float" office:value="0">
            <text:p>0</text:p>
          </table:table-cell>
          <table:table-cell table:formula="of:=[.G140]+[.I140]+SUM([.K140:.O14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40]+[.P140]+[.Q140]" ns41:value-type="float" table:style-name="TL Data" office:value-type="float" office:value="279">
            <office:annotation draw:style-name="gr1" svg:height="1.958cm" draw:caption-point-y="0.433cm" svg:width="1.624cm" svg:x="39.016cm" draw:caption-point-x="0.437cm" svg:y="63.764cm" draw:text-style-name="P1">
              <dc:creator>CDM</dc:creator>
              <dc:date>2014-12-12T00:00:00</dc:date>
              <text:p text:style-name="P1"><text:span text:style-name="T1">SP: 479</text:span></text:p>
              <text:p text:style-name="P1"><text:span text:style-name="T2"/></text:p>
            </office:annotation>
            <text:p>279</text:p>
          </table:table-cell>
          <table:table-cell ns41:value-type="float" table:style-name="TL Data" office:value="200" office:value-type="float">
            <text:p>20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ldersmalsen</text:p>
          </table:table-cell>
          <table:table-cell table:style-name="TL RowHeader"/>
          <table:table-cell table:style-name="ce25"/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table:formula="of:=[.F141]+[.H141]+[.J141]" ns41:value-type="float" table:style-name="TL Data" office:value-type="float" office:value="3">
            <text:p>3</text:p>
          </table:table-cell>
          <table:table-cell table:formula="of:=[.G141]+[.I141]+SUM([.K141:.O141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141]+[.P141]+[.Q141]" ns41:value-type="float" table:style-name="TL Data" office:value-type="float" office:value="738">
            <text:p>7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ornspijk</text:p>
          </table:table-cell>
          <table:table-cell table:style-name="TL RowHeader"/>
          <table:table-cell table:style-name="ce25"/>
          <table:table-cell ns41:value-type="float" table:style-name="TL Data" office:value="3980" office:value-type="float">
            <text:p>3980</text:p>
          </table:table-cell>
          <table:table-cell ns41:value-type="float" table:style-name="TL Data" office:value="923" office:value-type="float">
            <text:p>923</text:p>
          </table:table-cell>
          <table:table-cell table:style-name="TL Data" table:number-columns-repeated="10"/>
          <table:table-cell table:formula="of:=[.F142]+[.H142]+[.J142]" ns41:value-type="float" table:style-name="TL Data" office:value-type="float" office:value="0">
            <text:p>0</text:p>
          </table:table-cell>
          <table:table-cell table:formula="of:=[.G142]+[.I142]+SUM([.K142:.O14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42]+[.P142]+[.Q142]" ns41:value-type="float" table:style-name="TL Data" office:value-type="float" office:value="923">
            <text:p>92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urik</text:p>
          </table:table-cell>
          <table:table-cell table:style-name="TL RowHeader"/>
          <table:table-cell table:style-name="ce25"/>
          <table:table-cell ns41:value-type="float" table:style-name="TL Data" office:value="4118" office:value-type="float">
            <text:p>4118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10"/>
          <table:table-cell table:formula="of:=[.F143]+[.H143]+[.J143]" ns41:value-type="float" table:style-name="TL Data" office:value-type="float" office:value="0">
            <text:p>0</text:p>
          </table:table-cell>
          <table:table-cell table:formula="of:=[.G143]+[.I143]+SUM([.K143:.O14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43]+[.P143]+[.Q143]" ns41:value-type="float" table:style-name="TL Data" office:value-type="float" office:value="290">
            <text:p>2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ce25"/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10"/>
          <table:table-cell table:formula="of:=[.F144]+[.H144]+[.J144]" ns41:value-type="float" table:style-name="TL Data" office:value-type="float" office:value="0">
            <text:p>0</text:p>
          </table:table-cell>
          <table:table-cell table:formula="of:=[.G144]+[.I144]+SUM([.K144:.O14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44]+[.P144]+[.Q144]" ns41:value-type="float" table:style-name="TL Data" office:value-type="float" office:value="203">
            <text:p>2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ttem</text:p>
          </table:table-cell>
          <table:table-cell table:style-name="TL RowHeader"/>
          <table:table-cell table:style-name="ce25"/>
          <table:table-cell ns41:value-type="float" table:style-name="TL Data" office:value="4239" office:value-type="float">
            <text:p>423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F145]+[.H145]+[.J145]" ns41:value-type="float" table:style-name="TL Data" office:value-type="float" office:value="12">
            <text:p>12</text:p>
          </table:table-cell>
          <table:table-cell table:formula="of:=[.G145]+[.I145]+SUM([.K145:.O145])" ns41:value-type="float" table:style-name="TL Data" office:value-type="float" office:value="19">
            <text:p>19</text:p>
          </table:table-cell>
          <table:table-cell table:style-name="TL Data" table:number-columns-repeated="3"/>
          <table:table-cell table:formula="of:=[.E145]+[.P145]+[.Q145]" ns41:value-type="float" table:style-name="TL Data" office:value-type="float" office:value="791">
            <text:p>79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alt-Bommel</text:p>
          </table:table-cell>
          <table:table-cell table:style-name="TL RowHeader"/>
          <table:table-cell table:style-name="ce25"/>
          <table:table-cell ns41:value-type="float" table:style-name="TL Data" office:value="4316" office:value-type="float">
            <text:p>4316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5"/>
          <table:table-cell table:formula="of:=[.F146]+[.H146]+[.J146]" ns41:value-type="float" table:style-name="TL Data" office:value-type="float" office:value="43">
            <text:p>43</text:p>
          </table:table-cell>
          <table:table-cell table:formula="of:=[.G146]+[.I146]+SUM([.K146:.O146])" ns41:value-type="float" table:style-name="TL Data" office:value-type="float" office:value="60">
            <text:p>60</text:p>
          </table:table-cell>
          <table:table-cell table:style-name="TL Data" table:number-columns-repeated="3"/>
          <table:table-cell table:formula="of:=[.E146]+[.P146]+[.Q146]" ns41:value-type="float" table:style-name="TL Data" office:value-type="float" office:value="880">
            <text:p>8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ienden</text:p>
          </table:table-cell>
          <table:table-cell table:style-name="TL RowHeader"/>
          <table:table-cell table:style-name="ce25"/>
          <table:table-cell ns41:value-type="float" table:style-name="TL Data" office:value="4514" office:value-type="float">
            <text:p>4514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9"/>
          <table:table-cell table:formula="of:=[.F147]+[.H147]+[.J147]" ns41:value-type="float" table:style-name="TL Data" office:value-type="float" office:value="49">
            <text:p>49</text:p>
          </table:table-cell>
          <table:table-cell table:formula="of:=[.G147]+[.I147]+SUM([.K147:.O14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47]+[.P147]+[.Q147]" ns41:value-type="float" table:style-name="TL Data" office:value-type="float" office:value="754">
            <text:p>75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eed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596" office:value-type="float">
            <text:p>459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148]+[.H148]+[.J148]" ns41:value-type="float" table:style-name="TL Data" office:value-type="float" office:value="203">
            <text:p>203</text:p>
          </table:table-cell>
          <table:table-cell table:formula="of:=[.G148]+[.I148]+SUM([.K148:.O148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148]+[.P148]+[.Q148]" ns41:value-type="float" table:style-name="TL Data" office:value-type="float" office:value="475">
            <text:p>4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esburg</text:p>
          </table:table-cell>
          <table:table-cell table:style-name="TL RowHeader"/>
          <table:table-cell table:style-name="ce25"/>
          <table:table-cell ns41:value-type="float" table:style-name="TL Data" office:value="4654" office:value-type="float">
            <text:p>4654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66" table:style-name="TL Data" table:number-columns-repeated="2" office:value-type="float">
            <text:p>6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[.F149]+[.H149]+[.J149]" ns41:value-type="float" table:style-name="TL Data" office:value-type="float" office:value="99">
            <text:p>99</text:p>
          </table:table-cell>
          <table:table-cell table:formula="of:=[.G149]+[.I149]+SUM([.K149:.O149])" ns41:value-type="float" table:style-name="TL Data" office:value-type="float" office:value="100">
            <text:p>100</text:p>
          </table:table-cell>
          <table:table-cell table:style-name="TL Data" table:number-columns-repeated="3"/>
          <table:table-cell table:formula="of:=[.E149]+[.P149]+[.Q149]" ns41:value-type="float" table:style-name="TL Data" office:value-type="float" office:value="1013">
            <text:p>10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elhe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802" office:value-type="float">
            <text:p>4802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150]+[.H150]+[.J150]" ns41:value-type="float" table:style-name="TL Data" office:value-type="float" office:value="1">
            <text:p>1</text:p>
          </table:table-cell>
          <table:table-cell table:formula="of:=[.G150]+[.I150]+SUM([.K150:.O15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50]+[.P150]+[.Q150]" ns41:value-type="float" table:style-name="TL Data" office:value-type="float" office:value="801">
            <text:p>80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aren</text:p>
          </table:table-cell>
          <table:table-cell table:style-name="TL RowHeader"/>
          <table:table-cell table:style-name="ce25"/>
          <table:table-cell ns41:value-type="float" table:style-name="TL Data" office:value="4814" office:value-type="float">
            <text:p>4814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10"/>
          <table:table-cell table:formula="of:=[.F151]+[.H151]+[.J151]" ns41:value-type="float" table:style-name="TL Data" office:value-type="float" office:value="0">
            <text:p>0</text:p>
          </table:table-cell>
          <table:table-cell table:formula="of:=[.G151]+[.I151]+SUM([.K151:.O15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51]+[.P151]+[.Q151]" ns41:value-type="float" table:style-name="TL Data" office:value-type="float" office:value="71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uissen</text:p>
          </table:table-cell>
          <table:table-cell table:style-name="TL RowHeader"/>
          <table:table-cell table:style-name="ce25"/>
          <table:table-cell ns41:value-type="float" table:style-name="TL Data" office:value="4851" office:value-type="float">
            <text:p>4851</text:p>
          </table:table-cell>
          <table:table-cell ns41:value-type="float" table:style-name="TL Data" office:value="772" office:value-type="float">
            <text:p>772</text:p>
          </table:table-cell>
          <table:table-cell table:style-name="TL Data" table:number-columns-repeated="2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F152]+[.H152]+[.J152]" ns41:value-type="float" table:style-name="TL Data" office:value-type="float" office:value="120">
            <text:p>120</text:p>
          </table:table-cell>
          <table:table-cell table:formula="of:=[.G152]+[.I152]+SUM([.K152:.O152])" ns41:value-type="float" table:style-name="TL Data" office:value-type="float" office:value="28">
            <text:p>28</text:p>
          </table:table-cell>
          <table:table-cell table:style-name="TL Data" table:number-columns-repeated="3"/>
          <table:table-cell table:formula="of:=[.E152]+[.P152]+[.Q152]" ns41:value-type="float" table:style-name="TL Data" office:value-type="float" office:value="920">
            <text:p>92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r.culo</text:p>
          </table:table-cell>
          <table:table-cell table:style-name="TL RowHeader"/>
          <table:table-cell table:style-name="ce25"/>
          <table:table-cell ns41:value-type="float" table:style-name="TL Data" office:value="4863" office:value-type="float">
            <text:p>4863</text:p>
          </table:table-cell>
          <table:table-cell ns41:value-type="float" table:style-name="TL Data" office:value="528" office:value-type="float">
            <text:p>528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6"/>
          <table:table-cell table:formula="of:=[.F153]+[.H153]+[.J153]" ns41:value-type="float" table:style-name="TL Data" office:value-type="float" office:value="2">
            <text:p>2</text:p>
          </table:table-cell>
          <table:table-cell table:formula="of:=[.G153]+[.I153]+SUM([.K153:.O153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153]+[.P153]+[.Q153]" ns41:value-type="float" table:style-name="TL Data" office:value-type="float" office:value="534">
            <text:p>53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d-Doetinchem</text:p>
          </table:table-cell>
          <table:table-cell table:style-name="TL RowHeader"/>
          <table:table-cell table:style-name="ce25"/>
          <table:table-cell ns41:value-type="float" table:style-name="TL Data" office:value="4960" office:value-type="float">
            <text:p>4960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table:formula="of:=[.F154]+[.H154]+[.J154]" ns41:value-type="float" table:style-name="TL Data" office:value-type="float" office:value="147">
            <text:p>147</text:p>
          </table:table-cell>
          <table:table-cell table:formula="of:=[.G154]+[.I154]+SUM([.K154:.O154])" ns41:value-type="float" table:style-name="TL Data" office:value-type="float" office:value="50">
            <text:p>50</text:p>
          </table:table-cell>
          <table:table-cell table:style-name="TL Data" table:number-columns-repeated="3"/>
          <table:table-cell table:formula="of:=[.E154]+[.P154]+[.Q154]" ns41:value-type="float" table:style-name="TL Data" office:value-type="float" office:value="1116">
            <text:p>11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jchen</text:p>
          </table:table-cell>
          <table:table-cell table:style-name="TL RowHeader"/>
          <table:table-cell table:style-name="ce25"/>
          <table:table-cell ns41:value-type="float" table:style-name="TL Data" office:value="5015" office:value-type="float">
            <text:p>5015</text:p>
          </table:table-cell>
          <table:table-cell ns41:value-type="float" table:style-name="TL Data" office:value="1042" office:value-type="float">
            <text:p>1042</text:p>
          </table:table-cell>
          <table:table-cell table:style-name="TL Data" table:number-columns-repeated="10"/>
          <table:table-cell table:formula="of:=[.F155]+[.H155]+[.J155]" ns41:value-type="float" table:style-name="TL Data" office:value-type="float" office:value="0">
            <text:p>0</text:p>
          </table:table-cell>
          <table:table-cell table:formula="of:=[.G155]+[.I155]+SUM([.K155:.O15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55]+[.P155]+[.Q155]" ns41:value-type="float" table:style-name="TL Data" office:value-type="float" office:value="1042">
            <text:p>10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rwen en Aerdt</text:p>
          </table:table-cell>
          <table:table-cell table:style-name="TL RowHeader"/>
          <table:table-cell table:style-name="ce25"/>
          <table:table-cell ns41:value-type="float" table:style-name="TL Data" office:value="5059" office:value-type="float">
            <text:p>505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table:formula="of:=[.F156]+[.H156]+[.J156]" ns41:value-type="float" table:style-name="TL Data" office:value-type="float" office:value="8">
            <text:p>8</text:p>
          </table:table-cell>
          <table:table-cell table:formula="of:=[.G156]+[.I156]+SUM([.K156:.O156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156]+[.P156]+[.Q156]" ns41:value-type="float" table:style-name="TL Data" office:value-type="float" office:value="439">
            <text:p>43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bbergen</text:p>
          </table:table-cell>
          <table:table-cell table:style-name="TL RowHeader"/>
          <table:table-cell table:style-name="ce25"/>
          <table:table-cell ns41:value-type="float" table:style-name="TL Data" office:value="5086" office:value-type="float">
            <text:p>5086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157]+[.H157]+[.J157]" ns41:value-type="float" table:style-name="TL Data" office:value-type="float" office:value="38">
            <text:p>38</text:p>
          </table:table-cell>
          <table:table-cell table:formula="of:=[.G157]+[.I157]+SUM([.K157:.O157])" ns41:value-type="float" table:style-name="TL Data" office:value-type="float" office:value="37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E157]+[.P157]+[.Q157]" ns41:value-type="float" table:style-name="TL Data" office:value-type="float" office:value="839">
            <office:annotation draw:style-name="gr1" svg:height="1.957cm" draw:caption-point-y="0.433cm" svg:width="1.485cm" svg:x="39.016cm" draw:caption-point-x="0.437cm" svg:y="71.411cm" draw:text-style-name="P1">
              <dc:creator>CDM</dc:creator>
              <dc:date>2014-12-12T00:00:00</dc:date>
              <text:p text:style-name="P1"><text:span text:style-name="T1">SP: 841</text:span></text:p>
              <text:p text:style-name="P1"><text:span text:style-name="T2"/></text:p>
            </office:annotation>
            <text:p>83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ochem</text:p>
          </table:table-cell>
          <table:table-cell table:style-name="TL RowHeader"/>
          <table:table-cell table:style-name="ce25"/>
          <table:table-cell ns41:value-type="float" table:style-name="TL Data" office:value="5358" office:value-type="float">
            <text:p>5358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table:formula="of:=[.F158]+[.H158]+[.J158]" ns41:value-type="float" table:style-name="TL Data" office:value-type="float" office:value="13">
            <text:p>13</text:p>
          </table:table-cell>
          <table:table-cell table:formula="of:=[.G158]+[.I158]+SUM([.K158:.O158])" ns41:value-type="float" table:style-name="TL Data" office:value-type="float" office:value="15">
            <text:p>15</text:p>
          </table:table-cell>
          <table:table-cell table:style-name="TL Data" table:number-columns-repeated="3"/>
          <table:table-cell table:formula="of:=[.E158]+[.P158]+[.Q158]" ns41:value-type="float" table:style-name="TL Data" office:value-type="float" office:value="1086">
            <text:p>108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ruten</text:p>
          </table:table-cell>
          <table:table-cell table:style-name="TL RowHeader"/>
          <table:table-cell table:style-name="ce25"/>
          <table:table-cell ns41:value-type="float" table:style-name="TL Data" office:value="5405" office:value-type="float">
            <text:p>5405</text:p>
          </table:table-cell>
          <table:table-cell ns41:value-type="float" table:style-name="TL Data" office:value="1281" office:value-type="float">
            <text:p>1281</text:p>
          </table:table-cell>
          <table:table-cell table:style-name="TL Data" table:number-columns-repeated="10"/>
          <table:table-cell table:formula="of:=[.F159]+[.H159]+[.J159]" ns41:value-type="float" table:style-name="TL Data" office:value-type="float" office:value="0">
            <text:p>0</text:p>
          </table:table-cell>
          <table:table-cell table:formula="of:=[.G159]+[.I159]+SUM([.K159:.O15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59]+[.P159]+[.Q159]" ns41:value-type="float" table:style-name="TL Data" office:value-type="float" office:value="1281">
            <text:p>12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mel</text:p>
          </table:table-cell>
          <table:table-cell table:style-name="TL RowHeader"/>
          <table:table-cell table:style-name="ce25"/>
          <table:table-cell ns41:value-type="float" table:style-name="TL Data" office:value="5458" office:value-type="float">
            <text:p>5458</text:p>
          </table:table-cell>
          <table:table-cell ns41:value-type="float" table:style-name="TL Data" office:value="969" office:value-type="float">
            <text:p>969</text:p>
          </table:table-cell>
          <table:table-cell table:style-name="TL Data" table:number-columns-repeated="10"/>
          <table:table-cell table:formula="of:=[.F160]+[.H160]+[.J160]" ns41:value-type="float" table:style-name="TL Data" office:value-type="float" office:value="0">
            <text:p>0</text:p>
          </table:table-cell>
          <table:table-cell table:formula="of:=[.G160]+[.I160]+SUM([.K160:.O16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60]+[.P160]+[.Q160]" ns41:value-type="float" table:style-name="TL Data" office:value-type="float" office:value="969">
            <text:p>9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idam</text:p>
          </table:table-cell>
          <table:table-cell table:style-name="TL RowHeader"/>
          <table:table-cell table:style-name="ce25"/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9"/>
          <table:table-cell table:formula="of:=[.F161]+[.H161]+[.J161]" ns41:value-type="float" table:style-name="TL Data" office:value-type="float" office:value="15">
            <text:p>15</text:p>
          </table:table-cell>
          <table:table-cell table:formula="of:=[.G161]+[.I161]+SUM([.K161:.O16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61]+[.P161]+[.Q161]" ns41:value-type="float" table:style-name="TL Data" office:value-type="float" office:value="65">
            <text:p>6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evenaa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5755" office:value-type="float">
            <text:p>5755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162]+[.H162]+[.J162]" ns41:value-type="float" table:style-name="TL Data" office:value-type="float" office:value="23">
            <text:p>23</text:p>
          </table:table-cell>
          <table:table-cell table:formula="of:=[.G162]+[.I162]+SUM([.K162:.O162])" ns41:value-type="float" table:style-name="TL Data" office:value-type="float" office:value="25">
            <text:p>25</text:p>
          </table:table-cell>
          <table:table-cell table:style-name="TL Data" table:number-columns-repeated="3"/>
          <table:table-cell table:formula="of:=[.E162]+[.P162]+[.Q162]" ns41:value-type="float" table:style-name="TL Data" office:value-type="float" office:value="465">
            <text:p>46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ichtenvoorde</text:p>
          </table:table-cell>
          <table:table-cell table:style-name="TL RowHeader"/>
          <table:table-cell table:style-name="ce25"/>
          <table:table-cell ns41:value-type="float" table:style-name="TL Data" office:value="5765" office:value-type="float">
            <text:p>5765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table:style-name="TL Data" table:number-columns-repeated="5"/>
          <table:table-cell table:formula="of:=[.F163]+[.H163]+[.J163]" ns41:value-type="float" table:style-name="TL Data" office:value-type="float" office:value="51">
            <text:p>51</text:p>
          </table:table-cell>
          <table:table-cell table:formula="of:=[.G163]+[.I163]+SUM([.K163:.O163])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63]+[.P163]+[.Q163]" ns41:value-type="float" table:style-name="TL Data" office:value-type="float" office:value="352">
            <office:annotation draw:style-name="gr1" svg:height="1.957cm" draw:caption-point-y="0.433cm" svg:width="1.344cm" svg:x="39.016cm" draw:caption-point-x="0.437cm" svg:y="74.11cm" draw:text-style-name="P1">
              <dc:creator>CDM</dc:creator>
              <dc:date>2014-12-12T00:00:00</dc:date>
              <text:p text:style-name="P1"><text:span text:style-name="T1">SP: 353</text:span></text:p>
              <text:p text:style-name="P1"><text:span text:style-name="T2"/></text:p>
            </office:annotation>
            <text:p>3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alburg</text:p>
          </table:table-cell>
          <table:table-cell table:style-name="TL RowHeader"/>
          <table:table-cell table:style-name="ce25"/>
          <table:table-cell ns41:value-type="float" table:style-name="TL Data" office:value="6160" office:value-type="float">
            <text:p>6160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 table:number-columns-repeated="10"/>
          <table:table-cell table:formula="of:=[.F164]+[.H164]+[.J164]" ns41:value-type="float" table:style-name="TL Data" office:value-type="float" office:value="0">
            <text:p>0</text:p>
          </table:table-cell>
          <table:table-cell table:formula="of:=[.G164]+[.I164]+SUM([.K164:.O16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64]+[.P164]+[.Q164]" ns41:value-type="float" table:style-name="TL Data" office:value-type="float" office:value="827">
            <text:p>82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mmel</text:p>
          </table:table-cell>
          <table:table-cell table:style-name="TL RowHeader"/>
          <table:table-cell table:style-name="ce25"/>
          <table:table-cell ns41:value-type="float" table:style-name="TL Data" office:value="6340" office:value-type="float">
            <text:p>6340</text:p>
          </table:table-cell>
          <table:table-cell ns41:value-type="float" table:style-name="TL Data" office:value="1008" office:value-type="float">
            <text:p>1008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6"/>
          <table:table-cell table:formula="of:=[.F165]+[.H165]+[.J165]" ns41:value-type="float" table:style-name="TL Data" office:value-type="float" office:value="2">
            <text:p>2</text:p>
          </table:table-cell>
          <table:table-cell table:formula="of:=[.G165]+[.I165]+SUM([.K165:.O165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165]+[.P165]+[.Q165]" ns41:value-type="float" table:style-name="TL Data" office:value-type="float" office:value="1014">
            <text:p>10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orssel</text:p>
          </table:table-cell>
          <table:table-cell table:style-name="TL RowHeader"/>
          <table:table-cell table:style-name="ce25"/>
          <table:table-cell ns41:value-type="float" table:style-name="TL Data" office:value="6554" office:value-type="float">
            <text:p>6554</text:p>
          </table:table-cell>
          <table:table-cell ns41:value-type="float" table:style-name="TL Data" office:value="1443" office:value-type="float">
            <text:p>1443</text:p>
          </table:table-cell>
          <table:table-cell table:style-name="TL Data" table:number-columns-repeated="10"/>
          <table:table-cell table:formula="of:=[.F166]+[.H166]+[.J166]" ns41:value-type="float" table:style-name="TL Data" office:value-type="float" office:value="0">
            <text:p>0</text:p>
          </table:table-cell>
          <table:table-cell table:formula="of:=[.G166]+[.I166]+SUM([.K166:.O16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66]+[.P166]+[.Q166]" ns41:value-type="float" table:style-name="TL Data" office:value-type="float" office:value="1443">
            <text:p>1443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bt-Doetichem</text:p>
          </table:table-cell>
          <table:table-cell table:style-name="TL RowHeader"/>
          <table:table-cell table:style-name="ce25"/>
          <table:table-cell ns41:value-type="float" table:style-name="TL Data" office:value="6766" office:value-type="float">
            <text:p>6766</text:p>
          </table:table-cell>
          <table:table-cell ns41:value-type="float" table:style-name="TL Data" office:value="715" office:value-type="float">
            <text:p>7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167]+[.H167]+[.J167]" ns41:value-type="float" table:style-name="TL Data" office:value-type="float" office:value="0">
            <text:p>0</text:p>
          </table:table-cell>
          <table:table-cell table:formula="of:=[.G167]+[.I167]+SUM([.K167:.O167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167]+[.P167]+[.Q167]" ns41:value-type="float" table:style-name="TL Data" office:value-type="float" office:value="717">
            <text:p>71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utten</text:p>
          </table:table-cell>
          <table:table-cell table:style-name="TL RowHeader"/>
          <table:table-cell table:style-name="ce25"/>
          <table:table-cell ns41:value-type="float" table:style-name="TL Data" office:value="6825" office:value-type="float">
            <text:p>6825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168]+[.H168]+[.J168]" ns41:value-type="float" table:style-name="TL Data" office:value-type="float" office:value="26">
            <text:p>26</text:p>
          </table:table-cell>
          <table:table-cell table:formula="of:=[.G168]+[.I168]+SUM([.K168:.O168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68]+[.P168]+[.Q168]" ns41:value-type="float" table:style-name="TL Data" office:value-type="float" office:value="1269">
            <text:p>12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ibergen</text:p>
          </table:table-cell>
          <table:table-cell table:style-name="TL RowHeader"/>
          <table:table-cell table:style-name="ce25"/>
          <table:table-cell ns41:value-type="float" table:style-name="TL Data" office:value="6905" office:value-type="float">
            <text:p>6905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169]+[.H169]+[.J169]" ns41:value-type="float" table:style-name="TL Data" office:value-type="float" office:value="1">
            <text:p>1</text:p>
          </table:table-cell>
          <table:table-cell table:formula="of:=[.G169]+[.I169]+SUM([.K169:.O169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169]+[.P169]+[.Q169]" ns41:value-type="float" table:style-name="TL Data" office:value-type="float" office:value="366">
            <text:p>3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ldebroe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222" office:value-type="float">
            <text:p>7222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10"/>
          <table:table-cell table:formula="of:=[.F170]+[.H170]+[.J170]" ns41:value-type="float" table:style-name="TL Data" office:value-type="float" office:value="0">
            <text:p>0</text:p>
          </table:table-cell>
          <table:table-cell table:formula="of:=[.G170]+[.I170]+SUM([.K170:.O17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70]+[.P170]+[.Q170]" ns41:value-type="float" table:style-name="TL Data" office:value-type="float" office:value="223">
            <text:p>22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rde</text:p>
          </table:table-cell>
          <table:table-cell table:style-name="TL RowHeader"/>
          <table:table-cell table:style-name="ce25"/>
          <table:table-cell ns41:value-type="float" table:style-name="TL Data" office:value="7631" office:value-type="float">
            <text:p>7631</text:p>
          </table:table-cell>
          <table:table-cell ns41:value-type="float" table:style-name="TL Data" office:value="1720" office:value-type="float">
            <text:p>17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5"/>
          <table:table-cell table:formula="of:=[.F171]+[.H171]+[.J171]" ns41:value-type="float" table:style-name="TL Data" office:value-type="float" office:value="26">
            <text:p>26</text:p>
          </table:table-cell>
          <table:table-cell table:formula="of:=[.G171]+[.I171]+SUM([.K171:.O171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171]+[.P171]+[.Q171]" ns41:value-type="float" table:style-name="TL Data" office:value-type="float" office:value="1750">
            <office:annotation draw:style-name="gr1" svg:height="1.957cm" draw:caption-point-y="0.433cm" svg:width="2.183cm" svg:x="39.016cm" draw:caption-point-x="0.437cm" svg:y="77.708cm" draw:text-style-name="P1">
              <dc:creator>CDM</dc:creator>
              <dc:date>2014-12-12T00:00:00</dc:date>
              <text:p text:style-name="P1"><text:span text:style-name="T1">SP: 1751</text:span></text:p>
              <text:p text:style-name="P1"><text:span text:style-name="T2"/></text:p>
            </office:annotation>
            <text:p>17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lst</text:p>
          </table:table-cell>
          <table:table-cell table:style-name="TL RowHeader"/>
          <table:table-cell table:style-name="ce25"/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table:formula="of:=[.F172]+[.H172]+[.J172]" ns41:value-type="float" table:style-name="TL Data" office:value-type="float" office:value="471">
            <text:p>471</text:p>
          </table:table-cell>
          <table:table-cell table:formula="of:=[.G172]+[.I172]+SUM([.K172:.O172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172]+[.P172]+[.Q172]" ns41:value-type="float" table:style-name="TL Data" office:value-type="float" office:value="941">
            <text:p>9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oesbee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113" office:value-type="float">
            <text:p>8113</text:p>
          </table:table-cell>
          <table:table-cell ns41:value-type="float" table:style-name="TL Data" office:value="414" office:value-type="float">
            <text:p>41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F173]+[.H173]+[.J173]" ns41:value-type="float" table:style-name="TL Data" office:value-type="float" office:value="7">
            <text:p>7</text:p>
          </table:table-cell>
          <table:table-cell table:formula="of:=[.G173]+[.I173]+SUM([.K173:.O173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173]+[.P173]+[.Q173]" ns41:value-type="float" table:style-name="TL Data" office:value-type="float" office:value="426">
            <text:p>4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umm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410" office:value-type="float">
            <text:p>8410</text:p>
          </table:table-cell>
          <table:table-cell ns41:value-type="float" table:style-name="TL Data" office:value="1244" office:value-type="float">
            <text:p>1244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F174]+[.H174]+[.J174]" ns41:value-type="float" table:style-name="TL Data" office:value-type="float" office:value="2">
            <text:p>2</text:p>
          </table:table-cell>
          <table:table-cell table:formula="of:=[.G174]+[.I174]+SUM([.K174:.O174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174]+[.P174]+[.Q174]" ns41:value-type="float" table:style-name="TL Data" office:value-type="float" office:value="1248">
            <text:p>12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jker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723" office:value-type="float">
            <text:p>8723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table:formula="of:=[.F175]+[.H175]+[.J175]" ns41:value-type="float" table:style-name="TL Data" office:value-type="float" office:value="4">
            <text:p>4</text:p>
          </table:table-cell>
          <table:table-cell table:formula="of:=[.G175]+[.I175]+SUM([.K175:.O175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175]+[.P175]+[.Q175]" ns41:value-type="float" table:style-name="TL Data" office:value-type="float" office:value="1002">
            <text:p>10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ulemborg</text:p>
          </table:table-cell>
          <table:table-cell table:style-name="TL RowHeader"/>
          <table:table-cell table:style-name="ce25"/>
          <table:table-cell ns41:value-type="float" table:style-name="TL Data" office:value="9585" office:value-type="float">
            <text:p>9585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8"/>
          <table:table-cell table:formula="of:=[.F176]+[.H176]+[.J176]" ns41:value-type="float" table:style-name="TL Data" office:value-type="float" office:value="43">
            <text:p>43</text:p>
          </table:table-cell>
          <table:table-cell table:formula="of:=[.G176]+[.I176]+SUM([.K176:.O176])" ns41:value-type="float" table:style-name="TL Data" office:value-type="float" office:value="71">
            <text:p>71</text:p>
          </table:table-cell>
          <table:table-cell table:style-name="TL Data" table:number-columns-repeated="3"/>
          <table:table-cell table:formula="of:=[.E176]+[.P176]+[.Q176]" ns41:value-type="float" table:style-name="TL Data" office:value-type="float" office:value="1709">
            <text:p>170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2" office:value-type="float">
            <text:p>32</text:p>
          </table:table-cell>
          <table:table-cell ns41:value-type="float" table:style-name="ce72" office:value="33" office:value-type="float">
            <text:p>33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sch</text:p>
          </table:table-cell>
          <table:table-cell table:style-name="TL RowHeader"/>
          <table:table-cell table:style-name="ce25"/>
          <table:table-cell ns41:value-type="float" table:style-name="TL Data" office:value="9710" office:value-type="float">
            <text:p>9710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office:value="3" table:style-name="TL Data" table:number-columns-repeated="4" office:value-type="float">
            <text:p>3</text:p>
          </table:table-cell>
          <table:table-cell table:style-name="TL Data" table:number-columns-repeated="6"/>
          <table:table-cell table:formula="of:=[.F177]+[.H177]+[.J177]" ns41:value-type="float" table:style-name="TL Data" office:value-type="float" office:value="6">
            <text:p>6</text:p>
          </table:table-cell>
          <table:table-cell table:formula="of:=[.G177]+[.I177]+SUM([.K177:.O177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177]+[.P177]+[.Q177]" ns41:value-type="float" table:style-name="TL Data" office:value-type="float" office:value="919">
            <text:p>91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ndringen</text:p>
          </table:table-cell>
          <table:table-cell table:style-name="TL RowHeader"/>
          <table:table-cell table:style-name="ce25"/>
          <table:table-cell ns41:value-type="float" table:style-name="TL Data" office:value="9876" office:value-type="float">
            <text:p>9876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178]+[.H178]+[.J178]" ns41:value-type="float" table:style-name="TL Data" office:value-type="float" office:value="19">
            <text:p>19</text:p>
          </table:table-cell>
          <table:table-cell table:formula="of:=[.G178]+[.I178]+SUM([.K178:.O178])" ns41:value-type="float" table:style-name="TL Data" office:value-type="float" office:value="9">
            <text:p>9</text:p>
          </table:table-cell>
          <table:table-cell table:style-name="TL Data" table:number-columns-repeated="3"/>
          <table:table-cell table:formula="of:=[.E178]+[.P178]+[.Q178]" ns41:value-type="float" table:style-name="TL Data" office:value-type="float" office:value="682">
            <text:p>68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alten</text:p>
          </table:table-cell>
          <table:table-cell table:style-name="TL RowHeader"/>
          <table:table-cell table:style-name="ce25"/>
          <table:table-cell ns41:value-type="float" table:style-name="TL Data" office:value="10118" office:value-type="float">
            <text:p>10118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5"/>
          <table:table-cell table:formula="of:=[.F179]+[.H179]+[.J179]" ns41:value-type="float" table:style-name="TL Data" office:value-type="float" office:value="143">
            <text:p>143</text:p>
          </table:table-cell>
          <table:table-cell table:formula="of:=[.G179]+[.I179]+SUM([.K179:.O179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179]+[.P179]+[.Q179]" ns41:value-type="float" table:style-name="TL Data" office:value-type="float" office:value="1042">
            <text:p>10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pe</text:p>
          </table:table-cell>
          <table:table-cell table:style-name="TL RowHeader"/>
          <table:table-cell table:style-name="ce25"/>
          <table:table-cell ns41:value-type="float" table:style-name="TL Data" office:value="10981" office:value-type="float">
            <text:p>10981</text:p>
          </table:table-cell>
          <table:table-cell ns41:value-type="float" table:style-name="TL Data" office:value="800" office:value-type="float">
            <text:p>800</text:p>
          </table:table-cell>
          <table:table-cell table:style-name="TL Data" table:number-columns-repeated="10"/>
          <table:table-cell table:formula="of:=[.F180]+[.H180]+[.J180]" ns41:value-type="float" table:style-name="TL Data" office:value-type="float" office:value="0">
            <text:p>0</text:p>
          </table:table-cell>
          <table:table-cell table:formula="of:=[.G180]+[.I180]+SUM([.K180:.O18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80]+[.P180]+[.Q180]" ns41:value-type="float" table:style-name="TL Data" office:value-type="float" office:value="800">
            <text:p>8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rderwijk</text:p>
          </table:table-cell>
          <table:table-cell table:style-name="TL RowHeader"/>
          <table:table-cell table:style-name="ce25"/>
          <table:table-cell ns41:value-type="float" table:style-name="TL Data" office:value="11038" office:value-type="float">
            <text:p>11038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00" office:value-type="float">
            <text:p>100</text:p>
          </table:table-cell>
          <table:table-cell table:style-name="TL Data" table:number-columns-repeated="5"/>
          <table:table-cell table:formula="of:=[.F181]+[.H181]+[.J181]" ns41:value-type="float" table:style-name="TL Data" office:value-type="float" office:value="113">
            <text:p>113</text:p>
          </table:table-cell>
          <table:table-cell table:formula="of:=[.G181]+[.I181]+SUM([.K181:.O181])" ns41:value-type="float" table:style-name="TL Data" office:value-type="float" office:value="22">
            <text:p>22</text:p>
          </table:table-cell>
          <table:table-cell table:style-name="TL Data" table:number-columns-repeated="3"/>
          <table:table-cell table:formula="of:=[.E181]+[.P181]+[.Q181]" ns41:value-type="float" table:style-name="TL Data" office:value-type="float" office:value="1660">
            <text:p>166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genin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1133" office:value-type="float">
            <text:p>11133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formula="of:=[.F182]+[.H182]+[.J182]" ns41:value-type="float" table:style-name="TL Data" office:value-type="float" office:value="127">
            <text:p>127</text:p>
          </table:table-cell>
          <table:table-cell table:formula="of:=[.G182]+[.I182]+SUM([.K182:.O182])" ns41:value-type="float" table:style-name="TL Data" office:value-type="float" office:value="125">
            <text:p>1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82]+[.P182]+[.Q182]" ns41:value-type="float" table:style-name="TL Data" office:value-type="float" office:value="1992">
            <office:annotation draw:style-name="gr1" svg:height="0.768cm" draw:caption-point-y="0.433cm" svg:width="2.044cm" svg:x="39.016cm" draw:caption-point-x="0.437cm" svg:y="82.656cm" draw:text-style-name="P1">
              <dc:creator>CDM</dc:creator>
              <dc:date>2014-12-12T00:00:00</dc:date>
              <text:p text:style-name="P1"><text:span text:style-name="T1">SP: 2002</text:span></text:p>
              <text:p text:style-name="P1"><text:span text:style-name="T2"/></text:p>
            </office:annotation>
            <text:p>1992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gh</text:p>
          </table:table-cell>
          <table:table-cell table:style-name="TL RowHeader"/>
          <table:table-cell table:style-name="ce25"/>
          <table:table-cell ns41:value-type="float" table:style-name="TL Data" office:value="11239" office:value-type="float">
            <text:p>11239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formula="of:=[.F183]+[.H183]+[.J183]" ns41:value-type="float" table:style-name="TL Data" office:value-type="float" office:value="34">
            <text:p>34</text:p>
          </table:table-cell>
          <table:table-cell table:formula="of:=[.G183]+[.I183]+SUM([.K183:.O183])" ns41:value-type="float" table:style-name="TL Data" office:value-type="float" office:value="31">
            <text:p>3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formula="of:=[.E183]+[.P183]+[.Q183]" ns41:value-type="float" table:style-name="TL Data" office:value-type="float" office:value="1203">
            <office:annotation draw:style-name="gr1" svg:height="0.634cm" draw:caption-point-y="0.432cm" svg:width="2.156cm" svg:x="39.016cm" draw:caption-point-x="0.437cm" svg:y="83.106cm" draw:text-style-name="P1">
              <dc:creator>CDM</dc:creator>
              <dc:date>2014-12-12T00:00:00</dc:date>
              <text:p text:style-name="P1"><text:span text:style-name="T1">SP: 1209</text:span></text:p>
              <text:p text:style-name="P1"><text:span text:style-name="T2"/></text:p>
            </office:annotation>
            <text:p>120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rneveld</text:p>
          </table:table-cell>
          <table:table-cell table:style-name="TL RowHeader"/>
          <table:table-cell table:style-name="ce25"/>
          <table:table-cell ns41:value-type="float" table:style-name="TL Data" office:value="11311" office:value-type="float">
            <text:p>1131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table:formula="of:=[.F184]+[.H184]+[.J184]" ns41:value-type="float" table:style-name="TL Data" office:value-type="float" office:value="139">
            <text:p>139</text:p>
          </table:table-cell>
          <table:table-cell table:formula="of:=[.G184]+[.I184]+SUM([.K184:.O184])" ns41:value-type="float" table:style-name="TL Data" office:value-type="float" office:value="37">
            <text:p>37</text:p>
          </table:table-cell>
          <table:table-cell table:style-name="TL Data" table:number-columns-repeated="3"/>
          <table:table-cell table:formula="of:=[.E184]+[.P184]+[.Q184]" ns41:value-type="float" table:style-name="TL Data" office:value-type="float" office:value="902">
            <text:p>9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enkum</text:p>
          </table:table-cell>
          <table:table-cell table:style-name="TL RowHeader"/>
          <table:table-cell table:style-name="ce25"/>
          <table:table-cell ns41:value-type="float" table:style-name="TL Data" office:value="11541" office:value-type="float">
            <text:p>11541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F185]+[.H185]+[.J185]" ns41:value-type="float" table:style-name="TL Data" office:value-type="float" office:value="235">
            <text:p>235</text:p>
          </table:table-cell>
          <table:table-cell table:formula="of:=[.G185]+[.I185]+SUM([.K185:.O185])" ns41:value-type="float" table:style-name="TL Data" office:value-type="float" office:value="20">
            <text:p>20</text:p>
          </table:table-cell>
          <table:table-cell table:style-name="TL Data" table:number-columns-repeated="3"/>
          <table:table-cell table:formula="of:=[.E185]+[.P185]+[.Q185]" ns41:value-type="float" table:style-name="TL Data" office:value-type="float" office:value="2647">
            <text:p>26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iel</text:p>
          </table:table-cell>
          <table:table-cell table:style-name="TL RowHeader"/>
          <table:table-cell table:style-name="ce25"/>
          <table:table-cell ns41:value-type="float" table:style-name="TL Data" office:value="11665" office:value-type="float">
            <text:p>11665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[.F186]+[.H186]+[.J186]" ns41:value-type="float" table:style-name="TL Data" office:value-type="float" office:value="59">
            <text:p>59</text:p>
          </table:table-cell>
          <table:table-cell table:formula="of:=[.G186]+[.I186]+SUM([.K186:.O186])" ns41:value-type="float" table:style-name="TL Data" office:value-type="float" office:value="147">
            <text:p>147</text:p>
          </table:table-cell>
          <table:table-cell table:style-name="TL Data" table:number-columns-repeated="3"/>
          <table:table-cell table:formula="of:=[.E186]+[.P186]+[.Q186]" ns41:value-type="float" table:style-name="TL Data" office:value-type="float" office:value="2414">
            <text:p>24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oorst</text:p>
          </table:table-cell>
          <table:table-cell table:style-name="TL RowHeader"/>
          <table:table-cell table:style-name="ce25"/>
          <table:table-cell ns41:value-type="float" table:style-name="TL Data" office:value="11736" office:value-type="float">
            <text:p>11736</text:p>
          </table:table-cell>
          <table:table-cell ns41:value-type="float" table:style-name="TL Data" office:value="2424" office:value-type="float">
            <text:p>242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9"/>
          <table:table-cell table:formula="of:=[.F187]+[.H187]+[.J187]" ns41:value-type="float" table:style-name="TL Data" office:value-type="float" office:value="12">
            <text:p>12</text:p>
          </table:table-cell>
          <table:table-cell table:formula="of:=[.G187]+[.I187]+SUM([.K187:.O18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87]+[.P187]+[.Q187]" ns41:value-type="float" table:style-name="TL Data" office:value-type="float" office:value="2436">
            <text:p>24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rmelo</text:p>
          </table:table-cell>
          <table:table-cell table:style-name="TL RowHeader"/>
          <table:table-cell table:style-name="ce25"/>
          <table:table-cell ns41:value-type="float" table:style-name="TL Data" office:value="12306" office:value-type="float">
            <text:p>12306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188]+[.H188]+[.J188]" ns41:value-type="float" table:style-name="TL Data" office:value-type="float" office:value="31">
            <text:p>31</text:p>
          </table:table-cell>
          <table:table-cell table:formula="of:=[.G188]+[.I188]+SUM([.K188:.O188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188]+[.P188]+[.Q188]" ns41:value-type="float" table:style-name="TL Data" office:value-type="float" office:value="741">
            <text:p>7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nterswijk</text:p>
          </table:table-cell>
          <table:table-cell table:style-name="TL RowHeader"/>
          <table:table-cell table:style-name="ce25"/>
          <table:table-cell ns41:value-type="float" table:style-name="TL Data" office:value="15504" office:value-type="float">
            <text:p>15504</text:p>
          </table:table-cell>
          <table:table-cell ns41:value-type="float" table:style-name="TL Data" office:value="3056" office:value-type="float">
            <text:p>30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F189]+[.H189]+[.J189]" ns41:value-type="float" table:style-name="TL Data" office:value-type="float" office:value="8">
            <text:p>8</text:p>
          </table:table-cell>
          <table:table-cell table:formula="of:=[.G189]+[.I189]+SUM([.K189:.O189])" ns41:value-type="float" table:style-name="TL Data" office:value-type="float" office:value="13">
            <text:p>13</text:p>
          </table:table-cell>
          <table:table-cell table:style-name="TL Data" table:number-columns-repeated="3"/>
          <table:table-cell table:formula="of:=[.E189]+[.P189]+[.Q189]" ns41:value-type="float" table:style-name="TL Data" office:value-type="float" office:value="3077">
            <text:p>3077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tphen</text:p>
          </table:table-cell>
          <table:table-cell table:style-name="TL RowHeader"/>
          <table:table-cell table:style-name="ce25"/>
          <table:table-cell ns41:value-type="float" table:style-name="TL Data" office:value="18659" office:value-type="float">
            <text:p>18659</text:p>
          </table:table-cell>
          <table:table-cell ns41:value-type="float" table:style-name="TL Data" office:value="3531" office:value-type="float">
            <text:p>353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formula="of:=[.F190]+[.H190]+[.J190]" ns41:value-type="float" table:style-name="TL Data" office:value-type="float" office:value="195">
            <text:p>195</text:p>
          </table:table-cell>
          <table:table-cell table:formula="of:=[.G190]+[.I190]+SUM([.K190:.O190])" ns41:value-type="float" table:style-name="TL Data" office:value-type="float" office:value="522">
            <text:p>522</text:p>
          </table:table-cell>
          <table:table-cell table:style-name="TL Data" table:number-columns-repeated="3"/>
          <table:table-cell table:formula="of:=[.E190]+[.P190]+[.Q190]" ns41:value-type="float" table:style-name="TL Data" office:value-type="float" office:value="4248">
            <text:p>424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heden</text:p>
          </table:table-cell>
          <table:table-cell table:style-name="TL RowHeader"/>
          <table:table-cell table:style-name="ce25"/>
          <table:table-cell ns41:value-type="float" table:style-name="TL Data" office:value="20386" office:value-type="float">
            <text:p>20386</text:p>
          </table:table-cell>
          <table:table-cell ns41:value-type="float" table:style-name="TL Data" office:value="4313" office:value-type="float">
            <text:p>431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table:formula="of:=[.F191]+[.H191]+[.J191]" ns41:value-type="float" table:style-name="TL Data" office:value-type="float" office:value="0">
            <text:p>0</text:p>
          </table:table-cell>
          <table:table-cell table:formula="of:=[.G191]+[.I191]+SUM([.K191:.O191])" ns41:value-type="float" table:style-name="TL Data" office:value-type="float" office:value="19">
            <text:p>19</text:p>
          </table:table-cell>
          <table:table-cell table:style-name="TL Data" table:number-columns-repeated="3"/>
          <table:table-cell table:formula="of:=[.E191]+[.P191]+[.Q191]" ns41:value-type="float" table:style-name="TL Data" office:value-type="float" office:value="4332">
            <text:p>433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de</text:p>
          </table:table-cell>
          <table:table-cell table:style-name="TL RowHeader"/>
          <table:table-cell table:style-name="ce25"/>
          <table:table-cell ns41:value-type="float" table:style-name="TL Data" office:value="22176" office:value-type="float">
            <text:p>22176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192]+[.H192]+[.J192]" ns41:value-type="float" table:style-name="TL Data" office:value-type="float" office:value="38">
            <text:p>38</text:p>
          </table:table-cell>
          <table:table-cell table:formula="of:=[.G192]+[.I192]+SUM([.K192:.O192])" ns41:value-type="float" table:style-name="TL Data" office:value-type="float" office:value="33">
            <text:p>33</text:p>
          </table:table-cell>
          <table:table-cell table:style-name="TL Data" table:number-columns-repeated="3"/>
          <table:table-cell table:formula="of:=[.E192]+[.P192]+[.Q192]" ns41:value-type="float" table:style-name="TL Data" office:value-type="float" office:value="2046">
            <text:p>204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peldoorn</text:p>
          </table:table-cell>
          <table:table-cell table:style-name="TL RowHeader"/>
          <table:table-cell table:style-name="ce25"/>
          <table:table-cell ns41:value-type="float" table:style-name="TL Data" office:value="45139" office:value-type="float">
            <text:p>45139</text:p>
          </table:table-cell>
          <table:table-cell ns41:value-type="float" table:style-name="TL Data" office:value="9426" office:value-type="float">
            <text:p>9426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office:value="47" table:style-name="TL Data" table:number-columns-repeated="2" office:value-type="float">
            <text:p>47</text:p>
          </table:table-cell>
          <table:table-cell table:style-name="TL Data" table:number-columns-repeated="6"/>
          <table:table-cell table:formula="of:=[.F193]+[.H193]+[.J193]" ns41:value-type="float" table:style-name="TL Data" office:value-type="float" office:value="47">
            <text:p>47</text:p>
          </table:table-cell>
          <table:table-cell table:formula="of:=[.G193]+[.I193]+SUM([.K193:.O193])" ns41:value-type="float" table:style-name="TL Data" office:value-type="float" office:value="72">
            <text:p>72</text:p>
          </table:table-cell>
          <table:table-cell table:style-name="TL Data" table:number-columns-repeated="3"/>
          <table:table-cell table:formula="of:=[.E193]+[.P193]+[.Q193]" ns41:value-type="float" table:style-name="TL Data" office:value-type="float" office:value="9545">
            <text:p>954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jmegen</text:p>
          </table:table-cell>
          <table:table-cell table:style-name="TL RowHeader"/>
          <table:table-cell table:style-name="ce25"/>
          <table:table-cell ns41:value-type="float" table:style-name="TL Data" office:value="66439" office:value-type="float">
            <text:p>66439</text:p>
          </table:table-cell>
          <table:table-cell ns41:value-type="float" table:style-name="TL Data" office:value="6188" office:value-type="float">
            <text:p>618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table:formula="of:=[.F194]+[.H194]+[.J194]" ns41:value-type="float" table:style-name="TL Data" office:value-type="float" office:value="2740">
            <text:p>2740</text:p>
          </table:table-cell>
          <table:table-cell table:formula="of:=[.G194]+[.I194]+SUM([.K194:.O194])" ns41:value-type="float" table:style-name="TL Data" office:value-type="float" office:value="3889">
            <text:p>3889</text:p>
          </table:table-cell>
          <table:table-cell table:style-name="TL Data" table:number-columns-repeated="3"/>
          <table:table-cell table:formula="of:=[.E194]+[.P194]+[.Q194]" ns41:value-type="float" table:style-name="TL Data" office:value-type="float" office:value="12817">
            <text:p>1281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rnhem</text:p>
          </table:table-cell>
          <table:table-cell table:style-name="TL RowHeader"/>
          <table:table-cell table:style-name="ce25"/>
          <table:table-cell ns41:value-type="float" table:style-name="TL Data" office:value="70543" office:value-type="float">
            <text:p>70543</text:p>
          </table:table-cell>
          <table:table-cell ns41:value-type="float" table:style-name="TL Data" office:value="5776" office:value-type="float">
            <text:p>577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3621" office:value-type="float">
            <text:p>3621</text:p>
          </table:table-cell>
          <table:table-cell ns41:value-type="float" table:style-name="TL Data" office:value="3602" office:value-type="float">
            <text:p>360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F195]+[.H195]+[.J195]" ns41:value-type="float" table:style-name="TL Data" office:value-type="float" office:value="4079">
            <text:p>4079</text:p>
          </table:table-cell>
          <table:table-cell table:formula="of:=[.G195]+[.I195]+SUM([.K195:.O195])" ns41:value-type="float" table:style-name="TL Data" office:value-type="float" office:value="5152">
            <text:p>515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formula="of:=[.E195]+[.P195]+[.Q195]" ns41:value-type="float" table:style-name="TL Data" office:value-type="float" office:value="15007">
            <office:annotation draw:style-name="gr1" svg:height="1.031cm" draw:caption-point-y="0.433cm" svg:width="2.044cm" svg:x="39.016cm" draw:caption-point-x="0.437cm" svg:y="88.503cm" draw:text-style-name="P1">
              <dc:creator>CDM</dc:creator>
              <dc:date>2014-12-12T00:00:00</dc:date>
              <text:p text:style-name="P1"><text:span text:style-name="T1">SP: 15020</text:span></text:p>
              <text:p text:style-name="P1"><text:span text:style-name="T2"/></text:p>
            </office:annotation>
            <text:p>15007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GL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poort</text:p>
          </table:table-cell>
          <table:table-cell table:style-name="TL RowHeader"/>
          <table:table-cell table:style-name="ce25"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10"/>
          <table:table-cell table:formula="of:=[.F196]+[.H196]+[.J196]" ns41:value-type="float" table:style-name="TL Data" office:value-type="float" office:value="0">
            <text:p>0</text:p>
          </table:table-cell>
          <table:table-cell table:formula="of:=[.G196]+[.I196]+SUM([.K196:.O19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96]+[.P196]+[.Q196]" ns41:value-type="float" table:style-name="TL Data" office:value-type="float" office:value="167">
            <text:p>16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ukel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10"/>
          <table:table-cell table:formula="of:=[.F197]+[.H197]+[.J197]" ns41:value-type="float" table:style-name="TL Data" office:value-type="float" office:value="0">
            <text:p>0</text:p>
          </table:table-cell>
          <table:table-cell table:formula="of:=[.G197]+[.I197]+SUM([.K197:.O19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97]+[.P197]+[.Q197]" ns41:value-type="float" table:style-name="TL Data" office:value-type="float" office:value="153">
            <text:p>15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laardingerambacht</text:p>
          </table:table-cell>
          <table:table-cell table:style-name="TL RowHeader"/>
          <table:table-cell table:style-name="ce25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[.F198]+[.H198]+[.J198]" ns41:value-type="float" table:style-name="TL Data" office:value-type="float" office:value="0">
            <text:p>0</text:p>
          </table:table-cell>
          <table:table-cell table:formula="of:=[.G198]+[.I198]+SUM([.K198:.O198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198]+[.P198]+[.Q198]" ns41:value-type="float" table:style-name="TL Data" office:value-type="float" office:value="282">
            <text:p>28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oetermeer</text:p>
          </table:table-cell>
          <table:table-cell table:style-name="TL RowHeader"/>
          <table:table-cell table:style-name="ce25"/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formula="of:=[.F199]+[.H199]+[.J199]" ns41:value-type="float" table:style-name="TL Data" office:value-type="float" office:value="3">
            <text:p>3</text:p>
          </table:table-cell>
          <table:table-cell table:formula="of:=[.G199]+[.I199]+SUM([.K199:.O19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199]+[.P199]+[.Q199]" ns41:value-type="float" table:style-name="TL Data" office:value-type="float" office:value="269">
            <text:p>2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speren</text:p>
          </table:table-cell>
          <table:table-cell table:style-name="TL RowHeader"/>
          <table:table-cell table:style-name="ce25"/>
          <table:table-cell ns41:value-type="float" table:style-name="TL Data" office:value="1714" office:value-type="float">
            <text:p>1714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10"/>
          <table:table-cell table:formula="of:=[.F200]+[.H200]+[.J200]" ns41:value-type="float" table:style-name="TL Data" office:value-type="float" office:value="0">
            <text:p>0</text:p>
          </table:table-cell>
          <table:table-cell table:formula="of:=[.G200]+[.I200]+SUM([.K200:.O20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00]+[.P200]+[.Q200]" ns41:value-type="float" table:style-name="TL Data" office:value-type="float" office:value="368">
            <text:p>36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oudera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F201]+[.H201]+[.J201]" ns41:value-type="float" table:style-name="TL Data" office:value-type="float" office:value="1">
            <text:p>1</text:p>
          </table:table-cell>
          <table:table-cell table:formula="of:=[.G201]+[.I201]+SUM([.K201:.O20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01]+[.P201]+[.Q201]" ns41:value-type="float" table:style-name="TL Data" office:value-type="float" office:value="104">
            <text:p>10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hoon</text:p>
          </table:table-cell>
          <table:table-cell table:style-name="TL RowHeader"/>
          <table:table-cell table:style-name="ce25"/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 table:number-columns-repeated="10"/>
          <table:table-cell table:formula="of:=[.F202]+[.H202]+[.J202]" ns41:value-type="float" table:style-name="TL Data" office:value-type="float" office:value="0">
            <text:p>0</text:p>
          </table:table-cell>
          <table:table-cell table:formula="of:=[.G202]+[.I202]+SUM([.K202:.O20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02]+[.P202]+[.Q202]" ns41:value-type="float" table:style-name="TL Data" office:value-type="float" office:value="405">
            <text:p>40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laaswaal</text:p>
          </table:table-cell>
          <table:table-cell table:style-name="TL RowHeader"/>
          <table:table-cell table:style-name="ce25"/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10"/>
          <table:table-cell table:formula="of:=[.F203]+[.H203]+[.J203]" ns41:value-type="float" table:style-name="TL Data" office:value-type="float" office:value="0">
            <text:p>0</text:p>
          </table:table-cell>
          <table:table-cell table:formula="of:=[.G203]+[.I203]+SUM([.K203:.O20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03]+[.P203]+[.Q203]" ns41:value-type="float" table:style-name="TL Data" office:value-type="float" office:value="381">
            <text:p>3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rmond</text:p>
          </table:table-cell>
          <table:table-cell table:style-name="TL RowHeader"/>
          <table:table-cell table:style-name="ce25"/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429" office:value-type="float">
            <text:p>429</text:p>
          </table:table-cell>
          <table:table-cell table:style-name="TL Data" table:number-columns-repeated="10"/>
          <table:table-cell table:formula="of:=[.F204]+[.H204]+[.J204]" ns41:value-type="float" table:style-name="TL Data" office:value-type="float" office:value="0">
            <text:p>0</text:p>
          </table:table-cell>
          <table:table-cell table:formula="of:=[.G204]+[.I204]+SUM([.K204:.O20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04]+[.P204]+[.Q204]" ns41:value-type="float" table:style-name="TL Data" office:value-type="float" office:value="429">
            <text:p>42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oortugaal</text:p>
          </table:table-cell>
          <table:table-cell table:style-name="TL RowHeader"/>
          <table:table-cell table:style-name="ce25"/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10"/>
          <table:table-cell table:formula="of:=[.F205]+[.H205]+[.J205]" ns41:value-type="float" table:style-name="TL Data" office:value-type="float" office:value="0">
            <text:p>0</text:p>
          </table:table-cell>
          <table:table-cell table:formula="of:=[.G205]+[.I205]+SUM([.K205:.O20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05]+[.P205]+[.Q205]" ns41:value-type="float" table:style-name="TL Data" office:value-type="float" office:value="323">
            <text:p>32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uttershoek</text:p>
          </table:table-cell>
          <table:table-cell table:style-name="TL RowHeader"/>
          <table:table-cell table:style-name="ce25"/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10"/>
          <table:table-cell table:formula="of:=[.F206]+[.H206]+[.J206]" ns41:value-type="float" table:style-name="TL Data" office:value-type="float" office:value="0">
            <text:p>0</text:p>
          </table:table-cell>
          <table:table-cell table:formula="of:=[.G206]+[.I206]+SUM([.K206:.O206])" ns41:value-type="float" table:style-name="TL Data" office:value-type="float" office:value="0">
            <text:p>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[.E206]+[.P206]+[.Q206]" ns41:value-type="float" table:style-name="TL Data" office:value-type="float" office:value="468">
            <office:annotation draw:style-name="gr1" svg:height="0.768cm" draw:caption-point-y="0.433cm" svg:width="2.324cm" svg:x="39.016cm" draw:caption-point-x="0.437cm" svg:y="93.451cm" draw:text-style-name="P1">
              <dc:creator>CDM</dc:creator>
              <dc:date>2014-12-12T00:00:00</dc:date>
              <text:p text:style-name="P1"><text:span text:style-name="T1">SP: 480</text:span></text:p>
              <text:p text:style-name="P1"><text:span text:style-name="T2"/></text:p>
            </office:annotation>
            <text:p>468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pijkenisse</text:p>
          </table:table-cell>
          <table:table-cell table:style-name="TL RowHeader"/>
          <table:table-cell table:style-name="ce25"/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417" office:value-type="float">
            <text:p>417</text:p>
          </table:table-cell>
          <table:table-cell table:style-name="TL Data" table:number-columns-repeated="10"/>
          <table:table-cell table:formula="of:=[.F207]+[.H207]+[.J207]" ns41:value-type="float" table:style-name="TL Data" office:value-type="float" office:value="0">
            <text:p>0</text:p>
          </table:table-cell>
          <table:table-cell table:formula="of:=[.G207]+[.I207]+SUM([.K207:.O20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07]+[.P207]+[.Q207]" ns41:value-type="float" table:style-name="TL Data" office:value-type="float" office:value="417">
            <text:p>41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wammerdam</text:p>
          </table:table-cell>
          <table:table-cell table:style-name="TL RowHeader"/>
          <table:table-cell table:style-name="ce25"/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208]+[.H208]+[.J208]" ns41:value-type="float" table:style-name="TL Data" office:value-type="float" office:value="2">
            <text:p>2</text:p>
          </table:table-cell>
          <table:table-cell table:formula="of:=[.G208]+[.I208]+SUM([.K208:.O208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208]+[.P208]+[.Q208]" ns41:value-type="float" table:style-name="TL Data" office:value-type="float" office:value="239">
            <text:p>23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ubrugge</text:p>
          </table:table-cell>
          <table:table-cell table:style-name="TL RowHeader"/>
          <table:table-cell table:style-name="ce25"/>
          <table:table-cell ns41:value-type="float" table:style-name="TL Data" office:value="2201" office:value-type="float">
            <text:p>2201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209]+[.H209]+[.J209]" ns41:value-type="float" table:style-name="TL Data" office:value-type="float" office:value="1">
            <text:p>1</text:p>
          </table:table-cell>
          <table:table-cell table:formula="of:=[.G209]+[.I209]+SUM([.K209:.O209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209]+[.P209]+[.Q209]" ns41:value-type="float" table:style-name="TL Data" office:value-type="float" office:value="404">
            <text:p>40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egwaar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210]+[.H210]+[.J210]" ns41:value-type="float" table:style-name="TL Data" office:value-type="float" office:value="0">
            <text:p>0</text:p>
          </table:table-cell>
          <table:table-cell table:formula="of:=[.G210]+[.I210]+SUM([.K210:.O21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210]+[.P210]+[.Q210]" ns41:value-type="float" table:style-name="TL Data" office:value-type="float" office:value="413">
            <text:p>4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olwij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10"/>
          <table:table-cell table:formula="of:=[.F211]+[.H211]+[.J211]" ns41:value-type="float" table:style-name="TL Data" office:value-type="float" office:value="0">
            <text:p>0</text:p>
          </table:table-cell>
          <table:table-cell table:formula="of:=[.G211]+[.I211]+SUM([.K211:.O21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1]+[.P211]+[.Q211]" ns41:value-type="float" table:style-name="TL Data" office:value-type="float" office:value="145">
            <text:p>14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ozenburg</text:p>
          </table:table-cell>
          <table:table-cell table:style-name="TL RowHeader"/>
          <table:table-cell table:style-name="ce25"/>
          <table:table-cell ns41:value-type="float" table:style-name="TL Data" office:value="2450" office:value-type="float">
            <text:p>2450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10"/>
          <table:table-cell table:formula="of:=[.F212]+[.H212]+[.J212]" ns41:value-type="float" table:style-name="TL Data" office:value-type="float" office:value="0">
            <text:p>0</text:p>
          </table:table-cell>
          <table:table-cell table:formula="of:=[.G212]+[.I212]+SUM([.K212:.O21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2]+[.P212]+[.Q212]" ns41:value-type="float" table:style-name="TL Data" office:value-type="float" office:value="288">
            <text:p>2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oordrecht</text:p>
          </table:table-cell>
          <table:table-cell table:style-name="TL RowHeader"/>
          <table:table-cell table:style-name="ce25"/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 table:number-columns-repeated="10"/>
          <table:table-cell table:formula="of:=[.F213]+[.H213]+[.J213]" ns41:value-type="float" table:style-name="TL Data" office:value-type="float" office:value="0">
            <text:p>0</text:p>
          </table:table-cell>
          <table:table-cell table:formula="of:=[.G213]+[.I213]+SUM([.K213:.O21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3]+[.P213]+[.Q213]" ns41:value-type="float" table:style-name="TL Data" office:value-type="float" office:value="372">
            <text:p>37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id-Beijerland</text:p>
          </table:table-cell>
          <table:table-cell table:style-name="TL RowHeader"/>
          <table:table-cell table:style-name="ce25"/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509" office:value-type="float">
            <text:p>509</text:p>
          </table:table-cell>
          <table:table-cell table:style-name="TL Data" table:number-columns-repeated="10"/>
          <table:table-cell table:formula="of:=[.F214]+[.H214]+[.J214]" ns41:value-type="float" table:style-name="TL Data" office:value-type="float" office:value="0">
            <text:p>0</text:p>
          </table:table-cell>
          <table:table-cell table:formula="of:=[.G214]+[.I214]+SUM([.K214:.O21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4]+[.P214]+[.Q214]" ns41:value-type="float" table:style-name="TL Data" office:value-type="float" office:value="509">
            <text:p>50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oorhout</text:p>
          </table:table-cell>
          <table:table-cell table:style-name="TL RowHeader"/>
          <table:table-cell table:style-name="ce25"/>
          <table:table-cell ns41:value-type="float" table:style-name="TL Data" office:value="2560" office:value-type="float">
            <text:p>2560</text:p>
          </table:table-cell>
          <table:table-cell ns41:value-type="float" table:style-name="TL Data" office:value="410" office:value-type="float">
            <text:p>410</text:p>
          </table:table-cell>
          <table:table-cell table:style-name="TL Data" table:number-columns-repeated="10"/>
          <table:table-cell table:formula="of:=[.F215]+[.H215]+[.J215]" ns41:value-type="float" table:style-name="TL Data" office:value-type="float" office:value="0">
            <text:p>0</text:p>
          </table:table-cell>
          <table:table-cell table:formula="of:=[.G215]+[.I215]+SUM([.K215:.O21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5]+[.P215]+[.Q215]" ns41:value-type="float" table:style-name="TL Data" office:value-type="float" office:value="410">
            <text:p>41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ockanje</text:p>
          </table:table-cell>
          <table:table-cell table:style-name="TL RowHeader"/>
          <table:table-cell table:style-name="ce25"/>
          <table:table-cell ns41:value-type="float" table:style-name="TL Data" office:value="2573" office:value-type="float">
            <text:p>2573</text:p>
          </table:table-cell>
          <table:table-cell ns41:value-type="float" table:style-name="TL Data" office:value="512" office:value-type="float">
            <text:p>5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formula="of:=[.F216]+[.H216]+[.J216]" ns41:value-type="float" table:style-name="TL Data" office:value-type="float" office:value="3">
            <text:p>3</text:p>
          </table:table-cell>
          <table:table-cell table:formula="of:=[.G216]+[.I216]+SUM([.K216:.O21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6]+[.P216]+[.Q216]" ns41:value-type="float" table:style-name="TL Data" office:value-type="float" office:value="515">
            <text:p>5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ijnacker</text:p>
          </table:table-cell>
          <table:table-cell table:style-name="TL RowHeader"/>
          <table:table-cell table:style-name="ce25"/>
          <table:table-cell ns41:value-type="float" table:style-name="TL Data" office:value="2623" office:value-type="float">
            <text:p>262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217]+[.H217]+[.J217]" ns41:value-type="float" table:style-name="TL Data" office:value-type="float" office:value="92">
            <text:p>92</text:p>
          </table:table-cell>
          <table:table-cell table:formula="of:=[.G217]+[.I217]+SUM([.K217:.O217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217]+[.P217]+[.Q217]" ns41:value-type="float" table:style-name="TL Data" office:value-type="float" office:value="414">
            <text:p>4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voorne</text:p>
          </table:table-cell>
          <table:table-cell table:style-name="TL RowHeader"/>
          <table:table-cell table:style-name="ce25"/>
          <table:table-cell ns41:value-type="float" table:style-name="TL Data" office:value="2671" office:value-type="float">
            <text:p>2671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table:style-name="TL Data" table:number-columns-repeated="6"/>
          <table:table-cell table:formula="of:=[.F218]+[.H218]+[.J218]" ns41:value-type="float" table:style-name="TL Data" office:value-type="float" office:value="25">
            <text:p>25</text:p>
          </table:table-cell>
          <table:table-cell table:formula="of:=[.G218]+[.I218]+SUM([.K218:.O218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218]+[.P218]+[.Q218]" ns41:value-type="float" table:style-name="TL Data" office:value-type="float" office:value="618">
            <text:p>6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evenhuizen</text:p>
          </table:table-cell>
          <table:table-cell table:style-name="TL RowHeader"/>
          <table:table-cell table:style-name="ce25"/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 table:number-columns-repeated="10"/>
          <table:table-cell table:formula="of:=[.F219]+[.H219]+[.J219]" ns41:value-type="float" table:style-name="TL Data" office:value-type="float" office:value="0">
            <text:p>0</text:p>
          </table:table-cell>
          <table:table-cell table:formula="of:=[.G219]+[.I219]+SUM([.K219:.O21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19]+[.P219]+[.Q219]" ns41:value-type="float" table:style-name="TL Data" office:value-type="float" office:value="273">
            <text:p>27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irksland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596" office:value-type="float">
            <text:p>596</text:p>
          </table:table-cell>
          <table:table-cell table:style-name="TL Data" table:number-columns-repeated="10"/>
          <table:table-cell table:formula="of:=[.F220]+[.H220]+[.J220]" ns41:value-type="float" table:style-name="TL Data" office:value-type="float" office:value="0">
            <text:p>0</text:p>
          </table:table-cell>
          <table:table-cell table:formula="of:=[.G220]+[.I220]+SUM([.K220:.O22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20]+[.P220]+[.Q220]" ns41:value-type="float" table:style-name="TL Data" office:value-type="float" office:value="596">
            <text:p>59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-Helvoet</text:p>
          </table:table-cell>
          <table:table-cell table:style-name="TL RowHeader"/>
          <table:table-cell table:style-name="ce25"/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671" office:value-type="float">
            <text:p>67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table:formula="of:=[.F221]+[.H221]+[.J221]" ns41:value-type="float" table:style-name="TL Data" office:value-type="float" office:value="8">
            <text:p>8</text:p>
          </table:table-cell>
          <table:table-cell table:formula="of:=[.G221]+[.I221]+SUM([.K221:.O22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21]+[.P221]+[.Q221]" ns41:value-type="float" table:style-name="TL Data" office:value-type="float" office:value="679">
            <text:p>67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rimpen a/d Lek</text:p>
          </table:table-cell>
          <table:table-cell table:style-name="TL RowHeader"/>
          <table:table-cell table:style-name="ce25"/>
          <table:table-cell ns41:value-type="float" table:style-name="TL Data" office:value="2867" office:value-type="float">
            <text:p>2867</text:p>
          </table:table-cell>
          <table:table-cell ns41:value-type="float" table:style-name="TL Data" office:value="780" office:value-type="float">
            <text:p>780</text:p>
          </table:table-cell>
          <table:table-cell table:style-name="TL Data" table:number-columns-repeated="10"/>
          <table:table-cell table:formula="of:=[.F222]+[.H222]+[.J222]" ns41:value-type="float" table:style-name="TL Data" office:value-type="float" office:value="0">
            <text:p>0</text:p>
          </table:table-cell>
          <table:table-cell table:formula="of:=[.G222]+[.I222]+SUM([.K222:.O22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22]+[.P222]+[.Q222]" ns41:value-type="float" table:style-name="TL Data" office:value-type="float" office:value="780">
            <text:p>7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ewater</text:p>
          </table:table-cell>
          <table:table-cell table:style-name="TL RowHeader"/>
          <table:table-cell table:style-name="ce25"/>
          <table:table-cell ns41:value-type="float" table:style-name="TL Data" office:value="2969" office:value-type="float">
            <text:p>2969</text:p>
          </table:table-cell>
          <table:table-cell ns41:value-type="float" table:style-name="TL Data" office:value="672" office:value-type="float">
            <text:p>67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table:formula="of:=[.F223]+[.H223]+[.J223]" ns41:value-type="float" table:style-name="TL Data" office:value-type="float" office:value="0">
            <text:p>0</text:p>
          </table:table-cell>
          <table:table-cell table:formula="of:=[.G223]+[.I223]+SUM([.K223:.O223])" ns41:value-type="float" table:style-name="TL Data" office:value-type="float" office:value="9">
            <text:p>9</text:p>
          </table:table-cell>
          <table:table-cell table:style-name="TL Data" table:number-columns-repeated="3"/>
          <table:table-cell table:formula="of:=[.E223]+[.P223]+[.Q223]" ns41:value-type="float" table:style-name="TL Data" office:value-type="float" office:value="681">
            <text:p>6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aswate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034" office:value-type="float">
            <text:p>303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[.F224]+[.H224]+[.J224]" ns41:value-type="float" table:style-name="TL Data" office:value-type="float" office:value="26">
            <text:p>26</text:p>
          </table:table-cell>
          <table:table-cell table:formula="of:=[.G224]+[.I224]+SUM([.K224:.O224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224]+[.P224]+[.Q224]" ns41:value-type="float" table:style-name="TL Data" office:value-type="float" office:value="310">
            <text:p>31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teringen</text:p>
          </table:table-cell>
          <table:table-cell table:style-name="TL RowHeader"/>
          <table:table-cell table:style-name="ce25"/>
          <table:table-cell ns41:value-type="float" table:style-name="TL Data" office:value="3074" office:value-type="float">
            <text:p>3074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10"/>
          <table:table-cell table:formula="of:=[.F225]+[.H225]+[.J225]" ns41:value-type="float" table:style-name="TL Data" office:value-type="float" office:value="0">
            <text:p>0</text:p>
          </table:table-cell>
          <table:table-cell table:formula="of:=[.G225]+[.I225]+SUM([.K225:.O22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25]+[.P225]+[.Q225]" ns41:value-type="float" table:style-name="TL Data" office:value-type="float" office:value="666">
            <text:p>6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koop</text:p>
          </table:table-cell>
          <table:table-cell table:style-name="TL RowHeader"/>
          <table:table-cell table:style-name="ce25"/>
          <table:table-cell ns41:value-type="float" table:style-name="TL Data" office:value="3083" office:value-type="float">
            <text:p>3083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 table:number-columns-repeated="10"/>
          <table:table-cell table:formula="of:=[.F226]+[.H226]+[.J226]" ns41:value-type="float" table:style-name="TL Data" office:value-type="float" office:value="0">
            <text:p>0</text:p>
          </table:table-cell>
          <table:table-cell table:formula="of:=[.G226]+[.I226]+SUM([.K226:.O22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26]+[.P226]+[.Q226]" ns41:value-type="float" table:style-name="TL Data" office:value-type="float" office:value="485">
            <text:p>48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iderdorp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table:style-name="TL Data" table:number-columns-repeated="8"/>
          <table:table-cell table:formula="of:=[.F227]+[.H227]+[.J227]" ns41:value-type="float" table:style-name="TL Data" office:value-type="float" office:value="37">
            <text:p>37</text:p>
          </table:table-cell>
          <table:table-cell table:formula="of:=[.G227]+[.I227]+SUM([.K227:.O227])" ns41:value-type="float" table:style-name="TL Data" office:value-type="float" office:value="37">
            <text:p>37</text:p>
          </table:table-cell>
          <table:table-cell table:style-name="TL Data" table:number-columns-repeated="3"/>
          <table:table-cell table:formula="of:=[.E227]+[.P227]+[.Q227]" ns41:value-type="float" table:style-name="TL Data" office:value-type="float" office:value="613">
            <text:p>6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ltgensplaat</text:p>
          </table:table-cell>
          <table:table-cell table:style-name="TL RowHeader"/>
          <table:table-cell table:style-name="ce25"/>
          <table:table-cell ns41:value-type="float" table:style-name="TL Data" office:value="3133" office:value-type="float">
            <text:p>3133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table:formula="of:=[.F228]+[.H228]+[.J228]" ns41:value-type="float" table:style-name="TL Data" office:value-type="float" office:value="0">
            <text:p>0</text:p>
          </table:table-cell>
          <table:table-cell table:formula="of:=[.G228]+[.I228]+SUM([.K228:.O228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228]+[.P228]+[.Q228]" ns41:value-type="float" table:style-name="TL Data" office:value-type="float" office:value="594">
            <text:p>59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e-Tonge</text:p>
          </table:table-cell>
          <table:table-cell table:style-name="TL RowHeader"/>
          <table:table-cell table:style-name="ce25"/>
          <table:table-cell ns41:value-type="float" table:style-name="TL Data" office:value="3204" office:value-type="float">
            <text:p>3204</text:p>
          </table:table-cell>
          <table:table-cell ns41:value-type="float" table:style-name="TL Data" office:value="708" office:value-type="float">
            <text:p>708</text:p>
          </table:table-cell>
          <table:table-cell table:style-name="TL Data" table:number-columns-repeated="10"/>
          <table:table-cell table:formula="of:=[.F229]+[.H229]+[.J229]" ns41:value-type="float" table:style-name="TL Data" office:value-type="float" office:value="0">
            <text:p>0</text:p>
          </table:table-cell>
          <table:table-cell table:formula="of:=[.G229]+[.I229]+SUM([.K229:.O22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29]+[.P229]+[.Q229]" ns41:value-type="float" table:style-name="TL Data" office:value-type="float" office:value="708">
            <text:p>7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kel en Rodenrijs</text:p>
          </table:table-cell>
          <table:table-cell table:style-name="TL RowHeader"/>
          <table:table-cell table:style-name="ce25"/>
          <table:table-cell ns41:value-type="float" table:style-name="TL Data" office:value="3317" office:value-type="float">
            <text:p>3317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10"/>
          <table:table-cell table:formula="of:=[.F230]+[.H230]+[.J230]" ns41:value-type="float" table:style-name="TL Data" office:value-type="float" office:value="0">
            <text:p>0</text:p>
          </table:table-cell>
          <table:table-cell table:formula="of:=[.G230]+[.I230]+SUM([.K230:.O23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0]+[.P230]+[.Q230]" ns41:value-type="float" table:style-name="TL Data" office:value-type="float" office:value="163">
            <text:p>1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4" office:value-type="float">
            <text:p>34</text:p>
          </table:table-cell>
          <table:table-cell ns41:value-type="float" table:style-name="ce72" office:value="35" office:value-type="float">
            <text:p>35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3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kerk a/d IJssel</text:p>
          </table:table-cell>
          <table:table-cell table:style-name="TL RowHeader"/>
          <table:table-cell table:style-name="ce25"/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406" office:value-type="float">
            <text:p>406</text:p>
          </table:table-cell>
          <table:table-cell table:style-name="TL Data" table:number-columns-repeated="10"/>
          <table:table-cell table:formula="of:=[.F231]+[.H231]+[.J231]" ns41:value-type="float" table:style-name="TL Data" office:value-type="float" office:value="0">
            <text:p>0</text:p>
          </table:table-cell>
          <table:table-cell table:formula="of:=[.G231]+[.I231]+SUM([.K231:.O23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1]+[.P231]+[.Q231]" ns41:value-type="float" table:style-name="TL Data" office:value-type="float" office:value="406">
            <text:p>40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r Aar</text:p>
          </table:table-cell>
          <table:table-cell table:style-name="TL RowHeader"/>
          <table:table-cell table:style-name="ce25"/>
          <table:table-cell ns41:value-type="float" table:style-name="TL Data" office:value="3390" office:value-type="float">
            <text:p>3390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10"/>
          <table:table-cell table:formula="of:=[.F232]+[.H232]+[.J232]" ns41:value-type="float" table:style-name="TL Data" office:value-type="float" office:value="0">
            <text:p>0</text:p>
          </table:table-cell>
          <table:table-cell table:formula="of:=[.G232]+[.I232]+SUM([.K232:.O23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2]+[.P232]+[.Q232]" ns41:value-type="float" table:style-name="TL Data" office:value-type="float" office:value="631">
            <text:p>63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dorp</text:p>
          </table:table-cell>
          <table:table-cell table:style-name="TL RowHeader"/>
          <table:table-cell table:style-name="ce25"/>
          <table:table-cell ns41:value-type="float" table:style-name="TL Data" office:value="3417" office:value-type="float">
            <text:p>3417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10"/>
          <table:table-cell table:formula="of:=[.F233]+[.H233]+[.J233]" ns41:value-type="float" table:style-name="TL Data" office:value-type="float" office:value="0">
            <text:p>0</text:p>
          </table:table-cell>
          <table:table-cell table:formula="of:=[.G233]+[.I233]+SUM([.K233:.O23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3]+[.P233]+[.Q233]" ns41:value-type="float" table:style-name="TL Data" office:value-type="float" office:value="661">
            <text:p>66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ianen</text:p>
          </table:table-cell>
          <table:table-cell table:style-name="TL RowHeader"/>
          <table:table-cell table:style-name="ce25"/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F234]+[.H234]+[.J234]" ns41:value-type="float" table:style-name="TL Data" office:value-type="float" office:value="22">
            <text:p>22</text:p>
          </table:table-cell>
          <table:table-cell table:formula="of:=[.G234]+[.I234]+SUM([.K234:.O234])" ns41:value-type="float" table:style-name="TL Data" office:value-type="float" office:value="14">
            <text:p>14</text:p>
          </table:table-cell>
          <table:table-cell table:style-name="TL Data" table:number-columns-repeated="3"/>
          <table:table-cell table:formula="of:=[.E234]+[.P234]+[.Q234]" ns41:value-type="float" table:style-name="TL Data" office:value-type="float" office:value="551">
            <text:p>55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gambach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437" office:value-type="float">
            <text:p>343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table:formula="of:=[.F235]+[.H235]+[.J235]" ns41:value-type="float" table:style-name="TL Data" office:value-type="float" office:value="4">
            <text:p>4</text:p>
          </table:table-cell>
          <table:table-cell table:formula="of:=[.G235]+[.I235]+SUM([.K235:.O23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5]+[.P235]+[.Q235]" ns41:value-type="float" table:style-name="TL Data" office:value-type="float" office:value="260">
            <text:p>26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-Lekkerland</text:p>
          </table:table-cell>
          <table:table-cell table:style-name="TL RowHeader"/>
          <table:table-cell table:style-name="ce25"/>
          <table:table-cell ns41:value-type="float" table:style-name="TL Data" office:value="3491" office:value-type="float">
            <text:p>3491</text:p>
          </table:table-cell>
          <table:table-cell ns41:value-type="float" table:style-name="TL Data" office:value="813" office:value-type="float">
            <text:p>813</text:p>
          </table:table-cell>
          <table:table-cell table:style-name="TL Data" table:number-columns-repeated="10"/>
          <table:table-cell table:formula="of:=[.F236]+[.H236]+[.J236]" ns41:value-type="float" table:style-name="TL Data" office:value-type="float" office:value="0">
            <text:p>0</text:p>
          </table:table-cell>
          <table:table-cell table:formula="of:=[.G236]+[.I236]+SUM([.K236:.O23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6]+[.P236]+[.Q236]" ns41:value-type="float" table:style-name="TL Data" office:value-type="float" office:value="813">
            <text:p>8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erkerk a/d IJssel</text:p>
          </table:table-cell>
          <table:table-cell table:style-name="TL RowHeader"/>
          <table:table-cell table:style-name="ce25"/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[.F237]+[.H237]+[.J237]" ns41:value-type="float" table:style-name="TL Data" office:value-type="float" office:value="12">
            <text:p>12</text:p>
          </table:table-cell>
          <table:table-cell table:formula="of:=[.G237]+[.I237]+SUM([.K237:.O237])" ns41:value-type="float" table:style-name="TL Data" office:value-type="float" office:value="14">
            <text:p>14</text:p>
          </table:table-cell>
          <table:table-cell table:style-name="TL Data" table:number-columns-repeated="3"/>
          <table:table-cell table:formula="of:=[.E237]+[.P237]+[.Q237]" ns41:value-type="float" table:style-name="TL Data" office:value-type="float" office:value="720">
            <text:p>72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rimpen a/d IJssel</text:p>
          </table:table-cell>
          <table:table-cell table:style-name="TL RowHeader"/>
          <table:table-cell table:style-name="ce25"/>
          <table:table-cell ns41:value-type="float" table:style-name="TL Data" office:value="3531" office:value-type="float">
            <text:p>3531</text:p>
          </table:table-cell>
          <table:table-cell ns41:value-type="float" table:style-name="TL Data" office:value="725" office:value-type="float">
            <text:p>725</text:p>
          </table:table-cell>
          <table:table-cell table:style-name="TL Data" table:number-columns-repeated="10"/>
          <table:table-cell table:formula="of:=[.F238]+[.H238]+[.J238]" ns41:value-type="float" table:style-name="TL Data" office:value-type="float" office:value="0">
            <text:p>0</text:p>
          </table:table-cell>
          <table:table-cell table:formula="of:=[.G238]+[.I238]+SUM([.K238:.O23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38]+[.P238]+[.Q238]" ns41:value-type="float" table:style-name="TL Data" office:value-type="float" office:value="725">
            <text:p>72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llevoetsluis</text:p>
          </table:table-cell>
          <table:table-cell table:style-name="TL RowHeader"/>
          <table:table-cell table:style-name="ce25"/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98" table:style-name="TL Data" table:number-columns-repeated="2" office:value-type="float">
            <text:p>9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F239]+[.H239]+[.J239]" ns41:value-type="float" table:style-name="TL Data" office:value-type="float" office:value="225">
            <text:p>225</text:p>
          </table:table-cell>
          <table:table-cell table:formula="of:=[.G239]+[.I239]+SUM([.K239:.O239])" ns41:value-type="float" table:style-name="TL Data" office:value-type="float" office:value="355">
            <text:p>35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E239]+[.P239]+[.Q239]" ns41:value-type="float" table:style-name="TL Data" office:value-type="float" office:value="817">
            <text:p>8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ommelsdijk</text:p>
          </table:table-cell>
          <table:table-cell table:style-name="TL RowHeader"/>
          <table:table-cell table:style-name="ce25"/>
          <table:table-cell ns41:value-type="float" table:style-name="TL Data" office:value="3560" office:value-type="float">
            <text:p>3560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240]+[.H240]+[.J240]" ns41:value-type="float" table:style-name="TL Data" office:value-type="float" office:value="23">
            <text:p>23</text:p>
          </table:table-cell>
          <table:table-cell table:formula="of:=[.G240]+[.I240]+SUM([.K240:.O24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240]+[.P240]+[.Q240]" ns41:value-type="float" table:style-name="TL Data" office:value-type="float" office:value="750">
            <text:p>75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rijenba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05" office:value-type="float">
            <text:p>360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6"/>
          <table:table-cell table:formula="of:=[.F241]+[.H241]+[.J241]" ns41:value-type="float" table:style-name="TL Data" office:value-type="float" office:value="45">
            <text:p>45</text:p>
          </table:table-cell>
          <table:table-cell table:formula="of:=[.G241]+[.I241]+SUM([.K241:.O241])" ns41:value-type="float" table:style-name="TL Data" office:value-type="float" office:value="46">
            <text:p>46</text:p>
          </table:table-cell>
          <table:table-cell table:style-name="TL Data" table:number-columns-repeated="3"/>
          <table:table-cell table:formula="of:=[.E241]+[.P241]+[.Q241]" ns41:value-type="float" table:style-name="TL Data" office:value-type="float" office:value="402">
            <text:p>4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eeuwijk</text:p>
          </table:table-cell>
          <table:table-cell table:style-name="TL RowHeader"/>
          <table:table-cell table:style-name="ce25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747" office:value-type="float">
            <text:p>747</text:p>
          </table:table-cell>
          <table:table-cell table:style-name="TL Data" table:number-columns-repeated="10"/>
          <table:table-cell table:formula="of:=[.F242]+[.H242]+[.J242]" ns41:value-type="float" table:style-name="TL Data" office:value-type="float" office:value="0">
            <text:p>0</text:p>
          </table:table-cell>
          <table:table-cell table:formula="of:=[.G242]+[.I242]+SUM([.K242:.O24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42]+[.P242]+[.Q242]" ns41:value-type="float" table:style-name="TL Data" office:value-type="float" office:value="747">
            <text:p>7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rendrecht</text:p>
          </table:table-cell>
          <table:table-cell table:style-name="TL RowHeader"/>
          <table:table-cell table:style-name="ce25"/>
          <table:table-cell ns41:value-type="float" table:style-name="TL Data" office:value="3666" office:value-type="float">
            <text:p>3666</text:p>
          </table:table-cell>
          <table:table-cell ns41:value-type="float" table:style-name="TL Data" office:value="766" office:value-type="float">
            <text:p>766</text:p>
          </table:table-cell>
          <table:table-cell table:style-name="TL Data" table:number-columns-repeated="10"/>
          <table:table-cell table:formula="of:=[.F243]+[.H243]+[.J243]" ns41:value-type="float" table:style-name="TL Data" office:value-type="float" office:value="0">
            <text:p>0</text:p>
          </table:table-cell>
          <table:table-cell table:formula="of:=[.G243]+[.I243]+SUM([.K243:.O24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43]+[.P243]+[.Q243]" ns41:value-type="float" table:style-name="TL Data" office:value-type="float" office:value="766">
            <text:p>7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assenheim</text:p>
          </table:table-cell>
          <table:table-cell table:style-name="TL RowHeader"/>
          <table:table-cell table:style-name="ce25"/>
          <table:table-cell ns41:value-type="float" table:style-name="TL Data" office:value="3679" office:value-type="float">
            <text:p>3679</text:p>
          </table:table-cell>
          <table:table-cell ns41:value-type="float" table:style-name="TL Data" office:value="719" office:value-type="float">
            <text:p>719</text:p>
          </table:table-cell>
          <table:table-cell table:style-name="TL Data" table:number-columns-repeated="10"/>
          <table:table-cell table:formula="of:=[.F244]+[.H244]+[.J244]" ns41:value-type="float" table:style-name="TL Data" office:value-type="float" office:value="0">
            <text:p>0</text:p>
          </table:table-cell>
          <table:table-cell table:formula="of:=[.G244]+[.I244]+SUM([.K244:.O24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44]+[.P244]+[.Q244]" ns41:value-type="float" table:style-name="TL Data" office:value-type="float" office:value="719">
            <text:p>71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ernis</text:p>
          </table:table-cell>
          <table:table-cell table:style-name="TL RowHeader"/>
          <table:table-cell table:style-name="ce25"/>
          <table:table-cell ns41:value-type="float" table:style-name="TL Data" office:value="3766" office:value-type="float">
            <text:p>3766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8"/>
          <table:table-cell table:formula="of:=[.F245]+[.H245]+[.J245]" ns41:value-type="float" table:style-name="TL Data" office:value-type="float" office:value="62">
            <text:p>62</text:p>
          </table:table-cell>
          <table:table-cell table:formula="of:=[.G245]+[.I245]+SUM([.K245:.O245])" ns41:value-type="float" table:style-name="TL Data" office:value-type="float" office:value="59">
            <text:p>59</text:p>
          </table:table-cell>
          <table:table-cell table:style-name="TL Data" table:number-columns-repeated="3"/>
          <table:table-cell table:formula="of:=[.E245]+[.P245]+[.Q245]" ns41:value-type="float" table:style-name="TL Data" office:value-type="float" office:value="765">
            <text:p>76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ijnsburg</text:p>
          </table:table-cell>
          <table:table-cell table:style-name="TL RowHeader"/>
          <table:table-cell table:style-name="ce25"/>
          <table:table-cell ns41:value-type="float" table:style-name="TL Data" office:value="3890" office:value-type="float">
            <text:p>3890</text:p>
          </table:table-cell>
          <table:table-cell ns41:value-type="float" table:style-name="TL Data" office:value="797" office:value-type="float">
            <text:p>797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F246]+[.H246]+[.J246]" ns41:value-type="float" table:style-name="TL Data" office:value-type="float" office:value="0">
            <text:p>0</text:p>
          </table:table-cell>
          <table:table-cell table:formula="of:=[.G246]+[.I246]+SUM([.K246:.O246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246]+[.P246]+[.Q246]" ns41:value-type="float" table:style-name="TL Data" office:value-type="float" office:value="800">
            <text:p>8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oorschoten</text:p>
          </table:table-cell>
          <table:table-cell table:style-name="TL RowHeader"/>
          <table:table-cell table:style-name="ce25"/>
          <table:table-cell ns41:value-type="float" table:style-name="TL Data" office:value="3920" office:value-type="float">
            <text:p>3920</text:p>
          </table:table-cell>
          <table:table-cell ns41:value-type="float" table:style-name="TL Data" office:value="678" office:value-type="float">
            <text:p>67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formula="of:=[.F247]+[.H247]+[.J247]" ns41:value-type="float" table:style-name="TL Data" office:value-type="float" office:value="3">
            <text:p>3</text:p>
          </table:table-cell>
          <table:table-cell table:formula="of:=[.G247]+[.I247]+SUM([.K247:.O247])" ns41:value-type="float" table:style-name="TL Data" office:value-type="float" office:value="8">
            <text:p>8</text:p>
          </table:table-cell>
          <table:table-cell table:style-name="TL Data" table:number-columns-repeated="3"/>
          <table:table-cell table:formula="of:=[.E247]+[.P247]+[.Q247]" ns41:value-type="float" table:style-name="TL Data" office:value-type="float" office:value="689">
            <text:p>68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ielle</text:p>
          </table:table-cell>
          <table:table-cell table:style-name="TL RowHeader"/>
          <table:table-cell table:style-name="ce25"/>
          <table:table-cell ns41:value-type="float" table:style-name="TL Data" office:value="3946" office:value-type="float">
            <text:p>3946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46" table:style-name="TL Data" table:number-columns-repeated="2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248]+[.H248]+[.J248]" ns41:value-type="float" table:style-name="TL Data" office:value-type="float" office:value="115">
            <text:p>115</text:p>
          </table:table-cell>
          <table:table-cell table:formula="of:=[.G248]+[.I248]+SUM([.K248:.O248])" ns41:value-type="float" table:style-name="TL Data" office:value-type="float" office:value="71">
            <text:p>71</text:p>
          </table:table-cell>
          <table:table-cell table:style-name="TL Data" table:number-columns-repeated="3"/>
          <table:table-cell table:formula="of:=[.E248]+[.P248]+[.Q248]" ns41:value-type="float" table:style-name="TL Data" office:value-type="float" office:value="850">
            <text:p>85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ompwijk</text:p>
          </table:table-cell>
          <table:table-cell table:style-name="TL RowHeader"/>
          <table:table-cell table:style-name="ce25"/>
          <table:table-cell ns41:value-type="float" table:style-name="TL Data" office:value="4096" office:value-type="float">
            <text:p>4096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 table:number-columns-repeated="10"/>
          <table:table-cell table:formula="of:=[.F249]+[.H249]+[.J249]" ns41:value-type="float" table:style-name="TL Data" office:value-type="float" office:value="0">
            <text:p>0</text:p>
          </table:table-cell>
          <table:table-cell table:formula="of:=[.G249]+[.I249]+SUM([.K249:.O24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49]+[.P249]+[.Q249]" ns41:value-type="float" table:style-name="TL Data" office:value-type="float" office:value="411">
            <text:p>41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ubbeldam</text:p>
          </table:table-cell>
          <table:table-cell table:style-name="TL RowHeader"/>
          <table:table-cell table:style-name="ce25"/>
          <table:table-cell ns41:value-type="float" table:style-name="TL Data" office:value="4104" office:value-type="float">
            <text:p>4104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 table:number-columns-repeated="10"/>
          <table:table-cell table:formula="of:=[.F250]+[.H250]+[.J250]" ns41:value-type="float" table:style-name="TL Data" office:value-type="float" office:value="0">
            <text:p>0</text:p>
          </table:table-cell>
          <table:table-cell table:formula="of:=[.G250]+[.I250]+SUM([.K250:.O25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50]+[.P250]+[.Q250]" ns41:value-type="float" table:style-name="TL Data" office:value-type="float" office:value="253">
            <text:p>25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umansdorp</text:p>
          </table:table-cell>
          <table:table-cell table:style-name="TL RowHeader"/>
          <table:table-cell table:style-name="ce25"/>
          <table:table-cell ns41:value-type="float" table:style-name="TL Data" office:value="4126" office:value-type="float">
            <text:p>4126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[.F251]+[.H251]+[.J251]" ns41:value-type="float" table:style-name="TL Data" office:value-type="float" office:value="2">
            <text:p>2</text:p>
          </table:table-cell>
          <table:table-cell table:formula="of:=[.G251]+[.I251]+SUM([.K251:.O25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251]+[.P251]+[.Q251]" ns41:value-type="float" table:style-name="TL Data" office:value-type="float" office:value="930">
            <text:p>93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kkerkerk</text:p>
          </table:table-cell>
          <table:table-cell table:style-name="TL RowHeader"/>
          <table:table-cell table:style-name="ce25"/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table:formula="of:=[.F252]+[.H252]+[.J252]" ns41:value-type="float" table:style-name="TL Data" office:value-type="float" office:value="15">
            <text:p>15</text:p>
          </table:table-cell>
          <table:table-cell table:formula="of:=[.G252]+[.I252]+SUM([.K252:.O252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252]+[.P252]+[.Q252]" ns41:value-type="float" table:style-name="TL Data" office:value-type="float" office:value="880">
            <text:p>8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oordwijkerhout</text:p>
          </table:table-cell>
          <table:table-cell table:style-name="TL RowHeader"/>
          <table:table-cell table:style-name="ce25"/>
          <table:table-cell ns41:value-type="float" table:style-name="TL Data" office:value="4201" office:value-type="float">
            <text:p>4201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253]+[.H253]+[.J253]" ns41:value-type="float" table:style-name="TL Data" office:value-type="float" office:value="1">
            <text:p>1</text:p>
          </table:table-cell>
          <table:table-cell table:formula="of:=[.G253]+[.I253]+SUM([.K253:.O253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253]+[.P253]+[.Q253]" ns41:value-type="float" table:style-name="TL Data" office:value-type="float" office:value="653">
            <text:p>65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zerswoude</text:p>
          </table:table-cell>
          <table:table-cell table:style-name="TL RowHeader"/>
          <table:table-cell table:style-name="ce25"/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795" office:value-type="float">
            <text:p>795</text:p>
          </table:table-cell>
          <table:table-cell table:style-name="TL Data" table:number-columns-repeated="10"/>
          <table:table-cell table:formula="of:=[.F254]+[.H254]+[.J254]" ns41:value-type="float" table:style-name="TL Data" office:value-type="float" office:value="0">
            <text:p>0</text:p>
          </table:table-cell>
          <table:table-cell table:formula="of:=[.G254]+[.I254]+SUM([.K254:.O25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54]+[.P254]+[.Q254]" ns41:value-type="float" table:style-name="TL Data" office:value-type="float" office:value="795">
            <text:p>79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iessendam</text:p>
          </table:table-cell>
          <table:table-cell table:style-name="TL RowHeader"/>
          <table:table-cell table:style-name="ce25"/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903" office:value-type="float">
            <text:p>903</text:p>
          </table:table-cell>
          <table:table-cell table:style-name="TL Data" table:number-columns-repeated="10"/>
          <table:table-cell table:formula="of:=[.F255]+[.H255]+[.J255]" ns41:value-type="float" table:style-name="TL Data" office:value-type="float" office:value="0">
            <text:p>0</text:p>
          </table:table-cell>
          <table:table-cell table:formula="of:=[.G255]+[.I255]+SUM([.K255:.O25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55]+[.P255]+[.Q255]" ns41:value-type="float" table:style-name="TL Data" office:value-type="float" office:value="903">
            <text:p>9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ddelharnis</text:p>
          </table:table-cell>
          <table:table-cell table:style-name="TL RowHeader"/>
          <table:table-cell table:style-name="ce25"/>
          <table:table-cell ns41:value-type="float" table:style-name="TL Data" office:value="4339" office:value-type="float">
            <text:p>4339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[.F256]+[.H256]+[.J256]" ns41:value-type="float" table:style-name="TL Data" office:value-type="float" office:value="18">
            <text:p>18</text:p>
          </table:table-cell>
          <table:table-cell table:formula="of:=[.G256]+[.I256]+SUM([.K256:.O256])" ns41:value-type="float" table:style-name="TL Data" office:value-type="float" office:value="5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E256]+[.P256]+[.Q256]" ns41:value-type="float" table:style-name="TL Data" office:value-type="float" office:value="984">
            <text:p>98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apendrecht</text:p>
          </table:table-cell>
          <table:table-cell table:style-name="TL RowHeader"/>
          <table:table-cell table:style-name="ce25"/>
          <table:table-cell ns41:value-type="float" table:style-name="TL Data" office:value="4510" office:value-type="float">
            <text:p>4510</text:p>
          </table:table-cell>
          <table:table-cell ns41:value-type="float" table:style-name="TL Data" office:value="950" office:value-type="float">
            <text:p>950</text:p>
          </table:table-cell>
          <table:table-cell table:style-name="TL Data" table:number-columns-repeated="10"/>
          <table:table-cell table:formula="of:=[.F257]+[.H257]+[.J257]" ns41:value-type="float" table:style-name="TL Data" office:value-type="float" office:value="0">
            <text:p>0</text:p>
          </table:table-cell>
          <table:table-cell table:formula="of:=[.G257]+[.I257]+SUM([.K257:.O25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57]+[.P257]+[.Q257]" ns41:value-type="float" table:style-name="TL Data" office:value-type="float" office:value="950">
            <text:p>95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rijen</text:p>
          </table:table-cell>
          <table:table-cell table:style-name="TL RowHeader"/>
          <table:table-cell table:style-name="ce25"/>
          <table:table-cell ns41:value-type="float" table:style-name="TL Data" office:value="4598" office:value-type="float">
            <text:p>4598</text:p>
          </table:table-cell>
          <table:table-cell ns41:value-type="float" table:style-name="TL Data" office:value="899" office:value-type="float">
            <text:p>899</text:p>
          </table:table-cell>
          <table:table-cell table:style-name="TL Data" table:number-columns-repeated="10"/>
          <table:table-cell table:formula="of:=[.F258]+[.H258]+[.J258]" ns41:value-type="float" table:style-name="TL Data" office:value-type="float" office:value="0">
            <text:p>0</text:p>
          </table:table-cell>
          <table:table-cell table:formula="of:=[.G258]+[.I258]+SUM([.K258:.O25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58]+[.P258]+[.Q258]" ns41:value-type="float" table:style-name="TL Data" office:value-type="float" office:value="899">
            <text:p>89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-Gravendeel</text:p>
          </table:table-cell>
          <table:table-cell table:style-name="TL RowHeader"/>
          <table:table-cell table:style-name="ce25"/>
          <table:table-cell ns41:value-type="float" table:style-name="TL Data" office:value="4643" office:value-type="float">
            <text:p>4643</text:p>
          </table:table-cell>
          <table:table-cell ns41:value-type="float" table:style-name="TL Data" office:value="1116" office:value-type="float">
            <text:p>1116</text:p>
          </table:table-cell>
          <table:table-cell table:style-name="TL Data" table:number-columns-repeated="10"/>
          <table:table-cell table:formula="of:=[.F259]+[.H259]+[.J259]" ns41:value-type="float" table:style-name="TL Data" office:value-type="float" office:value="0">
            <text:p>0</text:p>
          </table:table-cell>
          <table:table-cell table:formula="of:=[.G259]+[.I259]+SUM([.K259:.O25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59]+[.P259]+[.Q259]" ns41:value-type="float" table:style-name="TL Data" office:value-type="float" office:value="1116">
            <text:p>11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ndrik-Ido-Ambacht</text:p>
          </table:table-cell>
          <table:table-cell table:style-name="TL RowHeader"/>
          <table:table-cell table:style-name="ce25"/>
          <table:table-cell ns41:value-type="float" table:style-name="TL Data" office:value="4645" office:value-type="float">
            <text:p>4645</text:p>
          </table:table-cell>
          <table:table-cell ns41:value-type="float" table:style-name="TL Data" office:value="819" office:value-type="float">
            <text:p>81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260]+[.H260]+[.J260]" ns41:value-type="float" table:style-name="TL Data" office:value-type="float" office:value="1">
            <text:p>1</text:p>
          </table:table-cell>
          <table:table-cell table:formula="of:=[.G260]+[.I260]+SUM([.K260:.O26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260]+[.P260]+[.Q260]" ns41:value-type="float" table:style-name="TL Data" office:value-type="float" office:value="821">
            <text:p>82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oeterwoude</text:p>
          </table:table-cell>
          <table:table-cell table:style-name="TL RowHeader"/>
          <table:table-cell table:style-name="ce25"/>
          <table:table-cell ns41:value-type="float" table:style-name="TL Data" office:value="4807" office:value-type="float">
            <text:p>4807</text:p>
          </table:table-cell>
          <table:table-cell ns41:value-type="float" table:style-name="TL Data" office:value="924" office:value-type="float">
            <text:p>9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2" table:style-name="TL Data" table:number-columns-repeated="3" office:value-type="float">
            <text:p>12</text:p>
          </table:table-cell>
          <table:table-cell table:style-name="TL Data" table:number-columns-repeated="3"/>
          <table:table-cell table:formula="of:=[.F261]+[.H261]+[.J261]" ns41:value-type="float" table:style-name="TL Data" office:value-type="float" office:value="15">
            <text:p>15</text:p>
          </table:table-cell>
          <table:table-cell table:formula="of:=[.G261]+[.I261]+SUM([.K261:.O261])" ns41:value-type="float" table:style-name="TL Data" office:value-type="float" office:value="28">
            <text:p>28</text:p>
          </table:table-cell>
          <table:table-cell table:style-name="TL Data" table:number-columns-repeated="3"/>
          <table:table-cell table:formula="of:=[.E261]+[.P261]+[.Q261]" ns41:value-type="float" table:style-name="TL Data" office:value-type="float" office:value="967">
            <text:p>96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oonhoven</text:p>
          </table:table-cell>
          <table:table-cell table:style-name="TL RowHeader"/>
          <table:table-cell table:style-name="ce25"/>
          <table:table-cell ns41:value-type="float" table:style-name="TL Data" office:value="4812" office:value-type="float">
            <text:p>4812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262]+[.H262]+[.J262]" ns41:value-type="float" table:style-name="TL Data" office:value-type="float" office:value="73">
            <text:p>73</text:p>
          </table:table-cell>
          <table:table-cell table:formula="of:=[.G262]+[.I262]+SUM([.K262:.O262])" ns41:value-type="float" table:style-name="TL Data" office:value-type="float" office:value="90">
            <text:p>90</text:p>
          </table:table-cell>
          <table:table-cell table:style-name="TL Data" table:number-columns-repeated="3"/>
          <table:table-cell table:formula="of:=[.E262]+[.P262]+[.Q262]" ns41:value-type="float" table:style-name="TL Data" office:value-type="float" office:value="1076">
            <text:p>107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illigersberg</text:p>
          </table:table-cell>
          <table:table-cell table:style-name="TL RowHeader"/>
          <table:table-cell table:style-name="ce25"/>
          <table:table-cell ns41:value-type="float" table:style-name="TL Data" office:value="4826" office:value-type="float">
            <text:p>482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8"/>
          <table:table-cell table:formula="of:=[.F263]+[.H263]+[.J263]" ns41:value-type="float" table:style-name="TL Data" office:value-type="float" office:value="44">
            <text:p>44</text:p>
          </table:table-cell>
          <table:table-cell table:formula="of:=[.G263]+[.I263]+SUM([.K263:.O263])" ns41:value-type="float" table:style-name="TL Data" office:value-type="float" office:value="86">
            <text:p>86</text:p>
          </table:table-cell>
          <table:table-cell table:style-name="TL Data" table:number-columns-repeated="3"/>
          <table:table-cell table:formula="of:=[.E263]+[.P263]+[.Q263]" ns41:value-type="float" table:style-name="TL Data" office:value-type="float" office:value="507">
            <text:p>50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verschie</text:p>
          </table:table-cell>
          <table:table-cell table:style-name="TL RowHeader"/>
          <table:table-cell table:style-name="ce25"/>
          <table:table-cell ns41:value-type="float" table:style-name="TL Data" office:value="4855" office:value-type="float">
            <text:p>4855</text:p>
          </table:table-cell>
          <table:table-cell ns41:value-type="float" table:style-name="TL Data" office:value="1048" office:value-type="float">
            <text:p>10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264]+[.H264]+[.J264]" ns41:value-type="float" table:style-name="TL Data" office:value-type="float" office:value="0">
            <text:p>0</text:p>
          </table:table-cell>
          <table:table-cell table:formula="of:=[.G264]+[.I264]+SUM([.K264:.O26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264]+[.P264]+[.Q264]" ns41:value-type="float" table:style-name="TL Data" office:value-type="float" office:value="1049">
            <text:p>104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IJsselmonde</text:p>
          </table:table-cell>
          <table:table-cell table:style-name="TL RowHeader"/>
          <table:table-cell table:style-name="ce25"/>
          <table:table-cell ns41:value-type="float" table:style-name="TL Data" office:value="5330" office:value-type="float">
            <text:p>5330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table:formula="of:=[.F265]+[.H265]+[.J265]" ns41:value-type="float" table:style-name="TL Data" office:value-type="float" office:value="36">
            <text:p>36</text:p>
          </table:table-cell>
          <table:table-cell table:formula="of:=[.G265]+[.I265]+SUM([.K265:.O265])" ns41:value-type="float" table:style-name="TL Data" office:value-type="float" office:value="25">
            <text:p>25</text:p>
          </table:table-cell>
          <table:table-cell table:style-name="TL Data" table:number-columns-repeated="3"/>
          <table:table-cell table:formula="of:=[.E265]+[.P265]+[.Q265]" ns41:value-type="float" table:style-name="TL Data" office:value-type="float" office:value="1042">
            <text:p>10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egstgeest</text:p>
          </table:table-cell>
          <table:table-cell table:style-name="TL RowHeader"/>
          <table:table-cell table:style-name="ce25"/>
          <table:table-cell ns41:value-type="float" table:style-name="TL Data" office:value="5601" office:value-type="float">
            <text:p>5601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F266]+[.H266]+[.J266]" ns41:value-type="float" table:style-name="TL Data" office:value-type="float" office:value="43">
            <text:p>43</text:p>
          </table:table-cell>
          <table:table-cell table:formula="of:=[.G266]+[.I266]+SUM([.K266:.O266])" ns41:value-type="float" table:style-name="TL Data" office:value-type="float" office:value="52">
            <text:p>52</text:p>
          </table:table-cell>
          <table:table-cell table:style-name="TL Data" table:number-columns-repeated="3"/>
          <table:table-cell table:formula="of:=[.E266]+[.P266]+[.Q266]" ns41:value-type="float" table:style-name="TL Data" office:value-type="float" office:value="1005">
            <text:p>100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f van Delft</text:p>
          </table:table-cell>
          <table:table-cell table:style-name="TL RowHeader"/>
          <table:table-cell table:style-name="ce25"/>
          <table:table-cell ns41:value-type="float" table:style-name="TL Data" office:value="5615" office:value-type="float">
            <text:p>561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8"/>
          <table:table-cell table:formula="of:=[.F267]+[.H267]+[.J267]" ns41:value-type="float" table:style-name="TL Data" office:value-type="float" office:value="80">
            <text:p>80</text:p>
          </table:table-cell>
          <table:table-cell table:formula="of:=[.G267]+[.I267]+SUM([.K267:.O267])" ns41:value-type="float" table:style-name="TL Data" office:value-type="float" office:value="107">
            <text:p>107</text:p>
          </table:table-cell>
          <table:table-cell table:style-name="TL Data" table:number-columns-repeated="3"/>
          <table:table-cell table:formula="of:=[.E267]+[.P267]+[.Q267]" ns41:value-type="float" table:style-name="TL Data" office:value-type="float" office:value="788">
            <text:p>7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lkemade</text:p>
          </table:table-cell>
          <table:table-cell table:style-name="TL RowHeader"/>
          <table:table-cell table:style-name="ce25"/>
          <table:table-cell ns41:value-type="float" table:style-name="TL Data" office:value="5619" office:value-type="float">
            <text:p>5619</text:p>
          </table:table-cell>
          <table:table-cell ns41:value-type="float" table:style-name="TL Data" office:value="1521" office:value-type="float">
            <text:p>1521</text:p>
          </table:table-cell>
          <table:table-cell table:style-name="TL Data" table:number-columns-repeated="10"/>
          <table:table-cell table:formula="of:=[.F268]+[.H268]+[.J268]" ns41:value-type="float" table:style-name="TL Data" office:value-type="float" office:value="0">
            <text:p>0</text:p>
          </table:table-cell>
          <table:table-cell table:formula="of:=[.G268]+[.I268]+SUM([.K268:.O26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68]+[.P268]+[.Q268]" ns41:value-type="float" table:style-name="TL Data" office:value-type="float" office:value="1521">
            <text:p>152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-Gravenzande</text:p>
          </table:table-cell>
          <table:table-cell table:style-name="TL RowHeader"/>
          <table:table-cell table:style-name="ce25"/>
          <table:table-cell ns41:value-type="float" table:style-name="TL Data" office:value="5694" office:value-type="float">
            <text:p>5694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269]+[.H269]+[.J269]" ns41:value-type="float" table:style-name="TL Data" office:value-type="float" office:value="9">
            <text:p>9</text:p>
          </table:table-cell>
          <table:table-cell table:formula="of:=[.G269]+[.I269]+SUM([.K269:.O269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269]+[.P269]+[.Q269]" ns41:value-type="float" table:style-name="TL Data" office:value-type="float" office:value="1175">
            <text:p>11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degraven</text:p>
          </table:table-cell>
          <table:table-cell table:style-name="TL RowHeader"/>
          <table:table-cell table:style-name="ce25"/>
          <table:table-cell ns41:value-type="float" table:style-name="TL Data" office:value="5897" office:value-type="float">
            <text:p>5897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table:formula="of:=[.F270]+[.H270]+[.J270]" ns41:value-type="float" table:style-name="TL Data" office:value-type="float" office:value="1">
            <text:p>1</text:p>
          </table:table-cell>
          <table:table-cell table:formula="of:=[.G270]+[.I270]+SUM([.K270:.O270])" ns41:value-type="float" table:style-name="TL Data" office:value-type="float" office:value="20">
            <text:p>20</text:p>
          </table:table-cell>
          <table:table-cell table:style-name="TL Data" table:number-columns-repeated="3"/>
          <table:table-cell table:formula="of:=[.E270]+[.P270]+[.Q270]" ns41:value-type="float" table:style-name="TL Data" office:value-type="float" office:value="1108">
            <text:p>11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lblasserdam</text:p>
          </table:table-cell>
          <table:table-cell table:style-name="TL RowHeader"/>
          <table:table-cell table:style-name="ce25"/>
          <table:table-cell ns41:value-type="float" table:style-name="TL Data" office:value="6074" office:value-type="float">
            <text:p>6074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table:formula="of:=[.F271]+[.H271]+[.J271]" ns41:value-type="float" table:style-name="TL Data" office:value-type="float" office:value="63">
            <text:p>63</text:p>
          </table:table-cell>
          <table:table-cell table:formula="of:=[.G271]+[.I271]+SUM([.K271:.O271])" ns41:value-type="float" table:style-name="TL Data" office:value-type="float" office:value="35">
            <text:p>35</text:p>
          </table:table-cell>
          <table:table-cell table:style-name="TL Data" table:number-columns-repeated="3"/>
          <table:table-cell table:formula="of:=[.E271]+[.P271]+[.Q271]" ns41:value-type="float" table:style-name="TL Data" office:value-type="float" office:value="1353">
            <text:p>135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apelle op d'IJss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132" office:value-type="float">
            <text:p>6132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[.F272]+[.H272]+[.J272]" ns41:value-type="float" table:style-name="TL Data" office:value-type="float" office:value="9">
            <text:p>9</text:p>
          </table:table-cell>
          <table:table-cell table:formula="of:=[.G272]+[.I272]+SUM([.K272:.O272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272]+[.P272]+[.Q272]" ns41:value-type="float" table:style-name="TL Data" office:value-type="float" office:value="975">
            <text:p>9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rdinxveld</text:p>
          </table:table-cell>
          <table:table-cell table:style-name="TL RowHeader"/>
          <table:table-cell table:style-name="ce25"/>
          <table:table-cell ns41:value-type="float" table:style-name="TL Data" office:value="6172" office:value-type="float">
            <text:p>6172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table:formula="of:=[.F273]+[.H273]+[.J273]" ns41:value-type="float" table:style-name="TL Data" office:value-type="float" office:value="16">
            <text:p>16</text:p>
          </table:table-cell>
          <table:table-cell table:formula="of:=[.G273]+[.I273]+SUM([.K273:.O273])" ns41:value-type="float" table:style-name="TL Data" office:value-type="float" office:value="12">
            <text:p>12</text:p>
          </table:table-cell>
          <table:table-cell table:style-name="TL Data" table:number-columns-repeated="3"/>
          <table:table-cell table:formula="of:=[.E273]+[.P273]+[.Q273]" ns41:value-type="float" table:style-name="TL Data" office:value-type="float" office:value="1296">
            <text:p>129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-Beijerland</text:p>
          </table:table-cell>
          <table:table-cell table:style-name="TL RowHeader"/>
          <table:table-cell table:style-name="ce25"/>
          <table:table-cell ns41:value-type="float" table:style-name="TL Data" office:value="6270" office:value-type="float">
            <text:p>6270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formula="of:=[.F274]+[.H274]+[.J274]" ns41:value-type="float" table:style-name="TL Data" office:value-type="float" office:value="281">
            <text:p>281</text:p>
          </table:table-cell>
          <table:table-cell table:formula="of:=[.G274]+[.I274]+SUM([.K274:.O274])" ns41:value-type="float" table:style-name="TL Data" office:value-type="float" office:value="73">
            <text:p>73</text:p>
          </table:table-cell>
          <table:table-cell table:style-name="TL Data" table:number-columns-repeated="3"/>
          <table:table-cell table:formula="of:=[.E274]+[.P274]+[.Q274]" ns41:value-type="float" table:style-name="TL Data" office:value-type="float" office:value="1322">
            <text:p>13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ssenaa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310" office:value-type="float">
            <text:p>6310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275]+[.H275]+[.J275]" ns41:value-type="float" table:style-name="TL Data" office:value-type="float" office:value="6">
            <text:p>6</text:p>
          </table:table-cell>
          <table:table-cell table:formula="of:=[.G275]+[.I275]+SUM([.K275:.O275])" ns41:value-type="float" table:style-name="TL Data" office:value-type="float" office:value="17">
            <text:p>17</text:p>
          </table:table-cell>
          <table:table-cell table:style-name="TL Data" table:number-columns-repeated="3"/>
          <table:table-cell table:formula="of:=[.E275]+[.P275]+[.Q275]" ns41:value-type="float" table:style-name="TL Data" office:value-type="float" office:value="922">
            <text:p>9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ddinxveen</text:p>
          </table:table-cell>
          <table:table-cell table:style-name="TL RowHeader"/>
          <table:table-cell table:style-name="ce25"/>
          <table:table-cell ns41:value-type="float" table:style-name="TL Data" office:value="6424" office:value-type="float">
            <text:p>6424</text:p>
          </table:table-cell>
          <table:table-cell ns41:value-type="float" table:style-name="TL Data" office:value="1360" office:value-type="float">
            <text:p>136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6"/>
          <table:table-cell table:formula="of:=[.F276]+[.H276]+[.J276]" ns41:value-type="float" table:style-name="TL Data" office:value-type="float" office:value="16">
            <text:p>16</text:p>
          </table:table-cell>
          <table:table-cell table:formula="of:=[.G276]+[.I276]+SUM([.K276:.O276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276]+[.P276]+[.Q276]" ns41:value-type="float" table:style-name="TL Data" office:value-type="float" office:value="1394">
            <text:p>139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e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489" office:value-type="float">
            <text:p>6489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formula="of:=[.F277]+[.H277]+[.J277]" ns41:value-type="float" table:style-name="TL Data" office:value-type="float" office:value="57">
            <text:p>57</text:p>
          </table:table-cell>
          <table:table-cell table:formula="of:=[.G277]+[.I277]+SUM([.K277:.O277])" ns41:value-type="float" table:style-name="TL Data" office:value-type="float" office:value="107">
            <text:p>107</text:p>
          </table:table-cell>
          <table:table-cell table:style-name="TL Data" table:number-columns-repeated="3"/>
          <table:table-cell table:formula="of:=[.E277]+[.P277]+[.Q277]" ns41:value-type="float" table:style-name="TL Data" office:value-type="float" office:value="1245">
            <text:p>124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skoop</text:p>
          </table:table-cell>
          <table:table-cell table:style-name="TL RowHeader"/>
          <table:table-cell table:style-name="ce25"/>
          <table:table-cell ns41:value-type="float" table:style-name="TL Data" office:value="6712" office:value-type="float">
            <text:p>6712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278]+[.H278]+[.J278]" ns41:value-type="float" table:style-name="TL Data" office:value-type="float" office:value="63">
            <text:p>63</text:p>
          </table:table-cell>
          <table:table-cell table:formula="of:=[.G278]+[.I278]+SUM([.K278:.O278])" ns41:value-type="float" table:style-name="TL Data" office:value-type="float" office:value="33">
            <text:p>33</text:p>
          </table:table-cell>
          <table:table-cell table:style-name="TL Data" table:number-columns-repeated="3"/>
          <table:table-cell table:formula="of:=[.E278]+[.P278]+[.Q278]" ns41:value-type="float" table:style-name="TL Data" office:value-type="float" office:value="1272">
            <text:p>127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isse</text:p>
          </table:table-cell>
          <table:table-cell table:style-name="TL RowHeader"/>
          <table:table-cell table:style-name="ce25"/>
          <table:table-cell ns41:value-type="float" table:style-name="TL Data" office:value="6729" office:value-type="float">
            <text:p>6729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8"/>
          <table:table-cell table:formula="of:=[.F279]+[.H279]+[.J279]" ns41:value-type="float" table:style-name="TL Data" office:value-type="float" office:value="9">
            <text:p>9</text:p>
          </table:table-cell>
          <table:table-cell table:formula="of:=[.G279]+[.I279]+SUM([.K279:.O279])" ns41:value-type="float" table:style-name="TL Data" office:value-type="float" office:value="9">
            <text:p>9</text:p>
          </table:table-cell>
          <table:table-cell table:style-name="TL Data" table:number-columns-repeated="3"/>
          <table:table-cell table:formula="of:=[.E279]+[.P279]+[.Q279]" ns41:value-type="float" table:style-name="TL Data" office:value-type="float" office:value="1097">
            <text:p>109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oorburg</text:p>
          </table:table-cell>
          <table:table-cell table:style-name="TL RowHeader"/>
          <table:table-cell table:style-name="ce25"/>
          <table:table-cell ns41:value-type="float" table:style-name="TL Data" office:value="7194" office:value-type="float">
            <text:p>7194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table:style-name="TL Data" table:number-columns-repeated="3"/>
          <table:table-cell table:formula="of:=[.F280]+[.H280]+[.J280]" ns41:value-type="float" table:style-name="TL Data" office:value-type="float" office:value="173">
            <text:p>173</text:p>
          </table:table-cell>
          <table:table-cell table:formula="of:=[.G280]+[.I280]+SUM([.K280:.O280])" ns41:value-type="float" table:style-name="TL Data" office:value-type="float" office:value="208">
            <text:p>208</text:p>
          </table:table-cell>
          <table:table-cell table:style-name="TL Data" table:number-columns-repeated="3"/>
          <table:table-cell table:formula="of:=[.E280]+[.P280]+[.Q280]" ns41:value-type="float" table:style-name="TL Data" office:value-type="float" office:value="1513">
            <text:p>15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onster</text:p>
          </table:table-cell>
          <table:table-cell table:style-name="TL RowHeader"/>
          <table:table-cell table:style-name="ce25"/>
          <table:table-cell ns41:value-type="float" table:style-name="TL Data" office:value="7509" office:value-type="float">
            <text:p>7509</text:p>
          </table:table-cell>
          <table:table-cell ns41:value-type="float" table:style-name="TL Data" office:value="1217" office:value-type="float">
            <text:p>1217</text:p>
          </table:table-cell>
          <table:table-cell table:style-name="TL Data" table:number-columns-repeated="10"/>
          <table:table-cell table:formula="of:=[.F281]+[.H281]+[.J281]" ns41:value-type="float" table:style-name="TL Data" office:value-type="float" office:value="0">
            <text:p>0</text:p>
          </table:table-cell>
          <table:table-cell table:formula="of:=[.G281]+[.I281]+SUM([.K281:.O28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281]+[.P281]+[.Q281]" ns41:value-type="float" table:style-name="TL Data" office:value-type="float" office:value="1217">
            <text:p>121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oordwij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713" office:value-type="float">
            <text:p>7713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5"/>
          <table:table-cell table:formula="of:=[.F282]+[.H282]+[.J282]" ns41:value-type="float" table:style-name="TL Data" office:value-type="float" office:value="19">
            <text:p>19</text:p>
          </table:table-cell>
          <table:table-cell table:formula="of:=[.G282]+[.I282]+SUM([.K282:.O282])" ns41:value-type="float" table:style-name="TL Data" office:value-type="float" office:value="27">
            <text:p>2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E282]+[.P282]+[.Q282]" ns41:value-type="float" table:style-name="TL Data" office:value-type="float" office:value="1659">
            <text:p>165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erdam</text:p>
          </table:table-cell>
          <table:table-cell table:style-name="TL RowHeader"/>
          <table:table-cell table:style-name="ce25"/>
          <table:table-cell ns41:value-type="float" table:style-name="TL Data" office:value="8085" office:value-type="float">
            <text:p>8085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283]+[.H283]+[.J283]" ns41:value-type="float" table:style-name="TL Data" office:value-type="float" office:value="15">
            <text:p>15</text:p>
          </table:table-cell>
          <table:table-cell table:formula="of:=[.G283]+[.I283]+SUM([.K283:.O283])" ns41:value-type="float" table:style-name="TL Data" office:value-type="float" office:value="30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283]+[.P283]+[.Q283]" ns41:value-type="float" table:style-name="TL Data" office:value-type="float" office:value="1740">
            <text:p>174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oosduinen</text:p>
          </table:table-cell>
          <table:table-cell table:style-name="TL RowHeader"/>
          <table:table-cell table:style-name="ce25"/>
          <table:table-cell ns41:value-type="float" table:style-name="TL Data" office:value="8255" office:value-type="float">
            <text:p>8255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F284]+[.H284]+[.J284]" ns41:value-type="float" table:style-name="TL Data" office:value-type="float" office:value="33">
            <text:p>33</text:p>
          </table:table-cell>
          <table:table-cell table:formula="of:=[.G284]+[.I284]+SUM([.K284:.O284])" ns41:value-type="float" table:style-name="TL Data" office:value-type="float" office:value="31">
            <text:p>31</text:p>
          </table:table-cell>
          <table:table-cell table:style-name="TL Data" table:number-columns-repeated="3"/>
          <table:table-cell table:formula="of:=[.E284]+[.P284]+[.Q284]" ns41:value-type="float" table:style-name="TL Data" office:value-type="float" office:value="1239">
            <text:p>123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aaldwijk</text:p>
          </table:table-cell>
          <table:table-cell table:style-name="TL RowHeader"/>
          <table:table-cell table:style-name="ce25"/>
          <table:table-cell ns41:value-type="float" table:style-name="TL Data" office:value="8270" office:value-type="float">
            <text:p>8270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table:formula="of:=[.F285]+[.H285]+[.J285]" ns41:value-type="float" table:style-name="TL Data" office:value-type="float" office:value="7">
            <text:p>7</text:p>
          </table:table-cell>
          <table:table-cell table:formula="of:=[.G285]+[.I285]+SUM([.K285:.O285])" ns41:value-type="float" table:style-name="TL Data" office:value-type="float" office:value="12">
            <text:p>12</text:p>
          </table:table-cell>
          <table:table-cell table:style-name="TL Data" table:number-columns-repeated="3"/>
          <table:table-cell table:formula="of:=[.E285]+[.P285]+[.Q285]" ns41:value-type="float" table:style-name="TL Data" office:value-type="float" office:value="1613">
            <text:p>16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ijswijk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8430" office:value-type="float">
            <text:p>8430</text:p>
          </table:table-cell>
          <table:table-cell ns41:value-type="float" table:style-name="TL Data" office:value="1107" office:value-type="float">
            <text:p>110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F286]+[.H286]+[.J286]" ns41:value-type="float" table:style-name="TL Data" office:value-type="float" office:value="233">
            <text:p>233</text:p>
          </table:table-cell>
          <table:table-cell table:formula="of:=[.G286]+[.I286]+SUM([.K286:.O286])" ns41:value-type="float" table:style-name="TL Data" office:value-type="float" office:value="248">
            <text:p>248</text:p>
          </table:table-cell>
          <table:table-cell table:style-name="TL Data" table:number-columns-repeated="3"/>
          <table:table-cell table:formula="of:=[.E286]+[.P286]+[.Q286]" ns41:value-type="float" table:style-name="TL Data" office:value-type="float" office:value="1588">
            <text:p>158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illegom</text:p>
          </table:table-cell>
          <table:table-cell table:style-name="TL RowHeader"/>
          <table:table-cell table:style-name="ce25"/>
          <table:table-cell ns41:value-type="float" table:style-name="TL Data" office:value="9132" office:value-type="float">
            <text:p>9132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F287]+[.H287]+[.J287]" ns41:value-type="float" table:style-name="TL Data" office:value-type="float" office:value="27">
            <text:p>27</text:p>
          </table:table-cell>
          <table:table-cell table:formula="of:=[.G287]+[.I287]+SUM([.K287:.O287])" ns41:value-type="float" table:style-name="TL Data" office:value-type="float" office:value="47">
            <text:p>47</text:p>
          </table:table-cell>
          <table:table-cell table:style-name="TL Data" table:number-columns-repeated="3"/>
          <table:table-cell table:formula="of:=[.E287]+[.P287]+[.Q287]" ns41:value-type="float" table:style-name="TL Data" office:value-type="float" office:value="1732">
            <text:p>173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4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wijndrecht</text:p>
          </table:table-cell>
          <table:table-cell table:style-name="TL RowHeader"/>
          <table:table-cell table:style-name="ce25"/>
          <table:table-cell ns41:value-type="float" table:style-name="TL Data" office:value="9623" office:value-type="float">
            <text:p>9623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8"/>
          <table:table-cell table:formula="of:=[.F288]+[.H288]+[.J288]" ns41:value-type="float" table:style-name="TL Data" office:value-type="float" office:value="814">
            <text:p>814</text:p>
          </table:table-cell>
          <table:table-cell table:formula="of:=[.G288]+[.I288]+SUM([.K288:.O288])" ns41:value-type="float" table:style-name="TL Data" office:value-type="float" office:value="95">
            <text:p>95</text:p>
          </table:table-cell>
          <table:table-cell table:style-name="TL Data" table:number-columns-repeated="3"/>
          <table:table-cell table:formula="of:=[.E288]+[.P288]+[.Q288]" ns41:value-type="float" table:style-name="TL Data" office:value-type="float" office:value="1859">
            <text:p>18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assluis</text:p>
          </table:table-cell>
          <table:table-cell table:style-name="TL RowHeader"/>
          <table:table-cell table:style-name="ce25"/>
          <table:table-cell ns41:value-type="float" table:style-name="TL Data" office:value="10405" office:value-type="float">
            <text:p>10405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F289]+[.H289]+[.J289]" ns41:value-type="float" table:style-name="TL Data" office:value-type="float" office:value="317">
            <text:p>317</text:p>
          </table:table-cell>
          <table:table-cell table:formula="of:=[.G289]+[.I289]+SUM([.K289:.O289])" ns41:value-type="float" table:style-name="TL Data" office:value-type="float" office:value="360">
            <text:p>36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table:formula="of:=[.E289]+[.P289]+[.Q289]" ns41:value-type="float" table:style-name="TL Data" office:value-type="float" office:value="2023">
            <office:annotation draw:style-name="gr1" svg:height="1.113cm" draw:caption-point-y="0.433cm" svg:width="1.624cm" svg:x="39.016cm" draw:caption-point-x="0.437cm" svg:y="130.7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029</text:span></text:p>
            </office:annotation>
            <text:p>202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idderkerk</text:p>
          </table:table-cell>
          <table:table-cell table:style-name="TL RowHeader"/>
          <table:table-cell table:style-name="ce25"/>
          <table:table-cell ns41:value-type="float" table:style-name="TL Data" office:value="11723" office:value-type="float">
            <text:p>11723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6"/>
          <table:table-cell table:formula="of:=[.F290]+[.H290]+[.J290]" ns41:value-type="float" table:style-name="TL Data" office:value-type="float" office:value="26">
            <text:p>26</text:p>
          </table:table-cell>
          <table:table-cell table:formula="of:=[.G290]+[.I290]+SUM([.K290:.O290])" ns41:value-type="float" table:style-name="TL Data" office:value-type="float" office:value="38">
            <text:p>38</text:p>
          </table:table-cell>
          <table:table-cell table:style-name="TL Data" table:number-columns-repeated="3"/>
          <table:table-cell table:formula="of:=[.E290]+[.P290]+[.Q290]" ns41:value-type="float" table:style-name="TL Data" office:value-type="float" office:value="2273">
            <text:p>227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orinchem</text:p>
          </table:table-cell>
          <table:table-cell table:style-name="TL RowHeader"/>
          <table:table-cell table:style-name="ce25"/>
          <table:table-cell ns41:value-type="float" table:style-name="TL Data" office:value="12713" office:value-type="float">
            <text:p>12713</text:p>
          </table:table-cell>
          <table:table-cell ns41:value-type="float" table:style-name="TL Data" office:value="1783" office:value-type="float">
            <text:p>1783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6"/>
          <table:table-cell table:formula="of:=[.F291]+[.H291]+[.J291]" ns41:value-type="float" table:style-name="TL Data" office:value-type="float" office:value="685">
            <office:annotation draw:style-name="gr1" svg:height="1.112cm" draw:caption-point-y="0.433cm" svg:width="1.96cm" svg:x="30.823cm" draw:caption-point-x="-0.57cm" svg:y="131.6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95</text:span></text:p>
            </office:annotation>
            <text:p>685</text:p>
          </table:table-cell>
          <table:table-cell table:formula="of:=[.G291]+[.I291]+SUM([.K291:.O291])" ns41:value-type="float" table:style-name="TL Data" office:value-type="float" office:value="240">
            <text:p>24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291]+[.P291]+[.Q291]" ns41:value-type="float" table:style-name="TL Data" office:value-type="float" office:value="2708">
            <office:annotation draw:style-name="gr1" svg:height="1.165cm" draw:caption-point-y="0.433cm" svg:width="1.82cm" svg:x="39.016cm" draw:caption-point-x="0.437cm" svg:y="131.6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720</text:span></text:p>
            </office:annotation>
            <text:p>2708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liedrecht</text:p>
          </table:table-cell>
          <table:table-cell table:style-name="TL RowHeader"/>
          <table:table-cell table:style-name="ce25"/>
          <table:table-cell ns41:value-type="float" table:style-name="TL Data" office:value="12794" office:value-type="float">
            <text:p>12794</text:p>
          </table:table-cell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formula="of:=[.F292]+[.H292]+[.J292]" ns41:value-type="float" table:style-name="TL Data" office:value-type="float" office:value="46">
            <text:p>46</text:p>
          </table:table-cell>
          <table:table-cell table:formula="of:=[.G292]+[.I292]+SUM([.K292:.O292])" ns41:value-type="float" table:style-name="TL Data" office:value-type="float" office:value="39">
            <text:p>39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[.E292]+[.P292]+[.Q292]" ns41:value-type="float" table:style-name="TL Data" office:value-type="float" office:value="2673">
            <office:annotation draw:style-name="gr1" svg:height="0.978cm" draw:caption-point-y="0.433cm" svg:width="1.595cm" svg:x="39.016cm" draw:caption-point-x="0.437cm" svg:y="132.13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92</text:span></text:p>
            </office:annotation>
            <text:p>2673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atwijk</text:p>
          </table:table-cell>
          <table:table-cell table:style-name="TL RowHeader"/>
          <table:table-cell table:style-name="ce25"/>
          <table:table-cell ns41:value-type="float" table:style-name="TL Data" office:value="13128" office:value-type="float">
            <text:p>13128</text:p>
          </table:table-cell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table:style-name="TL Data" table:number-columns-repeated="6"/>
          <table:table-cell table:formula="of:=[.F293]+[.H293]+[.J293]" ns41:value-type="float" table:style-name="TL Data" office:value-type="float" office:value="40">
            <office:annotation draw:style-name="gr1" svg:height="0.978cm" draw:caption-point-y="0.433cm" svg:width="1.735cm" svg:x="30.823cm" draw:caption-point-x="-0.57cm" svg:y="132.5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</text:span></text:p>
            </office:annotation>
            <text:p>40</text:p>
          </table:table-cell>
          <table:table-cell table:formula="of:=[.G293]+[.I293]+SUM([.K293:.O293])" ns41:value-type="float" table:style-name="TL Data" office:value-type="float" office:value="52">
            <text:p>52</text:p>
          </table:table-cell>
          <table:table-cell table:style-name="TL Data" table:number-columns-repeated="3"/>
          <table:table-cell table:formula="of:=[.E293]+[.P293]+[.Q293]" ns41:value-type="float" table:style-name="TL Data" office:value-type="float" office:value="2600">
            <office:annotation draw:style-name="gr1" svg:height="1.164cm" draw:caption-point-y="0.433cm" svg:width="1.763cm" svg:x="39.016cm" draw:caption-point-x="0.437cm" svg:y="132.5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09</text:span></text:p>
            </office:annotation>
            <text:p>2600</text:p>
          </table:table-cell>
          <table:table-cell ns41:value-type="float" table:style-name="TL Data" office:value="92" office:value-type="float">
            <text:p>9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lphen a/d Rijn</text:p>
          </table:table-cell>
          <table:table-cell table:style-name="TL RowHeader"/>
          <table:table-cell table:style-name="ce25"/>
          <table:table-cell ns41:value-type="float" table:style-name="TL Data" office:value="14962" office:value-type="float">
            <text:p>14962</text:p>
          </table:table-cell>
          <table:table-cell ns41:value-type="float" table:style-name="TL Data" office:value="2936" office:value-type="float">
            <text:p>2936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294]+[.H294]+[.J294]" ns41:value-type="float" table:style-name="TL Data" office:value-type="float" office:value="30">
            <text:p>30</text:p>
          </table:table-cell>
          <table:table-cell table:formula="of:=[.G294]+[.I294]+SUM([.K294:.O294])" ns41:value-type="float" table:style-name="TL Data" office:value-type="float" office:value="51">
            <text:p>51</text:p>
          </table:table-cell>
          <table:table-cell table:style-name="TL Data" table:number-columns-repeated="3"/>
          <table:table-cell table:formula="of:=[.E294]+[.P294]+[.Q294]" ns41:value-type="float" table:style-name="TL Data" office:value-type="float" office:value="3017">
            <text:p>3017</text:p>
          </table:table-cell>
          <table:table-cell ns41:value-type="float" table:style-name="TL Data" office:value="106" office:value-type="float">
            <text:p>10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laardingen</text:p>
          </table:table-cell>
          <table:table-cell table:style-name="TL RowHeader"/>
          <table:table-cell table:style-name="ce25"/>
          <table:table-cell ns41:value-type="float" table:style-name="TL Data" office:value="24659" office:value-type="float">
            <text:p>24659</text:p>
          </table:table-cell>
          <table:table-cell ns41:value-type="float" table:style-name="TL Data" office:value="3051" office:value-type="float">
            <text:p>305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office:value="847" table:style-name="TL Data" table:number-columns-repeated="2" office:value-type="float">
            <text:p>84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4"/>
          <table:table-cell table:formula="of:=[.F295]+[.H295]+[.J295]" ns41:value-type="float" table:style-name="TL Data" office:value-type="float" office:value="959">
            <text:p>959</text:p>
          </table:table-cell>
          <table:table-cell table:formula="of:=[.G295]+[.I295]+SUM([.K295:.O295])" ns41:value-type="float" table:style-name="TL Data" office:value-type="float" office:value="1164">
            <text:p>116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E295]+[.P295]+[.Q295]" ns41:value-type="float" table:style-name="TL Data" office:value-type="float" office:value="5174">
            <office:annotation draw:style-name="gr1" svg:height="1.112cm" draw:caption-point-y="0.433cm" svg:width="1.568cm" svg:x="39.016cm" draw:caption-point-x="0.437cm" svg:y="133.48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191</text:span></text:p>
            </office:annotation>
            <text:p>5174</text:p>
          </table:table-cell>
          <table:table-cell ns41:value-type="float" table:style-name="TL Data" office:value="17" office:value-type="float">
            <text:p>17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ouda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6373" office:value-type="float">
            <text:p>26373</text:p>
          </table:table-cell>
          <table:table-cell ns41:value-type="float" table:style-name="TL Data" office:value="4501" office:value-type="float">
            <text:p>450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table:formula="of:=[.F296]+[.H296]+[.J296]" ns41:value-type="float" table:style-name="TL Data" office:value-type="float" office:value="624">
            <text:p>624</text:p>
          </table:table-cell>
          <table:table-cell table:formula="of:=[.G296]+[.I296]+SUM([.K296:.O296])" ns41:value-type="float" table:style-name="TL Data" office:value-type="float" office:value="706">
            <office:annotation draw:style-name="gr1" svg:height="0.847cm" draw:caption-point-y="0.433cm" svg:width="1.539cm" svg:x="32.39cm" draw:caption-point-x="-0.347cm" svg:y="133.93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05</text:span></text:p>
            </office:annotation>
            <text:p>706</text:p>
          </table:table-cell>
          <table:table-cell table:style-name="TL Data" table:number-columns-repeated="3"/>
          <table:table-cell table:formula="of:=[.E296]+[.P296]+[.Q296]" ns41:value-type="float" table:style-name="TL Data" office:value-type="float" office:value="5831">
            <text:p>583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lft</text:p>
          </table:table-cell>
          <table:table-cell table:style-name="TL RowHeader"/>
          <table:table-cell table:style-name="ce25"/>
          <table:table-cell ns41:value-type="float" table:style-name="TL Data" office:value="38189" office:value-type="float">
            <text:p>38189</text:p>
          </table:table-cell>
          <table:table-cell ns41:value-type="float" table:style-name="TL Data" office:value="4393" office:value-type="float">
            <text:p>43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F297]+[.H297]+[.J297]" ns41:value-type="float" table:style-name="TL Data" office:value-type="float" office:value="1500">
            <text:p>1500</text:p>
          </table:table-cell>
          <table:table-cell table:formula="of:=[.G297]+[.I297]+SUM([.K297:.O297])" ns41:value-type="float" table:style-name="TL Data" office:value-type="float" office:value="2054">
            <text:p>2054</text:p>
          </table:table-cell>
          <table:table-cell table:style-name="TL Data" table:number-columns-repeated="3"/>
          <table:table-cell table:formula="of:=[.E297]+[.P297]+[.Q297]" ns41:value-type="float" table:style-name="TL Data" office:value-type="float" office:value="7947">
            <text:p>79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iedam</text:p>
          </table:table-cell>
          <table:table-cell table:style-name="TL RowHeader"/>
          <table:table-cell table:style-name="ce25"/>
          <table:table-cell ns41:value-type="float" table:style-name="TL Data" office:value="38191" office:value-type="float">
            <text:p>38191</text:p>
          </table:table-cell>
          <table:table-cell ns41:value-type="float" table:style-name="TL Data" office:value="4235" office:value-type="float">
            <text:p>4235</text:p>
          </table:table-cell>
          <table:table-cell ns41:value-type="float" table:style-name="TL Data" office:value="1561" office:value-type="float">
            <text:p>1561</text:p>
          </table:table-cell>
          <table:table-cell ns41:value-type="float" table:style-name="TL Data" office:value="2036" office:value-type="float">
            <text:p>2036</text:p>
          </table:table-cell>
          <table:table-cell ns41:value-type="float" office:value="61" table:style-name="TL Data" table:number-columns-repeated="2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3"/>
          <table:table-cell table:formula="of:=[.F298]+[.H298]+[.J298]" ns41:value-type="float" table:style-name="TL Data" office:value-type="float" office:value="1623">
            <text:p>1623</text:p>
          </table:table-cell>
          <table:table-cell table:formula="of:=[.G298]+[.I298]+SUM([.K298:.O298])" ns41:value-type="float" table:style-name="TL Data" office:value-type="float" office:value="2125">
            <text:p>21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E298]+[.P298]+[.Q298]" ns41:value-type="float" table:style-name="TL Data" office:value-type="float" office:value="7983">
            <office:annotation draw:style-name="gr1" svg:height="1.031cm" draw:caption-point-y="0.433cm" svg:width="1.736cm" svg:x="39.016cm" draw:caption-point-x="0.437cm" svg:y="134.83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985</text:span></text:p>
            </office:annotation>
            <text:p>798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rdrecht</text:p>
          </table:table-cell>
          <table:table-cell table:style-name="TL RowHeader"/>
          <table:table-cell table:style-name="ce25"/>
          <table:table-cell ns41:value-type="float" table:style-name="TL Data" office:value="53828" office:value-type="float">
            <text:p>53828</text:p>
          </table:table-cell>
          <table:table-cell ns41:value-type="float" table:style-name="TL Data" office:value="5356" office:value-type="float">
            <text:p>535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F299]+[.H299]+[.J299]" ns41:value-type="float" table:style-name="TL Data" office:value-type="float" office:value="2414">
            <text:p>2414</text:p>
          </table:table-cell>
          <table:table-cell table:formula="of:=[.G299]+[.I299]+SUM([.K299:.O299])" ns41:value-type="float" table:style-name="TL Data" office:value-type="float" office:value="3530">
            <text:p>353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formula="of:=[.E299]+[.P299]+[.Q299]" ns41:value-type="float" table:style-name="TL Data" office:value-type="float" office:value="11300">
            <office:annotation draw:style-name="gr1" svg:height="1.139cm" draw:caption-point-y="0.433cm" svg:width="1.82cm" svg:x="39.016cm" draw:caption-point-x="0.437cm" svg:y="135.28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1311</text:span></text:p>
            </office:annotation>
            <text:p>11300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iden</text:p>
          </table:table-cell>
          <table:table-cell table:style-name="TL RowHeader"/>
          <table:table-cell table:style-name="ce25"/>
          <table:table-cell ns41:value-type="float" table:style-name="TL Data" office:value="61113" office:value-type="float">
            <text:p>61113</text:p>
          </table:table-cell>
          <table:table-cell ns41:value-type="float" table:style-name="TL Data" office:value="7994" office:value-type="float">
            <text:p>7994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F300]+[.H300]+[.J300]" ns41:value-type="float" table:style-name="TL Data" office:value-type="float" office:value="2476">
            <text:p>2476</text:p>
          </table:table-cell>
          <table:table-cell table:formula="of:=[.G300]+[.I300]+SUM([.K300:.O300])" ns41:value-type="float" table:style-name="TL Data" office:value-type="float" office:value="3156">
            <text:p>315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300]+[.P300]+[.Q300]" ns41:value-type="float" table:style-name="TL Data" office:value-type="float" office:value="13626">
            <office:annotation draw:style-name="gr1" svg:height="0.9cm" draw:caption-point-y="0.433cm" svg:width="1.624cm" svg:x="39.016cm" draw:caption-point-x="0.437cm" svg:y="135.73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3628</text:span></text:p>
            </office:annotation>
            <text:p>1362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-Gravenhage</text:p>
          </table:table-cell>
          <table:table-cell table:style-name="TL RowHeader"/>
          <table:table-cell table:style-name="ce25"/>
          <table:table-cell ns41:value-type="float" table:style-name="TL Data" office:value="352979" office:value-type="float">
            <text:p>352979</text:p>
          </table:table-cell>
          <table:table-cell ns41:value-type="float" table:style-name="TL Data" office:value="20772" office:value-type="float">
            <text:p>2077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469" office:value-type="float">
            <text:p>3469</text:p>
          </table:table-cell>
          <table:table-cell ns41:value-type="float" table:style-name="TL Data" office:value="13661" office:value-type="float">
            <text:p>13661</text:p>
          </table:table-cell>
          <table:table-cell ns41:value-type="float" table:style-name="TL Data" office:value="15019" office:value-type="float">
            <text:p>15019</text:p>
          </table:table-cell>
          <table:table-cell ns41:value-type="float" table:style-name="TL Data" office:value="7385" office:value-type="float">
            <text:p>7385</text:p>
          </table:table-cell>
          <table:table-cell ns41:value-type="float" table:style-name="TL Data" office:value="8080" office:value-type="float">
            <text:p>8080</text:p>
          </table:table-cell>
          <table:table-cell ns41:value-type="float" table:style-name="TL Data" office:value="8176" office:value-type="float">
            <text:p>817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F301]+[.H301]+[.J301]" ns41:value-type="float" table:style-name="TL Data" office:value-type="float" office:value="21296">
            <text:p>21296</text:p>
          </table:table-cell>
          <table:table-cell table:formula="of:=[.G301]+[.I301]+SUM([.K301:.O301])" ns41:value-type="float" table:style-name="TL Data" office:value-type="float" office:value="34790">
            <text:p>34790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2" office:value-type="float">
            <text:p>32</text:p>
          </table:table-cell>
          <table:table-cell table:formula="of:=[.E301]+[.P301]+[.Q301]" ns41:value-type="float" table:style-name="TL Data" office:value-type="float" office:value="76858">
            <office:annotation draw:style-name="gr1" svg:height="1.745cm" draw:caption-point-y="0.433cm" svg:width="1.876cm" svg:x="39.016cm" draw:caption-point-x="0.437cm" svg:y="136.18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6953</text:span></text:p>
            </office:annotation>
            <text:p>76858</text:p>
          </table:table-cell>
          <table:table-cell ns41:value-type="float" table:style-name="TL Data" office:value="95" office:value-type="float">
            <text:p>9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7">
          <table:table-cell ns41:value-type="string" table:style-name="TL RowHeader" office:value-type="string">
            <text:p>Rotterdam (met inbegrip van Hoek van Holland)</text:p>
          </table:table-cell>
          <table:table-cell table:style-name="TL RowHeader"/>
          <table:table-cell table:style-name="ce25"/>
          <table:table-cell ns41:value-type="float" table:style-name="TL Data" office:value="501281" office:value-type="float">
            <text:p>501281</text:p>
          </table:table-cell>
          <table:table-cell ns41:value-type="float" table:style-name="TL Data" office:value="9569" office:value-type="float">
            <text:p>9569</text:p>
          </table:table-cell>
          <table:table-cell ns41:value-type="float" table:style-name="TL Data" office:value="27162" office:value-type="float">
            <text:p>27162</text:p>
          </table:table-cell>
          <table:table-cell ns41:value-type="float" table:style-name="TL Data" office:value="13211" office:value-type="float">
            <text:p>1321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257" office:value-type="float">
            <text:p>2257</text:p>
          </table:table-cell>
          <table:table-cell ns41:value-type="float" table:style-name="TL Data" office:value="26915" office:value-type="float">
            <text:p>26915</text:p>
          </table:table-cell>
          <table:table-cell ns41:value-type="float" table:style-name="TL Data" office:value="23952" office:value-type="float">
            <text:p>23952</text:p>
          </table:table-cell>
          <table:table-cell ns41:value-type="float" table:style-name="TL Data" office:value="2223" office:value-type="float">
            <text:p>222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table:formula="of:=[.F302]+[.H302]+[.J302]" ns41:value-type="float" table:style-name="TL Data" office:value-type="float" office:value="29795">
            <text:p>29795</text:p>
          </table:table-cell>
          <table:table-cell table:formula="of:=[.G302]+[.I302]+SUM([.K302:.O302])" ns41:value-type="float" table:style-name="TL Data" office:value-type="float" office:value="66772">
            <text:p>667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7" office:value-type="float">
            <text:p>107</text:p>
          </table:table-cell>
          <table:table-cell table:formula="of:=[.E302]+[.P302]+[.Q302]" ns41:value-type="float" table:style-name="TL Data" office:value-type="float" office:value="106136">
            <office:annotation draw:style-name="gr1" svg:height="1.295cm" draw:caption-point-y="0.433cm" svg:width="1.82cm" svg:x="39.016cm" draw:caption-point-x="0.437cm" svg:y="136.631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6267</text:span></text:p>
            </office:annotation>
            <text:p>106136</text:p>
          </table:table-cell>
          <table:table-cell ns41:value-type="float" table:style-name="TL Data" office:value="134" office:value-type="float">
            <text:p>134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7">
          <table:table-cell ns41:value-type="string" table:style-name="TL RowHeader" office:value-type="string">
            <text:p>Rotterdam ( Hoek van Holland)</text:p>
          </table:table-cell>
          <table:table-cell table:style-name="TL RowHeader"/>
          <table:table-cell table:style-name="ce25"/>
          <table:table-cell ns41:value-type="string" table:style-name="TL Data" office:value-type="string">
            <text:p>?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8"/>
          <table:table-cell table:formula="of:=[.F303]+[.H303]+[.J303]" ns41:value-type="float" table:style-name="TL Data" office:value-type="float" office:value="75">
            <text:p>75</text:p>
          </table:table-cell>
          <table:table-cell table:formula="of:=[.G303]+[.I303]+SUM([.K303:.O303])" ns41:value-type="float" table:style-name="TL Data" office:value-type="float" office:value="98">
            <text:p>98</text:p>
          </table:table-cell>
          <table:table-cell table:style-name="TL Data" table:number-columns-repeated="3"/>
          <table:table-cell table:formula="of:=[.E303]+[.P303]+[.Q303]" ns41:value-type="float" table:style-name="TL Data" office:value-type="float" office:value="660">
            <text:p>66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Z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uiksloot</text:p>
          </table:table-cell>
          <table:table-cell table:style-name="TL RowHeader"/>
          <table:table-cell table:style-name="ce25"/>
          <table:table-cell ns41:value-type="float" table:style-name="TL Data" office:value="1806" office:value-type="float">
            <text:p>180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304]+[.H304]+[.J304]" ns41:value-type="float" table:style-name="TL Data" office:value-type="float" office:value="64">
            <text:p>64</text:p>
          </table:table-cell>
          <table:table-cell table:formula="of:=[.G304]+[.I304]+SUM([.K304:.O304])" ns41:value-type="float" table:style-name="TL Data" office:value-type="float" office:value="65">
            <text:p>65</text:p>
          </table:table-cell>
          <table:table-cell table:style-name="TL Data" table:number-columns-repeated="3"/>
          <table:table-cell table:formula="of:=[.E304]+[.P304]+[.Q304]" ns41:value-type="float" table:style-name="TL Data" office:value-type="float" office:value="403">
            <text:p>4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iemen</text:p>
          </table:table-cell>
          <table:table-cell table:style-name="TL RowHeader"/>
          <table:table-cell table:style-name="ce25"/>
          <table:table-cell ns41:value-type="float" table:style-name="TL Data" office:value="2001" office:value-type="float">
            <text:p>2001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formula="of:=[.F305]+[.H305]+[.J305]" ns41:value-type="float" table:style-name="TL Data" office:value-type="float" office:value="9">
            <text:p>9</text:p>
          </table:table-cell>
          <table:table-cell table:formula="of:=[.G305]+[.I305]+SUM([.K305:.O305])" ns41:value-type="float" table:style-name="TL Data" office:value-type="float" office:value="43">
            <text:p>43</text:p>
          </table:table-cell>
          <table:table-cell table:style-name="TL Data" table:number-columns-repeated="3"/>
          <table:table-cell table:formula="of:=[.E305]+[.P305]+[.Q305]" ns41:value-type="float" table:style-name="TL Data" office:value-type="float" office:value="400">
            <text:p>4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ansdorp</text:p>
          </table:table-cell>
          <table:table-cell table:style-name="TL RowHeader"/>
          <table:table-cell table:style-name="ce25"/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6"/>
          <table:table-cell table:formula="of:=[.F306]+[.H306]+[.J306]" ns41:value-type="float" table:style-name="TL Data" office:value-type="float" office:value="23">
            <text:p>23</text:p>
          </table:table-cell>
          <table:table-cell table:formula="of:=[.G306]+[.I306]+SUM([.K306:.O306])" ns41:value-type="float" table:style-name="TL Data" office:value-type="float" office:value="52">
            <text:p>5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[.E306]+[.P306]+[.Q306]" ns41:value-type="float" table:style-name="TL Data" office:value-type="float" office:value="483">
            <office:annotation draw:style-name="gr1" svg:height="0.926cm" draw:caption-point-y="0.433cm" svg:width="1.988cm" svg:x="39.016cm" draw:caption-point-x="0.437cm" svg:y="139.329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13</text:span></text:p>
            </office:annotation>
            <text:p>483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rmenhuizen</text:p>
          </table:table-cell>
          <table:table-cell table:style-name="TL RowHeader"/>
          <table:table-cell table:style-name="ce25"/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table:formula="of:=[.F307]+[.H307]+[.J307]" ns41:value-type="float" table:style-name="TL Data" office:value-type="float" office:value="1">
            <text:p>1</text:p>
          </table:table-cell>
          <table:table-cell table:formula="of:=[.G307]+[.I307]+SUM([.K307:.O307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307]+[.P307]+[.Q307]" ns41:value-type="float" table:style-name="TL Data" office:value-type="float" office:value="459">
            <text:p>4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ogwoud</text:p>
          </table:table-cell>
          <table:table-cell table:style-name="TL RowHeader"/>
          <table:table-cell table:style-name="ce25"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table:style-name="TL Data" table:number-columns-repeated="5"/>
          <table:table-cell table:formula="of:=[.F308]+[.H308]+[.J308]" ns41:value-type="float" table:style-name="TL Data" office:value-type="float" office:value="36">
            <text:p>36</text:p>
          </table:table-cell>
          <table:table-cell table:formula="of:=[.G308]+[.I308]+SUM([.K308:.O30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08]+[.P308]+[.Q308]" ns41:value-type="float" table:style-name="TL Data" office:value-type="float" office:value="316">
            <text:p>3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lokker</text:p>
          </table:table-cell>
          <table:table-cell table:style-name="TL RowHeader"/>
          <table:table-cell table:style-name="ce25"/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9"/>
          <table:table-cell table:formula="of:=[.F309]+[.H309]+[.J309]" ns41:value-type="float" table:style-name="TL Data" office:value-type="float" office:value="36">
            <text:p>36</text:p>
          </table:table-cell>
          <table:table-cell table:formula="of:=[.G309]+[.I309]+SUM([.K309:.O30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09]+[.P309]+[.Q309]" ns41:value-type="float" table:style-name="TL Data" office:value-type="float" office:value="532">
            <text:p>53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IJpendam</text:p>
          </table:table-cell>
          <table:table-cell table:style-name="TL RowHeader"/>
          <table:table-cell table:style-name="ce25"/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 table:number-columns-repeated="10"/>
          <table:table-cell table:formula="of:=[.F310]+[.H310]+[.J310]" ns41:value-type="float" table:style-name="TL Data" office:value-type="float" office:value="0">
            <text:p>0</text:p>
          </table:table-cell>
          <table:table-cell table:formula="of:=[.G310]+[.I310]+SUM([.K310:.O31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0]+[.P310]+[.Q310]" ns41:value-type="float" table:style-name="TL Data" office:value-type="float" office:value="515">
            <text:p>5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oek op Langendijk</text:p>
          </table:table-cell>
          <table:table-cell table:style-name="TL RowHeader"/>
          <table:table-cell table:style-name="ce25"/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F311]+[.H311]+[.J311]" ns41:value-type="float" table:style-name="TL Data" office:value-type="float" office:value="20">
            <text:p>20</text:p>
          </table:table-cell>
          <table:table-cell table:formula="of:=[.G311]+[.I311]+SUM([.K311:.O311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311]+[.P311]+[.Q311]" ns41:value-type="float" table:style-name="TL Data" office:value-type="float" office:value="531">
            <text:p>53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nhuizen</text:p>
          </table:table-cell>
          <table:table-cell table:style-name="TL RowHeader"/>
          <table:table-cell table:style-name="ce25"/>
          <table:table-cell ns41:value-type="float" table:style-name="TL Data" office:value="2428" office:value-type="float">
            <text:p>2428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10"/>
          <table:table-cell table:formula="of:=[.F312]+[.H312]+[.J312]" ns41:value-type="float" table:style-name="TL Data" office:value-type="float" office:value="0">
            <text:p>0</text:p>
          </table:table-cell>
          <table:table-cell table:formula="of:=[.G312]+[.I312]+SUM([.K312:.O31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2]+[.P312]+[.Q312]" ns41:value-type="float" table:style-name="TL Data" office:value-type="float" office:value="579">
            <text:p>57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onnikenda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543" office:value-type="float">
            <text:p>54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313]+[.H313]+[.J313]" ns41:value-type="float" table:style-name="TL Data" office:value-type="float" office:value="1">
            <text:p>1</text:p>
          </table:table-cell>
          <table:table-cell table:formula="of:=[.G313]+[.I313]+SUM([.K313:.O313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E313]+[.P313]+[.Q313]" ns41:value-type="float" table:style-name="TL Data" office:value-type="float" office:value="545">
            <office:annotation draw:style-name="gr1" svg:height="1.005cm" draw:caption-point-y="0.433cm" svg:width="1.932cm" svg:x="39.016cm" draw:caption-point-x="0.437cm" svg:y="142.4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46</text:span></text:p>
            </office:annotation>
            <text:p>54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andsmeer</text:p>
          </table:table-cell>
          <table:table-cell table:style-name="TL RowHeader"/>
          <table:table-cell table:style-name="ce25"/>
          <table:table-cell ns41:value-type="float" table:style-name="TL Data" office:value="2501" office:value-type="float">
            <text:p>2501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F314]+[.H314]+[.J314]" ns41:value-type="float" table:style-name="TL Data" office:value-type="float" office:value="2">
            <text:p>2</text:p>
          </table:table-cell>
          <table:table-cell table:formula="of:=[.G314]+[.I314]+SUM([.K314:.O31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4]+[.P314]+[.Q314]" ns41:value-type="float" table:style-name="TL Data" office:value-type="float" office:value="547">
            <text:p>5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endam</text:p>
          </table:table-cell>
          <table:table-cell table:style-name="TL RowHeader"/>
          <table:table-cell table:style-name="ce25"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table:formula="of:=[.F315]+[.H315]+[.J315]" ns41:value-type="float" table:style-name="TL Data" office:value-type="float" office:value="14">
            <text:p>14</text:p>
          </table:table-cell>
          <table:table-cell table:formula="of:=[.G315]+[.I315]+SUM([.K315:.O315])" ns41:value-type="float" table:style-name="TL Data" office:value-type="float" office:value="11">
            <text:p>1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table:formula="of:=[.E315]+[.P315]+[.Q315]" ns41:value-type="float" table:style-name="TL Data" office:value-type="float" office:value="552">
            <office:annotation draw:style-name="gr1" svg:height="1.138cm" draw:caption-point-y="0.433cm" svg:width="1.68cm" svg:x="39.016cm" draw:caption-point-x="0.437cm" svg:y="143.3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73</text:span></text:p>
            </office:annotation>
            <text:p>552</text:p>
          </table:table-cell>
          <table:table-cell ns41:value-type="float" table:style-name="TL Data" office:value="121" office:value-type="float">
            <text:p>12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khout</text:p>
          </table:table-cell>
          <table:table-cell table:style-name="TL RowHeader"/>
          <table:table-cell table:style-name="ce25"/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521" office:value-type="float">
            <text:p>521</text:p>
          </table:table-cell>
          <table:table-cell table:style-name="TL Data" table:number-columns-repeated="2"/>
          <table:table-cell ns41:value-type="float" table:style-name="TL Data" office:value="148" office:value-type="float">
            <text:p>148</text:p>
          </table:table-cell>
          <table:table-cell table:style-name="TL Data" table:number-columns-repeated="7"/>
          <table:table-cell table:formula="of:=[.F316]+[.H316]+[.J316]" ns41:value-type="float" table:style-name="TL Data" office:value-type="float" office:value="148">
            <text:p>148</text:p>
          </table:table-cell>
          <table:table-cell table:formula="of:=[.G316]+[.I316]+SUM([.K316:.O31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6]+[.P316]+[.Q316]" ns41:value-type="float" table:style-name="TL Data" office:value-type="float" office:value="669">
            <text:p>6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stzaan</text:p>
          </table:table-cell>
          <table:table-cell table:style-name="TL RowHeader"/>
          <table:table-cell table:style-name="ce25"/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628" office:value-type="float">
            <text:p>628</text:p>
          </table:table-cell>
          <table:table-cell table:style-name="TL Data" table:number-columns-repeated="10"/>
          <table:table-cell table:formula="of:=[.F317]+[.H317]+[.J317]" ns41:value-type="float" table:style-name="TL Data" office:value-type="float" office:value="0">
            <text:p>0</text:p>
          </table:table-cell>
          <table:table-cell table:formula="of:=[.G317]+[.I317]+SUM([.K317:.O31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7]+[.P317]+[.Q317]" ns41:value-type="float" table:style-name="TL Data" office:value-type="float" office:value="628">
            <text:p>6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venkarspel</text:p>
          </table:table-cell>
          <table:table-cell table:style-name="TL RowHeader"/>
          <table:table-cell table:style-name="ce25"/>
          <table:table-cell ns41:value-type="float" table:style-name="TL Data" office:value="2664" office:value-type="float">
            <text:p>2664</text:p>
          </table:table-cell>
          <table:table-cell ns41:value-type="float" table:style-name="TL Data" office:value="555" office:value-type="float">
            <text:p>555</text:p>
          </table:table-cell>
          <table:table-cell table:style-name="TL Data" table:number-columns-repeated="10"/>
          <table:table-cell table:formula="of:=[.F318]+[.H318]+[.J318]" ns41:value-type="float" table:style-name="TL Data" office:value-type="float" office:value="0">
            <text:p>0</text:p>
          </table:table-cell>
          <table:table-cell table:formula="of:=[.G318]+[.I318]+SUM([.K318:.O31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8]+[.P318]+[.Q318]" ns41:value-type="float" table:style-name="TL Data" office:value-type="float" office:value="555">
            <text:p>55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esperkarsp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10"/>
          <table:table-cell table:formula="of:=[.F319]+[.H319]+[.J319]" ns41:value-type="float" table:style-name="TL Data" office:value-type="float" office:value="0">
            <text:p>0</text:p>
          </table:table-cell>
          <table:table-cell table:formula="of:=[.G319]+[.I319]+SUM([.K319:.O31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19]+[.P319]+[.Q319]" ns41:value-type="float" table:style-name="TL Data" office:value-type="float" office:value="208">
            <text:p>2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rvershoof</text:p>
          </table:table-cell>
          <table:table-cell table:style-name="TL RowHeader"/>
          <table:table-cell table:style-name="ce25"/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551" office:value-type="float">
            <text:p>551</text:p>
          </table:table-cell>
          <table:table-cell table:style-name="TL Data" table:number-columns-repeated="10"/>
          <table:table-cell table:formula="of:=[.F320]+[.H320]+[.J320]" ns41:value-type="float" table:style-name="TL Data" office:value-type="float" office:value="0">
            <text:p>0</text:p>
          </table:table-cell>
          <table:table-cell table:formula="of:=[.G320]+[.I320]+SUM([.K320:.O32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20]+[.P320]+[.Q320]" ns41:value-type="float" table:style-name="TL Data" office:value-type="float" office:value="551">
            <text:p>55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uiden</text:p>
          </table:table-cell>
          <table:table-cell table:style-name="TL RowHeader"/>
          <table:table-cell table:style-name="ce25"/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F321]+[.H321]+[.J321]" ns41:value-type="float" table:style-name="TL Data" office:value-type="float" office:value="21">
            <text:p>21</text:p>
          </table:table-cell>
          <table:table-cell table:formula="of:=[.G321]+[.I321]+SUM([.K321:.O321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321]+[.P321]+[.Q321]" ns41:value-type="float" table:style-name="TL Data" office:value-type="float" office:value="520">
            <text:p>52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aandijk</text:p>
          </table:table-cell>
          <table:table-cell table:style-name="TL RowHeader"/>
          <table:table-cell table:style-name="ce25"/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781" office:value-type="float">
            <text:p>78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[.F322]+[.H322]+[.J322]" ns41:value-type="float" table:style-name="TL Data" office:value-type="float" office:value="0">
            <text:p>0</text:p>
          </table:table-cell>
          <table:table-cell table:formula="of:=[.G322]+[.I322]+SUM([.K322:.O322])" ns41:value-type="float" table:style-name="TL Data" office:value-type="float" office:value="8">
            <text:p>8</text:p>
          </table:table-cell>
          <table:table-cell table:style-name="TL Data" table:number-columns-repeated="3"/>
          <table:table-cell table:formula="of:=[.E322]+[.P322]+[.Q322]" ns41:value-type="float" table:style-name="TL Data" office:value-type="float" office:value="789">
            <text:p>78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demblik</text:p>
          </table:table-cell>
          <table:table-cell table:style-name="TL RowHeader"/>
          <table:table-cell table:style-name="ce25"/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545" office:value-type="float">
            <text:p>545</text:p>
          </table:table-cell>
          <table:table-cell table:style-name="TL Data" table:number-columns-repeated="10"/>
          <table:table-cell table:formula="of:=[.F323]+[.H323]+[.J323]" ns41:value-type="float" table:style-name="TL Data" office:value-type="float" office:value="0">
            <text:p>0</text:p>
          </table:table-cell>
          <table:table-cell table:formula="of:=[.G323]+[.I323]+SUM([.K323:.O32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23]+[.P323]+[.Q323]" ns41:value-type="float" table:style-name="TL Data" office:value-type="float" office:value="545">
            <text:p>54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renkarspel</text:p>
          </table:table-cell>
          <table:table-cell table:style-name="TL RowHeader"/>
          <table:table-cell table:style-name="ce25"/>
          <table:table-cell ns41:value-type="float" table:style-name="TL Data" office:value="2956" office:value-type="float">
            <text:p>2956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10"/>
          <table:table-cell table:formula="of:=[.F324]+[.H324]+[.J324]" ns41:value-type="float" table:style-name="TL Data" office:value-type="float" office:value="0">
            <text:p>0</text:p>
          </table:table-cell>
          <table:table-cell table:formula="of:=[.G324]+[.I324]+SUM([.K324:.O32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24]+[.P324]+[.Q324]" ns41:value-type="float" table:style-name="TL Data" office:value-type="float" office:value="321">
            <text:p>32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ilo</text:p>
          </table:table-cell>
          <table:table-cell table:style-name="TL RowHeader"/>
          <table:table-cell table:style-name="ce25"/>
          <table:table-cell ns41:value-type="float" table:style-name="TL Data" office:value="3017" office:value-type="float">
            <text:p>3017</text:p>
          </table:table-cell>
          <table:table-cell ns41:value-type="float" table:style-name="TL Data" office:value="740" office:value-type="float">
            <text:p>740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5"/>
          <table:table-cell table:formula="of:=[.F325]+[.H325]+[.J325]" ns41:value-type="float" table:style-name="TL Data" office:value-type="float" office:value="28">
            <text:p>28</text:p>
          </table:table-cell>
          <table:table-cell table:formula="of:=[.G325]+[.I325]+SUM([.K325:.O325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325]+[.P325]+[.Q325]" ns41:value-type="float" table:style-name="TL Data" office:value-type="float" office:value="770">
            <text:p>77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rk</text:p>
          </table:table-cell>
          <table:table-cell table:style-name="TL RowHeader"/>
          <table:table-cell table:style-name="ce25"/>
          <table:table-cell ns41:value-type="float" table:style-name="TL Data" office:value="3144" office:value-type="float">
            <text:p>3144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326]+[.H326]+[.J326]" ns41:value-type="float" table:style-name="TL Data" office:value-type="float" office:value="2">
            <text:p>2</text:p>
          </table:table-cell>
          <table:table-cell table:formula="of:=[.G326]+[.I326]+SUM([.K326:.O326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326]+[.P326]+[.Q326]" ns41:value-type="float" table:style-name="TL Data" office:value-type="float" office:value="641">
            <text:p>6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eringen</text:p>
          </table:table-cell>
          <table:table-cell table:style-name="TL RowHeader"/>
          <table:table-cell table:style-name="ce25"/>
          <table:table-cell ns41:value-type="float" table:style-name="TL Data" office:value="3158" office:value-type="float">
            <text:p>3158</text:p>
          </table:table-cell>
          <table:table-cell ns41:value-type="float" table:style-name="TL Data" office:value="840" office:value-type="float">
            <text:p>840</text:p>
          </table:table-cell>
          <table:table-cell table:style-name="TL Data" table:number-columns-repeated="10"/>
          <table:table-cell table:formula="of:=[.F327]+[.H327]+[.J327]" ns41:value-type="float" table:style-name="TL Data" office:value-type="float" office:value="0">
            <text:p>0</text:p>
          </table:table-cell>
          <table:table-cell table:formula="of:=[.G327]+[.I327]+SUM([.K327:.O32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27]+[.P327]+[.Q327]" ns41:value-type="float" table:style-name="TL Data" office:value-type="float" office:value="840">
            <text:p>84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gmond aan Zee</text:p>
          </table:table-cell>
          <table:table-cell table:style-name="TL RowHeader"/>
          <table:table-cell table:style-name="ce25"/>
          <table:table-cell ns41:value-type="float" table:style-name="TL Data" office:value="3179" office:value-type="float">
            <text:p>317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formula="of:=[.F328]+[.H328]+[.J328]" ns41:value-type="float" table:style-name="TL Data" office:value-type="float" office:value="147">
            <text:p>147</text:p>
          </table:table-cell>
          <table:table-cell table:formula="of:=[.G328]+[.I328]+SUM([.K328:.O328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328]+[.P328]+[.Q328]" ns41:value-type="float" table:style-name="TL Data" office:value-type="float" office:value="716">
            <text:p>7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itgeest</text:p>
          </table:table-cell>
          <table:table-cell table:style-name="TL RowHeader"/>
          <table:table-cell table:style-name="ce25"/>
          <table:table-cell ns41:value-type="float" table:style-name="TL Data" office:value="3211" office:value-type="float">
            <text:p>3211</text:p>
          </table:table-cell>
          <table:table-cell ns41:value-type="float" table:style-name="TL Data" office:value="788" office:value-type="float">
            <text:p>78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329]+[.H329]+[.J329]" ns41:value-type="float" table:style-name="TL Data" office:value-type="float" office:value="0">
            <text:p>0</text:p>
          </table:table-cell>
          <table:table-cell table:formula="of:=[.G329]+[.I329]+SUM([.K329:.O329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329]+[.P329]+[.Q329]" ns41:value-type="float" table:style-name="TL Data" office:value-type="float" office:value="789">
            <text:p>78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rmer</text:p>
          </table:table-cell>
          <table:table-cell table:style-name="TL RowHeader"/>
          <table:table-cell table:style-name="ce25"/>
          <table:table-cell ns41:value-type="float" table:style-name="TL Data" office:value="3250" office:value-type="float">
            <text:p>3250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[.F330]+[.H330]+[.J330]" ns41:value-type="float" table:style-name="TL Data" office:value-type="float" office:value="132">
            <text:p>132</text:p>
          </table:table-cell>
          <table:table-cell table:formula="of:=[.G330]+[.I330]+SUM([.K330:.O330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330]+[.P330]+[.Q330]" ns41:value-type="float" table:style-name="TL Data" office:value-type="float" office:value="787">
            <text:p>78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ithoorn</text:p>
          </table:table-cell>
          <table:table-cell table:style-name="TL RowHeader"/>
          <table:table-cell table:style-name="ce25"/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700" office:value-type="float">
            <text:p>700</text:p>
          </table:table-cell>
          <table:table-cell table:style-name="TL Data" table:number-columns-repeated="10"/>
          <table:table-cell table:formula="of:=[.F331]+[.H331]+[.J331]" ns41:value-type="float" table:style-name="TL Data" office:value-type="float" office:value="0">
            <text:p>0</text:p>
          </table:table-cell>
          <table:table-cell table:formula="of:=[.G331]+[.I331]+SUM([.K331:.O33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31]+[.P331]+[.Q331]" ns41:value-type="float" table:style-name="TL Data" office:value-type="float" office:value="700">
            <text:p>7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477" office:value-type="float">
            <text:p>3477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6"/>
          <table:table-cell table:formula="of:=[.F332]+[.H332]+[.J332]" ns41:value-type="float" table:style-name="TL Data" office:value-type="float" office:value="9">
            <text:p>9</text:p>
          </table:table-cell>
          <table:table-cell table:formula="of:=[.G332]+[.I332]+SUM([.K332:.O332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332]+[.P332]+[.Q332]" ns41:value-type="float" table:style-name="TL Data" office:value-type="float" office:value="693">
            <text:p>69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agen</text:p>
          </table:table-cell>
          <table:table-cell table:style-name="TL RowHeader"/>
          <table:table-cell table:style-name="ce25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333]+[.H333]+[.J333]" ns41:value-type="float" table:style-name="TL Data" office:value-type="float" office:value="11">
            <text:p>11</text:p>
          </table:table-cell>
          <table:table-cell table:formula="of:=[.G333]+[.I333]+SUM([.K333:.O333])" ns41:value-type="float" table:style-name="TL Data" office:value-type="float" office:value="16">
            <text:p>16</text:p>
          </table:table-cell>
          <table:table-cell table:style-name="TL Data" table:number-columns-repeated="3"/>
          <table:table-cell table:formula="of:=[.E333]+[.P333]+[.Q333]" ns41:value-type="float" table:style-name="TL Data" office:value-type="float" office:value="909">
            <text:p>90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oog a/d Zaan</text:p>
          </table:table-cell>
          <table:table-cell table:style-name="TL RowHeader"/>
          <table:table-cell table:style-name="ce25"/>
          <table:table-cell ns41:value-type="float" table:style-name="TL Data" office:value="3492" office:value-type="float">
            <text:p>3492</text:p>
          </table:table-cell>
          <table:table-cell ns41:value-type="float" table:style-name="TL Data" office:value="895" office:value-type="float">
            <text:p>89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[.F334]+[.H334]+[.J334]" ns41:value-type="float" table:style-name="TL Data" office:value-type="float" office:value="0">
            <text:p>0</text:p>
          </table:table-cell>
          <table:table-cell table:formula="of:=[.G334]+[.I334]+SUM([.K334:.O334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334]+[.P334]+[.Q334]" ns41:value-type="float" table:style-name="TL Data" office:value-type="float" office:value="898">
            <text:p>89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ndijk</text:p>
          </table:table-cell>
          <table:table-cell table:style-name="TL RowHeader"/>
          <table:table-cell table:style-name="ce25"/>
          <table:table-cell ns41:value-type="float" table:style-name="TL Data" office:value="3501" office:value-type="float">
            <text:p>3501</text:p>
          </table:table-cell>
          <table:table-cell ns41:value-type="float" table:style-name="TL Data" office:value="837" office:value-type="float">
            <text:p>837</text:p>
          </table:table-cell>
          <table:table-cell table:style-name="TL Data" table:number-columns-repeated="10"/>
          <table:table-cell table:formula="of:=[.F335]+[.H335]+[.J335]" ns41:value-type="float" table:style-name="TL Data" office:value-type="float" office:value="0">
            <text:p>0</text:p>
          </table:table-cell>
          <table:table-cell table:formula="of:=[.G335]+[.I335]+SUM([.K335:.O33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35]+[.P335]+[.Q335]" ns41:value-type="float" table:style-name="TL Data" office:value-type="float" office:value="837">
            <text:p>8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mskerk</text:p>
          </table:table-cell>
          <table:table-cell table:style-name="TL RowHeader"/>
          <table:table-cell table:style-name="ce25"/>
          <table:table-cell ns41:value-type="float" table:style-name="TL Data" office:value="3532" office:value-type="float">
            <text:p>3532</text:p>
          </table:table-cell>
          <table:table-cell ns41:value-type="float" table:style-name="TL Data" office:value="687" office:value-type="float">
            <text:p>687</text:p>
          </table:table-cell>
          <table:table-cell table:style-name="TL Data" table:number-columns-repeated="10"/>
          <table:table-cell table:formula="of:=[.F336]+[.H336]+[.J336]" ns41:value-type="float" table:style-name="TL Data" office:value-type="float" office:value="0">
            <text:p>0</text:p>
          </table:table-cell>
          <table:table-cell table:formula="of:=[.G336]+[.I336]+SUM([.K336:.O33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36]+[.P336]+[.Q336]" ns41:value-type="float" table:style-name="TL Data" office:value-type="float" office:value="687">
            <text:p>68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er-Amst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91" office:value-type="float">
            <text:p>369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337]+[.H337]+[.J337]" ns41:value-type="float" table:style-name="TL Data" office:value-type="float" office:value="10">
            <text:p>10</text:p>
          </table:table-cell>
          <table:table-cell table:formula="of:=[.G337]+[.I337]+SUM([.K337:.O337])" ns41:value-type="float" table:style-name="TL Data" office:value-type="float" office:value="14">
            <text:p>14</text:p>
          </table:table-cell>
          <table:table-cell table:style-name="TL Data" table:number-columns-repeated="3"/>
          <table:table-cell table:formula="of:=[.E337]+[.P337]+[.Q337]" ns41:value-type="float" table:style-name="TL Data" office:value-type="float" office:value="399">
            <text:p>39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ootebroek</text:p>
          </table:table-cell>
          <table:table-cell table:style-name="TL RowHeader"/>
          <table:table-cell table:style-name="ce25"/>
          <table:table-cell ns41:value-type="float" table:style-name="TL Data" office:value="3709" office:value-type="float">
            <text:p>3709</text:p>
          </table:table-cell>
          <table:table-cell ns41:value-type="float" table:style-name="TL Data" office:value="723" office:value-type="float">
            <text:p>7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338]+[.H338]+[.J338]" ns41:value-type="float" table:style-name="TL Data" office:value-type="float" office:value="0">
            <text:p>0</text:p>
          </table:table-cell>
          <table:table-cell table:formula="of:=[.G338]+[.I338]+SUM([.K338:.O338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338]+[.P338]+[.Q338]" ns41:value-type="float" table:style-name="TL Data" office:value-type="float" office:value="725">
            <text:p>72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38" office:value-type="float">
            <text:p>38</text:p>
          </table:table-cell>
          <table:table-cell ns41:value-type="float" table:style-name="ce72" office:value="39" office:value-type="float">
            <text:p>39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5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jk aan Zee en Duin</text:p>
          </table:table-cell>
          <table:table-cell table:style-name="TL RowHeader"/>
          <table:table-cell table:style-name="ce25"/>
          <table:table-cell ns41:value-type="float" table:style-name="TL Data" office:value="3712" office:value-type="float">
            <text:p>3712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10"/>
          <table:table-cell table:formula="of:=[.F339]+[.H339]+[.J339]" ns41:value-type="float" table:style-name="TL Data" office:value-type="float" office:value="0">
            <text:p>0</text:p>
          </table:table-cell>
          <table:table-cell table:formula="of:=[.G339]+[.I339]+SUM([.K339:.O33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39]+[.P339]+[.Q339]" ns41:value-type="float" table:style-name="TL Data" office:value-type="float" office:value="757">
            <text:p>75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rschelling</text:p>
          </table:table-cell>
          <table:table-cell table:style-name="TL RowHeader"/>
          <table:table-cell table:style-name="ce25"/>
          <table:table-cell ns41:value-type="float" table:style-name="TL Data" office:value="3917" office:value-type="float">
            <text:p>3917</text:p>
          </table:table-cell>
          <table:table-cell ns41:value-type="float" table:style-name="TL Data" office:value="962" office:value-type="float">
            <text:p>962</text:p>
          </table:table-cell>
          <table:table-cell table:style-name="TL Data" table:number-columns-repeated="10"/>
          <table:table-cell table:formula="of:=[.F340]+[.H340]+[.J340]" ns41:value-type="float" table:style-name="TL Data" office:value-type="float" office:value="0">
            <text:p>0</text:p>
          </table:table-cell>
          <table:table-cell table:formula="of:=[.G340]+[.I340]+SUM([.K340:.O34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40]+[.P340]+[.Q340]" ns41:value-type="float" table:style-name="TL Data" office:value-type="float" office:value="962">
            <text:p>9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zaan</text:p>
          </table:table-cell>
          <table:table-cell table:style-name="TL RowHeader"/>
          <table:table-cell table:style-name="ce25"/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933" office:value-type="float">
            <text:p>9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341]+[.H341]+[.J341]" ns41:value-type="float" table:style-name="TL Data" office:value-type="float" office:value="0">
            <office:annotation draw:style-name="gr1" svg:height="0.926cm" draw:caption-point-y="0.433cm" svg:width="1.651cm" svg:x="30.823cm" draw:caption-point-x="-0.57cm" svg:y="155.07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</text:span></text:p>
            </office:annotation>
            <text:p>0</text:p>
          </table:table-cell>
          <table:table-cell table:formula="of:=[.G341]+[.I341]+SUM([.K341:.O341])" ns41:value-type="float" table:style-name="TL Data" office:value-type="float" office:value="1">
            <office:annotation draw:style-name="gr1" svg:height="1.084cm" draw:caption-point-y="0.433cm" svg:width="1.735cm" svg:x="32.39cm" draw:caption-point-x="-0.347cm" svg:y="155.07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</text:span></text:p>
            </office:annotation>
            <text:p>1</text:p>
          </table:table-cell>
          <table:table-cell table:style-name="TL Data" table:number-columns-repeated="3"/>
          <table:table-cell table:formula="of:=[.E341]+[.P341]+[.Q341]" ns41:value-type="float" table:style-name="TL Data" office:value-type="float" office:value="934">
            <office:annotation draw:style-name="gr1" svg:height="1.032cm" draw:caption-point-y="0.433cm" svg:width="1.568cm" svg:x="39.016cm" draw:caption-point-x="0.437cm" svg:y="155.07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939</text:span></text:p>
            </office:annotation>
            <text:p>93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ssendelft</text:p>
          </table:table-cell>
          <table:table-cell table:style-name="TL RowHeader"/>
          <table:table-cell table:style-name="ce25"/>
          <table:table-cell ns41:value-type="float" table:style-name="TL Data" office:value="3952" office:value-type="float">
            <text:p>395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342]+[.H342]+[.J342]" ns41:value-type="float" table:style-name="TL Data" office:value-type="float" office:value="490">
            <text:p>490</text:p>
          </table:table-cell>
          <table:table-cell table:formula="of:=[.G342]+[.I342]+SUM([.K342:.O342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342]+[.P342]+[.Q342]" ns41:value-type="float" table:style-name="TL Data" office:value-type="float" office:value="974">
            <text:p>97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nna Paulowna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087" office:value-type="float">
            <text:p>4087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 table:number-columns-repeated="10"/>
          <table:table-cell table:formula="of:=[.F343]+[.H343]+[.J343]" ns41:value-type="float" table:style-name="TL Data" office:value-type="float" office:value="0">
            <text:p>0</text:p>
          </table:table-cell>
          <table:table-cell table:formula="of:=[.G343]+[.I343]+SUM([.K343:.O34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43]+[.P343]+[.Q343]" ns41:value-type="float" table:style-name="TL Data" office:value-type="float" office:value="499">
            <text:p>49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rhugowaard</text:p>
          </table:table-cell>
          <table:table-cell table:style-name="TL RowHeader"/>
          <table:table-cell table:style-name="ce25"/>
          <table:table-cell ns41:value-type="float" table:style-name="TL Data" office:value="4148" office:value-type="float">
            <text:p>4148</text:p>
          </table:table-cell>
          <table:table-cell ns41:value-type="float" table:style-name="TL Data" office:value="914" office:value-type="float">
            <text:p>914</text:p>
          </table:table-cell>
          <table:table-cell table:style-name="TL Data" table:number-columns-repeated="10"/>
          <table:table-cell table:formula="of:=[.F344]+[.H344]+[.J344]" ns41:value-type="float" table:style-name="TL Data" office:value-type="float" office:value="0">
            <text:p>0</text:p>
          </table:table-cell>
          <table:table-cell table:formula="of:=[.G344]+[.I344]+SUM([.K344:.O34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44]+[.P344]+[.Q344]" ns41:value-type="float" table:style-name="TL Data" office:value-type="float" office:value="914">
            <text:p>9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astricum</text:p>
          </table:table-cell>
          <table:table-cell table:style-name="TL RowHeader"/>
          <table:table-cell table:style-name="ce25"/>
          <table:table-cell ns41:value-type="float" table:style-name="TL Data" office:value="4185" office:value-type="float">
            <text:p>4185</text:p>
          </table:table-cell>
          <table:table-cell ns41:value-type="float" table:style-name="TL Data" office:value="614" office:value-type="float">
            <text:p>614</text:p>
          </table:table-cell>
          <table:table-cell table:style-name="TL Data" table:number-columns-repeated="10"/>
          <table:table-cell table:formula="of:=[.F345]+[.H345]+[.J345]" ns41:value-type="float" table:style-name="TL Data" office:value-type="float" office:value="0">
            <text:p>0</text:p>
          </table:table-cell>
          <table:table-cell table:formula="of:=[.G345]+[.I345]+SUM([.K345:.O34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45]+[.P345]+[.Q345]" ns41:value-type="float" table:style-name="TL Data" office:value-type="float" office:value="614">
            <text:p>6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rommenie</text:p>
          </table:table-cell>
          <table:table-cell table:style-name="TL RowHeader"/>
          <table:table-cell table:style-name="ce25"/>
          <table:table-cell ns41:value-type="float" table:style-name="TL Data" office:value="4351" office:value-type="float">
            <text:p>4351</text:p>
          </table:table-cell>
          <table:table-cell ns41:value-type="float" table:style-name="TL Data" office:value="931" office:value-type="float">
            <text:p>931</text:p>
          </table:table-cell>
          <table:table-cell table:style-name="TL Data" table:number-columns-repeated="10"/>
          <table:table-cell table:formula="of:=[.F346]+[.H346]+[.J346]" ns41:value-type="float" table:style-name="TL Data" office:value-type="float" office:value="0">
            <text:p>0</text:p>
          </table:table-cell>
          <table:table-cell table:formula="of:=[.G346]+[.I346]+SUM([.K346:.O34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46]+[.P346]+[.Q346]" ns41:value-type="float" table:style-name="TL Data" office:value-type="float" office:value="931">
            <text:p>93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arlemmerliede c.a.</text:p>
          </table:table-cell>
          <table:table-cell table:style-name="TL RowHeader"/>
          <table:table-cell table:style-name="ce25"/>
          <table:table-cell ns41:value-type="float" table:style-name="TL Data" office:value="4533" office:value-type="float">
            <text:p>4533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8"/>
          <table:table-cell table:formula="of:=[.F347]+[.H347]+[.J347]" ns41:value-type="float" table:style-name="TL Data" office:value-type="float" office:value="51">
            <text:p>51</text:p>
          </table:table-cell>
          <table:table-cell table:formula="of:=[.G347]+[.I347]+SUM([.K347:.O347])" ns41:value-type="float" table:style-name="TL Data" office:value-type="float" office:value="63">
            <text:p>63</text:p>
          </table:table-cell>
          <table:table-cell table:style-name="TL Data" table:number-columns-repeated="3"/>
          <table:table-cell table:formula="of:=[.E347]+[.P347]+[.Q347]" ns41:value-type="float" table:style-name="TL Data" office:value-type="float" office:value="905">
            <text:p>90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aren</text:p>
          </table:table-cell>
          <table:table-cell table:style-name="TL RowHeader"/>
          <table:table-cell table:style-name="ce25"/>
          <table:table-cell ns41:value-type="float" table:style-name="TL Data" office:value="4601" office:value-type="float">
            <text:p>4601</text:p>
          </table:table-cell>
          <table:table-cell ns41:value-type="float" table:style-name="TL Data" office:value="990" office:value-type="float">
            <text:p>99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F348]+[.H348]+[.J348]" ns41:value-type="float" table:style-name="TL Data" office:value-type="float" office:value="46">
            <text:p>46</text:p>
          </table:table-cell>
          <table:table-cell table:formula="of:=[.G348]+[.I348]+SUM([.K348:.O348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348]+[.P348]+[.Q348]" ns41:value-type="float" table:style-name="TL Data" office:value-type="float" office:value="1046">
            <text:p>104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ijpe</text:p>
          </table:table-cell>
          <table:table-cell table:style-name="TL RowHeader"/>
          <table:table-cell table:style-name="ce25"/>
          <table:table-cell ns41:value-type="float" table:style-name="TL Data" office:value="4683" office:value-type="float">
            <text:p>4683</text:p>
          </table:table-cell>
          <table:table-cell table:style-name="TL Data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349]+[.H349]+[.J349]" ns41:value-type="float" table:style-name="TL Data" office:value-type="float" office:value="697">
            <text:p>697</text:p>
          </table:table-cell>
          <table:table-cell table:formula="of:=[.G349]+[.I349]+SUM([.K349:.O349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349]+[.P349]+[.Q349]" ns41:value-type="float" table:style-name="TL Data" office:value-type="float" office:value="699">
            <text:p>69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aarden</text:p>
          </table:table-cell>
          <table:table-cell table:style-name="TL RowHeader"/>
          <table:table-cell table:style-name="ce25"/>
          <table:table-cell ns41:value-type="float" table:style-name="TL Data" office:value="4934" office:value-type="float">
            <text:p>4934</text:p>
          </table:table-cell>
          <table:table-cell ns41:value-type="float" table:style-name="TL Data" office:value="1130" office:value-type="float">
            <text:p>1130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formula="of:=[.F350]+[.H350]+[.J350]" ns41:value-type="float" table:style-name="TL Data" office:value-type="float" office:value="7">
            <text:p>7</text:p>
          </table:table-cell>
          <table:table-cell table:formula="of:=[.G350]+[.I350]+SUM([.K350:.O350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350]+[.P350]+[.Q350]" ns41:value-type="float" table:style-name="TL Data" office:value-type="float" office:value="1144">
            <text:p>114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emster</text:p>
          </table:table-cell>
          <table:table-cell table:style-name="TL RowHeader"/>
          <table:table-cell table:style-name="ce25"/>
          <table:table-cell ns41:value-type="float" table:style-name="TL Data" office:value="5216" office:value-type="float">
            <text:p>5216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table:formula="of:=[.F351]+[.H351]+[.J351]" ns41:value-type="float" table:style-name="TL Data" office:value-type="float" office:value="4">
            <text:p>4</text:p>
          </table:table-cell>
          <table:table-cell table:formula="of:=[.G351]+[.I351]+SUM([.K351:.O35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51]+[.P351]+[.Q351]" ns41:value-type="float" table:style-name="TL Data" office:value-type="float" office:value="553">
            <text:p>55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andvoort</text:p>
          </table:table-cell>
          <table:table-cell table:style-name="TL RowHeader"/>
          <table:table-cell table:style-name="ce25"/>
          <table:table-cell ns41:value-type="float" table:style-name="TL Data" office:value="5476" office:value-type="float">
            <text:p>5476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75" table:style-name="TL Data" table:number-columns-repeated="2" office:value-type="float">
            <text:p>75</text:p>
          </table:table-cell>
          <table:table-cell table:style-name="TL Data" table:number-columns-repeated="6"/>
          <table:table-cell table:formula="of:=[.F352]+[.H352]+[.J352]" ns41:value-type="float" table:style-name="TL Data" office:value-type="float" office:value="317">
            <text:p>317</text:p>
          </table:table-cell>
          <table:table-cell table:formula="of:=[.G352]+[.I352]+SUM([.K352:.O352])" ns41:value-type="float" table:style-name="TL Data" office:value-type="float" office:value="161">
            <text:p>16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formula="of:=[.E352]+[.P352]+[.Q352]" ns41:value-type="float" table:style-name="TL Data" office:value-type="float" office:value="1638">
            <office:annotation draw:style-name="gr1" svg:height="1.058cm" draw:caption-point-y="0.433cm" svg:width="1.849cm" svg:x="39.016cm" draw:caption-point-x="0.437cm" svg:y="160.0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647</text:span></text:p>
            </office:annotation>
            <text:p>163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alsmeer</text:p>
          </table:table-cell>
          <table:table-cell table:style-name="TL RowHeader"/>
          <table:table-cell table:style-name="ce25"/>
          <table:table-cell ns41:value-type="float" table:style-name="TL Data" office:value="6146" office:value-type="float">
            <text:p>6146</text:p>
          </table:table-cell>
          <table:table-cell ns41:value-type="float" table:style-name="TL Data" office:value="1180" office:value-type="float">
            <text:p>1180</text:p>
          </table:table-cell>
          <table:table-cell table:style-name="TL Data" table:number-columns-repeated="10"/>
          <table:table-cell table:formula="of:=[.F353]+[.H353]+[.J353]" ns41:value-type="float" table:style-name="TL Data" office:value-type="float" office:value="0">
            <text:p>0</text:p>
          </table:table-cell>
          <table:table-cell table:formula="of:=[.G353]+[.I353]+SUM([.K353:.O35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53]+[.P353]+[.Q353]" ns41:value-type="float" table:style-name="TL Data" office:value-type="float" office:value="1180">
            <text:p>11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urmerend</text:p>
          </table:table-cell>
          <table:table-cell table:style-name="TL RowHeader"/>
          <table:table-cell table:style-name="ce25"/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68" table:style-name="TL Data" table:number-columns-repeated="2" office:value-type="float">
            <text:p>68</text:p>
          </table:table-cell>
          <table:table-cell table:style-name="TL Data" table:number-columns-repeated="6"/>
          <table:table-cell table:formula="of:=[.F354]+[.H354]+[.J354]" ns41:value-type="float" table:style-name="TL Data" office:value-type="float" office:value="76">
            <text:p>76</text:p>
          </table:table-cell>
          <table:table-cell table:formula="of:=[.G354]+[.I354]+SUM([.K354:.O354])" ns41:value-type="float" table:style-name="TL Data" office:value-type="float" office:value="165">
            <text:p>165</text:p>
          </table:table-cell>
          <table:table-cell table:style-name="TL Data" table:number-columns-repeated="3"/>
          <table:table-cell table:formula="of:=[.E354]+[.P354]+[.Q354]" ns41:value-type="float" table:style-name="TL Data" office:value-type="float" office:value="1444">
            <text:p>144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uizen</text:p>
          </table:table-cell>
          <table:table-cell table:style-name="TL RowHeader"/>
          <table:table-cell table:style-name="ce25"/>
          <table:table-cell ns41:value-type="float" table:style-name="TL Data" office:value="6229" office:value-type="float">
            <text:p>6229</text:p>
          </table:table-cell>
          <table:table-cell ns41:value-type="float" table:style-name="TL Data" office:value="1269" office:value-type="float">
            <text:p>1269</text:p>
          </table:table-cell>
          <table:table-cell table:style-name="TL Data" table:number-columns-repeated="10"/>
          <table:table-cell table:formula="of:=[.F355]+[.H355]+[.J355]" ns41:value-type="float" table:style-name="TL Data" office:value-type="float" office:value="0">
            <text:p>0</text:p>
          </table:table-cell>
          <table:table-cell table:formula="of:=[.G355]+[.I355]+SUM([.K355:.O35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55]+[.P355]+[.Q355]" ns41:value-type="float" table:style-name="TL Data" office:value-type="float" office:value="1269">
            <text:p>12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xel</text:p>
          </table:table-cell>
          <table:table-cell table:style-name="TL RowHeader"/>
          <table:table-cell table:style-name="ce25"/>
          <table:table-cell ns41:value-type="float" table:style-name="TL Data" office:value="7122" office:value-type="float">
            <text:p>7122</text:p>
          </table:table-cell>
          <table:table-cell ns41:value-type="float" table:style-name="TL Data" office:value="1284" office:value-type="float">
            <text:p>1284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5"/>
          <table:table-cell table:formula="of:=[.F356]+[.H356]+[.J356]" ns41:value-type="float" table:style-name="TL Data" office:value-type="float" office:value="28">
            <text:p>28</text:p>
          </table:table-cell>
          <table:table-cell table:formula="of:=[.G356]+[.I356]+SUM([.K356:.O356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356]+[.P356]+[.Q356]" ns41:value-type="float" table:style-name="TL Data" office:value-type="float" office:value="1318">
            <text:p>13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dam</text:p>
          </table:table-cell>
          <table:table-cell table:style-name="TL RowHeader"/>
          <table:table-cell table:style-name="ce25"/>
          <table:table-cell ns41:value-type="float" table:style-name="TL Data" office:value="7427" office:value-type="float">
            <text:p>7427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table:formula="of:=[.F357]+[.H357]+[.J357]" ns41:value-type="float" table:style-name="TL Data" office:value-type="float" office:value="4">
            <text:p>4</text:p>
          </table:table-cell>
          <table:table-cell table:formula="of:=[.G357]+[.I357]+SUM([.K357:.O357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357]+[.P357]+[.Q357]" ns41:value-type="float" table:style-name="TL Data" office:value-type="float" office:value="1651">
            <text:p>165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verwijk</text:p>
          </table:table-cell>
          <table:table-cell table:style-name="TL RowHeader"/>
          <table:table-cell table:style-name="ce25"/>
          <table:table-cell ns41:value-type="float" table:style-name="TL Data" office:value="7589" office:value-type="float">
            <text:p>7589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formula="of:=[.F358]+[.H358]+[.J358]" ns41:value-type="float" table:style-name="TL Data" office:value-type="float" office:value="108">
            <text:p>108</text:p>
          </table:table-cell>
          <table:table-cell table:formula="of:=[.G358]+[.I358]+SUM([.K358:.O358])" ns41:value-type="float" table:style-name="TL Data" office:value-type="float" office:value="64">
            <text:p>64</text:p>
          </table:table-cell>
          <table:table-cell table:style-name="TL Data" table:number-columns-repeated="3"/>
          <table:table-cell table:formula="of:=[.E358]+[.P358]+[.Q358]" ns41:value-type="float" table:style-name="TL Data" office:value-type="float" office:value="1545">
            <text:p>154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rmerveer</text:p>
          </table:table-cell>
          <table:table-cell table:style-name="TL RowHeader"/>
          <table:table-cell table:style-name="ce25"/>
          <table:table-cell ns41:value-type="float" table:style-name="TL Data" office:value="7632" office:value-type="float">
            <text:p>7632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359]+[.H359]+[.J359]" ns41:value-type="float" table:style-name="TL Data" office:value-type="float" office:value="7">
            <text:p>7</text:p>
          </table:table-cell>
          <table:table-cell table:formula="of:=[.G359]+[.I359]+SUM([.K359:.O359])" ns41:value-type="float" table:style-name="TL Data" office:value-type="float" office:value="8">
            <text:p>8</text:p>
          </table:table-cell>
          <table:table-cell table:style-name="TL Data" table:number-columns-repeated="3"/>
          <table:table-cell table:formula="of:=[.E359]+[.P359]+[.Q359]" ns41:value-type="float" table:style-name="TL Data" office:value-type="float" office:value="1963">
            <text:p>196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esp</text:p>
          </table:table-cell>
          <table:table-cell table:style-name="TL RowHeader"/>
          <table:table-cell table:style-name="ce25"/>
          <table:table-cell ns41:value-type="float" table:style-name="TL Data" office:value="7708" office:value-type="float">
            <text:p>7708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table:formula="of:=[.F360]+[.H360]+[.J360]" ns41:value-type="float" table:style-name="TL Data" office:value-type="float" office:value="162">
            <text:p>162</text:p>
          </table:table-cell>
          <table:table-cell table:formula="of:=[.G360]+[.I360]+SUM([.K360:.O360])" ns41:value-type="float" table:style-name="TL Data" office:value-type="float" office:value="238">
            <text:p>2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E360]+[.P360]+[.Q360]" ns41:value-type="float" table:style-name="TL Data" office:value-type="float" office:value="1582">
            <office:annotation draw:style-name="gr1" svg:height="1.191cm" draw:caption-point-y="0.433cm" svg:width="1.905cm" svg:x="39.016cm" draw:caption-point-x="0.437cm" svg:y="163.61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83</text:span></text:p>
            </office:annotation>
            <text:p>158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er Amstel</text:p>
          </table:table-cell>
          <table:table-cell table:style-name="TL RowHeader"/>
          <table:table-cell table:style-name="ce25"/>
          <table:table-cell ns41:value-type="float" table:style-name="TL Data" office:value="7944" office:value-type="float">
            <text:p>7944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[.F361]+[.H361]+[.J361]" ns41:value-type="float" table:style-name="TL Data" office:value-type="float" office:value="621">
            <text:p>621</text:p>
          </table:table-cell>
          <table:table-cell table:formula="of:=[.G361]+[.I361]+SUM([.K361:.O361])" ns41:value-type="float" table:style-name="TL Data" office:value-type="float" office:value="29">
            <text:p>29</text:p>
          </table:table-cell>
          <table:table-cell table:style-name="TL Data" table:number-columns-repeated="3"/>
          <table:table-cell table:formula="of:=[.E361]+[.P361]+[.Q361]" ns41:value-type="float" table:style-name="TL Data" office:value-type="float" office:value="1577">
            <text:p>157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nkhuizen</text:p>
          </table:table-cell>
          <table:table-cell table:style-name="TL RowHeader"/>
          <table:table-cell table:style-name="ce25"/>
          <table:table-cell ns41:value-type="float" table:style-name="TL Data" office:value="8663" office:value-type="float">
            <text:p>866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[.F362]+[.H362]+[.J362]" ns41:value-type="float" table:style-name="TL Data" office:value-type="float" office:value="1495">
            <text:p>1495</text:p>
          </table:table-cell>
          <table:table-cell table:formula="of:=[.G362]+[.I362]+SUM([.K362:.O362])" ns41:value-type="float" table:style-name="TL Data" office:value-type="float" office:value="40">
            <text:p>40</text:p>
          </table:table-cell>
          <table:table-cell table:style-name="TL Data" table:number-columns-repeated="3"/>
          <table:table-cell table:formula="of:=[.E362]+[.P362]+[.Q362]" ns41:value-type="float" table:style-name="TL Data" office:value-type="float" office:value="1992">
            <text:p>199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loemendaal</text:p>
          </table:table-cell>
          <table:table-cell table:style-name="TL RowHeader"/>
          <table:table-cell table:style-name="ce25"/>
          <table:table-cell ns41:value-type="float" table:style-name="TL Data" office:value="9716" office:value-type="float">
            <text:p>9716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8"/>
          <table:table-cell table:formula="of:=[.F363]+[.H363]+[.J363]" ns41:value-type="float" table:style-name="TL Data" office:value-type="float" office:value="54">
            <text:p>54</text:p>
          </table:table-cell>
          <table:table-cell table:formula="of:=[.G363]+[.I363]+SUM([.K363:.O363])" ns41:value-type="float" table:style-name="TL Data" office:value-type="float" office:value="75">
            <text:p>75</text:p>
          </table:table-cell>
          <table:table-cell table:style-name="TL Data" table:number-columns-repeated="3"/>
          <table:table-cell table:formula="of:=[.E363]+[.P363]+[.Q363]" ns41:value-type="float" table:style-name="TL Data" office:value-type="float" office:value="1801">
            <text:p>180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mstede</text:p>
          </table:table-cell>
          <table:table-cell table:style-name="TL RowHeader"/>
          <table:table-cell table:style-name="ce25"/>
          <table:table-cell ns41:value-type="float" table:style-name="TL Data" office:value="9784" office:value-type="float">
            <text:p>9784</text:p>
          </table:table-cell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6"/>
          <table:table-cell table:formula="of:=[.F364]+[.H364]+[.J364]" ns41:value-type="float" table:style-name="TL Data" office:value-type="float" office:value="99">
            <text:p>99</text:p>
          </table:table-cell>
          <table:table-cell table:formula="of:=[.G364]+[.I364]+SUM([.K364:.O364])" ns41:value-type="float" table:style-name="TL Data" office:value-type="float" office:value="110">
            <text:p>110</text:p>
          </table:table-cell>
          <table:table-cell table:style-name="TL Data" table:number-columns-repeated="3"/>
          <table:table-cell table:formula="of:=[.E364]+[.P364]+[.Q364]" ns41:value-type="float" table:style-name="TL Data" office:value-type="float" office:value="2123">
            <text:p>212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tergraafsmeer</text:p>
          </table:table-cell>
          <table:table-cell table:style-name="TL RowHeader"/>
          <table:table-cell table:style-name="ce25"/>
          <table:table-cell ns41:value-type="float" table:style-name="TL Data" office:value="10715" office:value-type="float">
            <text:p>10715</text:p>
          </table:table-cell>
          <table:table-cell ns41:value-type="float" table:style-name="TL Data" office:value="624" office:value-type="float">
            <text:p>624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F365]+[.H365]+[.J365]" ns41:value-type="float" table:style-name="TL Data" office:value-type="float" office:value="661">
            <text:p>661</text:p>
          </table:table-cell>
          <table:table-cell table:formula="of:=[.G365]+[.I365]+SUM([.K365:.O365])" ns41:value-type="float" table:style-name="TL Data" office:value-type="float" office:value="868">
            <text:p>868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E365]+[.P365]+[.Q365]" ns41:value-type="float" table:style-name="TL Data" office:value-type="float" office:value="2153">
            <office:annotation draw:style-name="gr1" svg:height="0.979cm" draw:caption-point-y="0.433cm" svg:width="1.82cm" svg:x="39.016cm" draw:caption-point-x="0.437cm" svg:y="165.86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165</text:span></text:p>
            </office:annotation>
            <text:p>2153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orn</text:p>
          </table:table-cell>
          <table:table-cell table:style-name="TL RowHeader"/>
          <table:table-cell table:style-name="ce25"/>
          <table:table-cell ns41:value-type="float" table:style-name="TL Data" office:value="11306" office:value-type="float">
            <text:p>11306</text:p>
          </table:table-cell>
          <table:table-cell ns41:value-type="float" table:style-name="TL Data" office:value="2361" office:value-type="float">
            <text:p>23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table:formula="of:=[.F366]+[.H366]+[.J366]" ns41:value-type="float" table:style-name="TL Data" office:value-type="float" office:value="228">
            <text:p>228</text:p>
          </table:table-cell>
          <table:table-cell table:formula="of:=[.G366]+[.I366]+SUM([.K366:.O366])" ns41:value-type="float" table:style-name="TL Data" office:value-type="float" office:value="263">
            <text:p>263</text:p>
          </table:table-cell>
          <table:table-cell table:style-name="TL Data" table:number-columns-repeated="3"/>
          <table:table-cell table:formula="of:=[.E366]+[.P366]+[.Q366]" ns41:value-type="float" table:style-name="TL Data" office:value-type="float" office:value="2852">
            <text:p>285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o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2875" office:value-type="float">
            <text:p>12875</text:p>
          </table:table-cell>
          <table:table-cell ns41:value-type="float" table:style-name="TL Data" office:value="1902" office:value-type="float">
            <text:p>19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1" office:value-type="float">
            <text:p>61</text:p>
          </table:table-cell>
          <table:table-cell ns41:value-type="float" office:value="319" table:style-name="TL Data" table:number-columns-repeated="2" office:value-type="float">
            <text:p>319</text:p>
          </table:table-cell>
          <table:table-cell table:style-name="TL Data" table:number-columns-repeated="6"/>
          <table:table-cell table:formula="of:=[.F367]+[.H367]+[.J367]" ns41:value-type="float" table:style-name="TL Data" office:value-type="float" office:value="330">
            <text:p>330</text:p>
          </table:table-cell>
          <table:table-cell table:formula="of:=[.G367]+[.I367]+SUM([.K367:.O367])" ns41:value-type="float" table:style-name="TL Data" office:value-type="float" office:value="380">
            <text:p>380</text:p>
          </table:table-cell>
          <table:table-cell table:style-name="TL Data" table:number-columns-repeated="3"/>
          <table:table-cell table:formula="of:=[.E367]+[.P367]+[.Q367]" ns41:value-type="float" table:style-name="TL Data" office:value-type="float" office:value="2612">
            <text:p>26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lo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5126" office:value-type="float">
            <text:p>1512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2"/>
          <table:table-cell table:formula="of:=[.F368]+[.H368]+[.J368]" ns41:value-type="float" table:style-name="TL Data" office:value-type="float" office:value="828">
            <text:p>828</text:p>
          </table:table-cell>
          <table:table-cell table:formula="of:=[.G368]+[.I368]+SUM([.K368:.O368])" ns41:value-type="float" table:style-name="TL Data" office:value-type="float" office:value="1269">
            <text:p>1269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table:formula="of:=[.E368]+[.P368]+[.Q368]" ns41:value-type="float" table:style-name="TL Data" office:value-type="float" office:value="2620">
            <office:annotation draw:style-name="gr1" svg:height="1.112cm" draw:caption-point-y="0.433cm" svg:width="1.651cm" svg:x="39.016cm" draw:caption-point-x="0.437cm" svg:y="167.21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676</text:span></text:p>
            </office:annotation>
            <text:p>2620</text:p>
          </table:table-cell>
          <table:table-cell ns41:value-type="float" table:style-name="TL Data" office:value="56" office:value-type="float">
            <text:p>5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ussum</text:p>
          </table:table-cell>
          <table:table-cell table:style-name="TL RowHeader"/>
          <table:table-cell table:style-name="ce25"/>
          <table:table-cell ns41:value-type="float" table:style-name="TL Data" office:value="17697" office:value-type="float">
            <text:p>17697</text:p>
          </table:table-cell>
          <table:table-cell ns41:value-type="float" table:style-name="TL Data" office:value="3500" office:value-type="float">
            <text:p>35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table:formula="of:=[.F369]+[.H369]+[.J369]" ns41:value-type="float" table:style-name="TL Data" office:value-type="float" office:value="39">
            <text:p>39</text:p>
          </table:table-cell>
          <table:table-cell table:formula="of:=[.G369]+[.I369]+SUM([.K369:.O369])" ns41:value-type="float" table:style-name="TL Data" office:value-type="float" office:value="68">
            <office:annotation draw:style-name="gr1" svg:height="1.165cm" draw:caption-point-y="0.433cm" svg:width="1.762cm" svg:x="32.39cm" draw:caption-point-x="-0.347cm" svg:y="167.6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7</text:span></text:p>
            </office:annotation>
            <text:p>68</text:p>
          </table:table-cell>
          <table:table-cell table:style-name="TL Data" table:number-columns-repeated="3"/>
          <table:table-cell table:formula="of:=[.E369]+[.P369]+[.Q369]" ns41:value-type="float" table:style-name="TL Data" office:value-type="float" office:value="3607">
            <text:p>360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arlemmermeer</text:p>
          </table:table-cell>
          <table:table-cell table:style-name="TL RowHeader"/>
          <table:table-cell table:style-name="ce25"/>
          <table:table-cell ns41:value-type="float" table:style-name="TL Data" office:value="22915" office:value-type="float">
            <text:p>22915</text:p>
          </table:table-cell>
          <table:table-cell ns41:value-type="float" table:style-name="TL Data" office:value="3685" office:value-type="float">
            <text:p>3685</text:p>
          </table:table-cell>
          <table:table-cell table:style-name="TL Data" table:number-columns-repeated="10"/>
          <table:table-cell table:formula="of:=[.F370]+[.H370]+[.J370]" ns41:value-type="float" table:style-name="TL Data" office:value-type="float" office:value="0">
            <text:p>0</text:p>
          </table:table-cell>
          <table:table-cell table:formula="of:=[.G370]+[.I370]+SUM([.K370:.O37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70]+[.P370]+[.Q370]" ns41:value-type="float" table:style-name="TL Data" office:value-type="float" office:value="3685">
            <text:p>368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lkmaar</text:p>
          </table:table-cell>
          <table:table-cell table:style-name="TL RowHeader"/>
          <table:table-cell table:style-name="ce25"/>
          <table:table-cell ns41:value-type="float" table:style-name="TL Data" office:value="23755" office:value-type="float">
            <text:p>23755</text:p>
          </table:table-cell>
          <table:table-cell ns41:value-type="float" table:style-name="TL Data" office:value="5124" office:value-type="float">
            <text:p>5124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6"/>
          <table:table-cell table:formula="of:=[.F371]+[.H371]+[.J371]" ns41:value-type="float" table:style-name="TL Data" office:value-type="float" office:value="153">
            <text:p>153</text:p>
          </table:table-cell>
          <table:table-cell table:formula="of:=[.G371]+[.I371]+SUM([.K371:.O371])" ns41:value-type="float" table:style-name="TL Data" office:value-type="float" office:value="358">
            <text:p>35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E371]+[.P371]+[.Q371]" ns41:value-type="float" table:style-name="TL Data" office:value-type="float" office:value="5635">
            <office:annotation draw:style-name="gr1" svg:height="1.112cm" draw:caption-point-y="0.433cm" svg:width="1.707cm" svg:x="39.016cm" draw:caption-point-x="0.437cm" svg:y="168.5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636</text:span></text:p>
            </office:annotation>
            <text:p>563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lsen</text:p>
          </table:table-cell>
          <table:table-cell table:style-name="TL RowHeader"/>
          <table:table-cell table:style-name="ce25"/>
          <table:table-cell ns41:value-type="float" table:style-name="TL Data" office:value="26491" office:value-type="float">
            <text:p>26491</text:p>
          </table:table-cell>
          <table:table-cell ns41:value-type="float" table:style-name="TL Data" office:value="4760" office:value-type="float">
            <text:p>476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table:formula="of:=[.F372]+[.H372]+[.J372]" ns41:value-type="float" table:style-name="TL Data" office:value-type="float" office:value="308">
            <text:p>308</text:p>
          </table:table-cell>
          <table:table-cell table:formula="of:=[.G372]+[.I372]+SUM([.K372:.O372])" ns41:value-type="float" table:style-name="TL Data" office:value-type="float" office:value="544">
            <text:p>544</text:p>
          </table:table-cell>
          <table:table-cell table:style-name="TL Data" table:number-columns-repeated="3"/>
          <table:table-cell table:formula="of:=[.E372]+[.P372]+[.Q372]" ns41:value-type="float" table:style-name="TL Data" office:value-type="float" office:value="5612">
            <text:p>56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aandam</text:p>
          </table:table-cell>
          <table:table-cell table:style-name="TL RowHeader"/>
          <table:table-cell table:style-name="ce25"/>
          <table:table-cell ns41:value-type="float" table:style-name="TL Data" office:value="28372" office:value-type="float">
            <text:p>28372</text:p>
          </table:table-cell>
          <table:table-cell ns41:value-type="float" table:style-name="TL Data" office:value="6262" office:value-type="float">
            <text:p>62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154" table:style-name="TL Data" table:number-columns-repeated="2" office:value-type="float">
            <text:p>1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373]+[.H373]+[.J373]" ns41:value-type="float" table:style-name="TL Data" office:value-type="float" office:value="160">
            <office:annotation draw:style-name="gr1" svg:height="1.957cm" draw:caption-point-y="0.432cm" svg:width="1.569cm" svg:x="30.823cm" draw:caption-point-x="-0.57cm" svg:y="169.4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7</text:span></text:p>
            </office:annotation>
            <text:p>160</text:p>
          </table:table-cell>
          <table:table-cell table:formula="of:=[.G373]+[.I373]+SUM([.K373:.O373])" ns41:value-type="float" table:style-name="TL Data" office:value-type="float" office:value="202">
            <office:annotation draw:style-name="gr1" svg:height="1.191cm" draw:caption-point-y="0.432cm" svg:width="1.651cm" svg:x="32.39cm" draw:caption-point-x="-0.347cm" svg:y="169.4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05</text:span></text:p>
            </office:annotation>
            <text:p>20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E373]+[.P373]+[.Q373]" ns41:value-type="float" table:style-name="TL Data" office:value-type="float" office:value="6624">
            <office:annotation draw:style-name="gr1" svg:height="0.846cm" draw:caption-point-y="0.432cm" svg:width="1.763cm" svg:x="39.016cm" draw:caption-point-x="0.437cm" svg:y="169.46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629</text:span></text:p>
            </office:annotation>
            <text:p>6624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lder</text:p>
          </table:table-cell>
          <table:table-cell table:style-name="TL RowHeader"/>
          <table:table-cell table:style-name="ce25"/>
          <table:table-cell ns41:value-type="float" table:style-name="TL Data" office:value="29861" office:value-type="float">
            <text:p>29861</text:p>
          </table:table-cell>
          <table:table-cell ns41:value-type="float" table:style-name="TL Data" office:value="5717" office:value-type="float">
            <text:p>5717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374]+[.H374]+[.J374]" ns41:value-type="float" table:style-name="TL Data" office:value-type="float" office:value="911">
            <text:p>911</text:p>
          </table:table-cell>
          <table:table-cell table:formula="of:=[.G374]+[.I374]+SUM([.K374:.O374])" ns41:value-type="float" table:style-name="TL Data" office:value-type="float" office:value="261">
            <text:p>26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E374]+[.P374]+[.Q374]" ns41:value-type="float" table:style-name="TL Data" office:value-type="float" office:value="6889">
            <office:annotation draw:style-name="gr1" svg:height="1.032cm" draw:caption-point-y="0.433cm" svg:width="1.68cm" svg:x="39.016cm" draw:caption-point-x="0.437cm" svg:y="169.915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891</text:span></text:p>
            </office:annotation>
            <text:p>688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ilvers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746" office:value-type="float">
            <text:p>36746</text:p>
          </table:table-cell>
          <table:table-cell ns41:value-type="float" table:style-name="TL Data" office:value="7565" office:value-type="float">
            <text:p>75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6"/>
          <table:table-cell table:formula="of:=[.F375]+[.H375]+[.J375]" ns41:value-type="float" table:style-name="TL Data" office:value-type="float" office:value="17">
            <text:p>17</text:p>
          </table:table-cell>
          <table:table-cell table:formula="of:=[.G375]+[.I375]+SUM([.K375:.O375])" ns41:value-type="float" table:style-name="TL Data" office:value-type="float" office:value="45">
            <text:p>45</text:p>
          </table:table-cell>
          <table:table-cell table:style-name="TL Data" table:number-columns-repeated="3"/>
          <table:table-cell table:formula="of:=[.E375]+[.P375]+[.Q375]" ns41:value-type="float" table:style-name="TL Data" office:value-type="float" office:value="7627">
            <text:p>762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arlem</text:p>
          </table:table-cell>
          <table:table-cell table:style-name="TL RowHeader"/>
          <table:table-cell table:style-name="ce25"/>
          <table:table-cell ns41:value-type="float" table:style-name="TL Data" office:value="75280" office:value-type="float">
            <text:p>75280</text:p>
          </table:table-cell>
          <table:table-cell ns41:value-type="float" table:style-name="TL Data" office:value="10095" office:value-type="float">
            <text:p>100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669" office:value-type="float">
            <text:p>2669</text:p>
          </table:table-cell>
          <table:table-cell ns41:value-type="float" table:style-name="TL Data" office:value="2855" office:value-type="float">
            <text:p>2855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3"/>
          <table:table-cell table:formula="of:=[.F376]+[.H376]+[.J376]" ns41:value-type="float" table:style-name="TL Data" office:value-type="float" office:value="2681">
            <text:p>2681</text:p>
          </table:table-cell>
          <table:table-cell table:formula="of:=[.G376]+[.I376]+SUM([.K376:.O376])" ns41:value-type="float" table:style-name="TL Data" office:value-type="float" office:value="3773">
            <text:p>3773</text:p>
          </table:table-cell>
          <table:table-cell table:style-name="TL Data" table:number-columns-repeated="3"/>
          <table:table-cell table:formula="of:=[.E376]+[.P376]+[.Q376]" ns41:value-type="float" table:style-name="TL Data" office:value-type="float" office:value="16549">
            <text:p>1654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sterdam</text:p>
          </table:table-cell>
          <table:table-cell table:style-name="TL RowHeader"/>
          <table:table-cell table:style-name="ce25"/>
          <table:table-cell ns41:value-type="float" table:style-name="TL Data" office:value="644070" office:value-type="float">
            <text:p>644070</text:p>
          </table:table-cell>
          <table:table-cell ns41:value-type="float" table:style-name="TL Data" office:value="6866" office:value-type="float">
            <text:p>686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5465" office:value-type="float">
            <text:p>5465</text:p>
          </table:table-cell>
          <table:table-cell ns41:value-type="float" table:style-name="TL Data" office:value="6619" office:value-type="float">
            <text:p>6619</text:p>
          </table:table-cell>
          <table:table-cell ns41:value-type="float" table:style-name="TL Data" office:value="26713" office:value-type="float">
            <text:p>26713</text:p>
          </table:table-cell>
          <table:table-cell ns41:value-type="float" table:style-name="TL Data" office:value="33259" office:value-type="float">
            <text:p>33259</text:p>
          </table:table-cell>
          <table:table-cell ns41:value-type="float" table:style-name="TL Data" office:value="33088" office:value-type="float">
            <text:p>33088</text:p>
          </table:table-cell>
          <table:table-cell ns41:value-type="float" table:style-name="TL Data" office:value="24657" office:value-type="float">
            <text:p>24657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" office:value-type="float">
            <text:p>1</text:p>
          </table:table-cell>
          <table:table-cell table:formula="of:=[.F377]+[.H377]+[.J377]" ns41:value-type="float" table:style-name="TL Data" office:value-type="float" office:value="32463">
            <text:p>32463</text:p>
          </table:table-cell>
          <table:table-cell table:formula="of:=[.G377]+[.I377]+SUM([.K377:.O377])" ns41:value-type="float" table:style-name="TL Data" office:value-type="float" office:value="100162">
            <text:p>10016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368" office:value-type="float">
            <text:p>1368</text:p>
          </table:table-cell>
          <table:table-cell table:formula="of:=[.E377]+[.P377]+[.Q377]" ns41:value-type="float" table:style-name="TL Data" office:value-type="float" office:value="139491">
            <office:annotation draw:style-name="gr1" svg:height="0.794cm" draw:caption-point-y="0.433cm" svg:width="1.876cm" svg:x="39.016cm" draw:caption-point-x="0.437cm" svg:y="171.265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42200</text:span></text:p>
            </office:annotation>
            <text:p>139491</text:p>
          </table:table-cell>
          <table:table-cell ns41:value-type="float" table:style-name="TL Data" office:value="1709" office:value-type="float">
            <text:p>170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NH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r Abtskerke</text:p>
          </table:table-cell>
          <table:table-cell table:style-name="TL RowHeader"/>
          <table:table-cell table:style-name="ce25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0"/>
          <table:table-cell table:formula="of:=[.F378]+[.H378]+[.J378]" ns41:value-type="float" table:style-name="TL Data" office:value-type="float" office:value="0">
            <text:p>0</text:p>
          </table:table-cell>
          <table:table-cell table:formula="of:=[.G378]+[.I378]+SUM([.K378:.O37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78]+[.P378]+[.Q378]" ns41:value-type="float" table:style-name="TL Data" office:value-type="float" office:value="26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riewegen</text:p>
          </table:table-cell>
          <table:table-cell table:style-name="TL RowHeader"/>
          <table:table-cell table:style-name="ce25"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0"/>
          <table:table-cell table:formula="of:=[.F379]+[.H379]+[.J379]" ns41:value-type="float" table:style-name="TL Data" office:value-type="float" office:value="0">
            <text:p>0</text:p>
          </table:table-cell>
          <table:table-cell table:formula="of:=[.G379]+[.I379]+SUM([.K379:.O37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79]+[.P379]+[.Q379]" ns41:value-type="float" table:style-name="TL Data" office:value-type="float" office:value="33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sse</text:p>
          </table:table-cell>
          <table:table-cell table:style-name="TL RowHeader"/>
          <table:table-cell table:style-name="ce25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0"/>
          <table:table-cell table:formula="of:=[.F380]+[.H380]+[.J380]" ns41:value-type="float" table:style-name="TL Data" office:value-type="float" office:value="0">
            <text:p>0</text:p>
          </table:table-cell>
          <table:table-cell table:formula="of:=[.G380]+[.I380]+SUM([.K380:.O38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0]+[.P380]+[.Q380]" ns41:value-type="float" table:style-name="TL Data" office:value-type="float" office:value="37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ere</text:p>
          </table:table-cell>
          <table:table-cell table:style-name="TL RowHeader"/>
          <table:table-cell table:style-name="ce25"/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381]+[.H381]+[.J381]" ns41:value-type="float" table:style-name="TL Data" office:value-type="float" office:value="2">
            <text:p>2</text:p>
          </table:table-cell>
          <table:table-cell table:formula="of:=[.G381]+[.I381]+SUM([.K381:.O38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381]+[.P381]+[.Q381]" ns41:value-type="float" table:style-name="TL Data" office:value-type="float" office:value="202">
            <text:p>2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vezande</text:p>
          </table:table-cell>
          <table:table-cell table:style-name="TL RowHeader"/>
          <table:table-cell table:style-name="ce25"/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0"/>
          <table:table-cell table:formula="of:=[.F382]+[.H382]+[.J382]" ns41:value-type="float" table:style-name="TL Data" office:value-type="float" office:value="0">
            <text:p>0</text:p>
          </table:table-cell>
          <table:table-cell table:formula="of:=[.G382]+[.I382]+SUM([.K382:.O38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2]+[.P382]+[.Q382]" ns41:value-type="float" table:style-name="TL Data" office:value-type="float" office:value="37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hilippine</text:p>
          </table:table-cell>
          <table:table-cell table:style-name="TL RowHeader"/>
          <table:table-cell table:style-name="ce25"/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10"/>
          <table:table-cell table:formula="of:=[.F383]+[.H383]+[.J383]" ns41:value-type="float" table:style-name="TL Data" office:value-type="float" office:value="0">
            <text:p>0</text:p>
          </table:table-cell>
          <table:table-cell table:formula="of:=[.G383]+[.I383]+SUM([.K383:.O38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3]+[.P383]+[.Q383]" ns41:value-type="float" table:style-name="TL Data" office:value-type="float" office:value="215">
            <text:p>2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loetinge</text:p>
          </table:table-cell>
          <table:table-cell table:style-name="TL RowHeader"/>
          <table:table-cell table:style-name="ce25"/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9"/>
          <table:table-cell table:formula="of:=[.F384]+[.H384]+[.J384]" ns41:value-type="float" table:style-name="TL Data" office:value-type="float" office:value="6">
            <text:p>6</text:p>
          </table:table-cell>
          <table:table-cell table:formula="of:=[.G384]+[.I384]+SUM([.K384:.O38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4]+[.P384]+[.Q384]" ns41:value-type="float" table:style-name="TL Data" office:value-type="float" office:value="428">
            <text:p>4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venisse</text:p>
          </table:table-cell>
          <table:table-cell table:style-name="TL RowHeader"/>
          <table:table-cell table:style-name="ce25"/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[.F385]+[.H385]+[.J385]" ns41:value-type="float" table:style-name="TL Data" office:value-type="float" office:value="42">
            <text:p>42</text:p>
          </table:table-cell>
          <table:table-cell table:formula="of:=[.G385]+[.I385]+SUM([.K385:.O385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385]+[.P385]+[.Q385]" ns41:value-type="float" table:style-name="TL Data" office:value-type="float" office:value="346">
            <text:p>34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olijnsplaat</text:p>
          </table:table-cell>
          <table:table-cell table:style-name="TL RowHeader"/>
          <table:table-cell table:style-name="ce25"/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390" office:value-type="float">
            <text:p>390</text:p>
          </table:table-cell>
          <table:table-cell table:style-name="TL Data" table:number-columns-repeated="10"/>
          <table:table-cell table:formula="of:=[.F386]+[.H386]+[.J386]" ns41:value-type="float" table:style-name="TL Data" office:value-type="float" office:value="0">
            <text:p>0</text:p>
          </table:table-cell>
          <table:table-cell table:formula="of:=[.G386]+[.I386]+SUM([.K386:.O38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6]+[.P386]+[.Q386]" ns41:value-type="float" table:style-name="TL Data" office:value-type="float" office:value="390">
            <text:p>3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erland</text:p>
          </table:table-cell>
          <table:table-cell table:style-name="TL RowHeader"/>
          <table:table-cell table:style-name="ce25"/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387]+[.H387]+[.J387]" ns41:value-type="float" table:style-name="TL Data" office:value-type="float" office:value="46">
            <text:p>46</text:p>
          </table:table-cell>
          <table:table-cell table:formula="of:=[.G387]+[.I387]+SUM([.K387:.O38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7]+[.P387]+[.Q387]" ns41:value-type="float" table:style-name="TL Data" office:value-type="float" office:value="415">
            <text:p>4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stkapelle</text:p>
          </table:table-cell>
          <table:table-cell table:style-name="TL RowHeader"/>
          <table:table-cell table:style-name="ce25"/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488" office:value-type="float">
            <text:p>488</text:p>
          </table:table-cell>
          <table:table-cell table:style-name="TL Data" table:number-columns-repeated="10"/>
          <table:table-cell table:formula="of:=[.F388]+[.H388]+[.J388]" ns41:value-type="float" table:style-name="TL Data" office:value-type="float" office:value="0">
            <text:p>0</text:p>
          </table:table-cell>
          <table:table-cell table:formula="of:=[.G388]+[.I388]+SUM([.K388:.O38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88]+[.P388]+[.Q388]" ns41:value-type="float" table:style-name="TL Data" office:value-type="float" office:value="488">
            <text:p>4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rnemuiden</text:p>
          </table:table-cell>
          <table:table-cell table:style-name="TL RowHeader"/>
          <table:table-cell table:style-name="ce25"/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6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F389]+[.H389]+[.J389]" ns41:value-type="float" table:style-name="TL Data" office:value-type="float" office:value="0">
            <text:p>0</text:p>
          </table:table-cell>
          <table:table-cell table:formula="of:=[.G389]+[.I389]+SUM([.K389:.O389])" ns41:value-type="float" table:style-name="TL Data" office:value-type="float" office:value="169">
            <text:p>169</text:p>
          </table:table-cell>
          <table:table-cell table:style-name="TL Data" table:number-columns-repeated="3"/>
          <table:table-cell table:formula="of:=[.E389]+[.P389]+[.Q389]" ns41:value-type="float" table:style-name="TL Data" office:value-type="float" office:value="475">
            <text:p>4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illand-Bath</text:p>
          </table:table-cell>
          <table:table-cell table:style-name="TL RowHeader"/>
          <table:table-cell table:style-name="ce25"/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F390]+[.H390]+[.J390]" ns41:value-type="float" table:style-name="TL Data" office:value-type="float" office:value="7">
            <text:p>7</text:p>
          </table:table-cell>
          <table:table-cell table:formula="of:=[.G390]+[.I390]+SUM([.K390:.O39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390]+[.P390]+[.Q390]" ns41:value-type="float" table:style-name="TL Data" office:value-type="float" office:value="319">
            <text:p>31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. Philipsland</text:p>
          </table:table-cell>
          <table:table-cell table:style-name="TL RowHeader"/>
          <table:table-cell table:style-name="ce25"/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391]+[.H391]+[.J391]" ns41:value-type="float" table:style-name="TL Data" office:value-type="float" office:value="18">
            <text:p>18</text:p>
          </table:table-cell>
          <table:table-cell table:formula="of:=[.G391]+[.I391]+SUM([.K391:.O391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391]+[.P391]+[.Q391]" ns41:value-type="float" table:style-name="TL Data" office:value-type="float" office:value="443">
            <text:p>4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aauw c.a.</text:p>
          </table:table-cell>
          <table:table-cell table:style-name="TL RowHeader"/>
          <table:table-cell table:style-name="ce25"/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449" office:value-type="float">
            <text:p>449</text:p>
          </table:table-cell>
          <table:table-cell table:style-name="TL Data" table:number-columns-repeated="10"/>
          <table:table-cell table:formula="of:=[.F392]+[.H392]+[.J392]" ns41:value-type="float" table:style-name="TL Data" office:value-type="float" office:value="0">
            <text:p>0</text:p>
          </table:table-cell>
          <table:table-cell table:formula="of:=[.G392]+[.I392]+SUM([.K392:.O39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92]+[.P392]+[.Q392]" ns41:value-type="float" table:style-name="TL Data" office:value-type="float" office:value="449">
            <text:p>44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0" office:value-type="float">
            <text:p>40</text:p>
          </table:table-cell>
          <table:table-cell ns41:value-type="float" table:style-name="ce72" office:value="41" office:value-type="float">
            <text:p>41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6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-Vossenmee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 table:number-columns-repeated="10"/>
          <table:table-cell table:formula="of:=[.F393]+[.H393]+[.J393]" ns41:value-type="float" table:style-name="TL Data" office:value-type="float" office:value="0">
            <text:p>0</text:p>
          </table:table-cell>
          <table:table-cell table:formula="of:=[.G393]+[.I393]+SUM([.K393:.O39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93]+[.P393]+[.Q393]" ns41:value-type="float" table:style-name="TL Data" office:value-type="float" office:value="369">
            <text:p>3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ardenburg</text:p>
          </table:table-cell>
          <table:table-cell table:style-name="TL RowHeader"/>
          <table:table-cell table:style-name="ce25"/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465" office:value-type="float">
            <text:p>46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F394]+[.H394]+[.J394]" ns41:value-type="float" table:style-name="TL Data" office:value-type="float" office:value="14">
            <text:p>14</text:p>
          </table:table-cell>
          <table:table-cell table:formula="of:=[.G394]+[.I394]+SUM([.K394:.O394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394]+[.P394]+[.Q394]" ns41:value-type="float" table:style-name="TL Data" office:value-type="float" office:value="481">
            <text:p>4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meldinge</text:p>
          </table:table-cell>
          <table:table-cell table:style-name="TL RowHeader"/>
          <table:table-cell table:style-name="ce25"/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395]+[.H395]+[.J395]" ns41:value-type="float" table:style-name="TL Data" office:value-type="float" office:value="1">
            <text:p>1</text:p>
          </table:table-cell>
          <table:table-cell table:formula="of:=[.G395]+[.I395]+SUM([.K395:.O395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395]+[.P395]+[.Q395]" ns41:value-type="float" table:style-name="TL Data" office:value-type="float" office:value="443">
            <text:p>4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eskens</text:p>
          </table:table-cell>
          <table:table-cell table:style-name="TL RowHeader"/>
          <table:table-cell table:style-name="ce25"/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396]+[.H396]+[.J396]" ns41:value-type="float" table:style-name="TL Data" office:value-type="float" office:value="0">
            <text:p>0</text:p>
          </table:table-cell>
          <table:table-cell table:formula="of:=[.G396]+[.I396]+SUM([.K396:.O396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396]+[.P396]+[.Q396]" ns41:value-type="float" table:style-name="TL Data" office:value-type="float" office:value="491">
            <text:p>49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apelle</text:p>
          </table:table-cell>
          <table:table-cell table:style-name="TL RowHeader"/>
          <table:table-cell table:style-name="ce25"/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397]+[.H397]+[.J397]" ns41:value-type="float" table:style-name="TL Data" office:value-type="float" office:value="46">
            <text:p>46</text:p>
          </table:table-cell>
          <table:table-cell table:formula="of:=[.G397]+[.I397]+SUM([.K397:.O397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397]+[.P397]+[.Q397]" ns41:value-type="float" table:style-name="TL Data" office:value-type="float" office:value="543">
            <text:p>5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rabbendijke</text:p>
          </table:table-cell>
          <table:table-cell table:style-name="TL RowHeader"/>
          <table:table-cell table:style-name="ce25"/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F398]+[.H398]+[.J398]" ns41:value-type="float" table:style-name="TL Data" office:value-type="float" office:value="6">
            <text:p>6</text:p>
          </table:table-cell>
          <table:table-cell table:formula="of:=[.G398]+[.I398]+SUM([.K398:.O39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398]+[.P398]+[.Q398]" ns41:value-type="float" table:style-name="TL Data" office:value-type="float" office:value="509">
            <text:p>509</text:p>
          </table:table-cell>
          <table:table-cell ns41:value-type="float" table:style-name="TL Data" office:value="509" office:value-type="float">
            <text:p>509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burg</text:p>
          </table:table-cell>
          <table:table-cell table:style-name="TL RowHeader"/>
          <table:table-cell table:style-name="ce25"/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table:formula="of:=[.F399]+[.H399]+[.J399]" ns41:value-type="float" table:style-name="TL Data" office:value-type="float" office:value="125">
            <text:p>125</text:p>
          </table:table-cell>
          <table:table-cell table:formula="of:=[.G399]+[.I399]+SUM([.K399:.O399])" ns41:value-type="float" table:style-name="TL Data" office:value-type="float" office:value="9">
            <text:p>9</text:p>
          </table:table-cell>
          <table:table-cell table:style-name="TL Data" table:number-columns-repeated="3"/>
          <table:table-cell table:formula="of:=[.E399]+[.P399]+[.Q399]" ns41:value-type="float" table:style-name="TL Data" office:value-type="float" office:value="563">
            <text:p>5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oede</text:p>
          </table:table-cell>
          <table:table-cell table:style-name="TL RowHeader"/>
          <table:table-cell table:style-name="ce25"/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10"/>
          <table:table-cell table:formula="of:=[.F400]+[.H400]+[.J400]" ns41:value-type="float" table:style-name="TL Data" office:value-type="float" office:value="0">
            <text:p>0</text:p>
          </table:table-cell>
          <table:table-cell table:formula="of:=[.G400]+[.I400]+SUM([.K400:.O40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0]+[.P400]+[.Q400]" ns41:value-type="float" table:style-name="TL Data" office:value-type="float" office:value="360">
            <text:p>36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lphaartsdijk</text:p>
          </table:table-cell>
          <table:table-cell table:style-name="TL RowHeader"/>
          <table:table-cell table:style-name="ce25"/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564" office:value-type="float">
            <text:p>564</text:p>
          </table:table-cell>
          <table:table-cell table:style-name="TL Data" table:number-columns-repeated="10"/>
          <table:table-cell table:formula="of:=[.F401]+[.H401]+[.J401]" ns41:value-type="float" table:style-name="TL Data" office:value-type="float" office:value="0">
            <text:p>0</text:p>
          </table:table-cell>
          <table:table-cell table:formula="of:=[.G401]+[.I401]+SUM([.K401:.O40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1]+[.P401]+[.Q401]" ns41:value-type="float" table:style-name="TL Data" office:value-type="float" office:value="564">
            <text:p>56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iervliet</text:p>
          </table:table-cell>
          <table:table-cell table:style-name="TL RowHeader"/>
          <table:table-cell table:style-name="ce25"/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 table:number-columns-repeated="10"/>
          <table:table-cell table:formula="of:=[.F402]+[.H402]+[.J402]" ns41:value-type="float" table:style-name="TL Data" office:value-type="float" office:value="0">
            <text:p>0</text:p>
          </table:table-cell>
          <table:table-cell table:formula="of:=[.G402]+[.I402]+SUM([.K402:.O40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2]+[.P402]+[.Q402]" ns41:value-type="float" table:style-name="TL Data" office:value-type="float" office:value="520">
            <text:p>52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. Annaland</text:p>
          </table:table-cell>
          <table:table-cell table:style-name="TL RowHeader"/>
          <table:table-cell table:style-name="ce25"/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516" office:value-type="float">
            <text:p>516</text:p>
          </table:table-cell>
          <table:table-cell table:style-name="TL Data" table:number-columns-repeated="10"/>
          <table:table-cell table:formula="of:=[.F403]+[.H403]+[.J403]" ns41:value-type="float" table:style-name="TL Data" office:value-type="float" office:value="0">
            <text:p>0</text:p>
          </table:table-cell>
          <table:table-cell table:formula="of:=[.G403]+[.I403]+SUM([.K403:.O40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3]+[.P403]+[.Q403]" ns41:value-type="float" table:style-name="TL Data" office:value-type="float" office:value="516">
            <text:p>5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as van Gent</text:p>
          </table:table-cell>
          <table:table-cell table:style-name="TL RowHeader"/>
          <table:table-cell table:style-name="ce25"/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538" office:value-type="float">
            <text:p>538</text:p>
          </table:table-cell>
          <table:table-cell table:style-name="TL Data" table:number-columns-repeated="10"/>
          <table:table-cell table:formula="of:=[.F404]+[.H404]+[.J404]" ns41:value-type="float" table:style-name="TL Data" office:value-type="float" office:value="0">
            <text:p>0</text:p>
          </table:table-cell>
          <table:table-cell table:formula="of:=[.G404]+[.I404]+SUM([.K404:.O40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4]+[.P404]+[.Q404]" ns41:value-type="float" table:style-name="TL Data" office:value-type="float" office:value="538">
            <text:p>5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oewacht</text:p>
          </table:table-cell>
          <table:table-cell table:style-name="TL RowHeader"/>
          <table:table-cell table:style-name="ce25"/>
          <table:table-cell ns41:value-type="float" table:style-name="TL Data" office:value="2830" office:value-type="float">
            <text:p>2830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 table:number-columns-repeated="10"/>
          <table:table-cell table:formula="of:=[.F405]+[.H405]+[.J405]" ns41:value-type="float" table:style-name="TL Data" office:value-type="float" office:value="0">
            <text:p>0</text:p>
          </table:table-cell>
          <table:table-cell table:formula="of:=[.G405]+[.I405]+SUM([.K405:.O40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5]+[.P405]+[.Q405]" ns41:value-type="float" table:style-name="TL Data" office:value-type="float" office:value="499">
            <text:p>49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uinisse</text:p>
          </table:table-cell>
          <table:table-cell table:style-name="TL RowHeader"/>
          <table:table-cell table:style-name="ce25"/>
          <table:table-cell ns41:value-type="float" table:style-name="TL Data" office:value="2835" office:value-type="float">
            <text:p>2835</text:p>
          </table:table-cell>
          <table:table-cell ns41:value-type="float" table:style-name="TL Data" office:value="610" office:value-type="float">
            <text:p>6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406]+[.H406]+[.J406]" ns41:value-type="float" table:style-name="TL Data" office:value-type="float" office:value="0">
            <text:p>0</text:p>
          </table:table-cell>
          <table:table-cell table:formula="of:=[.G406]+[.I406]+SUM([.K406:.O406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06]+[.P406]+[.Q406]" ns41:value-type="float" table:style-name="TL Data" office:value-type="float" office:value="612">
            <text:p>6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ek</text:p>
          </table:table-cell>
          <table:table-cell table:style-name="TL RowHeader"/>
          <table:table-cell table:style-name="ce25"/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616" office:value-type="float">
            <text:p>616</text:p>
          </table:table-cell>
          <table:table-cell table:style-name="TL Data" table:number-columns-repeated="10"/>
          <table:table-cell table:formula="of:=[.F407]+[.H407]+[.J407]" ns41:value-type="float" table:style-name="TL Data" office:value-type="float" office:value="0">
            <text:p>0</text:p>
          </table:table-cell>
          <table:table-cell table:formula="of:=[.G407]+[.I407]+SUM([.K407:.O40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07]+[.P407]+[.Q407]" ns41:value-type="float" table:style-name="TL Data" office:value-type="float" office:value="616">
            <text:p>6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luis</text:p>
          </table:table-cell>
          <table:table-cell table:style-name="TL RowHeader"/>
          <table:table-cell table:style-name="ce25"/>
          <table:table-cell ns41:value-type="float" table:style-name="TL Data" office:value="2848" office:value-type="float">
            <text:p>2848</text:p>
          </table:table-cell>
          <table:table-cell ns41:value-type="float" table:style-name="TL Data" office:value="461" office:value-type="float">
            <text:p>46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F408]+[.H408]+[.J408]" ns41:value-type="float" table:style-name="TL Data" office:value-type="float" office:value="9">
            <text:p>9</text:p>
          </table:table-cell>
          <table:table-cell table:formula="of:=[.G408]+[.I408]+SUM([.K408:.O408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408]+[.P408]+[.Q408]" ns41:value-type="float" table:style-name="TL Data" office:value-type="float" office:value="480">
            <text:p>4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. Maartsensdijk</text:p>
          </table:table-cell>
          <table:table-cell table:style-name="TL RowHeader"/>
          <table:table-cell table:style-name="ce25"/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679" office:value-type="float">
            <text:p>67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formula="of:=[.F409]+[.H409]+[.J409]" ns41:value-type="float" table:style-name="TL Data" office:value-type="float" office:value="9">
            <text:p>9</text:p>
          </table:table-cell>
          <table:table-cell table:formula="of:=[.G409]+[.I409]+SUM([.K409:.O409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09]+[.P409]+[.Q409]" ns41:value-type="float" table:style-name="TL Data" office:value-type="float" office:value="690">
            <text:p>6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IJzendijke</text:p>
          </table:table-cell>
          <table:table-cell table:style-name="TL RowHeader"/>
          <table:table-cell table:style-name="ce25"/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10"/>
          <table:table-cell table:formula="of:=[.F410]+[.H410]+[.J410]" ns41:value-type="float" table:style-name="TL Data" office:value-type="float" office:value="0">
            <text:p>0</text:p>
          </table:table-cell>
          <table:table-cell table:formula="of:=[.G410]+[.I410]+SUM([.K410:.O41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10]+[.P410]+[.Q410]" ns41:value-type="float" table:style-name="TL Data" office:value-type="float" office:value="348">
            <text:p>34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oudekerke</text:p>
          </table:table-cell>
          <table:table-cell table:style-name="TL RowHeader"/>
          <table:table-cell table:style-name="ce25"/>
          <table:table-cell ns41:value-type="float" table:style-name="TL Data" office:value="3193" office:value-type="float">
            <text:p>3193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411]+[.H411]+[.J411]" ns41:value-type="float" table:style-name="TL Data" office:value-type="float" office:value="2">
            <text:p>2</text:p>
          </table:table-cell>
          <table:table-cell table:formula="of:=[.G411]+[.I411]+SUM([.K411:.O41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11]+[.P411]+[.Q411]" ns41:value-type="float" table:style-name="TL Data" office:value-type="float" office:value="828">
            <text:p>8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holen</text:p>
          </table:table-cell>
          <table:table-cell table:style-name="TL RowHeader"/>
          <table:table-cell table:style-name="ce25"/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720" office:value-type="float">
            <text:p>7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[.F412]+[.H412]+[.J412]" ns41:value-type="float" table:style-name="TL Data" office:value-type="float" office:value="4">
            <text:p>4</text:p>
          </table:table-cell>
          <table:table-cell table:formula="of:=[.G412]+[.I412]+SUM([.K412:.O412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412]+[.P412]+[.Q412]" ns41:value-type="float" table:style-name="TL Data" office:value-type="float" office:value="729">
            <text:p>72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. Jansteen</text:p>
          </table:table-cell>
          <table:table-cell table:style-name="TL RowHeader"/>
          <table:table-cell table:style-name="ce25"/>
          <table:table-cell ns41:value-type="float" table:style-name="TL Data" office:value="3529" office:value-type="float">
            <text:p>3529</text:p>
          </table:table-cell>
          <table:table-cell ns41:value-type="float" table:style-name="TL Data" office:value="612" office:value-type="float">
            <text:p>612</text:p>
          </table:table-cell>
          <table:table-cell table:style-name="TL Data" table:number-columns-repeated="10"/>
          <table:table-cell table:formula="of:=[.F413]+[.H413]+[.J413]" ns41:value-type="float" table:style-name="TL Data" office:value-type="float" office:value="0">
            <text:p>0</text:p>
          </table:table-cell>
          <table:table-cell table:formula="of:=[.G413]+[.I413]+SUM([.K413:.O41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13]+[.P413]+[.Q413]" ns41:value-type="float" table:style-name="TL Data" office:value-type="float" office:value="612">
            <text:p>6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aamslag</text:p>
          </table:table-cell>
          <table:table-cell table:style-name="TL RowHeader"/>
          <table:table-cell table:style-name="ce25"/>
          <table:table-cell ns41:value-type="float" table:style-name="TL Data" office:value="3597" office:value-type="float">
            <text:p>3597</text:p>
          </table:table-cell>
          <table:table-cell ns41:value-type="float" table:style-name="TL Data" office:value="815" office:value-type="float">
            <text:p>815</text:p>
          </table:table-cell>
          <table:table-cell table:style-name="TL Data" table:number-columns-repeated="10"/>
          <table:table-cell table:formula="of:=[.F414]+[.H414]+[.J414]" ns41:value-type="float" table:style-name="TL Data" office:value-type="float" office:value="0">
            <text:p>0</text:p>
          </table:table-cell>
          <table:table-cell table:formula="of:=[.G414]+[.I414]+SUM([.K414:.O41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14]+[.P414]+[.Q414]" ns41:value-type="float" table:style-name="TL Data" office:value-type="float" office:value="815">
            <text:p>8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-Heer-Arendskerke</text:p>
          </table:table-cell>
          <table:table-cell table:style-name="TL RowHeader"/>
          <table:table-cell table:style-name="ce25"/>
          <table:table-cell ns41:value-type="float" table:style-name="TL Data" office:value="3603" office:value-type="float">
            <text:p>3603</text:p>
          </table:table-cell>
          <table:table-cell ns41:value-type="float" table:style-name="TL Data" office:value="782" office:value-type="float">
            <text:p>7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415]+[.H415]+[.J415]" ns41:value-type="float" table:style-name="TL Data" office:value-type="float" office:value="0">
            <text:p>0</text:p>
          </table:table-cell>
          <table:table-cell table:formula="of:=[.G415]+[.I415]+SUM([.K415:.O415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15]+[.P415]+[.Q415]" ns41:value-type="float" table:style-name="TL Data" office:value-type="float" office:value="783">
            <text:p>78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ssekerke</text:p>
          </table:table-cell>
          <table:table-cell table:style-name="TL RowHeader"/>
          <table:table-cell table:style-name="ce25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622" office:value-type="float">
            <text:p>622</text:p>
          </table:table-cell>
          <table:table-cell table:style-name="TL Data" table:number-columns-repeated="2"/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F416]+[.H416]+[.J416]" ns41:value-type="float" table:style-name="TL Data" office:value-type="float" office:value="30">
            <text:p>30</text:p>
          </table:table-cell>
          <table:table-cell table:formula="of:=[.G416]+[.I416]+SUM([.K416:.O416])" ns41:value-type="float" table:style-name="TL Data" office:value-type="float" office:value="33">
            <text:p>33</text:p>
          </table:table-cell>
          <table:table-cell table:style-name="TL Data" table:number-columns-repeated="3"/>
          <table:table-cell table:formula="of:=[.E416]+[.P416]+[.Q416]" ns41:value-type="float" table:style-name="TL Data" office:value-type="float" office:value="685">
            <text:p>68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ulst</text:p>
          </table:table-cell>
          <table:table-cell table:style-name="TL RowHeader"/>
          <table:table-cell table:style-name="ce25"/>
          <table:table-cell ns41:value-type="float" table:style-name="TL Data" office:value="3809" office:value-type="float">
            <text:p>3809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table:formula="of:=[.F417]+[.H417]+[.J417]" ns41:value-type="float" table:style-name="TL Data" office:value-type="float" office:value="17">
            <text:p>17</text:p>
          </table:table-cell>
          <table:table-cell table:formula="of:=[.G417]+[.I417]+SUM([.K417:.O417])" ns41:value-type="float" table:style-name="TL Data" office:value-type="float" office:value="9">
            <text:p>9</text:p>
          </table:table-cell>
          <table:table-cell table:style-name="TL Data" table:number-columns-repeated="3"/>
          <table:table-cell table:formula="of:=[.E417]+[.P417]+[.Q417]" ns41:value-type="float" table:style-name="TL Data" office:value-type="float" office:value="716">
            <text:p>7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linge</text:p>
          </table:table-cell>
          <table:table-cell table:style-name="TL RowHeader"/>
          <table:table-cell table:style-name="ce25"/>
          <table:table-cell ns41:value-type="float" table:style-name="TL Data" office:value="3859" office:value-type="float">
            <text:p>3859</text:p>
          </table:table-cell>
          <table:table-cell ns41:value-type="float" table:style-name="TL Data" office:value="787" office:value-type="float">
            <text:p>787</text:p>
          </table:table-cell>
          <table:table-cell table:style-name="TL Data" table:number-columns-repeated="10"/>
          <table:table-cell table:formula="of:=[.F418]+[.H418]+[.J418]" ns41:value-type="float" table:style-name="TL Data" office:value-type="float" office:value="0">
            <text:p>0</text:p>
          </table:table-cell>
          <table:table-cell table:formula="of:=[.G418]+[.I418]+SUM([.K418:.O41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18]+[.P418]+[.Q418]" ns41:value-type="float" table:style-name="TL Data" office:value-type="float" office:value="787">
            <text:p>78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- en West-Souburg</text:p>
          </table:table-cell>
          <table:table-cell table:style-name="TL RowHeader"/>
          <table:table-cell table:style-name="ce25"/>
          <table:table-cell ns41:value-type="float" table:style-name="TL Data" office:value="4011" office:value-type="float">
            <text:p>4011</text:p>
          </table:table-cell>
          <table:table-cell ns41:value-type="float" table:style-name="TL Data" office:value="929" office:value-type="float">
            <text:p>929</text:p>
          </table:table-cell>
          <table:table-cell table:style-name="TL Data" table:number-columns-repeated="4"/>
          <table:table-cell ns41:value-type="float" table:style-name="TL Data" office:value="85" office:value-type="float">
            <text:p>85</text:p>
          </table:table-cell>
          <table:table-cell table:style-name="TL Data" table:number-columns-repeated="5"/>
          <table:table-cell table:formula="of:=[.F419]+[.H419]+[.J419]" ns41:value-type="float" table:style-name="TL Data" office:value-type="float" office:value="85">
            <text:p>85</text:p>
          </table:table-cell>
          <table:table-cell table:formula="of:=[.G419]+[.I419]+SUM([.K419:.O41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19]+[.P419]+[.Q419]" ns41:value-type="float" table:style-name="TL Data" office:value-type="float" office:value="1014">
            <text:p>10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ruiningen</text:p>
          </table:table-cell>
          <table:table-cell table:style-name="TL RowHeader"/>
          <table:table-cell table:style-name="ce25"/>
          <table:table-cell ns41:value-type="float" table:style-name="TL Data" office:value="4154" office:value-type="float">
            <text:p>4154</text:p>
          </table:table-cell>
          <table:table-cell ns41:value-type="float" table:style-name="TL Data" office:value="888" office:value-type="float">
            <text:p>888</text:p>
          </table:table-cell>
          <table:table-cell table:style-name="TL Data" table:number-columns-repeated="10"/>
          <table:table-cell table:formula="of:=[.F420]+[.H420]+[.J420]" ns41:value-type="float" table:style-name="TL Data" office:value-type="float" office:value="0">
            <text:p>0</text:p>
          </table:table-cell>
          <table:table-cell table:formula="of:=[.G420]+[.I420]+SUM([.K420:.O42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20]+[.P420]+[.Q420]" ns41:value-type="float" table:style-name="TL Data" office:value-type="float" office:value="888">
            <text:p>8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Yerseke</text:p>
          </table:table-cell>
          <table:table-cell table:style-name="TL RowHeader"/>
          <table:table-cell table:style-name="ce25"/>
          <table:table-cell ns41:value-type="float" table:style-name="TL Data" office:value="4215" office:value-type="float">
            <text:p>4215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F421]+[.H421]+[.J421]" ns41:value-type="float" table:style-name="TL Data" office:value-type="float" office:value="38">
            <text:p>38</text:p>
          </table:table-cell>
          <table:table-cell table:formula="of:=[.G421]+[.I421]+SUM([.K421:.O421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21]+[.P421]+[.Q421]" ns41:value-type="float" table:style-name="TL Data" office:value-type="float" office:value="881">
            <text:p>8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ntenisse</text:p>
          </table:table-cell>
          <table:table-cell table:style-name="TL RowHeader"/>
          <table:table-cell table:style-name="ce25"/>
          <table:table-cell ns41:value-type="float" table:style-name="TL Data" office:value="5386" office:value-type="float">
            <text:p>5386</text:p>
          </table:table-cell>
          <table:table-cell ns41:value-type="float" table:style-name="TL Data" office:value="1083" office:value-type="float">
            <text:p>1083</text:p>
          </table:table-cell>
          <table:table-cell table:style-name="TL Data" table:number-columns-repeated="10"/>
          <table:table-cell table:formula="of:=[.F422]+[.H422]+[.J422]" ns41:value-type="float" table:style-name="TL Data" office:value-type="float" office:value="0">
            <text:p>0</text:p>
          </table:table-cell>
          <table:table-cell table:formula="of:=[.G422]+[.I422]+SUM([.K422:.O42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22]+[.P422]+[.Q422]" ns41:value-type="float" table:style-name="TL Data" office:value-type="float" office:value="1083">
            <text:p>108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xel</text:p>
          </table:table-cell>
          <table:table-cell table:style-name="TL RowHeader"/>
          <table:table-cell table:style-name="ce25"/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table:formula="of:=[.F423]+[.H423]+[.J423]" ns41:value-type="float" table:style-name="TL Data" office:value-type="float" office:value="7">
            <text:p>7</text:p>
          </table:table-cell>
          <table:table-cell table:formula="of:=[.G423]+[.I423]+SUM([.K423:.O423])" ns41:value-type="float" table:style-name="TL Data" office:value-type="float" office:value="14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E423]+[.P423]+[.Q423]" ns41:value-type="float" table:style-name="TL Data" office:value-type="float" office:value="1036">
            <office:annotation draw:style-name="gr1" svg:height="1.139cm" draw:caption-point-y="0.433cm" svg:width="1.82cm" svg:x="39.016cm" draw:caption-point-x="0.437cm" svg:y="191.955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37</text:span></text:p>
            </office:annotation>
            <text:p>103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ierikze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086" office:value-type="float">
            <text:p>7086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F424]+[.H424]+[.J424]" ns41:value-type="float" table:style-name="TL Data" office:value-type="float" office:value="20">
            <text:p>20</text:p>
          </table:table-cell>
          <table:table-cell table:formula="of:=[.G424]+[.I424]+SUM([.K424:.O424])" ns41:value-type="float" table:style-name="TL Data" office:value-type="float" office:value="24">
            <text:p>24</text:p>
          </table:table-cell>
          <table:table-cell table:style-name="TL Data" table:number-columns-repeated="3"/>
          <table:table-cell table:formula="of:=[.E424]+[.P424]+[.Q424]" ns41:value-type="float" table:style-name="TL Data" office:value-type="float" office:value="1628">
            <text:p>16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oes</text:p>
          </table:table-cell>
          <table:table-cell table:style-name="TL RowHeader"/>
          <table:table-cell table:style-name="ce25"/>
          <table:table-cell ns41:value-type="float" table:style-name="TL Data" office:value="7881" office:value-type="float">
            <text:p>7881</text:p>
          </table:table-cell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F425]+[.H425]+[.J425]" ns41:value-type="float" table:style-name="TL Data" office:value-type="float" office:value="124">
            <text:p>124</text:p>
          </table:table-cell>
          <table:table-cell table:formula="of:=[.G425]+[.I425]+SUM([.K425:.O425])" ns41:value-type="float" table:style-name="TL Data" office:value-type="float" office:value="70">
            <text:p>70</text:p>
          </table:table-cell>
          <table:table-cell table:style-name="TL Data" table:number-columns-repeated="3"/>
          <table:table-cell table:formula="of:=[.E425]+[.P425]+[.Q425]" ns41:value-type="float" table:style-name="TL Data" office:value-type="float" office:value="1697">
            <text:p>169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euzen</text:p>
          </table:table-cell>
          <table:table-cell table:style-name="TL RowHeader"/>
          <table:table-cell table:style-name="ce25"/>
          <table:table-cell ns41:value-type="float" table:style-name="TL Data" office:value="9895" office:value-type="float">
            <text:p>9895</text:p>
          </table:table-cell>
          <table:table-cell ns41:value-type="float" table:style-name="TL Data" office:value="1913" office:value-type="float">
            <text:p>19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formula="of:=[.F426]+[.H426]+[.J426]" ns41:value-type="float" table:style-name="TL Data" office:value-type="float" office:value="11">
            <text:p>11</text:p>
          </table:table-cell>
          <table:table-cell table:formula="of:=[.G426]+[.I426]+SUM([.K426:.O426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426]+[.P426]+[.Q426]" ns41:value-type="float" table:style-name="TL Data" office:value-type="float" office:value="1942">
            <text:p>19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ddelburg</text:p>
          </table:table-cell>
          <table:table-cell table:style-name="TL RowHeader"/>
          <table:table-cell table:style-name="ce25"/>
          <table:table-cell ns41:value-type="float" table:style-name="TL Data" office:value="18468" office:value-type="float">
            <text:p>18468</text:p>
          </table:table-cell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F427]+[.H427]+[.J427]" ns41:value-type="float" table:style-name="TL Data" office:value-type="float" office:value="872">
            <text:p>872</text:p>
          </table:table-cell>
          <table:table-cell table:formula="of:=[.G427]+[.I427]+SUM([.K427:.O427])" ns41:value-type="float" table:style-name="TL Data" office:value-type="float" office:value="1157">
            <text:p>115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E427]+[.P427]+[.Q427]" ns41:value-type="float" table:style-name="TL Data" office:value-type="float" office:value="4826">
            <office:annotation draw:style-name="gr1" svg:height="1.084cm" draw:caption-point-y="0.433cm" svg:width="1.651cm" svg:x="39.016cm" draw:caption-point-x="0.437cm" svg:y="193.75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831</text:span></text:p>
            </office:annotation>
            <text:p>482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lissingen</text:p>
          </table:table-cell>
          <table:table-cell table:style-name="TL RowHeader"/>
          <table:table-cell table:style-name="ce25"/>
          <table:table-cell ns41:value-type="float" table:style-name="TL Data" office:value="22431" office:value-type="float">
            <text:p>22431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3"/>
          <table:table-cell table:formula="of:=[.F428]+[.H428]+[.J428]" ns41:value-type="float" table:style-name="TL Data" office:value-type="float" office:value="1420">
            <text:p>1420</text:p>
          </table:table-cell>
          <table:table-cell table:formula="of:=[.G428]+[.I428]+SUM([.K428:.O428])" ns41:value-type="float" table:style-name="TL Data" office:value-type="float" office:value="1737">
            <text:p>1737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formula="of:=[.E428]+[.P428]+[.Q428]" ns41:value-type="float" table:style-name="TL Data" office:value-type="float" office:value="4933">
            <office:annotation draw:style-name="gr1" svg:height="0.926cm" draw:caption-point-y="0.433cm" svg:width="2.156cm" svg:x="39.016cm" draw:caption-point-x="0.437cm" svg:y="194.20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65</text:span></text:p>
            </office:annotation>
            <text:p>4933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ZL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enrij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429]+[.H429]+[.J429]" ns41:value-type="float" table:style-name="TL Data" office:value-type="float" office:value="5">
            <text:p>5</text:p>
          </table:table-cell>
          <table:table-cell table:formula="of:=[.G429]+[.I429]+SUM([.K429:.O429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429]+[.P429]+[.Q429]" ns41:value-type="float" table:style-name="TL Data" office:value-type="float" office:value="36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ijsenburg</text:p>
          </table:table-cell>
          <table:table-cell table:style-name="TL RowHeader"/>
          <table:table-cell table:style-name="ce25"/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430]+[.H430]+[.J430]" ns41:value-type="float" table:style-name="TL Data" office:value-type="float" office:value="0">
            <text:p>0</text:p>
          </table:table-cell>
          <table:table-cell table:formula="of:=[.G430]+[.I430]+SUM([.K430:.O43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30]+[.P430]+[.Q430]" ns41:value-type="float" table:style-name="TL Data" office:value-type="float" office:value="212">
            <text:p>2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eukelen St. Pieter</text:p>
          </table:table-cell>
          <table:table-cell table:style-name="TL RowHeader"/>
          <table:table-cell table:style-name="ce25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[.F431]+[.H431]+[.J431]" ns41:value-type="float" table:style-name="TL Data" office:value-type="float" office:value="2">
            <text:p>2</text:p>
          </table:table-cell>
          <table:table-cell table:formula="of:=[.G431]+[.I431]+SUM([.K431:.O43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31]+[.P431]+[.Q431]" ns41:value-type="float" table:style-name="TL Data" office:value-type="float" office:value="128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ontfoort</text:p>
          </table:table-cell>
          <table:table-cell table:style-name="TL RowHeader"/>
          <table:table-cell table:style-name="ce25"/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F432]+[.H432]+[.J432]" ns41:value-type="float" table:style-name="TL Data" office:value-type="float" office:value="7">
            <text:p>7</text:p>
          </table:table-cell>
          <table:table-cell table:formula="of:=[.G432]+[.I432]+SUM([.K432:.O432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32]+[.P432]+[.Q432]" ns41:value-type="float" table:style-name="TL Data" office:value-type="float" office:value="398">
            <text:p>39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rmel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433]+[.H433]+[.J433]" ns41:value-type="float" table:style-name="TL Data" office:value-type="float" office:value="0">
            <text:p>0</text:p>
          </table:table-cell>
          <table:table-cell table:formula="of:=[.G433]+[.I433]+SUM([.K433:.O433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33]+[.P433]+[.Q433]" ns41:value-type="float" table:style-name="TL Data" office:value-type="float" office:value="195">
            <text:p>19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amerik</text:p>
          </table:table-cell>
          <table:table-cell table:style-name="TL RowHeader"/>
          <table:table-cell table:style-name="ce25"/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10"/>
          <table:table-cell table:formula="of:=[.F434]+[.H434]+[.J434]" ns41:value-type="float" table:style-name="TL Data" office:value-type="float" office:value="0">
            <text:p>0</text:p>
          </table:table-cell>
          <table:table-cell table:formula="of:=[.G434]+[.I434]+SUM([.K434:.O43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34]+[.P434]+[.Q434]" ns41:value-type="float" table:style-name="TL Data" office:value-type="float" office:value="143">
            <text:p>1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leu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10"/>
          <table:table-cell table:formula="of:=[.F435]+[.H435]+[.J435]" ns41:value-type="float" table:style-name="TL Data" office:value-type="float" office:value="0">
            <text:p>0</text:p>
          </table:table-cell>
          <table:table-cell table:formula="of:=[.G435]+[.I435]+SUM([.K435:.O43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35]+[.P435]+[.Q435]" ns41:value-type="float" table:style-name="TL Data" office:value-type="float" office:value="265">
            <text:p>26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uten</text:p>
          </table:table-cell>
          <table:table-cell table:style-name="TL RowHeader"/>
          <table:table-cell table:style-name="ce25"/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9"/>
          <table:table-cell table:formula="of:=[.F436]+[.H436]+[.J436]" ns41:value-type="float" table:style-name="TL Data" office:value-type="float" office:value="14">
            <text:p>14</text:p>
          </table:table-cell>
          <table:table-cell table:formula="of:=[.G436]+[.I436]+SUM([.K436:.O43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36]+[.P436]+[.Q436]" ns41:value-type="float" table:style-name="TL Data" office:value-type="float" office:value="437">
            <text:p>4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erongen</text:p>
          </table:table-cell>
          <table:table-cell table:style-name="TL RowHeader"/>
          <table:table-cell table:style-name="ce25"/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538" office:value-type="float">
            <text:p>538</text:p>
          </table:table-cell>
          <table:table-cell table:style-name="TL Data" table:number-columns-repeated="10"/>
          <table:table-cell table:formula="of:=[.F437]+[.H437]+[.J437]" ns41:value-type="float" table:style-name="TL Data" office:value-type="float" office:value="0">
            <text:p>0</text:p>
          </table:table-cell>
          <table:table-cell table:formula="of:=[.G437]+[.I437]+SUM([.K437:.O43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37]+[.P437]+[.Q437]" ns41:value-type="float" table:style-name="TL Data" office:value-type="float" office:value="538">
            <text:p>5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eukelen-Nijenrode</text:p>
          </table:table-cell>
          <table:table-cell table:style-name="TL RowHeader"/>
          <table:table-cell table:style-name="ce25"/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F438]+[.H438]+[.J438]" ns41:value-type="float" table:style-name="TL Data" office:value-type="float" office:value="6">
            <text:p>6</text:p>
          </table:table-cell>
          <table:table-cell table:formula="of:=[.G438]+[.I438]+SUM([.K438:.O438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438]+[.P438]+[.Q438]" ns41:value-type="float" table:style-name="TL Data" office:value-type="float" office:value="442">
            <text:p>4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lnis</text:p>
          </table:table-cell>
          <table:table-cell table:style-name="TL RowHeader"/>
          <table:table-cell table:style-name="ce25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 table:number-columns-repeated="10"/>
          <table:table-cell table:formula="of:=[.F439]+[.H439]+[.J439]" ns41:value-type="float" table:style-name="TL Data" office:value-type="float" office:value="0">
            <text:p>0</text:p>
          </table:table-cell>
          <table:table-cell table:formula="of:=[.G439]+[.I439]+SUM([.K439:.O43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39]+[.P439]+[.Q439]" ns41:value-type="float" table:style-name="TL Data" office:value-type="float" office:value="369">
            <text:p>3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arssen</text:p>
          </table:table-cell>
          <table:table-cell table:style-name="TL RowHeader"/>
          <table:table-cell table:style-name="ce25"/>
          <table:table-cell ns41:value-type="float" table:style-name="TL Data" office:value="2704" office:value-type="float">
            <text:p>270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440]+[.H440]+[.J440]" ns41:value-type="float" table:style-name="TL Data" office:value-type="float" office:value="99">
            <text:p>99</text:p>
          </table:table-cell>
          <table:table-cell table:formula="of:=[.G440]+[.I440]+SUM([.K440:.O440])" ns41:value-type="float" table:style-name="TL Data" office:value-type="float" office:value="40">
            <text:p>40</text:p>
          </table:table-cell>
          <table:table-cell table:style-name="TL Data" table:number-columns-repeated="3"/>
          <table:table-cell table:formula="of:=[.E440]+[.P440]+[.Q440]" ns41:value-type="float" table:style-name="TL Data" office:value-type="float" office:value="593">
            <text:p>59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artensdijk</text:p>
          </table:table-cell>
          <table:table-cell table:style-name="TL RowHeader"/>
          <table:table-cell table:style-name="ce25"/>
          <table:table-cell ns41:value-type="float" table:style-name="TL Data" office:value="2747" office:value-type="float">
            <text:p>2747</text:p>
          </table:table-cell>
          <table:table-cell ns41:value-type="float" table:style-name="TL Data" office:value="610" office:value-type="float">
            <text:p>610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formula="of:=[.F441]+[.H441]+[.J441]" ns41:value-type="float" table:style-name="TL Data" office:value-type="float" office:value="3">
            <text:p>3</text:p>
          </table:table-cell>
          <table:table-cell table:formula="of:=[.G441]+[.I441]+SUM([.K441:.O441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41]+[.P441]+[.Q441]" ns41:value-type="float" table:style-name="TL Data" office:value-type="float" office:value="616">
            <text:p>6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ogland</text:p>
          </table:table-cell>
          <table:table-cell table:style-name="TL RowHeader"/>
          <table:table-cell table:style-name="ce25"/>
          <table:table-cell ns41:value-type="float" table:style-name="TL Data" office:value="2850" office:value-type="float">
            <text:p>2850</text:p>
          </table:table-cell>
          <table:table-cell ns41:value-type="float" table:style-name="TL Data" office:value="548" office:value-type="float">
            <text:p>548</text:p>
          </table:table-cell>
          <table:table-cell table:style-name="TL Data" table:number-columns-repeated="10"/>
          <table:table-cell table:formula="of:=[.F442]+[.H442]+[.J442]" ns41:value-type="float" table:style-name="TL Data" office:value-type="float" office:value="0">
            <text:p>0</text:p>
          </table:table-cell>
          <table:table-cell table:formula="of:=[.G442]+[.I442]+SUM([.K442:.O44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42]+[.P442]+[.Q442]" ns41:value-type="float" table:style-name="TL Data" office:value-type="float" office:value="548">
            <text:p>54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oosdrecht</text:p>
          </table:table-cell>
          <table:table-cell table:style-name="TL RowHeader"/>
          <table:table-cell table:style-name="ce25"/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642" office:value-type="float">
            <text:p>6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table:style-name="TL Data" table:number-columns-repeated="5"/>
          <table:table-cell table:formula="of:=[.F443]+[.H443]+[.J443]" ns41:value-type="float" table:style-name="TL Data" office:value-type="float" office:value="62">
            <text:p>62</text:p>
          </table:table-cell>
          <table:table-cell table:formula="of:=[.G443]+[.I443]+SUM([.K443:.O443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43]+[.P443]+[.Q443]" ns41:value-type="float" table:style-name="TL Data" office:value-type="float" office:value="705">
            <text:p>70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udenberg</text:p>
          </table:table-cell>
          <table:table-cell table:style-name="TL RowHeader"/>
          <table:table-cell table:style-name="ce25"/>
          <table:table-cell ns41:value-type="float" table:style-name="TL Data" office:value="2971" office:value-type="float">
            <text:p>2971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10"/>
          <table:table-cell table:formula="of:=[.F444]+[.H444]+[.J444]" ns41:value-type="float" table:style-name="TL Data" office:value-type="float" office:value="0">
            <text:p>0</text:p>
          </table:table-cell>
          <table:table-cell table:formula="of:=[.G444]+[.I444]+SUM([.K444:.O44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44]+[.P444]+[.Q444]" ns41:value-type="float" table:style-name="TL Data" office:value-type="float" office:value="328">
            <text:p>3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orn</text:p>
          </table:table-cell>
          <table:table-cell table:style-name="TL RowHeader"/>
          <table:table-cell table:style-name="ce25"/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formula="of:=[.F445]+[.H445]+[.J445]" ns41:value-type="float" table:style-name="TL Data" office:value-type="float" office:value="20">
            <text:p>20</text:p>
          </table:table-cell>
          <table:table-cell table:formula="of:=[.G445]+[.I445]+SUM([.K445:.O445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445]+[.P445]+[.Q445]" ns41:value-type="float" table:style-name="TL Data" office:value-type="float" office:value="561">
            <text:p>56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reeswijk</text:p>
          </table:table-cell>
          <table:table-cell table:style-name="TL RowHeader"/>
          <table:table-cell table:style-name="ce25"/>
          <table:table-cell ns41:value-type="float" table:style-name="TL Data" office:value="3134" office:value-type="float">
            <text:p>313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446]+[.H446]+[.J446]" ns41:value-type="float" table:style-name="TL Data" office:value-type="float" office:value="65">
            <text:p>65</text:p>
          </table:table-cell>
          <table:table-cell table:formula="of:=[.G446]+[.I446]+SUM([.K446:.O446])" ns41:value-type="float" table:style-name="TL Data" office:value-type="float" office:value="80">
            <text:p>80</text:p>
          </table:table-cell>
          <table:table-cell table:style-name="TL Data" table:number-columns-repeated="3"/>
          <table:table-cell table:formula="of:=[.E446]+[.P446]+[.Q446]" ns41:value-type="float" table:style-name="TL Data" office:value-type="float" office:value="500">
            <text:p>5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2" office:value-type="float">
            <text:p>42</text:p>
          </table:table-cell>
          <table:table-cell ns41:value-type="float" table:style-name="ce72" office:value="43" office:value-type="float">
            <text:p>43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7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jk bij Duurstede</text:p>
          </table:table-cell>
          <table:table-cell table:style-name="TL RowHeader"/>
          <table:table-cell table:style-name="ce25"/>
          <table:table-cell ns41:value-type="float" table:style-name="TL Data" office:value="3259" office:value-type="float">
            <text:p>325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[.F447]+[.H447]+[.J447]" ns41:value-type="float" table:style-name="TL Data" office:value-type="float" office:value="1">
            <text:p>1</text:p>
          </table:table-cell>
          <table:table-cell table:formula="of:=[.G447]+[.I447]+SUM([.K447:.O447])" ns41:value-type="float" table:style-name="TL Data" office:value-type="float" office:value="8">
            <text:p>8</text:p>
          </table:table-cell>
          <table:table-cell table:style-name="TL Data" table:number-columns-repeated="3"/>
          <table:table-cell table:formula="of:=[.E447]+[.P447]+[.Q447]" ns41:value-type="float" table:style-name="TL Data" office:value-type="float" office:value="507">
            <text:p>50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Jutphaas</text:p>
          </table:table-cell>
          <table:table-cell table:style-name="TL RowHeader"/>
          <table:table-cell table:style-name="ce25"/>
          <table:table-cell ns41:value-type="float" table:style-name="TL Data" office:value="3441" office:value-type="float">
            <text:p>344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F448]+[.H448]+[.J448]" ns41:value-type="float" table:style-name="TL Data" office:value-type="float" office:value="92">
            <text:p>92</text:p>
          </table:table-cell>
          <table:table-cell table:formula="of:=[.G448]+[.I448]+SUM([.K448:.O448])" ns41:value-type="float" table:style-name="TL Data" office:value-type="float" office:value="25">
            <text:p>25</text:p>
          </table:table-cell>
          <table:table-cell table:style-name="TL Data" table:number-columns-repeated="3"/>
          <table:table-cell table:formula="of:=[.E448]+[.P448]+[.Q448]" ns41:value-type="float" table:style-name="TL Data" office:value-type="float" office:value="573">
            <text:p>57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ilen</text:p>
          </table:table-cell>
          <table:table-cell table:style-name="TL RowHeader"/>
          <table:table-cell table:style-name="ce25"/>
          <table:table-cell ns41:value-type="float" table:style-name="TL Data" office:value="3779" office:value-type="float">
            <text:p>3779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table:formula="of:=[.F449]+[.H449]+[.J449]" ns41:value-type="float" table:style-name="TL Data" office:value-type="float" office:value="20">
            <text:p>20</text:p>
          </table:table-cell>
          <table:table-cell table:formula="of:=[.G449]+[.I449]+SUM([.K449:.O449])" ns41:value-type="float" table:style-name="TL Data" office:value-type="float" office:value="26">
            <text:p>26</text:p>
          </table:table-cell>
          <table:table-cell table:style-name="TL Data" table:number-columns-repeated="3"/>
          <table:table-cell table:formula="of:=[.E449]+[.P449]+[.Q449]" ns41:value-type="float" table:style-name="TL Data" office:value-type="float" office:value="824">
            <text:p>82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unschoten</text:p>
          </table:table-cell>
          <table:table-cell table:style-name="TL RowHeader"/>
          <table:table-cell table:style-name="ce25"/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table:formula="of:=[.F450]+[.H450]+[.J450]" ns41:value-type="float" table:style-name="TL Data" office:value-type="float" office:value="410">
            <text:p>410</text:p>
          </table:table-cell>
          <table:table-cell table:formula="of:=[.G450]+[.I450]+SUM([.K450:.O450])" ns41:value-type="float" table:style-name="TL Data" office:value-type="float" office:value="16">
            <text:p>16</text:p>
          </table:table-cell>
          <table:table-cell table:style-name="TL Data" table:number-columns-repeated="3"/>
          <table:table-cell table:formula="of:=[.E450]+[.P450]+[.Q450]" ns41:value-type="float" table:style-name="TL Data" office:value-type="float" office:value="831">
            <text:p>83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jdrech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174" office:value-type="float">
            <text:p>4174</text:p>
          </table:table-cell>
          <table:table-cell ns41:value-type="float" table:style-name="TL Data" office:value="655" office:value-type="float">
            <text:p>655</text:p>
          </table:table-cell>
          <table:table-cell table:style-name="TL Data" table:number-columns-repeated="10"/>
          <table:table-cell table:formula="of:=[.F451]+[.H451]+[.J451]" ns41:value-type="float" table:style-name="TL Data" office:value-type="float" office:value="0">
            <text:p>0</text:p>
          </table:table-cell>
          <table:table-cell table:formula="of:=[.G451]+[.I451]+SUM([.K451:.O45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51]+[.P451]+[.Q451]" ns41:value-type="float" table:style-name="TL Data" office:value-type="float" office:value="655">
            <text:p>65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inkeveen</text:p>
          </table:table-cell>
          <table:table-cell table:style-name="TL RowHeader"/>
          <table:table-cell table:style-name="ce25"/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735" office:value-type="float">
            <text:p>7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452]+[.H452]+[.J452]" ns41:value-type="float" table:style-name="TL Data" office:value-type="float" office:value="0">
            <text:p>0</text:p>
          </table:table-cell>
          <table:table-cell table:formula="of:=[.G452]+[.I452]+SUM([.K452:.O45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52]+[.P452]+[.Q452]" ns41:value-type="float" table:style-name="TL Data" office:value-type="float" office:value="736">
            <text:p>7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riebergen</text:p>
          </table:table-cell>
          <table:table-cell table:style-name="TL RowHeader"/>
          <table:table-cell table:style-name="ce25"/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formula="of:=[.F453]+[.H453]+[.J453]" ns41:value-type="float" table:style-name="TL Data" office:value-type="float" office:value="31">
            <text:p>31</text:p>
          </table:table-cell>
          <table:table-cell table:formula="of:=[.G453]+[.I453]+SUM([.K453:.O453])" ns41:value-type="float" table:style-name="TL Data" office:value-type="float" office:value="25">
            <text:p>25</text:p>
          </table:table-cell>
          <table:table-cell table:style-name="TL Data" table:number-columns-repeated="3"/>
          <table:table-cell table:formula="of:=[.E453]+[.P453]+[.Q453]" ns41:value-type="float" table:style-name="TL Data" office:value-type="float" office:value="1013">
            <text:p>101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IJsselstei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486" office:value-type="float">
            <text:p>4486</text:p>
          </table:table-cell>
          <table:table-cell ns41:value-type="float" table:style-name="TL Data" office:value="608" office:value-type="float">
            <text:p>608</text:p>
          </table:table-cell>
          <table:table-cell table:style-name="TL Data" table:number-columns-repeated="10"/>
          <table:table-cell table:formula="of:=[.F454]+[.H454]+[.J454]" ns41:value-type="float" table:style-name="TL Data" office:value-type="float" office:value="0">
            <text:p>0</text:p>
          </table:table-cell>
          <table:table-cell table:formula="of:=[.G454]+[.I454]+SUM([.K454:.O45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54]+[.P454]+[.Q454]" ns41:value-type="float" table:style-name="TL Data" office:value-type="float" office:value="608">
            <text:p>6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 Bilt</text:p>
          </table:table-cell>
          <table:table-cell table:style-name="TL RowHeader"/>
          <table:table-cell table:style-name="ce25"/>
          <table:table-cell ns41:value-type="float" table:style-name="TL Data" office:value="5362" office:value-type="float">
            <text:p>5362</text:p>
          </table:table-cell>
          <table:table-cell ns41:value-type="float" table:style-name="TL Data" office:value="1088" office:value-type="float">
            <text:p>1088</text:p>
          </table:table-cell>
          <table:table-cell table:style-name="TL Data" table:number-columns-repeated="10"/>
          <table:table-cell table:formula="of:=[.F455]+[.H455]+[.J455]" ns41:value-type="float" table:style-name="TL Data" office:value-type="float" office:value="0">
            <text:p>0</text:p>
          </table:table-cell>
          <table:table-cell table:formula="of:=[.G455]+[.I455]+SUM([.K455:.O45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55]+[.P455]+[.Q455]" ns41:value-type="float" table:style-name="TL Data" office:value-type="float" office:value="1088">
            <text:p>10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henen</text:p>
          </table:table-cell>
          <table:table-cell table:style-name="TL RowHeader"/>
          <table:table-cell table:style-name="ce25"/>
          <table:table-cell ns41:value-type="float" table:style-name="TL Data" office:value="6426" office:value-type="float">
            <text:p>6426</text:p>
          </table:table-cell>
          <table:table-cell ns41:value-type="float" table:style-name="TL Data" office:value="1340" office:value-type="float">
            <text:p>1340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table:formula="of:=[.F456]+[.H456]+[.J456]" ns41:value-type="float" table:style-name="TL Data" office:value-type="float" office:value="57">
            <text:p>57</text:p>
          </table:table-cell>
          <table:table-cell table:formula="of:=[.G456]+[.I456]+SUM([.K456:.O456])" ns41:value-type="float" table:style-name="TL Data" office:value-type="float" office:value="26">
            <text:p>26</text:p>
          </table:table-cell>
          <table:table-cell table:style-name="TL Data" table:number-columns-repeated="3"/>
          <table:table-cell table:formula="of:=[.E456]+[.P456]+[.Q456]" ns41:value-type="float" table:style-name="TL Data" office:value-type="float" office:value="1423">
            <text:p>142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enendaal</text:p>
          </table:table-cell>
          <table:table-cell table:style-name="TL RowHeader"/>
          <table:table-cell table:style-name="ce25"/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1229" office:value-type="float">
            <text:p>122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formula="of:=[.F457]+[.H457]+[.J457]" ns41:value-type="float" table:style-name="TL Data" office:value-type="float" office:value="5">
            <text:p>5</text:p>
          </table:table-cell>
          <table:table-cell table:formula="of:=[.G457]+[.I457]+SUM([.K457:.O457])" ns41:value-type="float" table:style-name="TL Data" office:value-type="float" office:value="12">
            <text:p>12</text:p>
          </table:table-cell>
          <table:table-cell table:style-name="TL Data" table:number-columns-repeated="3"/>
          <table:table-cell table:formula="of:=[.E457]+[.P457]+[.Q457]" ns41:value-type="float" table:style-name="TL Data" office:value-type="float" office:value="1246">
            <text:p>124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oest</text:p>
          </table:table-cell>
          <table:table-cell table:style-name="TL RowHeader"/>
          <table:table-cell table:style-name="ce25"/>
          <table:table-cell ns41:value-type="float" table:style-name="TL Data" office:value="7137" office:value-type="float">
            <text:p>7137</text:p>
          </table:table-cell>
          <table:table-cell ns41:value-type="float" table:style-name="TL Data" office:value="1670" office:value-type="float">
            <text:p>1670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formula="of:=[.F458]+[.H458]+[.J458]" ns41:value-type="float" table:style-name="TL Data" office:value-type="float" office:value="3">
            <text:p>3</text:p>
          </table:table-cell>
          <table:table-cell table:formula="of:=[.G458]+[.I458]+SUM([.K458:.O458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58]+[.P458]+[.Q458]" ns41:value-type="float" table:style-name="TL Data" office:value-type="float" office:value="1676">
            <text:p>167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ar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0145" office:value-type="float">
            <text:p>10145</text:p>
          </table:table-cell>
          <table:table-cell ns41:value-type="float" table:style-name="TL Data" office:value="2245" office:value-type="float">
            <text:p>22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table:formula="of:=[.F459]+[.H459]+[.J459]" ns41:value-type="float" table:style-name="TL Data" office:value-type="float" office:value="8">
            <text:p>8</text:p>
          </table:table-cell>
          <table:table-cell table:formula="of:=[.G459]+[.I459]+SUM([.K459:.O459])" ns41:value-type="float" table:style-name="TL Data" office:value-type="float" office:value="26">
            <text:p>26</text:p>
          </table:table-cell>
          <table:table-cell table:style-name="TL Data" table:number-columns-repeated="3"/>
          <table:table-cell table:formula="of:=[.E459]+[.P459]+[.Q459]" ns41:value-type="float" table:style-name="TL Data" office:value-type="float" office:value="2279">
            <text:p>227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eist</text:p>
          </table:table-cell>
          <table:table-cell table:style-name="TL RowHeader"/>
          <table:table-cell table:style-name="ce25"/>
          <table:table-cell ns41:value-type="float" table:style-name="TL Data" office:value="16321" office:value-type="float">
            <text:p>16321</text:p>
          </table:table-cell>
          <table:table-cell ns41:value-type="float" table:style-name="TL Data" office:value="3357" office:value-type="float">
            <text:p>3357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[.F460]+[.H460]+[.J460]" ns41:value-type="float" table:style-name="TL Data" office:value-type="float" office:value="4">
            <text:p>4</text:p>
          </table:table-cell>
          <table:table-cell table:formula="of:=[.G460]+[.I460]+SUM([.K460:.O460])" ns41:value-type="float" table:style-name="TL Data" office:value-type="float" office:value="22">
            <text:p>22</text:p>
          </table:table-cell>
          <table:table-cell table:style-name="TL Data" table:number-columns-repeated="3"/>
          <table:table-cell table:formula="of:=[.E460]+[.P460]+[.Q460]" ns41:value-type="float" table:style-name="TL Data" office:value-type="float" office:value="3383">
            <text:p>338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ersfoort</text:p>
          </table:table-cell>
          <table:table-cell table:style-name="TL RowHeader"/>
          <table:table-cell table:style-name="ce25"/>
          <table:table-cell ns41:value-type="float" table:style-name="TL Data" office:value="29736" office:value-type="float">
            <text:p>29736</text:p>
          </table:table-cell>
          <table:table-cell ns41:value-type="float" table:style-name="TL Data" office:value="5582" office:value-type="float">
            <text:p>55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91" table:style-name="TL Data" table:number-columns-repeated="2" office:value-type="float">
            <text:p>9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461]+[.H461]+[.J461]" ns41:value-type="float" table:style-name="TL Data" office:value-type="float" office:value="116">
            <text:p>116</text:p>
          </table:table-cell>
          <table:table-cell table:formula="of:=[.G461]+[.I461]+SUM([.K461:.O461])" ns41:value-type="float" table:style-name="TL Data" office:value-type="float" office:value="161">
            <text:p>161</text:p>
          </table:table-cell>
          <table:table-cell table:style-name="TL Data" table:number-columns-repeated="3"/>
          <table:table-cell table:formula="of:=[.E461]+[.P461]+[.Q461]" ns41:value-type="float" table:style-name="TL Data" office:value-type="float" office:value="5859">
            <text:p>58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trecht</text:p>
          </table:table-cell>
          <table:table-cell table:style-name="TL RowHeader"/>
          <table:table-cell table:style-name="ce25"/>
          <table:table-cell ns41:value-type="float" table:style-name="TL Data" office:value="136605" office:value-type="float">
            <text:p>136605</text:p>
          </table:table-cell>
          <table:table-cell ns41:value-type="float" table:style-name="TL Data" office:value="18387" office:value-type="float">
            <text:p>1838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4507" office:value-type="float">
            <text:p>4507</text:p>
          </table:table-cell>
          <table:table-cell ns41:value-type="float" table:style-name="TL Data" office:value="4501" office:value-type="float">
            <text:p>450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[.F462]+[.H462]+[.J462]" ns41:value-type="float" table:style-name="TL Data" office:value-type="float" office:value="4875">
            <text:p>4875</text:p>
          </table:table-cell>
          <table:table-cell table:formula="of:=[.G462]+[.I462]+SUM([.K462:.O462])" ns41:value-type="float" table:style-name="TL Data" office:value-type="float" office:value="5916">
            <text:p>59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E462]+[.P462]+[.Q462]" ns41:value-type="float" table:style-name="TL Data" office:value-type="float" office:value="29178">
            <office:annotation draw:style-name="gr1" svg:height="0.952cm" draw:caption-point-y="0.433cm" svg:width="1.82cm" svg:x="39.016cm" draw:caption-point-x="0.437cm" svg:y="209.49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9181</text:span></text:p>
            </office:annotation>
            <text:p>2917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UT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loten</text:p>
          </table:table-cell>
          <table:table-cell table:style-name="TL RowHeader"/>
          <table:table-cell table:style-name="ce25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463]+[.H463]+[.J463]" ns41:value-type="float" table:style-name="TL Data" office:value-type="float" office:value="10">
            <text:p>10</text:p>
          </table:table-cell>
          <table:table-cell table:formula="of:=[.G463]+[.I463]+SUM([.K463:.O463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63]+[.P463]+[.Q463]" ns41:value-type="float" table:style-name="TL Data" office:value-type="float" office:value="198">
            <text:p>19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voren</text:p>
          </table:table-cell>
          <table:table-cell table:style-name="TL RowHeader"/>
          <table:table-cell table:style-name="ce25"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table:formula="of:=[.F464]+[.H464]+[.J464]" ns41:value-type="float" table:style-name="TL Data" office:value-type="float" office:value="4">
            <text:p>4</text:p>
          </table:table-cell>
          <table:table-cell table:formula="of:=[.G464]+[.I464]+SUM([.K464:.O464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464]+[.P464]+[.Q464]" ns41:value-type="float" table:style-name="TL Data" office:value-type="float" office:value="208">
            <text:p>2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indeloopen</text:p>
          </table:table-cell>
          <table:table-cell table:style-name="TL RowHeader"/>
          <table:table-cell table:style-name="ce25"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10"/>
          <table:table-cell table:formula="of:=[.F465]+[.H465]+[.J465]" ns41:value-type="float" table:style-name="TL Data" office:value-type="float" office:value="0">
            <text:p>0</text:p>
          </table:table-cell>
          <table:table-cell table:formula="of:=[.G465]+[.I465]+SUM([.K465:.O46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65]+[.P465]+[.Q465]" ns41:value-type="float" table:style-name="TL Data" office:value-type="float" office:value="236">
            <text:p>2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IJlst</text:p>
          </table:table-cell>
          <table:table-cell table:style-name="TL RowHeader"/>
          <table:table-cell table:style-name="ce25"/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362" office:value-type="float">
            <text:p>36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F466]+[.H466]+[.J466]" ns41:value-type="float" table:style-name="TL Data" office:value-type="float" office:value="2">
            <text:p>2</text:p>
          </table:table-cell>
          <table:table-cell table:formula="of:=[.G466]+[.I466]+SUM([.K466:.O46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66]+[.P466]+[.Q466]" ns41:value-type="float" table:style-name="TL Data" office:value-type="float" office:value="364">
            <text:p>36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eland</text:p>
          </table:table-cell>
          <table:table-cell table:style-name="TL RowHeader"/>
          <table:table-cell table:style-name="ce25"/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541" office:value-type="float">
            <text:p>541</text:p>
          </table:table-cell>
          <table:table-cell table:style-name="TL Data" table:number-columns-repeated="10"/>
          <table:table-cell table:formula="of:=[.F467]+[.H467]+[.J467]" ns41:value-type="float" table:style-name="TL Data" office:value-type="float" office:value="0">
            <text:p>0</text:p>
          </table:table-cell>
          <table:table-cell table:formula="of:=[.G467]+[.I467]+SUM([.K467:.O46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67]+[.P467]+[.Q467]" ns41:value-type="float" table:style-name="TL Data" office:value-type="float" office:value="541">
            <text:p>5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auwerderhem</text:p>
          </table:table-cell>
          <table:table-cell table:style-name="TL RowHeader"/>
          <table:table-cell table:style-name="ce25"/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468]+[.H468]+[.J468]" ns41:value-type="float" table:style-name="TL Data" office:value-type="float" office:value="2">
            <text:p>2</text:p>
          </table:table-cell>
          <table:table-cell table:formula="of:=[.G468]+[.I468]+SUM([.K468:.O468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68]+[.P468]+[.Q468]" ns41:value-type="float" table:style-name="TL Data" office:value-type="float" office:value="609">
            <text:p>60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ckum</text:p>
          </table:table-cell>
          <table:table-cell table:style-name="TL RowHeader"/>
          <table:table-cell table:style-name="ce25"/>
          <table:table-cell ns41:value-type="float" table:style-name="TL Data" office:value="3732" office:value-type="float">
            <text:p>3732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formula="of:=[.F469]+[.H469]+[.J469]" ns41:value-type="float" table:style-name="TL Data" office:value-type="float" office:value="49">
            <text:p>49</text:p>
          </table:table-cell>
          <table:table-cell table:formula="of:=[.G469]+[.I469]+SUM([.K469:.O469])" ns41:value-type="float" table:style-name="TL Data" office:value-type="float" office:value="32">
            <text:p>32</text:p>
          </table:table-cell>
          <table:table-cell table:style-name="TL Data" table:number-columns-repeated="3"/>
          <table:table-cell table:formula="of:=[.E469]+[.P469]+[.Q469]" ns41:value-type="float" table:style-name="TL Data" office:value-type="float" office:value="941">
            <text:p>9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rkum</text:p>
          </table:table-cell>
          <table:table-cell table:style-name="TL RowHeader"/>
          <table:table-cell table:style-name="ce25"/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[.F470]+[.H470]+[.J470]" ns41:value-type="float" table:style-name="TL Data" office:value-type="float" office:value="40">
            <text:p>40</text:p>
          </table:table-cell>
          <table:table-cell table:formula="of:=[.G470]+[.I470]+SUM([.K470:.O470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470]+[.P470]+[.Q470]" ns41:value-type="float" table:style-name="TL Data" office:value-type="float" office:value="826">
            <text:p>8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engwi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583" office:value-type="float">
            <text:p>4583</text:p>
          </table:table-cell>
          <table:table-cell ns41:value-type="float" table:style-name="TL Data" office:value="817" office:value-type="float">
            <text:p>817</text:p>
          </table:table-cell>
          <table:table-cell table:style-name="TL Data" table:number-columns-repeated="10"/>
          <table:table-cell table:formula="of:=[.F471]+[.H471]+[.J471]" ns41:value-type="float" table:style-name="TL Data" office:value-type="float" office:value="0">
            <text:p>0</text:p>
          </table:table-cell>
          <table:table-cell table:formula="of:=[.G471]+[.I471]+SUM([.K471:.O47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71]+[.P471]+[.Q471]" ns41:value-type="float" table:style-name="TL Data" office:value-type="float" office:value="817">
            <text:p>81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nnaarderadeel</text:p>
          </table:table-cell>
          <table:table-cell table:style-name="TL RowHeader"/>
          <table:table-cell table:style-name="ce25"/>
          <table:table-cell ns41:value-type="float" table:style-name="TL Data" office:value="5070" office:value-type="float">
            <text:p>5070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472]+[.H472]+[.J472]" ns41:value-type="float" table:style-name="TL Data" office:value-type="float" office:value="666">
            <text:p>666</text:p>
          </table:table-cell>
          <table:table-cell table:formula="of:=[.G472]+[.I472]+SUM([.K472:.O472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472]+[.P472]+[.Q472]" ns41:value-type="float" table:style-name="TL Data" office:value-type="float" office:value="1286">
            <text:p>128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rnelumer c.a.</text:p>
          </table:table-cell>
          <table:table-cell table:style-name="TL RowHeader"/>
          <table:table-cell table:style-name="ce25"/>
          <table:table-cell ns41:value-type="float" table:style-name="TL Data" office:value="5127" office:value-type="float">
            <text:p>5127</text:p>
          </table:table-cell>
          <table:table-cell ns41:value-type="float" table:style-name="TL Data" office:value="951" office:value-type="float">
            <text:p>951</text:p>
          </table:table-cell>
          <table:table-cell table:style-name="TL Data" table:number-columns-repeated="10"/>
          <table:table-cell table:formula="of:=[.F473]+[.H473]+[.J473]" ns41:value-type="float" table:style-name="TL Data" office:value-type="float" office:value="0">
            <text:p>0</text:p>
          </table:table-cell>
          <table:table-cell table:formula="of:=[.G473]+[.I473]+SUM([.K473:.O47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73]+[.P473]+[.Q473]" ns41:value-type="float" table:style-name="TL Data" office:value-type="float" office:value="951">
            <text:p>95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Franekeradeel</text:p>
          </table:table-cell>
          <table:table-cell table:style-name="TL RowHeader"/>
          <table:table-cell table:style-name="ce25"/>
          <table:table-cell ns41:value-type="float" table:style-name="TL Data" office:value="5306" office:value-type="float">
            <text:p>5306</text:p>
          </table:table-cell>
          <table:table-cell ns41:value-type="float" table:style-name="TL Data" office:value="1427" office:value-type="float">
            <text:p>1427</text:p>
          </table:table-cell>
          <table:table-cell table:style-name="TL Data" table:number-columns-repeated="10"/>
          <table:table-cell table:formula="of:=[.F474]+[.H474]+[.J474]" ns41:value-type="float" table:style-name="TL Data" office:value-type="float" office:value="0">
            <text:p>0</text:p>
          </table:table-cell>
          <table:table-cell table:formula="of:=[.G474]+[.I474]+SUM([.K474:.O47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74]+[.P474]+[.Q474]" ns41:value-type="float" table:style-name="TL Data" office:value-type="float" office:value="1427">
            <text:p>142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arderadeel</text:p>
          </table:table-cell>
          <table:table-cell table:style-name="TL RowHeader"/>
          <table:table-cell table:style-name="ce25"/>
          <table:table-cell ns41:value-type="float" table:style-name="TL Data" office:value="5531" office:value-type="float">
            <text:p>5531</text:p>
          </table:table-cell>
          <table:table-cell ns41:value-type="float" table:style-name="TL Data" office:value="1033" office:value-type="float">
            <text:p>1033</text:p>
          </table:table-cell>
          <table:table-cell table:style-name="TL Data" table:number-columns-repeated="10"/>
          <table:table-cell table:formula="of:=[.F475]+[.H475]+[.J475]" ns41:value-type="float" table:style-name="TL Data" office:value-type="float" office:value="0">
            <text:p>0</text:p>
          </table:table-cell>
          <table:table-cell table:formula="of:=[.G475]+[.I475]+SUM([.K475:.O47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75]+[.P475]+[.Q475]" ns41:value-type="float" table:style-name="TL Data" office:value-type="float" office:value="1033">
            <text:p>103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tingeradeel</text:p>
          </table:table-cell>
          <table:table-cell table:style-name="TL RowHeader"/>
          <table:table-cell table:style-name="ce25"/>
          <table:table-cell ns41:value-type="float" table:style-name="TL Data" office:value="5573" office:value-type="float">
            <text:p>5573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F476]+[.H476]+[.J476]" ns41:value-type="float" table:style-name="TL Data" office:value-type="float" office:value="3">
            <text:p>3</text:p>
          </table:table-cell>
          <table:table-cell table:formula="of:=[.G476]+[.I476]+SUM([.K476:.O476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476]+[.P476]+[.Q476]" ns41:value-type="float" table:style-name="TL Data" office:value-type="float" office:value="1174">
            <text:p>117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oniawerstal</text:p>
          </table:table-cell>
          <table:table-cell table:style-name="TL RowHeader"/>
          <table:table-cell table:style-name="ce25"/>
          <table:table-cell ns41:value-type="float" table:style-name="TL Data" office:value="5616" office:value-type="float">
            <text:p>5616</text:p>
          </table:table-cell>
          <table:table-cell ns41:value-type="float" table:style-name="TL Data" office:value="977" office:value-type="float">
            <text:p>977</text:p>
          </table:table-cell>
          <table:table-cell table:style-name="TL Data" table:number-columns-repeated="10"/>
          <table:table-cell table:formula="of:=[.F477]+[.H477]+[.J477]" ns41:value-type="float" table:style-name="TL Data" office:value-type="float" office:value="0">
            <text:p>0</text:p>
          </table:table-cell>
          <table:table-cell table:formula="of:=[.G477]+[.I477]+SUM([.K477:.O47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77]+[.P477]+[.Q477]" ns41:value-type="float" table:style-name="TL Data" office:value-type="float" office:value="977">
            <text:p>97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Idaarderadeel</text:p>
          </table:table-cell>
          <table:table-cell table:style-name="TL RowHeader"/>
          <table:table-cell table:style-name="ce25"/>
          <table:table-cell ns41:value-type="float" table:style-name="TL Data" office:value="5734" office:value-type="float">
            <text:p>5734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478]+[.H478]+[.J478]" ns41:value-type="float" table:style-name="TL Data" office:value-type="float" office:value="56">
            <text:p>56</text:p>
          </table:table-cell>
          <table:table-cell table:formula="of:=[.G478]+[.I478]+SUM([.K478:.O478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478]+[.P478]+[.Q478]" ns41:value-type="float" table:style-name="TL Data" office:value-type="float" office:value="1262">
            <text:p>12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aasterland</text:p>
          </table:table-cell>
          <table:table-cell table:style-name="TL RowHeader"/>
          <table:table-cell table:style-name="ce25"/>
          <table:table-cell ns41:value-type="float" table:style-name="TL Data" office:value="6106" office:value-type="float">
            <text:p>6106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479]+[.H479]+[.J479]" ns41:value-type="float" table:style-name="TL Data" office:value-type="float" office:value="244">
            <text:p>244</text:p>
          </table:table-cell>
          <table:table-cell table:formula="of:=[.G479]+[.I479]+SUM([.K479:.O479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79]+[.P479]+[.Q479]" ns41:value-type="float" table:style-name="TL Data" office:value-type="float" office:value="1022">
            <text:p>10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lsward</text:p>
          </table:table-cell>
          <table:table-cell table:style-name="TL RowHeader"/>
          <table:table-cell table:style-name="ce25"/>
          <table:table-cell ns41:value-type="float" table:style-name="TL Data" office:value="7314" office:value-type="float">
            <text:p>7314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F480]+[.H480]+[.J480]" ns41:value-type="float" table:style-name="TL Data" office:value-type="float" office:value="119">
            <text:p>119</text:p>
          </table:table-cell>
          <table:table-cell table:formula="of:=[.G480]+[.I480]+SUM([.K480:.O480])" ns41:value-type="float" table:style-name="TL Data" office:value-type="float" office:value="105">
            <text:p>105</text:p>
          </table:table-cell>
          <table:table-cell table:style-name="TL Data" table:number-columns-repeated="3"/>
          <table:table-cell table:formula="of:=[.E480]+[.P480]+[.Q480]" ns41:value-type="float" table:style-name="TL Data" office:value-type="float" office:value="1678">
            <text:p>167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msterland</text:p>
          </table:table-cell>
          <table:table-cell table:style-name="TL RowHeader"/>
          <table:table-cell table:style-name="ce25"/>
          <table:table-cell ns41:value-type="float" table:style-name="TL Data" office:value="7333" office:value-type="float">
            <text:p>7333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formula="of:=[.F481]+[.H481]+[.J481]" ns41:value-type="float" table:style-name="TL Data" office:value-type="float" office:value="47">
            <text:p>47</text:p>
          </table:table-cell>
          <table:table-cell table:formula="of:=[.G481]+[.I481]+SUM([.K481:.O481])" ns41:value-type="float" table:style-name="TL Data" office:value-type="float" office:value="42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E481]+[.P481]+[.Q481]" ns41:value-type="float" table:style-name="TL Data" office:value-type="float" office:value="1584">
            <office:annotation draw:style-name="gr1" svg:height="0.847cm" draw:caption-point-y="0.433cm" svg:width="1.456cm" svg:x="39.016cm" draw:caption-point-x="0.437cm" svg:y="218.04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585</text:span></text:p>
            </office:annotation>
            <text:p>158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Franeker</text:p>
          </table:table-cell>
          <table:table-cell table:style-name="TL RowHeader"/>
          <table:table-cell table:style-name="ce25"/>
          <table:table-cell ns41:value-type="float" table:style-name="TL Data" office:value="7834" office:value-type="float">
            <text:p>7834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F482]+[.H482]+[.J482]" ns41:value-type="float" table:style-name="TL Data" office:value-type="float" office:value="164">
            <text:p>164</text:p>
          </table:table-cell>
          <table:table-cell table:formula="of:=[.G482]+[.I482]+SUM([.K482:.O482])" ns41:value-type="float" table:style-name="TL Data" office:value-type="float" office:value="149">
            <text:p>1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E482]+[.P482]+[.Q482]" ns41:value-type="float" table:style-name="TL Data" office:value-type="float" office:value="1715">
            <office:annotation draw:style-name="gr1" svg:height="1.058cm" draw:caption-point-y="0.433cm" svg:width="1.961cm" svg:x="39.016cm" draw:caption-point-x="0.437cm" svg:y="218.49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717</text:span></text:p>
            </office:annotation>
            <text:p>171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stdongerade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976" office:value-type="float">
            <text:p>7976</text:p>
          </table:table-cell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483]+[.H483]+[.J483]" ns41:value-type="float" table:style-name="TL Data" office:value-type="float" office:value="1">
            <text:p>1</text:p>
          </table:table-cell>
          <table:table-cell table:formula="of:=[.G483]+[.I483]+SUM([.K483:.O483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83]+[.P483]+[.Q483]" ns41:value-type="float" table:style-name="TL Data" office:value-type="float" office:value="1660">
            <text:p>166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rradeel</text:p>
          </table:table-cell>
          <table:table-cell table:style-name="TL RowHeader"/>
          <table:table-cell table:style-name="ce25"/>
          <table:table-cell ns41:value-type="float" table:style-name="TL Data" office:value="8062" office:value-type="float">
            <text:p>8062</text:p>
          </table:table-cell>
          <table:table-cell ns41:value-type="float" table:style-name="TL Data" office:value="1960" office:value-type="float">
            <text:p>1960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table:style-name="TL Data" table:number-columns-repeated="5"/>
          <table:table-cell table:formula="of:=[.F484]+[.H484]+[.J484]" ns41:value-type="float" table:style-name="TL Data" office:value-type="float" office:value="115">
            <text:p>115</text:p>
          </table:table-cell>
          <table:table-cell table:formula="of:=[.G484]+[.I484]+SUM([.K484:.O48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84]+[.P484]+[.Q484]" ns41:value-type="float" table:style-name="TL Data" office:value-type="float" office:value="2075">
            <text:p>20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skerland</text:p>
          </table:table-cell>
          <table:table-cell table:style-name="TL RowHeader"/>
          <table:table-cell table:style-name="ce25"/>
          <table:table-cell ns41:value-type="float" table:style-name="TL Data" office:value="8094" office:value-type="float">
            <text:p>8094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table:formula="of:=[.F485]+[.H485]+[.J485]" ns41:value-type="float" table:style-name="TL Data" office:value-type="float" office:value="44">
            <text:p>44</text:p>
          </table:table-cell>
          <table:table-cell table:formula="of:=[.G485]+[.I485]+SUM([.K485:.O485])" ns41:value-type="float" table:style-name="TL Data" office:value-type="float" office:value="28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E485]+[.P485]+[.Q485]" ns41:value-type="float" table:style-name="TL Data" office:value-type="float" office:value="1862">
            <office:annotation draw:style-name="gr1" svg:height="0.9cm" draw:caption-point-y="0.433cm" svg:width="1.905cm" svg:x="39.016cm" draw:caption-point-x="0.437cm" svg:y="219.84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863</text:span></text:p>
            </office:annotation>
            <text:p>186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Ferwerderadeel</text:p>
          </table:table-cell>
          <table:table-cell table:style-name="TL RowHeader"/>
          <table:table-cell table:style-name="ce25"/>
          <table:table-cell ns41:value-type="float" table:style-name="TL Data" office:value="8554" office:value-type="float">
            <text:p>8554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486]+[.H486]+[.J486]" ns41:value-type="float" table:style-name="TL Data" office:value-type="float" office:value="1">
            <text:p>1</text:p>
          </table:table-cell>
          <table:table-cell table:formula="of:=[.G486]+[.I486]+SUM([.K486:.O486])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E486]+[.P486]+[.Q486]" ns41:value-type="float" table:style-name="TL Data" office:value-type="float" office:value="2133">
            <office:annotation draw:style-name="gr1" svg:height="1.058cm" draw:caption-point-y="0.433cm" svg:width="1.736cm" svg:x="39.016cm" draw:caption-point-x="0.437cm" svg:y="220.292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2134</text:span></text:p>
            </office:annotation>
            <text:p>213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ollumerland c.a.</text:p>
          </table:table-cell>
          <table:table-cell table:style-name="TL RowHeader"/>
          <table:table-cell table:style-name="ce25"/>
          <table:table-cell ns41:value-type="float" table:style-name="TL Data" office:value="8630" office:value-type="float">
            <text:p>8630</text:p>
          </table:table-cell>
          <table:table-cell ns41:value-type="float" table:style-name="TL Data" office:value="2065" office:value-type="float">
            <text:p>206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487]+[.H487]+[.J487]" ns41:value-type="float" table:style-name="TL Data" office:value-type="float" office:value="0">
            <text:p>0</text:p>
          </table:table-cell>
          <table:table-cell table:formula="of:=[.G487]+[.I487]+SUM([.K487:.O487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87]+[.P487]+[.Q487]" ns41:value-type="float" table:style-name="TL Data" office:value-type="float" office:value="2067">
            <text:p>206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dongeradeel</text:p>
          </table:table-cell>
          <table:table-cell table:style-name="TL RowHeader"/>
          <table:table-cell table:style-name="ce25"/>
          <table:table-cell ns41:value-type="float" table:style-name="TL Data" office:value="8684" office:value-type="float">
            <text:p>8684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488]+[.H488]+[.J488]" ns41:value-type="float" table:style-name="TL Data" office:value-type="float" office:value="1">
            <text:p>1</text:p>
          </table:table-cell>
          <table:table-cell table:formula="of:=[.G488]+[.I488]+SUM([.K488:.O488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88]+[.P488]+[.Q488]" ns41:value-type="float" table:style-name="TL Data" office:value-type="float" office:value="1602">
            <text:p>16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 Bildt</text:p>
          </table:table-cell>
          <table:table-cell table:style-name="TL RowHeader"/>
          <table:table-cell table:style-name="ce25"/>
          <table:table-cell ns41:value-type="float" table:style-name="TL Data" office:value="8852" office:value-type="float">
            <text:p>8852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489]+[.H489]+[.J489]" ns41:value-type="float" table:style-name="TL Data" office:value-type="float" office:value="3">
            <text:p>3</text:p>
          </table:table-cell>
          <table:table-cell table:formula="of:=[.G489]+[.I489]+SUM([.K489:.O489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89]+[.P489]+[.Q489]" ns41:value-type="float" table:style-name="TL Data" office:value-type="float" office:value="2338">
            <text:p>23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rlingen</text:p>
          </table:table-cell>
          <table:table-cell table:style-name="TL RowHeader"/>
          <table:table-cell table:style-name="ce25"/>
          <table:table-cell ns41:value-type="float" table:style-name="TL Data" office:value="10463" office:value-type="float">
            <text:p>10463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formula="of:=[.F490]+[.H490]+[.J490]" ns41:value-type="float" table:style-name="TL Data" office:value-type="float" office:value="319">
            <text:p>319</text:p>
          </table:table-cell>
          <table:table-cell table:formula="of:=[.G490]+[.I490]+SUM([.K490:.O490])" ns41:value-type="float" table:style-name="TL Data" office:value-type="float" office:value="288">
            <text:p>288</text:p>
          </table:table-cell>
          <table:table-cell table:style-name="TL Data" table:number-columns-repeated="3"/>
          <table:table-cell table:formula="of:=[.E490]+[.P490]+[.Q490]" ns41:value-type="float" table:style-name="TL Data" office:value-type="float" office:value="2386">
            <text:p>238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naldumadeel</text:p>
          </table:table-cell>
          <table:table-cell table:style-name="TL RowHeader"/>
          <table:table-cell table:style-name="ce25"/>
          <table:table-cell ns41:value-type="float" table:style-name="TL Data" office:value="10596" office:value-type="float">
            <text:p>10596</text:p>
          </table:table-cell>
          <table:table-cell ns41:value-type="float" table:style-name="TL Data" office:value="2418" office:value-type="float">
            <text:p>241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[.F491]+[.H491]+[.J491]" ns41:value-type="float" table:style-name="TL Data" office:value-type="float" office:value="1">
            <text:p>1</text:p>
          </table:table-cell>
          <table:table-cell table:formula="of:=[.G491]+[.I491]+SUM([.K491:.O491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91]+[.P491]+[.Q491]" ns41:value-type="float" table:style-name="TL Data" office:value-type="float" office:value="2422">
            <text:p>24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euwarderadeel</text:p>
          </table:table-cell>
          <table:table-cell table:style-name="TL RowHeader"/>
          <table:table-cell table:style-name="ce25"/>
          <table:table-cell ns41:value-type="float" table:style-name="TL Data" office:value="12097" office:value-type="float">
            <text:p>12097</text:p>
          </table:table-cell>
          <table:table-cell ns41:value-type="float" table:style-name="TL Data" office:value="3078" office:value-type="float">
            <text:p>30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table:formula="of:=[.F492]+[.H492]+[.J492]" ns41:value-type="float" table:style-name="TL Data" office:value-type="float" office:value="13">
            <text:p>13</text:p>
          </table:table-cell>
          <table:table-cell table:formula="of:=[.G492]+[.I492]+SUM([.K492:.O492])" ns41:value-type="float" table:style-name="TL Data" office:value-type="float" office:value="19">
            <text:p>19</text:p>
          </table:table-cell>
          <table:table-cell table:style-name="TL Data" table:number-columns-repeated="3"/>
          <table:table-cell table:formula="of:=[.E492]+[.P492]+[.Q492]" ns41:value-type="float" table:style-name="TL Data" office:value-type="float" office:value="3110">
            <text:p>311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jmbritseradeel</text:p>
          </table:table-cell>
          <table:table-cell table:style-name="TL RowHeader"/>
          <table:table-cell table:style-name="ce25"/>
          <table:table-cell ns41:value-type="float" table:style-name="TL Data" office:value="12461" office:value-type="float">
            <text:p>12461</text:p>
          </table:table-cell>
          <table:table-cell ns41:value-type="float" table:style-name="TL Data" office:value="2295" office:value-type="float">
            <text:p>229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493]+[.H493]+[.J493]" ns41:value-type="float" table:style-name="TL Data" office:value-type="float" office:value="1">
            <text:p>1</text:p>
          </table:table-cell>
          <table:table-cell table:formula="of:=[.G493]+[.I493]+SUM([.K493:.O493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93]+[.P493]+[.Q493]" ns41:value-type="float" table:style-name="TL Data" office:value-type="float" office:value="2297">
            <text:p>229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ellingwerf</text:p>
          </table:table-cell>
          <table:table-cell table:style-name="TL RowHeader"/>
          <table:table-cell table:style-name="ce25"/>
          <table:table-cell ns41:value-type="float" table:style-name="TL Data" office:value="12581" office:value-type="float">
            <text:p>12581</text:p>
          </table:table-cell>
          <table:table-cell ns41:value-type="float" table:style-name="TL Data" office:value="2735" office:value-type="float">
            <text:p>273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494]+[.H494]+[.J494]" ns41:value-type="float" table:style-name="TL Data" office:value-type="float" office:value="6">
            <text:p>6</text:p>
          </table:table-cell>
          <table:table-cell table:formula="of:=[.G494]+[.I494]+SUM([.K494:.O49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494]+[.P494]+[.Q494]" ns41:value-type="float" table:style-name="TL Data" office:value-type="float" office:value="2742">
            <text:p>27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antumadeel</text:p>
          </table:table-cell>
          <table:table-cell table:style-name="TL RowHeader"/>
          <table:table-cell table:style-name="ce25"/>
          <table:table-cell ns41:value-type="float" table:style-name="TL Data" office:value="13230" office:value-type="float">
            <text:p>13230</text:p>
          </table:table-cell>
          <table:table-cell ns41:value-type="float" table:style-name="TL Data" office:value="2691" office:value-type="float">
            <text:p>2691</text:p>
          </table:table-cell>
          <table:table-cell table:style-name="TL Data" table:number-columns-repeated="10"/>
          <table:table-cell table:formula="of:=[.F495]+[.H495]+[.J495]" ns41:value-type="float" table:style-name="TL Data" office:value-type="float" office:value="0">
            <text:p>0</text:p>
          </table:table-cell>
          <table:table-cell table:formula="of:=[.G495]+[.I495]+SUM([.K495:.O49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495]+[.P495]+[.Q495]" ns41:value-type="float" table:style-name="TL Data" office:value-type="float" office:value="2691">
            <text:p>269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onseradeel</text:p>
          </table:table-cell>
          <table:table-cell table:style-name="TL RowHeader"/>
          <table:table-cell table:style-name="ce25"/>
          <table:table-cell ns41:value-type="float" table:style-name="TL Data" office:value="13295" office:value-type="float">
            <text:p>13295</text:p>
          </table:table-cell>
          <table:table-cell ns41:value-type="float" table:style-name="TL Data" office:value="2525" office:value-type="float">
            <text:p>2525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496]+[.H496]+[.J496]" ns41:value-type="float" table:style-name="TL Data" office:value-type="float" office:value="8">
            <text:p>8</text:p>
          </table:table-cell>
          <table:table-cell table:formula="of:=[.G496]+[.I496]+SUM([.K496:.O496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496]+[.P496]+[.Q496]" ns41:value-type="float" table:style-name="TL Data" office:value-type="float" office:value="2535">
            <text:p>253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neek</text:p>
          </table:table-cell>
          <table:table-cell table:style-name="TL RowHeader"/>
          <table:table-cell table:style-name="ce25"/>
          <table:table-cell ns41:value-type="float" table:style-name="TL Data" office:value="13647" office:value-type="float">
            <text:p>13647</text:p>
          </table:table-cell>
          <table:table-cell ns41:value-type="float" table:style-name="TL Data" office:value="2533" office:value-type="float">
            <text:p>253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table:formula="of:=[.F497]+[.H497]+[.J497]" ns41:value-type="float" table:style-name="TL Data" office:value-type="float" office:value="282">
            <text:p>282</text:p>
          </table:table-cell>
          <table:table-cell table:formula="of:=[.G497]+[.I497]+SUM([.K497:.O497])" ns41:value-type="float" table:style-name="TL Data" office:value-type="float" office:value="274">
            <text:p>27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[.E497]+[.P497]+[.Q497]" ns41:value-type="float" table:style-name="TL Data" office:value-type="float" office:value="3089">
            <office:annotation draw:style-name="gr1" svg:height="0.926cm" draw:caption-point-y="0.433cm" svg:width="1.876cm" svg:x="39.016cm" draw:caption-point-x="0.437cm" svg:y="225.2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092</text:span></text:p>
            </office:annotation>
            <text:p>308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chtkarspelen</text:p>
          </table:table-cell>
          <table:table-cell table:style-name="TL RowHeader"/>
          <table:table-cell table:style-name="ce25"/>
          <table:table-cell ns41:value-type="float" table:style-name="TL Data" office:value="13870" office:value-type="float">
            <text:p>13870</text:p>
          </table:table-cell>
          <table:table-cell ns41:value-type="float" table:style-name="TL Data" office:value="3224" office:value-type="float">
            <text:p>322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[.F498]+[.H498]+[.J498]" ns41:value-type="float" table:style-name="TL Data" office:value-type="float" office:value="0">
            <text:p>0</text:p>
          </table:table-cell>
          <table:table-cell table:formula="of:=[.G498]+[.I498]+SUM([.K498:.O498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498]+[.P498]+[.Q498]" ns41:value-type="float" table:style-name="TL Data" office:value-type="float" office:value="3227">
            <text:p>322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mallingerland</text:p>
          </table:table-cell>
          <table:table-cell table:style-name="TL RowHeader"/>
          <table:table-cell table:style-name="ce25"/>
          <table:table-cell ns41:value-type="float" table:style-name="TL Data" office:value="14104" office:value-type="float">
            <text:p>14104</text:p>
          </table:table-cell>
          <table:table-cell ns41:value-type="float" table:style-name="TL Data" office:value="3104" office:value-type="float">
            <text:p>31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table:formula="of:=[.F499]+[.H499]+[.J499]" ns41:value-type="float" table:style-name="TL Data" office:value-type="float" office:value="10">
            <text:p>10</text:p>
          </table:table-cell>
          <table:table-cell table:formula="of:=[.G499]+[.I499]+SUM([.K499:.O499])" ns41:value-type="float" table:style-name="TL Data" office:value-type="float" office:value="17">
            <text:p>17</text:p>
          </table:table-cell>
          <table:table-cell table:style-name="TL Data" table:number-columns-repeated="3"/>
          <table:table-cell table:formula="of:=[.E499]+[.P499]+[.Q499]" ns41:value-type="float" table:style-name="TL Data" office:value-type="float" office:value="3131">
            <text:p>313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ietjerksteradeel</text:p>
          </table:table-cell>
          <table:table-cell table:style-name="TL RowHeader"/>
          <table:table-cell table:style-name="ce25"/>
          <table:table-cell ns41:value-type="float" table:style-name="TL Data" office:value="15519" office:value-type="float">
            <text:p>15519</text:p>
          </table:table-cell>
          <table:table-cell ns41:value-type="float" table:style-name="TL Data" office:value="2667" office:value-type="float">
            <text:p>266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7"/>
          <table:table-cell table:formula="of:=[.F500]+[.H500]+[.J500]" ns41:value-type="float" table:style-name="TL Data" office:value-type="float" office:value="25">
            <text:p>25</text:p>
          </table:table-cell>
          <table:table-cell table:formula="of:=[.G500]+[.I500]+SUM([.K500:.O500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500]+[.P500]+[.Q500]" ns41:value-type="float" table:style-name="TL Data" office:value-type="float" office:value="2694">
            <text:p>269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4" office:value-type="float">
            <text:p>44</text:p>
          </table:table-cell>
          <table:table-cell ns41:value-type="float" table:style-name="ce72" office:value="45" office:value-type="float">
            <text:p>45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8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oterland</text:p>
          </table:table-cell>
          <table:table-cell table:style-name="TL RowHeader"/>
          <table:table-cell table:style-name="ce25"/>
          <table:table-cell ns41:value-type="float" table:style-name="TL Data" office:value="16393" office:value-type="float">
            <text:p>16393</text:p>
          </table:table-cell>
          <table:table-cell ns41:value-type="float" table:style-name="TL Data" office:value="3686" office:value-type="float">
            <text:p>368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formula="of:=[.F501]+[.H501]+SUM([.J501:.N501])" ns41:value-type="float" table:style-name="TL Data" office:value-type="float" office:value="82">
            <text:p>82</text:p>
          </table:table-cell>
          <table:table-cell table:formula="of:=[.G501]+[.I501]+SUM([.K501:.O501])" ns41:value-type="float" table:style-name="TL Data" office:value-type="float" office:value="45">
            <text:p>45</text:p>
          </table:table-cell>
          <table:table-cell table:style-name="TL Data" table:number-columns-repeated="3"/>
          <table:table-cell table:formula="of:=[.E501]+[.P501]+[.Q501]" ns41:value-type="float" table:style-name="TL Data" office:value-type="float" office:value="3813">
            <text:p>38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psterland</text:p>
          </table:table-cell>
          <table:table-cell table:style-name="TL RowHeader"/>
          <table:table-cell table:style-name="ce25"/>
          <table:table-cell ns41:value-type="float" table:style-name="TL Data" office:value="18165" office:value-type="float">
            <text:p>18165</text:p>
          </table:table-cell>
          <table:table-cell ns41:value-type="float" table:style-name="TL Data" office:value="4065" office:value-type="float">
            <text:p>40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[.F502]+[.H502]+[.J502]" ns41:value-type="float" table:style-name="TL Data" office:value-type="float" office:value="16">
            <text:p>16</text:p>
          </table:table-cell>
          <table:table-cell table:formula="of:=[.G502]+[.I502]+SUM([.K502:.O502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502]+[.P502]+[.Q502]" ns41:value-type="float" table:style-name="TL Data" office:value-type="float" office:value="4091">
            <text:p>409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stellingerwerf</text:p>
          </table:table-cell>
          <table:table-cell table:style-name="TL RowHeader"/>
          <table:table-cell table:style-name="ce25"/>
          <table:table-cell ns41:value-type="float" table:style-name="TL Data" office:value="18508" office:value-type="float">
            <text:p>18508</text:p>
          </table:table-cell>
          <table:table-cell ns41:value-type="float" table:style-name="TL Data" office:value="985" office:value-type="float">
            <text:p>98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503]+[.H503]+[.J503]" ns41:value-type="float" table:style-name="TL Data" office:value-type="float" office:value="0">
            <text:p>0</text:p>
          </table:table-cell>
          <table:table-cell table:formula="of:=[.G503]+[.I503]+SUM([.K503:.O503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503]+[.P503]+[.Q503]" ns41:value-type="float" table:style-name="TL Data" office:value-type="float" office:value="987">
            <text:p>98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euwarden</text:p>
          </table:table-cell>
          <table:table-cell table:style-name="TL RowHeader"/>
          <table:table-cell table:style-name="ce25"/>
          <table:table-cell ns41:value-type="float" table:style-name="TL Data" office:value="42028" office:value-type="float">
            <text:p>42028</text:p>
          </table:table-cell>
          <table:table-cell ns41:value-type="float" table:style-name="TL Data" office:value="7047" office:value-type="float">
            <text:p>7047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694" office:value-type="float">
            <text:p>694</text:p>
          </table:table-cell>
          <table:table-cell table:style-name="TL Data" table:number-columns-repeated="6"/>
          <table:table-cell table:formula="of:=[.F504]+[.H504]+[.J504]" ns41:value-type="float" table:style-name="TL Data" office:value-type="float" office:value="1206">
            <text:p>1206</text:p>
          </table:table-cell>
          <table:table-cell table:formula="of:=[.G504]+[.I504]+SUM([.K504:.O504])" ns41:value-type="float" table:style-name="TL Data" office:value-type="float" office:value="1388">
            <text:p>1388</text:p>
          </table:table-cell>
          <table:table-cell table:style-name="TL Data" table:number-columns-repeated="3"/>
          <table:table-cell table:formula="of:=[.E504]+[.P504]+[.Q504]" ns41:value-type="float" table:style-name="TL Data" office:value-type="float" office:value="9641">
            <text:p>96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FR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lokzijl</text:p>
          </table:table-cell>
          <table:table-cell table:style-name="TL RowHeader"/>
          <table:table-cell table:style-name="ce25"/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[.F505]+[.H505]+[.J505]" ns41:value-type="float" table:style-name="TL Data" office:value-type="float" office:value="2">
            <text:p>2</text:p>
          </table:table-cell>
          <table:table-cell table:formula="of:=[.G505]+[.I505]+SUM([.K505:.O505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505]+[.P505]+[.Q505]" ns41:value-type="float" table:style-name="TL Data" office:value-type="float" office:value="322">
            <text:p>3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mars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9"/>
          <table:table-cell table:formula="of:=[.F506]+[.H506]+[.J506]" ns41:value-type="float" table:style-name="TL Data" office:value-type="float" office:value="6">
            <text:p>6</text:p>
          </table:table-cell>
          <table:table-cell table:formula="of:=[.G506]+[.I506]+SUM([.K506:.O50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06]+[.P506]+[.Q506]" ns41:value-type="float" table:style-name="TL Data" office:value-type="float" office:value="246">
            <text:p>24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d-Vollenhove</text:p>
          </table:table-cell>
          <table:table-cell table:style-name="TL RowHeader"/>
          <table:table-cell table:style-name="ce25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507]+[.H507]+[.J507]" ns41:value-type="float" table:style-name="TL Data" office:value-type="float" office:value="21">
            <text:p>21</text:p>
          </table:table-cell>
          <table:table-cell table:formula="of:=[.G507]+[.I507]+SUM([.K507:.O507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507]+[.P507]+[.Q507]" ns41:value-type="float" table:style-name="TL Data" office:value-type="float" office:value="374">
            <text:p>37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d-Ommen</text:p>
          </table:table-cell>
          <table:table-cell table:style-name="TL RowHeader"/>
          <table:table-cell table:style-name="ce25"/>
          <table:table-cell ns41:value-type="float" table:style-name="TL Data" office:value="1900" office:value-type="float">
            <text:p>1900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508]+[.H508]+[.J508]" ns41:value-type="float" table:style-name="TL Data" office:value-type="float" office:value="6">
            <text:p>6</text:p>
          </table:table-cell>
          <table:table-cell table:formula="of:=[.G508]+[.I508]+SUM([.K508:.O508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08]+[.P508]+[.Q508]" ns41:value-type="float" table:style-name="TL Data" office:value-type="float" office:value="282">
            <text:p>28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iethoorn</text:p>
          </table:table-cell>
          <table:table-cell table:style-name="TL RowHeader"/>
          <table:table-cell table:style-name="ce25"/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10"/>
          <table:table-cell table:formula="of:=[.F509]+[.H509]+[.J509]" ns41:value-type="float" table:style-name="TL Data" office:value-type="float" office:value="0">
            <text:p>0</text:p>
          </table:table-cell>
          <table:table-cell table:formula="of:=[.G509]+[.I509]+SUM([.K509:.O50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09]+[.P509]+[.Q509]" ns41:value-type="float" table:style-name="TL Data" office:value-type="float" office:value="474">
            <text:p>47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d-Hardenberg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formula="of:=[.F510]+[.H510]+[.J510]" ns41:value-type="float" table:style-name="TL Data" office:value-type="float" office:value="5">
            <text:p>5</text:p>
          </table:table-cell>
          <table:table-cell table:formula="of:=[.G510]+[.I510]+SUM([.K510:.O510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510]+[.P510]+[.Q510]" ns41:value-type="float" table:style-name="TL Data" office:value-type="float" office:value="308">
            <text:p>3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sselt</text:p>
          </table:table-cell>
          <table:table-cell table:style-name="TL RowHeader"/>
          <table:table-cell table:style-name="ce25"/>
          <table:table-cell ns41:value-type="float" table:style-name="TL Data" office:value="2312" office:value-type="float">
            <text:p>2312</text:p>
          </table:table-cell>
          <table:table-cell ns41:value-type="float" table:style-name="TL Data" office:value="447" office:value-type="float">
            <text:p>44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[.F511]+[.H511]+[.J511]" ns41:value-type="float" table:style-name="TL Data" office:value-type="float" office:value="0">
            <text:p>0</text:p>
          </table:table-cell>
          <table:table-cell table:formula="of:=[.G511]+[.I511]+SUM([.K511:.O511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511]+[.P511]+[.Q511]" ns41:value-type="float" table:style-name="TL Data" office:value-type="float" office:value="452">
            <text:p>45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d-Delden</text:p>
          </table:table-cell>
          <table:table-cell table:style-name="TL RowHeader"/>
          <table:table-cell table:style-name="ce25"/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[.F512]+[.H512]+[.J512]" ns41:value-type="float" table:style-name="TL Data" office:value-type="float" office:value="4">
            <text:p>4</text:p>
          </table:table-cell>
          <table:table-cell table:formula="of:=[.G512]+[.I512]+SUM([.K512:.O512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512]+[.P512]+[.Q512]" ns41:value-type="float" table:style-name="TL Data" office:value-type="float" office:value="475">
            <text:p>4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ino</text:p>
          </table:table-cell>
          <table:table-cell table:style-name="TL RowHeader"/>
          <table:table-cell table:style-name="ce25"/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9"/>
          <table:table-cell table:formula="of:=[.F513]+[.H513]+[.J513]" ns41:value-type="float" table:style-name="TL Data" office:value-type="float" office:value="75">
            <text:p>75</text:p>
          </table:table-cell>
          <table:table-cell table:formula="of:=[.G513]+[.I513]+SUM([.K513:.O51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13]+[.P513]+[.Q513]" ns41:value-type="float" table:style-name="TL Data" office:value-type="float" office:value="216">
            <text:p>21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bt-Vollenhove</text:p>
          </table:table-cell>
          <table:table-cell table:style-name="TL RowHeader"/>
          <table:table-cell table:style-name="ce25"/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10"/>
          <table:table-cell table:formula="of:=[.F514]+[.H514]+[.J514]" ns41:value-type="float" table:style-name="TL Data" office:value-type="float" office:value="0">
            <text:p>0</text:p>
          </table:table-cell>
          <table:table-cell table:formula="of:=[.G514]+[.I514]+SUM([.K514:.O51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14]+[.P514]+[.Q514]" ns41:value-type="float" table:style-name="TL Data" office:value-type="float" office:value="81">
            <text:p>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IJsselmuiden</text:p>
          </table:table-cell>
          <table:table-cell table:style-name="TL RowHeader"/>
          <table:table-cell table:style-name="ce25"/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10"/>
          <table:table-cell table:formula="of:=[.F515]+[.H515]+[.J515]" ns41:value-type="float" table:style-name="TL Data" office:value-type="float" office:value="0">
            <text:p>0</text:p>
          </table:table-cell>
          <table:table-cell table:formula="of:=[.G515]+[.I515]+SUM([.K515:.O51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15]+[.P515]+[.Q515]" ns41:value-type="float" table:style-name="TL Data" office:value-type="float" office:value="514">
            <text:p>5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ldemarkt</text:p>
          </table:table-cell>
          <table:table-cell table:style-name="TL RowHeader"/>
          <table:table-cell table:style-name="ce25"/>
          <table:table-cell ns41:value-type="float" table:style-name="TL Data" office:value="2700" office:value-type="float">
            <text:p>270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table:formula="of:=[.F516]+[.H516]+[.J516]" ns41:value-type="float" table:style-name="TL Data" office:value-type="float" office:value="185">
            <text:p>185</text:p>
          </table:table-cell>
          <table:table-cell table:formula="of:=[.G516]+[.I516]+SUM([.K516:.O516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16]+[.P516]+[.Q516]" ns41:value-type="float" table:style-name="TL Data" office:value-type="float" office:value="642">
            <text:p>6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nemui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517]+[.H517]+[.J517]" ns41:value-type="float" table:style-name="TL Data" office:value-type="float" office:value="6">
            <office:annotation draw:style-name="gr1" svg:height="0.767cm" draw:caption-point-y="0.432cm" svg:width="1.931cm" svg:x="30.823cm" draw:caption-point-x="-0.57cm" svg:y="234.236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90</text:span></text:p>
            </office:annotation>
            <text:p>6</text:p>
          </table:table-cell>
          <table:table-cell table:formula="of:=[.G517]+[.I517]+SUM([.K517:.O517])" ns41:value-type="float" table:style-name="TL Data" office:value-type="float" office:value="8">
            <text:p>8</text:p>
          </table:table-cell>
          <table:table-cell table:style-name="TL Data" table:number-columns-repeated="3"/>
          <table:table-cell table:formula="of:=[.E517]+[.P517]+[.Q517]" ns41:value-type="float" table:style-name="TL Data" office:value-type="float" office:value="598">
            <text:p>59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leusen</text:p>
          </table:table-cell>
          <table:table-cell table:style-name="TL RowHeader"/>
          <table:table-cell table:style-name="ce25"/>
          <table:table-cell ns41:value-type="float" table:style-name="TL Data" office:value="3194" office:value-type="float">
            <text:p>3194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10"/>
          <table:table-cell table:formula="of:=[.F518]+[.H518]+[.J518]" ns41:value-type="float" table:style-name="TL Data" office:value-type="float" office:value="0">
            <text:p>0</text:p>
          </table:table-cell>
          <table:table-cell table:formula="of:=[.G518]+[.I518]+SUM([.K518:.O51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18]+[.P518]+[.Q518]" ns41:value-type="float" table:style-name="TL Data" office:value-type="float" office:value="209">
            <text:p>20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bt-Del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table:formula="of:=[.F519]+[.H519]+[.J519]" ns41:value-type="float" table:style-name="TL Data" office:value-type="float" office:value="0">
            <text:p>0</text:p>
          </table:table-cell>
          <table:table-cell table:formula="of:=[.G519]+[.I519]+SUM([.K519:.O51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19]+[.P519]+[.Q519]" ns41:value-type="float" table:style-name="TL Data" office:value-type="float" office:value="10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oor</text:p>
          </table:table-cell>
          <table:table-cell table:style-name="TL RowHeader"/>
          <table:table-cell table:style-name="ce25"/>
          <table:table-cell ns41:value-type="float" table:style-name="TL Data" office:value="3456" office:value-type="float">
            <text:p>3456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 table:number-columns-repeated="10"/>
          <table:table-cell table:formula="of:=[.F520]+[.H520]+[.J520]" ns41:value-type="float" table:style-name="TL Data" office:value-type="float" office:value="0">
            <text:p>0</text:p>
          </table:table-cell>
          <table:table-cell table:formula="of:=[.G520]+[.I520]+SUM([.K520:.O52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0]+[.P520]+[.Q520]" ns41:value-type="float" table:style-name="TL Data" office:value-type="float" office:value="824">
            <text:p>82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l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534" office:value-type="float">
            <text:p>3534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table:style-name="TL Data" table:number-columns-repeated="5"/>
          <table:table-cell table:formula="of:=[.F521]+[.H521]+[.J521]" ns41:value-type="float" table:style-name="TL Data" office:value-type="float" office:value="43">
            <text:p>43</text:p>
          </table:table-cell>
          <table:table-cell table:formula="of:=[.G521]+[.I521]+SUM([.K521:.O52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1]+[.P521]+[.Q521]" ns41:value-type="float" table:style-name="TL Data" office:value-type="float" office:value="193">
            <text:p>19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wartsluis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644" office:value-type="float">
            <text:p>64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F522]+[.H522]+[.J522]" ns41:value-type="float" table:style-name="TL Data" office:value-type="float" office:value="6">
            <text:p>6</text:p>
          </table:table-cell>
          <table:table-cell table:formula="of:=[.G522]+[.I522]+SUM([.K522:.O522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522]+[.P522]+[.Q522]" ns41:value-type="float" table:style-name="TL Data" office:value-type="float" office:value="661">
            <text:p>66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amsber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898" office:value-type="float">
            <text:p>3898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523]+[.H523]+[.J523]" ns41:value-type="float" table:style-name="TL Data" office:value-type="float" office:value="4">
            <text:p>4</text:p>
          </table:table-cell>
          <table:table-cell table:formula="of:=[.G523]+[.I523]+SUM([.K523:.O52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3]+[.P523]+[.Q523]" ns41:value-type="float" table:style-name="TL Data" office:value-type="float" office:value="104">
            <text:p>10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rkelo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553" office:value-type="float">
            <text:p>4553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10"/>
          <table:table-cell table:formula="of:=[.F524]+[.H524]+[.J524]" ns41:value-type="float" table:style-name="TL Data" office:value-type="float" office:value="0">
            <text:p>0</text:p>
          </table:table-cell>
          <table:table-cell table:formula="of:=[.G524]+[.I524]+SUM([.K524:.O52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4]+[.P524]+[.Q524]" ns41:value-type="float" table:style-name="TL Data" office:value-type="float" office:value="269">
            <text:p>2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jhe</text:p>
          </table:table-cell>
          <table:table-cell table:style-name="TL RowHeader"/>
          <table:table-cell table:style-name="ce25"/>
          <table:table-cell ns41:value-type="float" table:style-name="TL Data" office:value="4659" office:value-type="float">
            <text:p>4659</text:p>
          </table:table-cell>
          <table:table-cell ns41:value-type="float" table:style-name="TL Data" office:value="565" office:value-type="float">
            <text:p>565</text:p>
          </table:table-cell>
          <table:table-cell table:style-name="TL Data" table:number-columns-repeated="10"/>
          <table:table-cell table:formula="of:=[.F525]+[.H525]+[.J525]" ns41:value-type="float" table:style-name="TL Data" office:value-type="float" office:value="0">
            <text:p>0</text:p>
          </table:table-cell>
          <table:table-cell table:formula="of:=[.G525]+[.I525]+SUM([.K525:.O52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5]+[.P525]+[.Q525]" ns41:value-type="float" table:style-name="TL Data" office:value-type="float" office:value="565">
            <text:p>56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bt-Ommen</text:p>
          </table:table-cell>
          <table:table-cell table:style-name="TL RowHeader"/>
          <table:table-cell table:style-name="ce25"/>
          <table:table-cell ns41:value-type="float" table:style-name="TL Data" office:value="4915" office:value-type="float">
            <text:p>49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F526]+[.H526]+[.J526]" ns41:value-type="float" table:style-name="TL Data" office:value-type="float" office:value="2">
            <text:p>2</text:p>
          </table:table-cell>
          <table:table-cell table:formula="of:=[.G526]+[.I526]+SUM([.K526:.O52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6]+[.P526]+[.Q526]" ns41:value-type="float" table:style-name="TL Data" office:value-type="float" office:value="19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iepenveen</text:p>
          </table:table-cell>
          <table:table-cell table:style-name="TL RowHeader"/>
          <table:table-cell table:style-name="ce25"/>
          <table:table-cell ns41:value-type="float" table:style-name="TL Data" office:value="5164" office:value-type="float">
            <text:p>5164</text:p>
          </table:table-cell>
          <table:table-cell ns41:value-type="float" table:style-name="TL Data" office:value="1001" office:value-type="float">
            <text:p>1001</text:p>
          </table:table-cell>
          <table:table-cell table:style-name="TL Data" table:number-columns-repeated="10"/>
          <table:table-cell table:formula="of:=[.F527]+[.H527]+[.J527]" ns41:value-type="float" table:style-name="TL Data" office:value-type="float" office:value="0">
            <text:p>0</text:p>
          </table:table-cell>
          <table:table-cell table:formula="of:=[.G527]+[.I527]+SUM([.K527:.O52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7]+[.P527]+[.Q527]" ns41:value-type="float" table:style-name="TL Data" office:value-type="float" office:value="1001">
            <text:p>100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lst</text:p>
          </table:table-cell>
          <table:table-cell table:style-name="TL RowHeader"/>
          <table:table-cell table:style-name="ce25"/>
          <table:table-cell ns41:value-type="float" table:style-name="TL Data" office:value="5247" office:value-type="float">
            <text:p>524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528]+[.H528]+[.J528]" ns41:value-type="float" table:style-name="TL Data" office:value-type="float" office:value="1">
            <text:p>1</text:p>
          </table:table-cell>
          <table:table-cell table:formula="of:=[.G528]+[.I528]+SUM([.K528:.O528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528]+[.P528]+[.Q528]" ns41:value-type="float" table:style-name="TL Data" office:value-type="float" office:value="537">
            <text:p>5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erselo</text:p>
          </table:table-cell>
          <table:table-cell table:style-name="TL RowHeader"/>
          <table:table-cell table:style-name="ce25"/>
          <table:table-cell ns41:value-type="float" table:style-name="TL Data" office:value="5331" office:value-type="float">
            <text:p>5331</text:p>
          </table:table-cell>
          <table:table-cell ns41:value-type="float" table:style-name="TL Data" office:value="963" office:value-type="float">
            <text:p>963</text:p>
          </table:table-cell>
          <table:table-cell table:style-name="TL Data" table:number-columns-repeated="10"/>
          <table:table-cell table:formula="of:=[.F529]+[.H529]+[.J529]" ns41:value-type="float" table:style-name="TL Data" office:value-type="float" office:value="0">
            <text:p>0</text:p>
          </table:table-cell>
          <table:table-cell table:formula="of:=[.G529]+[.I529]+SUM([.K529:.O52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29]+[.P529]+[.Q529]" ns41:value-type="float" table:style-name="TL Data" office:value-type="float" office:value="963">
            <text:p>9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nekamp</text:p>
          </table:table-cell>
          <table:table-cell table:style-name="TL RowHeader"/>
          <table:table-cell table:style-name="ce25"/>
          <table:table-cell ns41:value-type="float" table:style-name="TL Data" office:value="5338" office:value-type="float">
            <text:p>5338</text:p>
          </table:table-cell>
          <table:table-cell ns41:value-type="float" table:style-name="TL Data" office:value="926" office:value-type="float">
            <text:p>926</text:p>
          </table:table-cell>
          <table:table-cell table:style-name="TL Data" table:number-columns-repeated="10"/>
          <table:table-cell table:formula="of:=[.F530]+[.H530]+[.J530]" ns41:value-type="float" table:style-name="TL Data" office:value-type="float" office:value="0">
            <text:p>0</text:p>
          </table:table-cell>
          <table:table-cell table:formula="of:=[.G530]+[.I530]+SUM([.K530:.O53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30]+[.P530]+[.Q530]" ns41:value-type="float" table:style-name="TL Data" office:value-type="float" office:value="926">
            <text:p>9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n Ha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5340" office:value-type="float">
            <text:p>5340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table:style-name="TL Data" table:number-columns-repeated="5"/>
          <table:table-cell table:formula="of:=[.F531]+[.H531]+[.J531]" ns41:value-type="float" table:style-name="TL Data" office:value-type="float" office:value="18">
            <text:p>18</text:p>
          </table:table-cell>
          <table:table-cell table:formula="of:=[.G531]+[.I531]+SUM([.K531:.O53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31]+[.P531]+[.Q531]" ns41:value-type="float" table:style-name="TL Data" office:value-type="float" office:value="324">
            <text:p>32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aphorst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131" office:value-type="float">
            <text:p>6131</text:p>
          </table:table-cell>
          <table:table-cell ns41:value-type="float" table:style-name="TL Data" office:value="1403" office:value-type="float">
            <text:p>140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532]+[.H532]+[.J532]" ns41:value-type="float" table:style-name="TL Data" office:value-type="float" office:value="0">
            <text:p>0</text:p>
          </table:table-cell>
          <table:table-cell table:formula="of:=[.G532]+[.I532]+SUM([.K532:.O532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532]+[.P532]+[.Q532]" ns41:value-type="float" table:style-name="TL Data" office:value-type="float" office:value="1405">
            <text:p>140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eenwijkerwold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208" office:value-type="float">
            <text:p>6208</text:p>
          </table:table-cell>
          <table:table-cell ns41:value-type="float" table:style-name="TL Data" office:value="869" office:value-type="float">
            <text:p>8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table:formula="of:=[.F533]+[.H533]+[.J533]" ns41:value-type="float" table:style-name="TL Data" office:value-type="float" office:value="5">
            <text:p>5</text:p>
          </table:table-cell>
          <table:table-cell table:formula="of:=[.G533]+[.I533]+SUM([.K533:.O533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33]+[.P533]+[.Q533]" ns41:value-type="float" table:style-name="TL Data" office:value-type="float" office:value="875">
            <text:p>8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alfsen</text:p>
          </table:table-cell>
          <table:table-cell table:style-name="TL RowHeader"/>
          <table:table-cell table:style-name="ce25"/>
          <table:table-cell ns41:value-type="float" table:style-name="TL Data" office:value="6314" office:value-type="float">
            <text:p>6314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10"/>
          <table:table-cell table:formula="of:=[.F534]+[.H534]+[.J534]" ns41:value-type="float" table:style-name="TL Data" office:value-type="float" office:value="0">
            <text:p>0</text:p>
          </table:table-cell>
          <table:table-cell table:formula="of:=[.G534]+[.I534]+SUM([.K534:.O53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34]+[.P534]+[.Q534]" ns41:value-type="float" table:style-name="TL Data" office:value-type="float" office:value="348">
            <text:p>34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riezenveen</text:p>
          </table:table-cell>
          <table:table-cell table:style-name="TL RowHeader"/>
          <table:table-cell table:style-name="ce25"/>
          <table:table-cell ns41:value-type="float" table:style-name="TL Data" office:value="6365" office:value-type="float">
            <text:p>6365</text:p>
          </table:table-cell>
          <table:table-cell ns41:value-type="float" table:style-name="TL Data" office:value="874" office:value-type="float">
            <text:p>87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535]+[.H535]+[.J535]" ns41:value-type="float" table:style-name="TL Data" office:value-type="float" office:value="0">
            <text:p>0</text:p>
          </table:table-cell>
          <table:table-cell table:formula="of:=[.G535]+[.I535]+SUM([.K535:.O535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535]+[.P535]+[.Q535]" ns41:value-type="float" table:style-name="TL Data" office:value-type="float" office:value="876">
            <text:p>87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aksbergen</text:p>
          </table:table-cell>
          <table:table-cell table:style-name="TL RowHeader"/>
          <table:table-cell table:style-name="ce25"/>
          <table:table-cell ns41:value-type="float" table:style-name="TL Data" office:value="6516" office:value-type="float">
            <text:p>651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[.F536]+[.H536]+[.J536]" ns41:value-type="float" table:style-name="TL Data" office:value-type="float" office:value="205">
            <text:p>205</text:p>
          </table:table-cell>
          <table:table-cell table:formula="of:=[.G536]+[.I536]+SUM([.K536:.O536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536]+[.P536]+[.Q536]" ns41:value-type="float" table:style-name="TL Data" office:value-type="float" office:value="347">
            <text:p>34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eenwijk</text:p>
          </table:table-cell>
          <table:table-cell table:style-name="TL RowHeader"/>
          <table:table-cell table:style-name="ce25"/>
          <table:table-cell ns41:value-type="float" table:style-name="TL Data" office:value="6660" office:value-type="float">
            <text:p>6660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formula="of:=[.F537]+[.H537]+[.J537]" ns41:value-type="float" table:style-name="TL Data" office:value-type="float" office:value="274">
            <text:p>274</text:p>
          </table:table-cell>
          <table:table-cell table:formula="of:=[.G537]+[.I537]+SUM([.K537:.O537])" ns41:value-type="float" table:style-name="TL Data" office:value-type="float" office:value="56">
            <text:p>56</text:p>
          </table:table-cell>
          <table:table-cell table:style-name="TL Data" table:number-columns-repeated="3"/>
          <table:table-cell table:formula="of:=[.E537]+[.P537]+[.Q537]" ns41:value-type="float" table:style-name="TL Data" office:value-type="float" office:value="1463">
            <text:p>14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ijssen</text:p>
          </table:table-cell>
          <table:table-cell table:style-name="TL RowHeader"/>
          <table:table-cell table:style-name="ce25"/>
          <table:table-cell ns41:value-type="float" table:style-name="TL Data" office:value="6815" office:value-type="float">
            <text:p>6815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F538]+[.H538]+[.J538]" ns41:value-type="float" table:style-name="TL Data" office:value-type="float" office:value="32">
            <text:p>32</text:p>
          </table:table-cell>
          <table:table-cell table:formula="of:=[.G538]+[.I538]+SUM([.K538:.O538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538]+[.P538]+[.Q538]" ns41:value-type="float" table:style-name="TL Data" office:value-type="float" office:value="1191">
            <text:p>119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rne</text:p>
          </table:table-cell>
          <table:table-cell table:style-name="TL RowHeader"/>
          <table:table-cell table:style-name="ce25"/>
          <table:table-cell ns41:value-type="float" table:style-name="TL Data" office:value="6975" office:value-type="float">
            <text:p>6975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formula="of:=[.F539]+[.H539]+[.J539]" ns41:value-type="float" table:style-name="TL Data" office:value-type="float" office:value="6">
            <text:p>6</text:p>
          </table:table-cell>
          <table:table-cell table:formula="of:=[.G539]+[.I539]+SUM([.K539:.O539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539]+[.P539]+[.Q539]" ns41:value-type="float" table:style-name="TL Data" office:value-type="float" office:value="879">
            <text:p>87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wollerkerspel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157" office:value-type="float">
            <text:p>715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7"/>
          <table:table-cell table:formula="of:=[.F540]+[.H540]+[.J540]" ns41:value-type="float" table:style-name="TL Data" office:value-type="float" office:value="15">
            <text:p>15</text:p>
          </table:table-cell>
          <table:table-cell table:formula="of:=[.G540]+[.I540]+SUM([.K540:.O54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40]+[.P540]+[.Q540]" ns41:value-type="float" table:style-name="TL Data" office:value-type="float" office:value="981">
            <text:p>9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aalte</text:p>
          </table:table-cell>
          <table:table-cell table:style-name="TL RowHeader"/>
          <table:table-cell table:style-name="ce25"/>
          <table:table-cell ns41:value-type="float" table:style-name="TL Data" office:value="7616" office:value-type="float">
            <text:p>7616</text:p>
          </table:table-cell>
          <table:table-cell ns41:value-type="float" table:style-name="TL Data" office:value="1463" office:value-type="float">
            <text:p>1463</text:p>
          </table:table-cell>
          <table:table-cell table:style-name="TL Data" table:number-columns-repeated="10"/>
          <table:table-cell table:formula="of:=[.F541]+[.H541]+[.J541]" ns41:value-type="float" table:style-name="TL Data" office:value-type="float" office:value="0">
            <text:p>0</text:p>
          </table:table-cell>
          <table:table-cell table:formula="of:=[.G541]+[.I541]+SUM([.K541:.O54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41]+[.P541]+[.Q541]" ns41:value-type="float" table:style-name="TL Data" office:value-type="float" office:value="1463">
            <text:p>14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ubberg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7623" office:value-type="float">
            <text:p>7623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542]+[.H542]+[.J542]" ns41:value-type="float" table:style-name="TL Data" office:value-type="float" office:value="1">
            <text:p>1</text:p>
          </table:table-cell>
          <table:table-cell table:formula="of:=[.G542]+[.I542]+SUM([.K542:.O54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42]+[.P542]+[.Q542]" ns41:value-type="float" table:style-name="TL Data" office:value-type="float" office:value="280">
            <text:p>2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ldenzaal</text:p>
          </table:table-cell>
          <table:table-cell table:style-name="TL RowHeader"/>
          <table:table-cell table:style-name="ce25"/>
          <table:table-cell ns41:value-type="float" table:style-name="TL Data" office:value="7685" office:value-type="float">
            <text:p>7685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543]+[.H543]+[.J543]" ns41:value-type="float" table:style-name="TL Data" office:value-type="float" office:value="17">
            <text:p>17</text:p>
          </table:table-cell>
          <table:table-cell table:formula="of:=[.G543]+[.I543]+SUM([.K543:.O543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543]+[.P543]+[.Q543]" ns41:value-type="float" table:style-name="TL Data" office:value-type="float" office:value="1459">
            <text:p>14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erden</text:p>
          </table:table-cell>
          <table:table-cell table:style-name="TL RowHeader"/>
          <table:table-cell table:style-name="ce25"/>
          <table:table-cell ns41:value-type="float" table:style-name="TL Data" office:value="8519" office:value-type="float">
            <text:p>8519</text:p>
          </table:table-cell>
          <table:table-cell ns41:value-type="float" table:style-name="TL Data" office:value="603" office:value-type="float">
            <text:p>603</text:p>
          </table:table-cell>
          <table:table-cell table:style-name="TL Data" table:number-columns-repeated="10"/>
          <table:table-cell table:formula="of:=[.F544]+[.H544]+[.J544]" ns41:value-type="float" table:style-name="TL Data" office:value-type="float" office:value="0">
            <text:p>0</text:p>
          </table:table-cell>
          <table:table-cell table:formula="of:=[.G544]+[.I544]+SUM([.K544:.O54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44]+[.P544]+[.Q544]" ns41:value-type="float" table:style-name="TL Data" office:value-type="float" office:value="603">
            <text:p>6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vereest</text:p>
          </table:table-cell>
          <table:table-cell table:style-name="TL RowHeader"/>
          <table:table-cell table:style-name="ce25"/>
          <table:table-cell ns41:value-type="float" table:style-name="TL Data" office:value="8855" office:value-type="float">
            <text:p>8855</text:p>
          </table:table-cell>
          <table:table-cell ns41:value-type="float" table:style-name="TL Data" office:value="1743" office:value-type="float">
            <text:p>1743</text:p>
          </table:table-cell>
          <table:table-cell table:style-name="TL Data" table:number-columns-repeated="10"/>
          <table:table-cell table:formula="of:=[.F545]+[.H545]+[.J545]" ns41:value-type="float" table:style-name="TL Data" office:value-type="float" office:value="0">
            <text:p>0</text:p>
          </table:table-cell>
          <table:table-cell table:formula="of:=[.G545]+[.I545]+SUM([.K545:.O545])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545]+[.P545]+[.Q545]" ns41:value-type="float" table:style-name="TL Data" office:value-type="float" office:value="1743">
            <office:annotation draw:style-name="gr1" svg:height="0.978cm" draw:caption-point-y="0.433cm" svg:width="1.736cm" svg:x="39.016cm" draw:caption-point-x="0.437cm" svg:y="246.8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744</text:span></text:p>
            </office:annotation>
            <text:p>17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llendoor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0552" office:value-type="float">
            <text:p>10552</text:p>
          </table:table-cell>
          <table:table-cell ns41:value-type="float" table:style-name="TL Data" office:value="1418" office:value-type="float">
            <text:p>1418</text:p>
          </table:table-cell>
          <table:table-cell table:style-name="TL Data" table:number-columns-repeated="10"/>
          <table:table-cell table:formula="of:=[.F546]+[.H546]+[.J546]" ns41:value-type="float" table:style-name="TL Data" office:value-type="float" office:value="0">
            <text:p>0</text:p>
          </table:table-cell>
          <table:table-cell table:formula="of:=[.G546]+[.I546]+SUM([.K546:.O54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46]+[.P546]+[.Q546]" ns41:value-type="float" table:style-name="TL Data" office:value-type="float" office:value="1418">
            <text:p>14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bt-Hardenberg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0988" office:value-type="float">
            <text:p>10988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10"/>
          <table:table-cell table:formula="of:=[.F547]+[.H547]+[.J547]" ns41:value-type="float" table:style-name="TL Data" office:value-type="float" office:value="0">
            <text:p>0</text:p>
          </table:table-cell>
          <table:table-cell table:formula="of:=[.G547]+[.I547]+SUM([.K547:.O54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47]+[.P547]+[.Q547]" ns41:value-type="float" table:style-name="TL Data" office:value-type="float" office:value="166">
            <text:p>1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osse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2635" office:value-type="float">
            <text:p>12635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9"/>
          <table:table-cell table:formula="of:=[.F548]+[.H548]+[.J548]" ns41:value-type="float" table:style-name="TL Data" office:value-type="float" office:value="41">
            <text:p>41</text:p>
          </table:table-cell>
          <table:table-cell table:formula="of:=[.G548]+[.I548]+SUM([.K548:.O54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48]+[.P548]+[.Q548]" ns41:value-type="float" table:style-name="TL Data" office:value-type="float" office:value="1143">
            <text:p>11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amp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0448" office:value-type="float">
            <text:p>20448</text:p>
          </table:table-cell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6"/>
          <table:table-cell table:formula="of:=[.F549]+[.H549]+[.J549]" ns41:value-type="float" table:style-name="TL Data" office:value-type="float" office:value="305">
            <text:p>305</text:p>
          </table:table-cell>
          <table:table-cell table:formula="of:=[.G549]+[.I549]+SUM([.K549:.O549])" ns41:value-type="float" table:style-name="TL Data" office:value-type="float" office:value="368">
            <text:p>368</text:p>
          </table:table-cell>
          <table:table-cell table:style-name="TL Data" table:number-columns-repeated="3"/>
          <table:table-cell table:formula="of:=[.E549]+[.P549]+[.Q549]" ns41:value-type="float" table:style-name="TL Data" office:value-type="float" office:value="3924">
            <text:p>392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onneker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1586" office:value-type="float">
            <text:p>21586</text:p>
          </table:table-cell>
          <table:table-cell ns41:value-type="float" table:style-name="TL Data" office:value="2773" office:value-type="float">
            <text:p>277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table:formula="of:=[.F550]+[.H550]+[.J550]" ns41:value-type="float" table:style-name="TL Data" office:value-type="float" office:value="4">
            <text:p>4</text:p>
          </table:table-cell>
          <table:table-cell table:formula="of:=[.G550]+[.I550]+SUM([.K550:.O550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550]+[.P550]+[.Q550]" ns41:value-type="float" table:style-name="TL Data" office:value-type="float" office:value="2781">
            <text:p>27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lmelo</text:p>
          </table:table-cell>
          <table:table-cell table:style-name="TL RowHeader"/>
          <table:table-cell table:style-name="ce25"/>
          <table:table-cell ns41:value-type="float" table:style-name="TL Data" office:value="24006" office:value-type="float">
            <text:p>24006</text:p>
          </table:table-cell>
          <table:table-cell ns41:value-type="float" table:style-name="TL Data" office:value="4313" office:value-type="float">
            <text:p>4313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551]+[.H551]+[.J551]" ns41:value-type="float" table:style-name="TL Data" office:value-type="float" office:value="31">
            <text:p>31</text:p>
          </table:table-cell>
          <table:table-cell table:formula="of:=[.G551]+[.I551]+SUM([.K551:.O551])" ns41:value-type="float" table:style-name="TL Data" office:value-type="float" office:value="82">
            <text:p>82</text:p>
          </table:table-cell>
          <table:table-cell table:style-name="TL Data" table:number-columns-repeated="3"/>
          <table:table-cell table:formula="of:=[.E551]+[.P551]+[.Q551]" ns41:value-type="float" table:style-name="TL Data" office:value-type="float" office:value="4426">
            <text:p>44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ngelo</text:p>
          </table:table-cell>
          <table:table-cell table:style-name="TL RowHeader"/>
          <table:table-cell table:style-name="ce25"/>
          <table:table-cell ns41:value-type="float" table:style-name="TL Data" office:value="25231" office:value-type="float">
            <text:p>25231</text:p>
          </table:table-cell>
          <table:table-cell ns41:value-type="float" table:style-name="TL Data" office:value="4893" office:value-type="float">
            <text:p>48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[.F552]+[.H552]+[.J552]" ns41:value-type="float" table:style-name="TL Data" office:value-type="float" office:value="8">
            <text:p>8</text:p>
          </table:table-cell>
          <table:table-cell table:formula="of:=[.G552]+[.I552]+SUM([.K552:.O552])" ns41:value-type="float" table:style-name="TL Data" office:value-type="float" office:value="27">
            <text:p>2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E552]+[.P552]+[.Q552]" ns41:value-type="float" table:style-name="TL Data" office:value-type="float" office:value="4928">
            <office:annotation draw:style-name="gr1" svg:height="1.165cm" draw:caption-point-y="0.433cm" svg:width="1.736cm" svg:x="39.016cm" draw:caption-point-x="0.437cm" svg:y="249.9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931</text:span></text:p>
            </office:annotation>
            <text:p>492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venter</text:p>
          </table:table-cell>
          <table:table-cell table:style-name="TL RowHeader"/>
          <table:table-cell table:style-name="ce25"/>
          <table:table-cell ns41:value-type="float" table:style-name="TL Data" office:value="32483" office:value-type="float">
            <text:p>32483</text:p>
          </table:table-cell>
          <table:table-cell ns41:value-type="float" table:style-name="TL Data" office:value="5892" office:value-type="float">
            <text:p>589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office:value="84" table:style-name="TL Data" table:number-columns-repeated="2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[.F553]+[.H553]+[.J553]" ns41:value-type="float" table:style-name="TL Data" office:value-type="float" office:value="356">
            <text:p>356</text:p>
          </table:table-cell>
          <table:table-cell table:formula="of:=[.G553]+[.I553]+SUM([.K553:.O553])" ns41:value-type="float" table:style-name="TL Data" office:value-type="float" office:value="549">
            <text:p>549</text:p>
          </table:table-cell>
          <table:table-cell table:style-name="TL Data" table:number-columns-repeated="3"/>
          <table:table-cell table:formula="of:=[.E553]+[.P553]+[.Q553]" ns41:value-type="float" table:style-name="TL Data" office:value-type="float" office:value="6797">
            <text:p>679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wolle</text:p>
          </table:table-cell>
          <table:table-cell table:style-name="TL RowHeader"/>
          <table:table-cell table:style-name="ce25"/>
          <table:table-cell ns41:value-type="float" table:style-name="TL Data" office:value="34597" office:value-type="float">
            <text:p>34597</text:p>
          </table:table-cell>
          <table:table-cell ns41:value-type="float" table:style-name="TL Data" office:value="5956" office:value-type="float">
            <text:p>5956</text:p>
          </table:table-cell>
          <table:table-cell table:style-name="TL Data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table:formula="of:=[.F554]+[.H554]+[.J554]" ns41:value-type="float" table:style-name="TL Data" office:value-type="float" office:value="614">
            <text:p>614</text:p>
          </table:table-cell>
          <table:table-cell table:formula="of:=[.G554]+[.I554]+SUM([.K554:.O554])" ns41:value-type="float" table:style-name="TL Data" office:value-type="float" office:value="996">
            <text:p>9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E554]+[.P554]+[.Q554]" ns41:value-type="float" table:style-name="TL Data" office:value-type="float" office:value="7566">
            <office:annotation draw:style-name="gr1" svg:height="0.952cm" draw:caption-point-y="0.433cm" svg:width="1.763cm" svg:x="39.016cm" draw:caption-point-x="0.437cm" svg:y="250.87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7568</text:span></text:p>
            </office:annotation>
            <text:p>756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nschede</text:p>
          </table:table-cell>
          <table:table-cell table:style-name="TL RowHeader"/>
          <table:table-cell table:style-name="ce25"/>
          <table:table-cell ns41:value-type="float" table:style-name="TL Data" office:value="41373" office:value-type="float">
            <text:p>41373</text:p>
          </table:table-cell>
          <table:table-cell ns41:value-type="float" table:style-name="TL Data" office:value="7879" office:value-type="float">
            <text:p>787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table:formula="of:=[.F555]+[.H555]+[.J555]" ns41:value-type="float" table:style-name="TL Data" office:value-type="float" office:value="18">
            <text:p>18</text:p>
          </table:table-cell>
          <table:table-cell table:formula="of:=[.G555]+[.I555]+SUM([.K555:.O555])" ns41:value-type="float" table:style-name="TL Data" office:value-type="float" office:value="44">
            <text:p>44</text:p>
          </table:table-cell>
          <table:table-cell table:style-name="TL Data" table:number-columns-repeated="3"/>
          <table:table-cell table:formula="of:=[.E555]+[.P555]+[.Q555]" ns41:value-type="float" table:style-name="TL Data" office:value-type="float" office:value="7941">
            <text:p>79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6" office:value-type="float">
            <text:p>46</text:p>
          </table:table-cell>
          <table:table-cell ns41:value-type="float" table:style-name="ce72" office:value="47" office:value-type="float">
            <text:p>47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199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e Schans</text:p>
          </table:table-cell>
          <table:table-cell table:style-name="TL RowHeader"/>
          <table:table-cell table:style-name="ce25"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556]+[.H556]+[.J556]" ns41:value-type="float" table:style-name="TL Data" office:value-type="float" office:value="13">
            <text:p>13</text:p>
          </table:table-cell>
          <table:table-cell table:formula="of:=[.G556]+[.I556]+SUM([.K556:.O556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556]+[.P556]+[.Q556]" ns41:value-type="float" table:style-name="TL Data" office:value-type="float" office:value="403">
            <text:p>4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antens</text:p>
          </table:table-cell>
          <table:table-cell table:style-name="TL RowHeader"/>
          <table:table-cell table:style-name="ce25"/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10"/>
          <table:table-cell table:formula="of:=[.F557]+[.H557]+SUM([.J557:.N557])" ns41:value-type="float" table:style-name="TL Data" office:value-type="float" office:value="0">
            <text:p>0</text:p>
          </table:table-cell>
          <table:table-cell table:formula="of:=[.G557]+[.I557]+SUM([.K557:.O55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57]+[.P557]+[.Q557]" ns41:value-type="float" table:style-name="TL Data" office:value-type="float" office:value="513">
            <text:p>5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loosterburen</text:p>
          </table:table-cell>
          <table:table-cell table:style-name="TL RowHeader"/>
          <table:table-cell table:style-name="ce25"/>
          <table:table-cell ns41:value-type="float" table:style-name="TL Data" office:value="2085" office:value-type="float">
            <text:p>2085</text:p>
          </table:table-cell>
          <table:table-cell ns41:value-type="float" table:style-name="TL Data" office:value="391" office:value-type="float">
            <text:p>39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558]+[.H558]+[.J558]" ns41:value-type="float" table:style-name="TL Data" office:value-type="float" office:value="4">
            <text:p>4</text:p>
          </table:table-cell>
          <table:table-cell table:formula="of:=[.G558]+[.I558]+SUM([.K558:.O55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58]+[.P558]+[.Q558]" ns41:value-type="float" table:style-name="TL Data" office:value-type="float" office:value="395">
            <text:p>39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olda</text:p>
          </table:table-cell>
          <table:table-cell table:style-name="TL RowHeader"/>
          <table:table-cell table:style-name="ce25"/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59]+[.H559]+[.J559]" ns41:value-type="float" table:style-name="TL Data" office:value-type="float" office:value="0">
            <text:p>0</text:p>
          </table:table-cell>
          <table:table-cell table:formula="of:=[.G559]+[.I559]+SUM([.K559:.O559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59]+[.P559]+[.Q559]" ns41:value-type="float" table:style-name="TL Data" office:value-type="float" office:value="492">
            <text:p>49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oordbroek</text:p>
          </table:table-cell>
          <table:table-cell table:style-name="TL RowHeader"/>
          <table:table-cell table:style-name="ce25"/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60]+[.H560]+[.J560]" ns41:value-type="float" table:style-name="TL Data" office:value-type="float" office:value="279">
            <text:p>279</text:p>
          </table:table-cell>
          <table:table-cell table:formula="of:=[.G560]+[.I560]+SUM([.K560:.O560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60]+[.P560]+[.Q560]" ns41:value-type="float" table:style-name="TL Data" office:value-type="float" office:value="563">
            <text:p>5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arffum</text:p>
          </table:table-cell>
          <table:table-cell table:style-name="TL RowHeader"/>
          <table:table-cell table:style-name="ce25"/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 table:number-columns-repeated="10"/>
          <table:table-cell table:formula="of:=[.F561]+[.H561]+[.J561]" ns41:value-type="float" table:style-name="TL Data" office:value-type="float" office:value="0">
            <text:p>0</text:p>
          </table:table-cell>
          <table:table-cell table:formula="of:=[.G561]+[.I561]+SUM([.K561:.O56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61]+[.P561]+[.Q561]" ns41:value-type="float" table:style-name="TL Data" office:value-type="float" office:value="477">
            <text:p>47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edum</text:p>
          </table:table-cell>
          <table:table-cell table:style-name="TL RowHeader"/>
          <table:table-cell table:style-name="ce25"/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62]+[.H562]+[.J562]" ns41:value-type="float" table:style-name="TL Data" office:value-type="float" office:value="2">
            <text:p>2</text:p>
          </table:table-cell>
          <table:table-cell table:formula="of:=[.G562]+[.I562]+SUM([.K562:.O562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62]+[.P562]+[.Q562]" ns41:value-type="float" table:style-name="TL Data" office:value-type="float" office:value="430">
            <text:p>43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nsum</text:p>
          </table:table-cell>
          <table:table-cell table:style-name="TL RowHeader"/>
          <table:table-cell table:style-name="ce25"/>
          <table:table-cell ns41:value-type="float" table:style-name="TL Data" office:value="2440" office:value-type="float">
            <text:p>2440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10"/>
          <table:table-cell table:formula="of:=[.F563]+[.H563]+[.J563]" ns41:value-type="float" table:style-name="TL Data" office:value-type="float" office:value="0">
            <text:p>0</text:p>
          </table:table-cell>
          <table:table-cell table:formula="of:=[.G563]+[.I563]+SUM([.K563:.O56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63]+[.P563]+[.Q563]" ns41:value-type="float" table:style-name="TL Data" office:value-type="float" office:value="426">
            <text:p>4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ldehove</text:p>
          </table:table-cell>
          <table:table-cell table:style-name="TL RowHeader"/>
          <table:table-cell table:style-name="ce25"/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 table:number-columns-repeated="10"/>
          <table:table-cell table:formula="of:=[.F564]+[.H564]+[.J564]" ns41:value-type="float" table:style-name="TL Data" office:value-type="float" office:value="0">
            <text:p>0</text:p>
          </table:table-cell>
          <table:table-cell table:formula="of:=[.G564]+[.I564]+SUM([.K564:.O56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64]+[.P564]+[.Q564]" ns41:value-type="float" table:style-name="TL Data" office:value-type="float" office:value="577">
            <text:p>57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ddelstum</text:p>
          </table:table-cell>
          <table:table-cell table:style-name="TL RowHeader"/>
          <table:table-cell table:style-name="ce25"/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618" office:value-type="float">
            <text:p>618</text:p>
          </table:table-cell>
          <table:table-cell table:style-name="TL Data" table:number-columns-repeated="10"/>
          <table:table-cell table:formula="of:=[.F565]+[.H565]+[.J565]" ns41:value-type="float" table:style-name="TL Data" office:value-type="float" office:value="0">
            <text:p>0</text:p>
          </table:table-cell>
          <table:table-cell table:formula="of:=[.G565]+[.I565]+SUM([.K565:.O56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65]+[.P565]+[.Q565]" ns41:value-type="float" table:style-name="TL Data" office:value-type="float" office:value="618">
            <text:p>6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enr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table:style-name="TL Data" table:number-columns-repeated="5"/>
          <table:table-cell table:formula="of:=[.F566]+[.H566]+[.J566]" ns41:value-type="float" table:style-name="TL Data" office:value-type="float" office:value="18">
            <text:p>18</text:p>
          </table:table-cell>
          <table:table-cell table:formula="of:=[.G566]+[.I566]+SUM([.K566:.O56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66]+[.P566]+[.Q566]" ns41:value-type="float" table:style-name="TL Data" office:value-type="float" office:value="503">
            <text:p>5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idbroek</text:p>
          </table:table-cell>
          <table:table-cell table:style-name="TL RowHeader"/>
          <table:table-cell table:style-name="ce25"/>
          <table:table-cell ns41:value-type="float" table:style-name="TL Data" office:value="2790" office:value-type="float">
            <text:p>2790</text:p>
          </table:table-cell>
          <table:table-cell ns41:value-type="float" table:style-name="TL Data" office:value="648" office:value-type="float">
            <text:p>648</text:p>
          </table:table-cell>
          <table:table-cell table:style-name="TL Data" table:number-columns-repeated="10"/>
          <table:table-cell table:formula="of:=[.F567]+[.H567]+[.J567]" ns41:value-type="float" table:style-name="TL Data" office:value-type="float" office:value="0">
            <text:p>0</text:p>
          </table:table-cell>
          <table:table-cell table:formula="of:=[.G567]+[.I567]+SUM([.K567:.O56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67]+[.P567]+[.Q567]" ns41:value-type="float" table:style-name="TL Data" office:value-type="float" office:value="648">
            <text:p>64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aflo</text:p>
          </table:table-cell>
          <table:table-cell table:style-name="TL RowHeader"/>
          <table:table-cell table:style-name="ce25"/>
          <table:table-cell ns41:value-type="float" table:style-name="TL Data" office:value="2797" office:value-type="float">
            <text:p>2797</text:p>
          </table:table-cell>
          <table:table-cell ns41:value-type="float" table:style-name="TL Data" office:value="561" office:value-type="float">
            <text:p>5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68]+[.H568]+[.J568]" ns41:value-type="float" table:style-name="TL Data" office:value-type="float" office:value="0">
            <text:p>0</text:p>
          </table:table-cell>
          <table:table-cell table:formula="of:=[.G568]+[.I568]+SUM([.K568:.O568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68]+[.P568]+[.Q568]" ns41:value-type="float" table:style-name="TL Data" office:value-type="float" office:value="562">
            <text:p>5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ogkerk</text:p>
          </table:table-cell>
          <table:table-cell table:style-name="TL RowHeader"/>
          <table:table-cell table:style-name="ce25"/>
          <table:table-cell ns41:value-type="float" table:style-name="TL Data" office:value="2846" office:value-type="float">
            <text:p>2846</text:p>
          </table:table-cell>
          <table:table-cell table:style-name="TL Data"/>
          <table:table-cell ns41:value-type="float" table:style-name="TL Data" office:value="586" office:value-type="float">
            <text:p>58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569]+[.H569]+[.J569]" ns41:value-type="float" table:style-name="TL Data" office:value-type="float" office:value="587">
            <text:p>587</text:p>
          </table:table-cell>
          <table:table-cell table:formula="of:=[.G569]+[.I569]+SUM([.K569:.O569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69]+[.P569]+[.Q569]" ns41:value-type="float" table:style-name="TL Data" office:value-type="float" office:value="588">
            <text:p>5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Finsterwolde</text:p>
          </table:table-cell>
          <table:table-cell table:style-name="TL RowHeader"/>
          <table:table-cell table:style-name="ce25"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703" office:value-type="float">
            <text:p>703</text:p>
          </table:table-cell>
          <table:table-cell table:style-name="TL Data" table:number-columns-repeated="10"/>
          <table:table-cell table:formula="of:=[.F570]+[.H570]+[.J570]" ns41:value-type="float" table:style-name="TL Data" office:value-type="float" office:value="0">
            <text:p>0</text:p>
          </table:table-cell>
          <table:table-cell table:formula="of:=[.G570]+[.I570]+SUM([.K570:.O57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0]+[.P570]+[.Q570]" ns41:value-type="float" table:style-name="TL Data" office:value-type="float" office:value="703">
            <text:p>7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idhorn</text:p>
          </table:table-cell>
          <table:table-cell table:style-name="TL RowHeader"/>
          <table:table-cell table:style-name="ce25"/>
          <table:table-cell ns41:value-type="float" table:style-name="TL Data" office:value="3170" office:value-type="float">
            <text:p>3170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 table:number-columns-repeated="10"/>
          <table:table-cell table:formula="of:=[.F571]+[.H571]+[.J571]" ns41:value-type="float" table:style-name="TL Data" office:value-type="float" office:value="0">
            <text:p>0</text:p>
          </table:table-cell>
          <table:table-cell table:formula="of:=[.G571]+[.I571]+SUM([.K571:.O57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1]+[.P571]+[.Q571]" ns41:value-type="float" table:style-name="TL Data" office:value-type="float" office:value="466">
            <text:p>4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 Zandt</text:p>
          </table:table-cell>
          <table:table-cell table:style-name="TL RowHeader"/>
          <table:table-cell table:style-name="ce25"/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 table:number-columns-repeated="10"/>
          <table:table-cell table:formula="of:=[.F572]+[.H572]+[.J572]" ns41:value-type="float" table:style-name="TL Data" office:value-type="float" office:value="0">
            <text:p>0</text:p>
          </table:table-cell>
          <table:table-cell table:formula="of:=[.G572]+[.I572]+SUM([.K572:.O57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2]+[.P572]+[.Q572]" ns41:value-type="float" table:style-name="TL Data" office:value-type="float" office:value="559">
            <text:p>5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ijpskerk</text:p>
          </table:table-cell>
          <table:table-cell table:style-name="TL RowHeader"/>
          <table:table-cell table:style-name="ce25"/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590" office:value-type="float">
            <text:p>590</text:p>
          </table:table-cell>
          <table:table-cell table:style-name="TL Data" table:number-columns-repeated="10"/>
          <table:table-cell table:formula="of:=[.F573]+[.H573]+[.J573]" ns41:value-type="float" table:style-name="TL Data" office:value-type="float" office:value="0">
            <text:p>0</text:p>
          </table:table-cell>
          <table:table-cell table:formula="of:=[.G573]+[.I573]+SUM([.K573:.O57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3]+[.P573]+[.Q573]" ns41:value-type="float" table:style-name="TL Data" office:value-type="float" office:value="590">
            <text:p>5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oppers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336" office:value-type="float">
            <text:p>3336</text:p>
          </table:table-cell>
          <table:table-cell table:style-name="TL Data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[.F574]+[.H574]+[.J574]" ns41:value-type="float" table:style-name="TL Data" office:value-type="float" office:value="669">
            <text:p>669</text:p>
          </table:table-cell>
          <table:table-cell table:formula="of:=[.G574]+[.I574]+SUM([.K574:.O574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574]+[.P574]+[.Q574]" ns41:value-type="float" table:style-name="TL Data" office:value-type="float" office:value="672">
            <text:p>67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dde</text:p>
          </table:table-cell>
          <table:table-cell table:style-name="TL RowHeader"/>
          <table:table-cell table:style-name="ce25"/>
          <table:table-cell ns41:value-type="float" table:style-name="TL Data" office:value="3464" office:value-type="float">
            <text:p>3464</text:p>
          </table:table-cell>
          <table:table-cell ns41:value-type="float" table:style-name="TL Data" office:value="739" office:value-type="float">
            <text:p>739</text:p>
          </table:table-cell>
          <table:table-cell table:style-name="TL Data" table:number-columns-repeated="10"/>
          <table:table-cell table:formula="of:=[.F575]+[.H575]+[.J575]" ns41:value-type="float" table:style-name="TL Data" office:value-type="float" office:value="0">
            <text:p>0</text:p>
          </table:table-cell>
          <table:table-cell table:formula="of:=[.G575]+[.I575]+SUM([.K575:.O57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5]+[.P575]+[.Q575]" ns41:value-type="float" table:style-name="TL Data" office:value-type="float" office:value="739">
            <text:p>73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untendam</text:p>
          </table:table-cell>
          <table:table-cell table:style-name="TL RowHeader"/>
          <table:table-cell table:style-name="ce25"/>
          <table:table-cell ns41:value-type="float" table:style-name="TL Data" office:value="3731" office:value-type="float">
            <text:p>3731</text:p>
          </table:table-cell>
          <table:table-cell ns41:value-type="float" table:style-name="TL Data" office:value="793" office:value-type="float">
            <text:p>793</text:p>
          </table:table-cell>
          <table:table-cell table:style-name="TL Data" table:number-columns-repeated="10"/>
          <table:table-cell table:formula="of:=[.F576]+[.H576]+[.J576]" ns41:value-type="float" table:style-name="TL Data" office:value-type="float" office:value="0">
            <text:p>0</text:p>
          </table:table-cell>
          <table:table-cell table:formula="of:=[.G576]+[.I576]+SUM([.K576:.O57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6]+[.P576]+[.Q576]" ns41:value-type="float" table:style-name="TL Data" office:value-type="float" office:value="793">
            <text:p>79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rmunt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737" office:value-type="float">
            <text:p>3737</text:p>
          </table:table-cell>
          <table:table-cell table:style-name="TL Data"/>
          <table:table-cell ns41:value-type="float" table:style-name="TL Data" office:value="627" office:value-type="float">
            <text:p>627</text:p>
          </table:table-cell>
          <table:table-cell table:style-name="TL Data" table:number-columns-repeated="9"/>
          <table:table-cell table:formula="of:=[.F577]+[.H577]+[.J577]" ns41:value-type="float" table:style-name="TL Data" office:value-type="float" office:value="627">
            <text:p>627</text:p>
          </table:table-cell>
          <table:table-cell table:formula="of:=[.G577]+[.I577]+SUM([.K577:.O57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7]+[.P577]+[.Q577]" ns41:value-type="float" table:style-name="TL Data" office:value-type="float" office:value="627">
            <text:p>62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lrum</text:p>
          </table:table-cell>
          <table:table-cell table:style-name="TL RowHeader"/>
          <table:table-cell table:style-name="ce25"/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837" office:value-type="float">
            <text:p>837</text:p>
          </table:table-cell>
          <table:table-cell table:style-name="TL Data" table:number-columns-repeated="10"/>
          <table:table-cell table:formula="of:=[.F578]+[.H578]+[.J578]" ns41:value-type="float" table:style-name="TL Data" office:value-type="float" office:value="0">
            <text:p>0</text:p>
          </table:table-cell>
          <table:table-cell table:formula="of:=[.G578]+[.I578]+SUM([.K578:.O57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8]+[.P578]+[.Q578]" ns41:value-type="float" table:style-name="TL Data" office:value-type="float" office:value="837">
            <text:p>83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ens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3991" office:value-type="float">
            <text:p>3991</text:p>
          </table:table-cell>
          <table:table-cell ns41:value-type="float" table:style-name="TL Data" office:value="822" office:value-type="float">
            <text:p>82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F579]+[.H579]+[.J579]" ns41:value-type="float" table:style-name="TL Data" office:value-type="float" office:value="4">
            <text:p>4</text:p>
          </table:table-cell>
          <table:table-cell table:formula="of:=[.G579]+[.I579]+SUM([.K579:.O57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79]+[.P579]+[.Q579]" ns41:value-type="float" table:style-name="TL Data" office:value-type="float" office:value="826">
            <text:p>82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erta</text:p>
          </table:table-cell>
          <table:table-cell table:style-name="TL RowHeader"/>
          <table:table-cell table:style-name="ce25"/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955" office:value-type="float">
            <text:p>955</text:p>
          </table:table-cell>
          <table:table-cell table:style-name="TL Data" table:number-columns-repeated="10"/>
          <table:table-cell table:formula="of:=[.F580]+[.H580]+[.J580]" ns41:value-type="float" table:style-name="TL Data" office:value-type="float" office:value="0">
            <text:p>0</text:p>
          </table:table-cell>
          <table:table-cell table:formula="of:=[.G580]+[.I580]+SUM([.K580:.O58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80]+[.P580]+[.Q580]" ns41:value-type="float" table:style-name="TL Data" office:value-type="float" office:value="955">
            <text:p>95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ierum</text:p>
          </table:table-cell>
          <table:table-cell table:style-name="TL RowHeader"/>
          <table:table-cell table:style-name="ce25"/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9"/>
          <table:table-cell table:formula="of:=[.F581]+[.H581]+[.J581]" ns41:value-type="float" table:style-name="TL Data" office:value-type="float" office:value="168">
            <text:p>168</text:p>
          </table:table-cell>
          <table:table-cell table:formula="of:=[.G581]+[.I581]+SUM([.K581:.O58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81]+[.P581]+[.Q581]" ns41:value-type="float" table:style-name="TL Data" office:value-type="float" office:value="667">
            <text:p>66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ithuizen</text:p>
          </table:table-cell>
          <table:table-cell table:style-name="TL RowHeader"/>
          <table:table-cell table:style-name="ce25"/>
          <table:table-cell ns41:value-type="float" table:style-name="TL Data" office:value="4124" office:value-type="float">
            <text:p>4124</text:p>
          </table:table-cell>
          <table:table-cell ns41:value-type="float" table:style-name="TL Data" office:value="935" office:value-type="float">
            <text:p>935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F582]+[.H582]+[.J582]" ns41:value-type="float" table:style-name="TL Data" office:value-type="float" office:value="6">
            <text:p>6</text:p>
          </table:table-cell>
          <table:table-cell table:formula="of:=[.G582]+[.I582]+SUM([.K582:.O582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582]+[.P582]+[.Q582]" ns41:value-type="float" table:style-name="TL Data" office:value-type="float" office:value="945">
            <text:p>94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ithuizermeeden</text:p>
          </table:table-cell>
          <table:table-cell table:style-name="TL RowHeader"/>
          <table:table-cell table:style-name="ce25"/>
          <table:table-cell ns41:value-type="float" table:style-name="TL Data" office:value="4637" office:value-type="float">
            <text:p>4637</text:p>
          </table:table-cell>
          <table:table-cell ns41:value-type="float" table:style-name="TL Data" office:value="841" office:value-type="float">
            <text:p>841</text:p>
          </table:table-cell>
          <table:table-cell table:style-name="TL Data" table:number-columns-repeated="10"/>
          <table:table-cell table:formula="of:=[.F583]+[.H583]+[.J583]" ns41:value-type="float" table:style-name="TL Data" office:value-type="float" office:value="0">
            <text:p>0</text:p>
          </table:table-cell>
          <table:table-cell table:formula="of:=[.G583]+[.I583]+SUM([.K583:.O58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83]+[.P583]+[.Q583]" ns41:value-type="float" table:style-name="TL Data" office:value-type="float" office:value="841">
            <text:p>8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ren</text:p>
          </table:table-cell>
          <table:table-cell table:style-name="TL RowHeader"/>
          <table:table-cell table:style-name="ce25"/>
          <table:table-cell ns41:value-type="float" table:style-name="TL Data" office:value="4639" office:value-type="float">
            <text:p>4639</text:p>
          </table:table-cell>
          <table:table-cell ns41:value-type="float" table:style-name="TL Data" office:value="1007" office:value-type="float">
            <text:p>1007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formula="of:=[.F584]+[.H584]+[.J584]" ns41:value-type="float" table:style-name="TL Data" office:value-type="float" office:value="3">
            <text:p>3</text:p>
          </table:table-cell>
          <table:table-cell table:formula="of:=[.G584]+[.I584]+SUM([.K584:.O584])" ns41:value-type="float" table:style-name="TL Data" office:value-type="float" office:value="3">
            <text:p>3</text:p>
          </table:table-cell>
          <table:table-cell table:style-name="TL Data" table:number-columns-repeated="3"/>
          <table:table-cell table:formula="of:=[.E584]+[.P584]+[.Q584]" ns41:value-type="float" table:style-name="TL Data" office:value-type="float" office:value="1013">
            <text:p>10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idwolda</text:p>
          </table:table-cell>
          <table:table-cell table:style-name="TL RowHeader"/>
          <table:table-cell table:style-name="ce25"/>
          <table:table-cell ns41:value-type="float" table:style-name="TL Data" office:value="4661" office:value-type="float">
            <text:p>4661</text:p>
          </table:table-cell>
          <table:table-cell ns41:value-type="float" table:style-name="TL Data" office:value="1088" office:value-type="float">
            <text:p>1088</text:p>
          </table:table-cell>
          <table:table-cell table:style-name="TL Data" table:number-columns-repeated="10"/>
          <table:table-cell table:formula="of:=[.F585]+[.H585]+[.J585]" ns41:value-type="float" table:style-name="TL Data" office:value-type="float" office:value="0">
            <text:p>0</text:p>
          </table:table-cell>
          <table:table-cell table:formula="of:=[.G585]+[.I585]+SUM([.K585:.O58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85]+[.P585]+[.Q585]" ns41:value-type="float" table:style-name="TL Data" office:value-type="float" office:value="1088">
            <text:p>10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n Boer</text:p>
          </table:table-cell>
          <table:table-cell table:style-name="TL RowHeader"/>
          <table:table-cell table:style-name="ce25"/>
          <table:table-cell ns41:value-type="float" table:style-name="TL Data" office:value="5104" office:value-type="float">
            <text:p>5104</text:p>
          </table:table-cell>
          <table:table-cell ns41:value-type="float" table:style-name="TL Data" office:value="1199" office:value-type="float">
            <text:p>119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86]+[.H586]+[.J586]" ns41:value-type="float" table:style-name="TL Data" office:value-type="float" office:value="0">
            <text:p>0</text:p>
          </table:table-cell>
          <table:table-cell table:formula="of:=[.G586]+[.I586]+SUM([.K586:.O586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86]+[.P586]+[.Q586]" ns41:value-type="float" table:style-name="TL Data" office:value-type="float" office:value="1200">
            <text:p>12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dum</text:p>
          </table:table-cell>
          <table:table-cell table:style-name="TL RowHeader"/>
          <table:table-cell table:style-name="ce25"/>
          <table:table-cell ns41:value-type="float" table:style-name="TL Data" office:value="5395" office:value-type="float">
            <text:p>5395</text:p>
          </table:table-cell>
          <table:table-cell ns41:value-type="float" table:style-name="TL Data" office:value="1062" office:value-type="float">
            <text:p>1062</text:p>
          </table:table-cell>
          <table:table-cell table:style-name="TL Data" table:number-columns-repeated="10"/>
          <table:table-cell table:formula="of:=[.F587]+[.H587]+[.J587]" ns41:value-type="float" table:style-name="TL Data" office:value-type="float" office:value="0">
            <text:p>0</text:p>
          </table:table-cell>
          <table:table-cell table:formula="of:=[.G587]+[.I587]+SUM([.K587:.O58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87]+[.P587]+[.Q587]" ns41:value-type="float" table:style-name="TL Data" office:value-type="float" office:value="1062">
            <text:p>10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e Pekela</text:p>
          </table:table-cell>
          <table:table-cell table:style-name="TL RowHeader"/>
          <table:table-cell table:style-name="ce25"/>
          <table:table-cell ns41:value-type="float" table:style-name="TL Data" office:value="5472" office:value-type="float">
            <text:p>5472</text:p>
          </table:table-cell>
          <table:table-cell ns41:value-type="float" table:style-name="TL Data" office:value="1117" office:value-type="float">
            <text:p>1117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formula="of:=[.F588]+[.H588]+[.J588]" ns41:value-type="float" table:style-name="TL Data" office:value-type="float" office:value="2">
            <text:p>2</text:p>
          </table:table-cell>
          <table:table-cell table:formula="of:=[.G588]+[.I588]+SUM([.K588:.O588])" ns41:value-type="float" table:style-name="TL Data" office:value-type="float" office:value="2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E588]+[.P588]+[.Q588]" ns41:value-type="float" table:style-name="TL Data" office:value-type="float" office:value="1121">
            <text:p>112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rum</text:p>
          </table:table-cell>
          <table:table-cell table:style-name="TL RowHeader"/>
          <table:table-cell table:style-name="ce25"/>
          <table:table-cell ns41:value-type="float" table:style-name="TL Data" office:value="5877" office:value-type="float">
            <text:p>5877</text:p>
          </table:table-cell>
          <table:table-cell ns41:value-type="float" table:style-name="TL Data" office:value="1198" office:value-type="float">
            <text:p>1198</text:p>
          </table:table-cell>
          <table:table-cell table:style-name="TL Data" table:number-columns-repeated="10"/>
          <table:table-cell table:formula="of:=[.F589]+[.H589]+[.J589]" ns41:value-type="float" table:style-name="TL Data" office:value-type="float" office:value="0">
            <text:p>0</text:p>
          </table:table-cell>
          <table:table-cell table:formula="of:=[.G589]+[.I589]+SUM([.K589:.O58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89]+[.P589]+[.Q589]" ns41:value-type="float" table:style-name="TL Data" office:value-type="float" office:value="1198">
            <text:p>119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ppingedam</text:p>
          </table:table-cell>
          <table:table-cell table:style-name="TL RowHeader"/>
          <table:table-cell table:style-name="ce25"/>
          <table:table-cell ns41:value-type="float" table:style-name="TL Data" office:value="5909" office:value-type="float">
            <text:p>5909</text:p>
          </table:table-cell>
          <table:table-cell ns41:value-type="float" table:style-name="TL Data" office:value="1372" office:value-type="float">
            <text:p>137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table:formula="of:=[.F590]+[.H590]+[.J590]" ns41:value-type="float" table:style-name="TL Data" office:value-type="float" office:value="0">
            <office:annotation draw:style-name="gr1" svg:height="0.979cm" draw:caption-point-y="0.433cm" svg:width="1.485cm" svg:x="30.823cm" draw:caption-point-x="-0.57cm" svg:y="267.0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1</text:span></text:p>
            </office:annotation>
            <text:p>0</text:p>
          </table:table-cell>
          <table:table-cell table:formula="of:=[.G590]+[.I590]+SUM([.K590:.O590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590]+[.P590]+[.Q590]" ns41:value-type="float" table:style-name="TL Data" office:value-type="float" office:value="1383">
            <text:p>138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appemeer</text:p>
          </table:table-cell>
          <table:table-cell table:style-name="TL RowHeader"/>
          <table:table-cell table:style-name="ce25"/>
          <table:table-cell ns41:value-type="float" table:style-name="TL Data" office:value="6318" office:value-type="float">
            <text:p>6318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591]+[.H591]+[.J591]" ns41:value-type="float" table:style-name="TL Data" office:value-type="float" office:value="3">
            <text:p>3</text:p>
          </table:table-cell>
          <table:table-cell table:formula="of:=[.G591]+[.I591]+SUM([.K591:.O591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591]+[.P591]+[.Q591]" ns41:value-type="float" table:style-name="TL Data" office:value-type="float" office:value="1469">
            <text:p>14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llingwolde</text:p>
          </table:table-cell>
          <table:table-cell table:style-name="TL RowHeader"/>
          <table:table-cell table:style-name="ce25"/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1385" office:value-type="float">
            <text:p>1385</text:p>
          </table:table-cell>
          <table:table-cell table:style-name="TL Data" table:number-columns-repeated="10"/>
          <table:table-cell table:formula="of:=[.F592]+[.H592]+[.J592]" ns41:value-type="float" table:style-name="TL Data" office:value-type="float" office:value="0">
            <text:p>0</text:p>
          </table:table-cell>
          <table:table-cell table:formula="of:=[.G592]+[.I592]+SUM([.K592:.O59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92]+[.P592]+[.Q592]" ns41:value-type="float" table:style-name="TL Data" office:value-type="float" office:value="1385">
            <text:p>138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ootegast</text:p>
          </table:table-cell>
          <table:table-cell table:style-name="TL RowHeader"/>
          <table:table-cell table:style-name="ce25"/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1462" office:value-type="float">
            <text:p>1462</text:p>
          </table:table-cell>
          <table:table-cell table:style-name="TL Data" table:number-columns-repeated="10"/>
          <table:table-cell table:formula="of:=[.F593]+[.H593]+[.J593]" ns41:value-type="float" table:style-name="TL Data" office:value-type="float" office:value="0">
            <text:p>0</text:p>
          </table:table-cell>
          <table:table-cell table:formula="of:=[.G593]+[.I593]+SUM([.K593:.O59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93]+[.P593]+[.Q593]" ns41:value-type="float" table:style-name="TL Data" office:value-type="float" office:value="1462">
            <text:p>14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eemda</text:p>
          </table:table-cell>
          <table:table-cell table:style-name="TL RowHeader"/>
          <table:table-cell table:style-name="ce25"/>
          <table:table-cell ns41:value-type="float" table:style-name="TL Data" office:value="6595" office:value-type="float">
            <text:p>6595</text:p>
          </table:table-cell>
          <table:table-cell ns41:value-type="float" table:style-name="TL Data" office:value="1529" office:value-type="float">
            <text:p>15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594]+[.H594]+[.J594]" ns41:value-type="float" table:style-name="TL Data" office:value-type="float" office:value="0">
            <text:p>0</text:p>
          </table:table-cell>
          <table:table-cell table:formula="of:=[.G594]+[.I594]+SUM([.K594:.O594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94]+[.P594]+[.Q594]" ns41:value-type="float" table:style-name="TL Data" office:value-type="float" office:value="1530">
            <text:p>153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eek</text:p>
          </table:table-cell>
          <table:table-cell table:style-name="TL RowHeader"/>
          <table:table-cell table:style-name="ce25"/>
          <table:table-cell ns41:value-type="float" table:style-name="TL Data" office:value="7210" office:value-type="float">
            <text:p>7210</text:p>
          </table:table-cell>
          <table:table-cell ns41:value-type="float" table:style-name="TL Data" office:value="1442" office:value-type="float">
            <text:p>144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595]+[.H595]+[.J595]" ns41:value-type="float" table:style-name="TL Data" office:value-type="float" office:value="1">
            <text:p>1</text:p>
          </table:table-cell>
          <table:table-cell table:formula="of:=[.G595]+[.I595]+SUM([.K595:.O595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95]+[.P595]+[.Q595]" ns41:value-type="float" table:style-name="TL Data" office:value-type="float" office:value="1444">
            <text:p>144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e Pekela</text:p>
          </table:table-cell>
          <table:table-cell table:style-name="TL RowHeader"/>
          <table:table-cell table:style-name="ce25"/>
          <table:table-cell ns41:value-type="float" table:style-name="TL Data" office:value="7440" office:value-type="float">
            <text:p>7440</text:p>
          </table:table-cell>
          <table:table-cell ns41:value-type="float" table:style-name="TL Data" office:value="1278" office:value-type="float">
            <text:p>127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596]+[.H596]+[.J596]" ns41:value-type="float" table:style-name="TL Data" office:value-type="float" office:value="1">
            <text:p>1</text:p>
          </table:table-cell>
          <table:table-cell table:formula="of:=[.G596]+[.I596]+SUM([.K596:.O596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96]+[.P596]+[.Q596]" ns41:value-type="float" table:style-name="TL Data" office:value-type="float" office:value="1280">
            <text:p>12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lfzijl</text:p>
          </table:table-cell>
          <table:table-cell table:style-name="TL RowHeader"/>
          <table:table-cell table:style-name="ce25"/>
          <table:table-cell ns41:value-type="float" table:style-name="TL Data" office:value="9621" office:value-type="float">
            <text:p>9621</text:p>
          </table:table-cell>
          <table:table-cell ns41:value-type="float" table:style-name="TL Data" office:value="1967" office:value-type="float">
            <text:p>196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6"/>
          <table:table-cell table:formula="of:=[.F597]+[.H597]+[.J597]" ns41:value-type="float" table:style-name="TL Data" office:value-type="float" office:value="9">
            <text:p>9</text:p>
          </table:table-cell>
          <table:table-cell table:formula="of:=[.G597]+[.I597]+SUM([.K597:.O597])" ns41:value-type="float" table:style-name="TL Data" office:value-type="float" office:value="42">
            <text:p>42</text:p>
          </table:table-cell>
          <table:table-cell table:style-name="TL Data" table:number-columns-repeated="3"/>
          <table:table-cell table:formula="of:=[.E597]+[.P597]+[.Q597]" ns41:value-type="float" table:style-name="TL Data" office:value-type="float" office:value="2018">
            <text:p>20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ldervank</text:p>
          </table:table-cell>
          <table:table-cell table:style-name="TL RowHeader"/>
          <table:table-cell table:style-name="ce25"/>
          <table:table-cell ns41:value-type="float" table:style-name="TL Data" office:value="9884" office:value-type="float">
            <text:p>9884</text:p>
          </table:table-cell>
          <table:table-cell ns41:value-type="float" table:style-name="TL Data" office:value="2090" office:value-type="float">
            <text:p>209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5"/>
          <table:table-cell table:formula="of:=[.F598]+[.H598]+[.J598]" ns41:value-type="float" table:style-name="TL Data" office:value-type="float" office:value="23">
            <text:p>23</text:p>
          </table:table-cell>
          <table:table-cell table:formula="of:=[.G598]+[.I598]+SUM([.K598:.O598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598]+[.P598]+[.Q598]" ns41:value-type="float" table:style-name="TL Data" office:value-type="float" office:value="2114">
            <text:p>21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lagtwedd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11186" office:value-type="float">
            <text:p>11186</text:p>
          </table:table-cell>
          <table:table-cell ns41:value-type="float" table:style-name="TL Data" office:value="981" office:value-type="float">
            <text:p>981</text:p>
          </table:table-cell>
          <table:table-cell table:style-name="TL Data" table:number-columns-repeated="10"/>
          <table:table-cell table:formula="of:=[.F599]+[.H599]+[.J599]" ns41:value-type="float" table:style-name="TL Data" office:value-type="float" office:value="0">
            <text:p>0</text:p>
          </table:table-cell>
          <table:table-cell table:formula="of:=[.G599]+[.I599]+SUM([.K599:.O59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599]+[.P599]+[.Q599]" ns41:value-type="float" table:style-name="TL Data" office:value-type="float" office:value="981">
            <text:p>98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ogezand</text:p>
          </table:table-cell>
          <table:table-cell table:style-name="TL RowHeader"/>
          <table:table-cell table:style-name="ce25"/>
          <table:table-cell ns41:value-type="float" table:style-name="TL Data" office:value="11269" office:value-type="float">
            <text:p>11269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600]+[.H600]+[.J600]" ns41:value-type="float" table:style-name="TL Data" office:value-type="float" office:value="28">
            <text:p>28</text:p>
          </table:table-cell>
          <table:table-cell table:formula="of:=[.G600]+[.I600]+SUM([.K600:.O600])" ns41:value-type="float" table:style-name="TL Data" office:value-type="float" office:value="12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E600]+[.P600]+[.Q600]" ns41:value-type="float" table:style-name="TL Data" office:value-type="float" office:value="2256">
            <text:p>225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nschoten</text:p>
          </table:table-cell>
          <table:table-cell table:style-name="TL RowHeader"/>
          <table:table-cell table:style-name="ce25"/>
          <table:table-cell ns41:value-type="float" table:style-name="TL Data" office:value="12498" office:value-type="float">
            <text:p>12498</text:p>
          </table:table-cell>
          <table:table-cell ns41:value-type="float" table:style-name="TL Data" office:value="2453" office:value-type="float">
            <text:p>245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49" table:style-name="TL Data" table:number-columns-repeated="2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[.F601]+[.H601]+[.J601]" ns41:value-type="float" table:style-name="TL Data" office:value-type="float" office:value="52">
            <text:p>52</text:p>
          </table:table-cell>
          <table:table-cell table:formula="of:=[.G601]+[.I601]+SUM([.K601:.O601])" ns41:value-type="float" table:style-name="TL Data" office:value-type="float" office:value="58">
            <text:p>58</text:p>
          </table:table-cell>
          <table:table-cell table:style-name="TL Data" table:number-columns-repeated="3"/>
          <table:table-cell table:formula="of:=[.E601]+[.P601]+[.Q601]" ns41:value-type="float" table:style-name="TL Data" office:value-type="float" office:value="2563">
            <text:p>25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endam</text:p>
          </table:table-cell>
          <table:table-cell table:style-name="TL RowHeader"/>
          <table:table-cell table:style-name="ce25"/>
          <table:table-cell ns41:value-type="float" table:style-name="TL Data" office:value="13022" office:value-type="float">
            <text:p>13022</text:p>
          </table:table-cell>
          <table:table-cell ns41:value-type="float" table:style-name="TL Data" office:value="2816" office:value-type="float">
            <text:p>28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formula="of:=[.F602]+[.H602]+[.J602]" ns41:value-type="float" table:style-name="TL Data" office:value-type="float" office:value="28">
            <text:p>28</text:p>
          </table:table-cell>
          <table:table-cell table:formula="of:=[.G602]+[.I602]+SUM([.K602:.O602])" ns41:value-type="float" table:style-name="TL Data" office:value-type="float" office:value="27">
            <text:p>27</text:p>
          </table:table-cell>
          <table:table-cell table:style-name="TL Data" table:number-columns-repeated="3"/>
          <table:table-cell table:formula="of:=[.E602]+[.P602]+[.Q602]" ns41:value-type="float" table:style-name="TL Data" office:value-type="float" office:value="2871">
            <text:p>287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lochteren</text:p>
          </table:table-cell>
          <table:table-cell table:style-name="TL RowHeader"/>
          <table:table-cell table:style-name="ce25"/>
          <table:table-cell ns41:value-type="float" table:style-name="TL Data" office:value="13237" office:value-type="float">
            <text:p>13237</text:p>
          </table:table-cell>
          <table:table-cell ns41:value-type="float" table:style-name="TL Data" office:value="2290" office:value-type="float">
            <text:p>2290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 table:number-columns-repeated="5"/>
          <table:table-cell table:formula="of:=[.F603]+[.H603]+[.J603]" ns41:value-type="float" table:style-name="TL Data" office:value-type="float" office:value="556">
            <text:p>556</text:p>
          </table:table-cell>
          <table:table-cell table:formula="of:=[.G603]+[.I603]+SUM([.K603:.O60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03]+[.P603]+[.Q603]" ns41:value-type="float" table:style-name="TL Data" office:value-type="float" office:value="2846">
            <text:p>284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nstwedde</text:p>
          </table:table-cell>
          <table:table-cell table:style-name="TL RowHeader"/>
          <table:table-cell table:style-name="ce25"/>
          <table:table-cell ns41:value-type="float" table:style-name="TL Data" office:value="16900" office:value-type="float">
            <text:p>16900</text:p>
          </table:table-cell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723" office:value-type="float">
            <text:p>7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F604]+[.H604]+[.J604]" ns41:value-type="float" table:style-name="TL Data" office:value-type="float" office:value="724">
            <text:p>724</text:p>
          </table:table-cell>
          <table:table-cell table:formula="of:=[.G604]+[.I604]+SUM([.K604:.O60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04]+[.P604]+[.Q604]" ns41:value-type="float" table:style-name="TL Data" office:value-type="float" office:value="3232">
            <text:p>323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table:style-name="TL RowHeader"/>
          <table:table-cell table:style-name="ce25"/>
          <table:table-cell ns41:value-type="float" table:style-name="TL Data" office:value="87594" office:value-type="float">
            <text:p>87594</text:p>
          </table:table-cell>
          <table:table-cell ns41:value-type="float" table:style-name="TL Data" office:value="9051" office:value-type="float">
            <text:p>905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3953" office:value-type="float">
            <text:p>3953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3"/>
          <table:table-cell table:formula="of:=[.F605]+[.H605]+[.J605]" ns41:value-type="float" table:style-name="TL Data" office:value-type="float" office:value="4635">
            <text:p>4635</text:p>
          </table:table-cell>
          <table:table-cell table:formula="of:=[.G605]+[.I605]+SUM([.K605:.O605])" ns41:value-type="float" table:style-name="TL Data" office:value-type="float" office:value="5104">
            <text:p>5104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[.E605]+[.P605]+[.Q605]" ns41:value-type="float" table:style-name="TL Data" office:value-type="float" office:value="18790">
            <office:annotation draw:style-name="gr1" svg:height="1.957cm" draw:caption-point-y="0.433cm" svg:width="1.651cm" svg:x="39.016cm" draw:caption-point-x="0.437cm" svg:y="273.81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8862</text:span></text:p>
            </office:annotation>
            <text:p>18790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Peize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10"/>
          <table:table-cell table:formula="of:=[.F606]+[.H606]+[.J606]" ns41:value-type="float" table:style-name="TL Data" office:value-type="float" office:value="0">
            <text:p>0</text:p>
          </table:table-cell>
          <table:table-cell table:formula="of:=[.G606]+[.I606]+SUM([.K606:.O60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06]+[.P606]+[.Q606]" ns41:value-type="float" table:style-name="TL Data" office:value-type="float" office:value="127">
            <text:p>12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osterhesselen</text:p>
          </table:table-cell>
          <table:table-cell table:style-name="TL RowHeader"/>
          <table:table-cell table:style-name="ce25"/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table:style-name="TL Data" table:number-columns-repeated="5"/>
          <table:table-cell table:formula="of:=[.F607]+[.H607]+[.J607]" ns41:value-type="float" table:style-name="TL Data" office:value-type="float" office:value="82">
            <text:p>82</text:p>
          </table:table-cell>
          <table:table-cell table:formula="of:=[.G607]+[.I607]+SUM([.K607:.O60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07]+[.P607]+[.Q607]" ns41:value-type="float" table:style-name="TL Data" office:value-type="float" office:value="265">
            <text:p>26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olde</text:p>
          </table:table-cell>
          <table:table-cell table:style-name="TL RowHeader"/>
          <table:table-cell table:style-name="ce25"/>
          <table:table-cell ns41:value-type="float" table:style-name="TL Data" office:value="2496" office:value-type="float">
            <text:p>2496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608]+[.H608]+[.J608]" ns41:value-type="float" table:style-name="TL Data" office:value-type="float" office:value="0">
            <text:p>0</text:p>
          </table:table-cell>
          <table:table-cell table:formula="of:=[.G608]+[.I608]+SUM([.K608:.O608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08]+[.P608]+[.Q608]" ns41:value-type="float" table:style-name="TL Data" office:value-type="float" office:value="504">
            <text:p>50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iever</text:p>
          </table:table-cell>
          <table:table-cell table:style-name="TL RowHeader"/>
          <table:table-cell table:style-name="ce25"/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 table:number-columns-repeated="10"/>
          <table:table-cell table:formula="of:=[.F609]+[.H609]+[.J609]" ns41:value-type="float" table:style-name="TL Data" office:value-type="float" office:value="0">
            <text:p>0</text:p>
          </table:table-cell>
          <table:table-cell table:formula="of:=[.G609]+[.I609]+SUM([.K609:.O60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09]+[.P609]+[.Q609]" ns41:value-type="float" table:style-name="TL Data" office:value-type="float" office:value="503">
            <text:p>50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48" office:value-type="float">
            <text:p>48</text:p>
          </table:table-cell>
          <table:table-cell ns41:value-type="float" table:style-name="ce72" office:value="49" office:value-type="float">
            <text:p>49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0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wingeloo</text:p>
          </table:table-cell>
          <table:table-cell table:style-name="TL RowHeader"/>
          <table:table-cell table:style-name="ce25"/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 table:number-columns-repeated="10"/>
          <table:table-cell table:formula="of:=[.F610]+[.H610]+[.J610]" ns41:value-type="float" table:style-name="TL Data" office:value-type="float" office:value="0">
            <text:p>0</text:p>
          </table:table-cell>
          <table:table-cell table:formula="of:=[.G610]+[.I610]+SUM([.K610:.O61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0]+[.P610]+[.Q610]" ns41:value-type="float" table:style-name="TL Data" office:value-type="float" office:value="515">
            <text:p>5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uinerwold</text:p>
          </table:table-cell>
          <table:table-cell table:style-name="TL RowHeader"/>
          <table:table-cell table:style-name="ce25"/>
          <table:table-cell ns41:value-type="float" table:style-name="TL Data" office:value="2768" office:value-type="float">
            <text:p>2768</text:p>
          </table:table-cell>
          <table:table-cell ns41:value-type="float" table:style-name="TL Data" office:value="583" office:value-type="float">
            <text:p>58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F611]+[.H611]+[.J611]" ns41:value-type="float" table:style-name="TL Data" office:value-type="float" office:value="1">
            <text:p>1</text:p>
          </table:table-cell>
          <table:table-cell table:formula="of:=[.G611]+[.I611]+SUM([.K611:.O61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1]+[.P611]+[.Q611]" ns41:value-type="float" table:style-name="TL Data" office:value-type="float" office:value="584">
            <text:p>58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elde</text:p>
          </table:table-cell>
          <table:table-cell table:style-name="TL RowHeader"/>
          <table:table-cell table:style-name="ce25"/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642" office:value-type="float">
            <text:p>642</text:p>
          </table:table-cell>
          <table:table-cell table:style-name="TL Data" table:number-columns-repeated="10"/>
          <table:table-cell table:formula="of:=[.F612]+[.H612]+[.J612]" ns41:value-type="float" table:style-name="TL Data" office:value-type="float" office:value="0">
            <text:p>0</text:p>
          </table:table-cell>
          <table:table-cell table:formula="of:=[.G612]+[.I612]+SUM([.K612:.O61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2]+[.P612]+[.Q612]" ns41:value-type="float" table:style-name="TL Data" office:value-type="float" office:value="642">
            <text:p>6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ledder</text:p>
          </table:table-cell>
          <table:table-cell table:style-name="TL RowHeader"/>
          <table:table-cell table:style-name="ce25"/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F613]+[.H613]+[.J613]" ns41:value-type="float" table:style-name="TL Data" office:value-type="float" office:value="5">
            <text:p>5</text:p>
          </table:table-cell>
          <table:table-cell table:formula="of:=[.G613]+[.I613]+SUM([.K613:.O61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3]+[.P613]+[.Q613]" ns41:value-type="float" table:style-name="TL Data" office:value-type="float" office:value="538">
            <text:p>5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oonebeek</text:p>
          </table:table-cell>
          <table:table-cell table:style-name="TL RowHeader"/>
          <table:table-cell table:style-name="ce25"/>
          <table:table-cell ns41:value-type="float" table:style-name="TL Data" office:value="3037" office:value-type="float">
            <text:p>3037</text:p>
          </table:table-cell>
          <table:table-cell ns41:value-type="float" table:style-name="TL Data" office:value="407" office:value-type="float">
            <text:p>407</text:p>
          </table:table-cell>
          <table:table-cell table:style-name="TL Data" table:number-columns-repeated="10"/>
          <table:table-cell table:formula="of:=[.F614]+[.H614]+[.J614]" ns41:value-type="float" table:style-name="TL Data" office:value-type="float" office:value="0">
            <text:p>0</text:p>
          </table:table-cell>
          <table:table-cell table:formula="of:=[.G614]+[.I614]+SUM([.K614:.O61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4]+[.P614]+[.Q614]" ns41:value-type="float" table:style-name="TL Data" office:value-type="float" office:value="407">
            <text:p>40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asselte</text:p>
          </table:table-cell>
          <table:table-cell table:style-name="TL RowHeader"/>
          <table:table-cell table:style-name="ce25"/>
          <table:table-cell ns41:value-type="float" table:style-name="TL Data" office:value="3158" office:value-type="float">
            <text:p>3158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615]+[.H615]+[.J615]" ns41:value-type="float" table:style-name="TL Data" office:value-type="float" office:value="0">
            <text:p>0</text:p>
          </table:table-cell>
          <table:table-cell table:formula="of:=[.G615]+[.I615]+SUM([.K615:.O615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15]+[.P615]+[.Q615]" ns41:value-type="float" table:style-name="TL Data" office:value-type="float" office:value="659">
            <text:p>65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e Wijk</text:p>
          </table:table-cell>
          <table:table-cell table:style-name="TL RowHeader"/>
          <table:table-cell table:style-name="ce25"/>
          <table:table-cell ns41:value-type="float" table:style-name="TL Data" office:value="3216" office:value-type="float">
            <text:p>3216</text:p>
          </table:table-cell>
          <table:table-cell ns41:value-type="float" table:style-name="TL Data" office:value="675" office:value-type="float">
            <text:p>675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table:style-name="TL Data" table:number-columns-repeated="7"/>
          <table:table-cell table:formula="of:=[.F616]+[.H616]+[.J616]" ns41:value-type="float" table:style-name="TL Data" office:value-type="float" office:value="24">
            <text:p>24</text:p>
          </table:table-cell>
          <table:table-cell table:formula="of:=[.G616]+[.I616]+SUM([.K616:.O616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6]+[.P616]+[.Q616]" ns41:value-type="float" table:style-name="TL Data" office:value-type="float" office:value="699">
            <text:p>69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ieten</text:p>
          </table:table-cell>
          <table:table-cell table:style-name="TL RowHeader"/>
          <table:table-cell table:style-name="ce25"/>
          <table:table-cell ns41:value-type="float" table:style-name="TL Data" office:value="3254" office:value-type="float">
            <text:p>3254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10"/>
          <table:table-cell table:formula="of:=[.F617]+[.H617]+[.J617]" ns41:value-type="float" table:style-name="TL Data" office:value-type="float" office:value="0">
            <text:p>0</text:p>
          </table:table-cell>
          <table:table-cell table:formula="of:=[.G617]+[.I617]+SUM([.K617:.O61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7]+[.P617]+[.Q617]" ns41:value-type="float" table:style-name="TL Data" office:value-type="float" office:value="663">
            <text:p>66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avelte</text:p>
          </table:table-cell>
          <table:table-cell table:style-name="TL RowHeader"/>
          <table:table-cell table:style-name="ce25"/>
          <table:table-cell ns41:value-type="float" table:style-name="TL Data" office:value="3674" office:value-type="float">
            <text:p>3674</text:p>
          </table:table-cell>
          <table:table-cell ns41:value-type="float" table:style-name="TL Data" office:value="723" office:value-type="float">
            <text:p>723</text:p>
          </table:table-cell>
          <table:table-cell table:style-name="TL Data" table:number-columns-repeated="10"/>
          <table:table-cell table:formula="of:=[.F618]+[.H618]+[.J618]" ns41:value-type="float" table:style-name="TL Data" office:value-type="float" office:value="0">
            <text:p>0</text:p>
          </table:table-cell>
          <table:table-cell table:formula="of:=[.G618]+[.I618]+SUM([.K618:.O61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8]+[.P618]+[.Q618]" ns41:value-type="float" table:style-name="TL Data" office:value-type="float" office:value="723">
            <text:p>72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Dalen</text:p>
          </table:table-cell>
          <table:table-cell table:style-name="TL RowHeader"/>
          <table:table-cell table:style-name="ce25"/>
          <table:table-cell ns41:value-type="float" table:style-name="TL Data" office:value="3706" office:value-type="float">
            <text:p>3706</text:p>
          </table:table-cell>
          <table:table-cell ns41:value-type="float" table:style-name="TL Data" office:value="689" office:value-type="float">
            <text:p>689</text:p>
          </table:table-cell>
          <table:table-cell table:style-name="TL Data" table:number-columns-repeated="10"/>
          <table:table-cell table:formula="of:=[.F619]+[.H619]+[.J619]" ns41:value-type="float" table:style-name="TL Data" office:value-type="float" office:value="0">
            <text:p>0</text:p>
          </table:table-cell>
          <table:table-cell table:formula="of:=[.G619]+[.I619]+SUM([.K619:.O61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19]+[.P619]+[.Q619]" ns41:value-type="float" table:style-name="TL Data" office:value-type="float" office:value="689">
            <text:p>68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sterbork</text:p>
          </table:table-cell>
          <table:table-cell table:style-name="TL RowHeader"/>
          <table:table-cell table:style-name="ce25"/>
          <table:table-cell ns41:value-type="float" table:style-name="TL Data" office:value="3727" office:value-type="float">
            <text:p>3727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10"/>
          <table:table-cell table:formula="of:=[.F620]+[.H620]+[.J620]" ns41:value-type="float" table:style-name="TL Data" office:value-type="float" office:value="0">
            <text:p>0</text:p>
          </table:table-cell>
          <table:table-cell table:formula="of:=[.G620]+[.I620]+SUM([.K620:.O62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20]+[.P620]+[.Q620]" ns41:value-type="float" table:style-name="TL Data" office:value-type="float" office:value="533">
            <text:p>53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idlaren</text:p>
          </table:table-cell>
          <table:table-cell table:style-name="TL RowHeader"/>
          <table:table-cell table:style-name="ce25"/>
          <table:table-cell ns41:value-type="float" table:style-name="TL Data" office:value="3736" office:value-type="float">
            <text:p>3736</text:p>
          </table:table-cell>
          <table:table-cell ns41:value-type="float" table:style-name="TL Data" office:value="509" office:value-type="float">
            <text:p>509</text:p>
          </table:table-cell>
          <table:table-cell table:style-name="TL Data" table:number-columns-repeated="2"/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621]+[.H621]+[.J621]" ns41:value-type="float" table:style-name="TL Data" office:value-type="float" office:value="66">
            <text:p>66</text:p>
          </table:table-cell>
          <table:table-cell table:formula="of:=[.G621]+[.I621]+SUM([.K621:.O621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621]+[.P621]+[.Q621]" ns41:value-type="float" table:style-name="TL Data" office:value-type="float" office:value="577">
            <text:p>57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uinen</text:p>
          </table:table-cell>
          <table:table-cell table:style-name="TL RowHeader"/>
          <table:table-cell table:style-name="ce25"/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10"/>
          <table:table-cell table:formula="of:=[.F622]+[.H622]+[.J622]" ns41:value-type="float" table:style-name="TL Data" office:value-type="float" office:value="0">
            <text:p>0</text:p>
          </table:table-cell>
          <table:table-cell table:formula="of:=[.G622]+[.I622]+SUM([.K622:.O62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22]+[.P622]+[.Q622]" ns41:value-type="float" table:style-name="TL Data" office:value-type="float" office:value="218">
            <text:p>2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org</text:p>
          </table:table-cell>
          <table:table-cell table:style-name="TL RowHeader"/>
          <table:table-cell table:style-name="ce25"/>
          <table:table-cell ns41:value-type="float" table:style-name="TL Data" office:value="4075" office:value-type="float">
            <text:p>407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623]+[.H623]+[.J623]" ns41:value-type="float" table:style-name="TL Data" office:value-type="float" office:value="1">
            <text:p>1</text:p>
          </table:table-cell>
          <table:table-cell table:formula="of:=[.G623]+[.I623]+SUM([.K623:.O623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23]+[.P623]+[.Q623]" ns41:value-type="float" table:style-name="TL Data" office:value-type="float" office:value="532">
            <text:p>53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o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4229" office:value-type="float">
            <text:p>4229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10"/>
          <table:table-cell table:formula="of:=[.F624]+[.H624]+[.J624]" ns41:value-type="float" table:style-name="TL Data" office:value-type="float" office:value="0">
            <text:p>0</text:p>
          </table:table-cell>
          <table:table-cell table:formula="of:=[.G624]+[.I624]+SUM([.K624:.O62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24]+[.P624]+[.Q624]" ns41:value-type="float" table:style-name="TL Data" office:value-type="float" office:value="306">
            <text:p>30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ries</text:p>
          </table:table-cell>
          <table:table-cell table:style-name="TL RowHeader"/>
          <table:table-cell table:style-name="ce25"/>
          <table:table-cell ns41:value-type="float" table:style-name="TL Data" office:value="4753" office:value-type="float">
            <text:p>4753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 table:number-columns-repeated="10"/>
          <table:table-cell table:formula="of:=[.F625]+[.H625]+[.J625]" ns41:value-type="float" table:style-name="TL Data" office:value-type="float" office:value="0">
            <text:p>0</text:p>
          </table:table-cell>
          <table:table-cell table:formula="of:=[.G625]+[.I625]+SUM([.K625:.O62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25]+[.P625]+[.Q625]" ns41:value-type="float" table:style-name="TL Data" office:value-type="float" office:value="574">
            <text:p>57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leen</text:p>
          </table:table-cell>
          <table:table-cell table:style-name="TL RowHeader"/>
          <table:table-cell table:style-name="ce25"/>
          <table:table-cell ns41:value-type="float" table:style-name="TL Data" office:value="4902" office:value-type="float">
            <text:p>4902</text:p>
          </table:table-cell>
          <table:table-cell ns41:value-type="float" table:style-name="TL Data" office:value="913" office:value-type="float">
            <text:p>9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626]+[.H626]+[.J626]" ns41:value-type="float" table:style-name="TL Data" office:value-type="float" office:value="0">
            <text:p>0</text:p>
          </table:table-cell>
          <table:table-cell table:formula="of:=[.G626]+[.I626]+SUM([.K626:.O626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26]+[.P626]+[.Q626]" ns41:value-type="float" table:style-name="TL Data" office:value-type="float" office:value="914">
            <text:p>9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nloo</text:p>
          </table:table-cell>
          <table:table-cell table:style-name="TL RowHeader"/>
          <table:table-cell table:style-name="ce25"/>
          <table:table-cell ns41:value-type="float" table:style-name="TL Data" office:value="4904" office:value-type="float">
            <text:p>4904</text:p>
          </table:table-cell>
          <table:table-cell ns41:value-type="float" table:style-name="TL Data" office:value="960" office:value-type="float">
            <text:p>960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table:style-name="TL Data" table:number-columns-repeated="5"/>
          <table:table-cell table:formula="of:=[.F627]+[.H627]+[.J627]" ns41:value-type="float" table:style-name="TL Data" office:value-type="float" office:value="48">
            <text:p>48</text:p>
          </table:table-cell>
          <table:table-cell table:formula="of:=[.G627]+[.I627]+SUM([.K627:.O62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27]+[.P627]+[.Q627]" ns41:value-type="float" table:style-name="TL Data" office:value-type="float" office:value="1008">
            <text:p>100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uidwolde</text:p>
          </table:table-cell>
          <table:table-cell table:style-name="TL RowHeader"/>
          <table:table-cell table:style-name="ce25"/>
          <table:table-cell ns41:value-type="float" table:style-name="TL Data" office:value="4923" office:value-type="float">
            <text:p>4923</text:p>
          </table:table-cell>
          <table:table-cell ns41:value-type="float" table:style-name="TL Data" office:value="895" office:value-type="float">
            <text:p>895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table:style-name="TL Data" table:number-columns-repeated="5"/>
          <table:table-cell table:formula="of:=[.F628]+[.H628]+[.J628]" ns41:value-type="float" table:style-name="TL Data" office:value-type="float" office:value="41">
            <text:p>41</text:p>
          </table:table-cell>
          <table:table-cell table:formula="of:=[.G628]+[.I628]+SUM([.K628:.O62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28]+[.P628]+[.Q628]" ns41:value-type="float" table:style-name="TL Data" office:value-type="float" office:value="936">
            <text:p>9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milde</text:p>
          </table:table-cell>
          <table:table-cell table:style-name="TL RowHeader"/>
          <table:table-cell table:style-name="ce25"/>
          <table:table-cell ns41:value-type="float" table:style-name="TL Data" office:value="5898" office:value-type="float">
            <text:p>5898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F629]+[.H629]+[.J629]" ns41:value-type="float" table:style-name="TL Data" office:value-type="float" office:value="1">
            <text:p>1</text:p>
          </table:table-cell>
          <table:table-cell table:formula="of:=[.G629]+[.I629]+SUM([.K629:.O629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29]+[.P629]+[.Q629]" ns41:value-type="float" table:style-name="TL Data" office:value-type="float" office:value="1201">
            <text:p>120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ilen</text:p>
          </table:table-cell>
          <table:table-cell table:style-name="TL RowHeader"/>
          <table:table-cell table:style-name="ce25"/>
          <table:table-cell ns41:value-type="float" table:style-name="TL Data" office:value="6474" office:value-type="float">
            <text:p>6474</text:p>
          </table:table-cell>
          <table:table-cell ns41:value-type="float" table:style-name="TL Data" office:value="1238" office:value-type="float">
            <text:p>1238</text:p>
          </table:table-cell>
          <table:table-cell table:style-name="TL Data" table:number-columns-repeated="10"/>
          <table:table-cell table:formula="of:=[.F630]+[.H630]+[.J630]" ns41:value-type="float" table:style-name="TL Data" office:value-type="float" office:value="0">
            <text:p>0</text:p>
          </table:table-cell>
          <table:table-cell table:formula="of:=[.G630]+[.I630]+SUM([.K630:.O63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30]+[.P630]+[.Q630]" ns41:value-type="float" table:style-name="TL Data" office:value-type="float" office:value="1238">
            <text:p>123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Coevorden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6557" office:value-type="float">
            <text:p>6557</text:p>
          </table:table-cell>
          <table:table-cell ns41:value-type="float" table:style-name="TL Data" office:value="765" office:value-type="float">
            <text:p>76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formula="of:=[.F631]+[.H631]+[.J631]" ns41:value-type="float" table:style-name="TL Data" office:value-type="float" office:value="7">
            <text:p>7</text:p>
          </table:table-cell>
          <table:table-cell table:formula="of:=[.G631]+[.I631]+SUM([.K631:.O631])" ns41:value-type="float" table:style-name="TL Data" office:value-type="float" office:value="8">
            <text:p>8</text:p>
          </table:table-cell>
          <table:table-cell table:style-name="TL Data" table:number-columns-repeated="3"/>
          <table:table-cell table:formula="of:=[.E631]+[.P631]+[.Q631]" ns41:value-type="float" table:style-name="TL Data" office:value-type="float" office:value="780">
            <text:p>7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rger</text:p>
          </table:table-cell>
          <table:table-cell table:style-name="TL RowHeader"/>
          <table:table-cell table:style-name="ce25"/>
          <table:table-cell ns41:value-type="float" table:style-name="TL Data" office:value="10011" office:value-type="float">
            <text:p>10011</text:p>
          </table:table-cell>
          <table:table-cell ns41:value-type="float" table:style-name="TL Data" office:value="1911" office:value-type="float">
            <text:p>191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632]+[.H632]+[.J632]" ns41:value-type="float" table:style-name="TL Data" office:value-type="float" office:value="0">
            <text:p>0</text:p>
          </table:table-cell>
          <table:table-cell table:formula="of:=[.G632]+[.I632]+SUM([.K632:.O632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632]+[.P632]+[.Q632]" ns41:value-type="float" table:style-name="TL Data" office:value-type="float" office:value="1915">
            <text:p>19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ppel</text:p>
          </table:table-cell>
          <table:table-cell table:style-name="TL RowHeader"/>
          <table:table-cell table:style-name="ce25"/>
          <table:table-cell ns41:value-type="float" table:style-name="TL Data" office:value="11695" office:value-type="float">
            <text:p>11695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633]+[.H633]+[.J633]" ns41:value-type="float" table:style-name="TL Data" office:value-type="float" office:value="62">
            <text:p>62</text:p>
          </table:table-cell>
          <table:table-cell table:formula="of:=[.G633]+[.I633]+SUM([.K633:.O633])" ns41:value-type="float" table:style-name="TL Data" office:value-type="float" office:value="69">
            <text:p>69</text:p>
          </table:table-cell>
          <table:table-cell table:style-name="TL Data" table:number-columns-repeated="3"/>
          <table:table-cell table:formula="of:=[.E633]+[.P633]+[.Q633]" ns41:value-type="float" table:style-name="TL Data" office:value-type="float" office:value="2541">
            <text:p>254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doorn</text:p>
          </table:table-cell>
          <table:table-cell table:style-name="TL RowHeader"/>
          <table:table-cell table:style-name="ce25"/>
          <table:table-cell ns41:value-type="float" table:style-name="TL Data" office:value="11994" office:value-type="float">
            <text:p>11994</text:p>
          </table:table-cell>
          <table:table-cell ns41:value-type="float" table:style-name="TL Data" office:value="2069" office:value-type="float">
            <text:p>2069</text:p>
          </table:table-cell>
          <table:table-cell table:style-name="TL Data" table:number-columns-repeated="10"/>
          <table:table-cell table:formula="of:=[.F634]+[.H634]+[.J634]" ns41:value-type="float" table:style-name="TL Data" office:value-type="float" office:value="0">
            <text:p>0</text:p>
          </table:table-cell>
          <table:table-cell table:formula="of:=[.G634]+[.I634]+SUM([.K634:.O63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34]+[.P634]+[.Q634]" ns41:value-type="float" table:style-name="TL Data" office:value-type="float" office:value="2069">
            <text:p>20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ogeveen</text:p>
          </table:table-cell>
          <table:table-cell table:style-name="TL RowHeader"/>
          <table:table-cell table:style-name="ce25"/>
          <table:table-cell ns41:value-type="float" table:style-name="TL Data" office:value="13386" office:value-type="float">
            <text:p>13386</text:p>
          </table:table-cell>
          <table:table-cell ns41:value-type="float" table:style-name="TL Data" office:value="2142" office:value-type="float">
            <text:p>21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formula="of:=[.F635]+[.H635]+[.J635]" ns41:value-type="float" table:style-name="TL Data" office:value-type="float" office:value="5">
            <text:p>5</text:p>
          </table:table-cell>
          <table:table-cell table:formula="of:=[.G635]+[.I635]+SUM([.K635:.O635])" ns41:value-type="float" table:style-name="TL Data" office:value-type="float" office:value="6">
            <text:p>6</text:p>
          </table:table-cell>
          <table:table-cell table:style-name="TL Data" table:number-columns-repeated="3"/>
          <table:table-cell table:formula="of:=[.E635]+[.P635]+[.Q635]" ns41:value-type="float" table:style-name="TL Data" office:value-type="float" office:value="2153">
            <text:p>215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ssen</text:p>
          </table:table-cell>
          <table:table-cell table:style-name="TL RowHeader"/>
          <table:table-cell table:style-name="ce25"/>
          <table:table-cell ns41:value-type="float" table:style-name="TL Data" office:value="16233" office:value-type="float">
            <text:p>16233</text:p>
          </table:table-cell>
          <table:table-cell ns41:value-type="float" table:style-name="TL Data" office:value="3459" office:value-type="float">
            <text:p>34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6"/>
          <table:table-cell table:formula="of:=[.F636]+[.H636]+[.J636]" ns41:value-type="float" table:style-name="TL Data" office:value-type="float" office:value="39">
            <text:p>39</text:p>
          </table:table-cell>
          <table:table-cell table:formula="of:=[.G636]+[.I636]+SUM([.K636:.O636])" ns41:value-type="float" table:style-name="TL Data" office:value-type="float" office:value="66">
            <text:p>66</text:p>
          </table:table-cell>
          <table:table-cell table:style-name="TL Data" table:number-columns-repeated="3"/>
          <table:table-cell table:formula="of:=[.E636]+[.P636]+[.Q636]" ns41:value-type="float" table:style-name="TL Data" office:value-type="float" office:value="3564">
            <text:p>356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mmen</text:p>
          </table:table-cell>
          <table:table-cell table:style-name="TL RowHeader"/>
          <table:table-cell table:style-name="ce25"/>
          <table:table-cell ns41:value-type="float" table:style-name="TL Data" office:value="38372" office:value-type="float">
            <text:p>38372</text:p>
          </table:table-cell>
          <table:table-cell ns41:value-type="float" table:style-name="TL Data" office:value="5200" office:value-type="float">
            <text:p>5200</text:p>
          </table:table-cell>
          <table:table-cell ns41:value-type="float" table:style-name="TL Data" office:value="1404" office:value-type="float">
            <text:p>1404</text:p>
          </table:table-cell>
          <table:table-cell table:style-name="TL Data" table:number-columns-repeated="9"/>
          <table:table-cell table:formula="of:=[.F637]+[.H637]+[.J637]" ns41:value-type="float" table:style-name="TL Data" office:value-type="float" office:value="1404">
            <text:p>1404</text:p>
          </table:table-cell>
          <table:table-cell table:formula="of:=[.G637]+[.I637]+SUM([.K637:.O63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37]+[.P637]+[.Q637]" ns41:value-type="float" table:style-name="TL Data" office:value-type="float" office:value="6604">
            <text:p>660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DR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stenrade</text:p>
          </table:table-cell>
          <table:table-cell table:style-name="TL RowHeader"/>
          <table:table-cell table:style-name="ce25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formula="of:=[.F638]+[.H638]+[.J638]" ns41:value-type="float" table:style-name="TL Data" office:value-type="float" office:value="13">
            <text:p>13</text:p>
          </table:table-cell>
          <table:table-cell table:formula="of:=[.G638]+[.I638]+SUM([.K638:.O638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638]+[.P638]+[.Q638]" ns41:value-type="float" table:style-name="TL Data" office:value-type="float" office:value="149">
            <text:p>14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unstergeleen</text:p>
          </table:table-cell>
          <table:table-cell table:style-name="TL RowHeader"/>
          <table:table-cell table:style-name="ce25"/>
          <table:table-cell ns41:value-type="float" table:style-name="TL Data" office:value="921" office:value-type="float">
            <text:p>921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formula="of:=[.F639]+[.H639]+[.J639]" ns41:value-type="float" table:style-name="TL Data" office:value-type="float" office:value="164">
            <text:p>164</text:p>
          </table:table-cell>
          <table:table-cell table:formula="of:=[.G639]+[.I639]+SUM([.K639:.O639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639]+[.P639]+[.Q639]" ns41:value-type="float" table:style-name="TL Data" office:value-type="float" office:value="169">
            <text:p>1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rkelbeek</text:p>
          </table:table-cell>
          <table:table-cell table:style-name="TL RowHeader"/>
          <table:table-cell table:style-name="ce25"/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table:formula="of:=[.F640]+[.H640]+[.J640]" ns41:value-type="float" table:style-name="TL Data" office:value-type="float" office:value="5">
            <text:p>5</text:p>
          </table:table-cell>
          <table:table-cell table:formula="of:=[.G640]+[.I640]+SUM([.K640:.O640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640]+[.P640]+[.Q640]" ns41:value-type="float" table:style-name="TL Data" office:value-type="float" office:value="175">
            <text:p>1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stadt</text:p>
          </table:table-cell>
          <table:table-cell table:style-name="TL RowHeader"/>
          <table:table-cell table:style-name="ce25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641]+[.H641]+[.J641]" ns41:value-type="float" table:style-name="TL Data" office:value-type="float" office:value="1">
            <text:p>1</text:p>
          </table:table-cell>
          <table:table-cell table:formula="of:=[.G641]+[.I641]+SUM([.K641:.O641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641]+[.P641]+[.Q641]" ns41:value-type="float" table:style-name="TL Data" office:value-type="float" office:value="162">
            <text:p>1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in op Geulle</text:p>
          </table:table-cell>
          <table:table-cell table:style-name="TL RowHeader"/>
          <table:table-cell table:style-name="ce25"/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6"/>
          <table:table-cell table:formula="of:=[.F642]+[.H642]+[.J642]" ns41:value-type="float" table:style-name="TL Data" office:value-type="float" office:value="11">
            <text:p>11</text:p>
          </table:table-cell>
          <table:table-cell table:formula="of:=[.G642]+[.I642]+SUM([.K642:.O642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642]+[.P642]+[.Q642]" ns41:value-type="float" table:style-name="TL Data" office:value-type="float" office:value="183">
            <text:p>18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Limbricht</text:p>
          </table:table-cell>
          <table:table-cell table:style-name="TL RowHeader"/>
          <table:table-cell table:style-name="ce25"/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10"/>
          <table:table-cell table:formula="of:=[.F643]+[.H643]+[.J643]" ns41:value-type="float" table:style-name="TL Data" office:value-type="float" office:value="0">
            <text:p>0</text:p>
          </table:table-cell>
          <table:table-cell table:formula="of:=[.G643]+[.I643]+SUM([.K643:.O64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43]+[.P643]+[.Q643]" ns41:value-type="float" table:style-name="TL Data" office:value-type="float" office:value="322">
            <text:p>32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inveld</text:p>
          </table:table-cell>
          <table:table-cell table:style-name="TL RowHeader"/>
          <table:table-cell table:style-name="ce25"/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644]+[.H644]+[.J644]" ns41:value-type="float" table:style-name="TL Data" office:value-type="float" office:value="59">
            <text:p>59</text:p>
          </table:table-cell>
          <table:table-cell table:formula="of:=[.G644]+[.I644]+SUM([.K644:.O644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644]+[.P644]+[.Q644]" ns41:value-type="float" table:style-name="TL Data" office:value-type="float" office:value="320">
            <text:p>32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alkenburg</text:p>
          </table:table-cell>
          <table:table-cell table:style-name="TL RowHeader"/>
          <table:table-cell table:style-name="ce25"/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F645]+[.H645]+[.J645]" ns41:value-type="float" table:style-name="TL Data" office:value-type="float" office:value="55">
            <text:p>55</text:p>
          </table:table-cell>
          <table:table-cell table:formula="of:=[.G645]+[.I645]+SUM([.K645:.O645])" ns41:value-type="float" table:style-name="TL Data" office:value-type="float" office:value="55">
            <text:p>55</text:p>
          </table:table-cell>
          <table:table-cell table:style-name="TL Data" table:number-columns-repeated="3"/>
          <table:table-cell table:formula="of:=[.E645]+[.P645]+[.Q645]" ns41:value-type="float" table:style-name="TL Data" office:value-type="float" office:value="402">
            <text:p>40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mby</text:p>
          </table:table-cell>
          <table:table-cell table:style-name="TL RowHeader"/>
          <table:table-cell table:style-name="ce25"/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table:formula="of:=[.F646]+[.H646]+[.J646]" ns41:value-type="float" table:style-name="TL Data" office:value-type="float" office:value="16">
            <text:p>16</text:p>
          </table:table-cell>
          <table:table-cell table:formula="of:=[.G646]+[.I646]+SUM([.K646:.O646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646]+[.P646]+[.Q646]" ns41:value-type="float" table:style-name="TL Data" office:value-type="float" office:value="323">
            <text:p>32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yel</text:p>
          </table:table-cell>
          <table:table-cell table:style-name="TL RowHeader"/>
          <table:table-cell table:style-name="ce25"/>
          <table:table-cell ns41:value-type="float" table:style-name="TL Data" office:value="2008" office:value-type="float">
            <text:p>2008</text:p>
          </table:table-cell>
          <table:table-cell ns41:value-type="float" table:style-name="TL Data" office:value="380" office:value-type="float">
            <text:p>380</text:p>
          </table:table-cell>
          <table:table-cell table:style-name="TL Data" table:number-columns-repeated="10"/>
          <table:table-cell table:formula="of:=[.F647]+[.H647]+[.J647]" ns41:value-type="float" table:style-name="TL Data" office:value-type="float" office:value="0">
            <text:p>0</text:p>
          </table:table-cell>
          <table:table-cell table:formula="of:=[.G647]+[.I647]+SUM([.K647:.O647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47]+[.P647]+[.Q647]" ns41:value-type="float" table:style-name="TL Data" office:value-type="float" office:value="380">
            <text:p>38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lsloo</text:p>
          </table:table-cell>
          <table:table-cell table:style-name="TL RowHeader"/>
          <table:table-cell table:style-name="ce25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10"/>
          <table:table-cell table:formula="of:=[.F648]+[.H648]+[.J648]" ns41:value-type="float" table:style-name="TL Data" office:value-type="float" office:value="0">
            <text:p>0</text:p>
          </table:table-cell>
          <table:table-cell table:formula="of:=[.G648]+[.I648]+SUM([.K648:.O64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48]+[.P648]+[.Q648]" ns41:value-type="float" table:style-name="TL Data" office:value-type="float" office:value="255">
            <text:p>255</text:p>
          </table:table-cell>
          <table:table-cell ns41:value-type="float" table:style-name="TL Data" office:value="100" office:value-type="float">
            <text:p>10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jlre</text:p>
          </table:table-cell>
          <table:table-cell table:style-name="TL RowHeader"/>
          <table:table-cell table:style-name="ce25"/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 table:number-columns-repeated="10"/>
          <table:table-cell table:formula="of:=[.F649]+[.H649]+[.J649]" ns41:value-type="float" table:style-name="TL Data" office:value-type="float" office:value="0">
            <text:p>0</text:p>
          </table:table-cell>
          <table:table-cell table:formula="of:=[.G649]+[.I649]+SUM([.K649:.O64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49]+[.P649]+[.Q649]" ns41:value-type="float" table:style-name="TL Data" office:value-type="float" office:value="405">
            <text:p>40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erlo</text:p>
          </table:table-cell>
          <table:table-cell table:style-name="TL RowHeader"/>
          <table:table-cell table:style-name="ce25"/>
          <table:table-cell ns41:value-type="float" table:style-name="TL Data" office:value="2109" office:value-type="float">
            <text:p>2109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10"/>
          <table:table-cell table:formula="of:=[.F650]+[.H650]+[.J650]" ns41:value-type="float" table:style-name="TL Data" office:value-type="float" office:value="0">
            <text:p>0</text:p>
          </table:table-cell>
          <table:table-cell table:formula="of:=[.G650]+[.I650]+SUM([.K650:.O65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50]+[.P650]+[.Q650]" ns41:value-type="float" table:style-name="TL Data" office:value-type="float" office:value="300">
            <text:p>3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. Pieter</text:p>
          </table:table-cell>
          <table:table-cell table:style-name="TL RowHeader"/>
          <table:table-cell table:style-name="ce25"/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407" office:value-type="float">
            <text:p>4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table:formula="of:=[.F651]+[.H651]+[.J651]" ns41:value-type="float" table:style-name="TL Data" office:value-type="float" office:value="119">
            <text:p>119</text:p>
          </table:table-cell>
          <table:table-cell table:formula="of:=[.G651]+[.I651]+SUM([.K651:.O651])" ns41:value-type="float" table:style-name="TL Data" office:value-type="float" office:value="119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E651]+[.P651]+[.Q651]" ns41:value-type="float" table:style-name="TL Data" office:value-type="float" office:value="645">
            <office:annotation draw:style-name="gr1" svg:height="0.741cm" draw:caption-point-y="0.433cm" svg:width="1.68cm" svg:x="39.016cm" draw:caption-point-x="0.437cm" svg:y="294.50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47</text:span></text:p>
            </office:annotation>
            <text:p>64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ubbenvorst</text:p>
          </table:table-cell>
          <table:table-cell table:style-name="TL RowHeader"/>
          <table:table-cell table:style-name="ce25"/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 table:number-columns-repeated="10"/>
          <table:table-cell table:formula="of:=[.F652]+[.H652]+[.J652]" ns41:value-type="float" table:style-name="TL Data" office:value-type="float" office:value="0">
            <text:p>0</text:p>
          </table:table-cell>
          <table:table-cell table:formula="of:=[.G652]+[.I652]+SUM([.K652:.O65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52]+[.P652]+[.Q652]" ns41:value-type="float" table:style-name="TL Data" office:value-type="float" office:value="369">
            <text:p>3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rn</text:p>
          </table:table-cell>
          <table:table-cell table:style-name="TL RowHeader"/>
          <table:table-cell table:style-name="ce25"/>
          <table:table-cell ns41:value-type="float" table:style-name="TL Data" office:value="2261" office:value-type="float">
            <text:p>2261</text:p>
          </table:table-cell>
          <table:table-cell ns41:value-type="float" table:style-name="TL Data" office:value="352" office:value-type="float">
            <text:p>352</text:p>
          </table:table-cell>
          <table:table-cell table:style-name="TL Data" table:number-columns-repeated="10"/>
          <table:table-cell table:formula="of:=[.F653]+[.H653]+[.J653]" ns41:value-type="float" table:style-name="TL Data" office:value-type="float" office:value="0">
            <text:p>0</text:p>
          </table:table-cell>
          <table:table-cell table:formula="of:=[.G653]+[.I653]+SUM([.K653:.O65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53]+[.P653]+[.Q653]" ns41:value-type="float" table:style-name="TL Data" office:value-type="float" office:value="352">
            <text:p>35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ulsberg</text:p>
          </table:table-cell>
          <table:table-cell table:style-name="TL RowHeader"/>
          <table:table-cell table:style-name="ce25"/>
          <table:table-cell ns41:value-type="float" table:style-name="TL Data" office:value="2285" office:value-type="float">
            <text:p>2285</text:p>
          </table:table-cell>
          <table:table-cell ns41:value-type="float" table:style-name="TL Data" office:value="319" office:value-type="float">
            <text:p>319</text:p>
          </table:table-cell>
          <table:table-cell table:style-name="TL Data" table:number-columns-repeated="10"/>
          <table:table-cell table:formula="of:=[.F654]+[.H654]+[.J654]" ns41:value-type="float" table:style-name="TL Data" office:value-type="float" office:value="0">
            <text:p>0</text:p>
          </table:table-cell>
          <table:table-cell table:formula="of:=[.G654]+[.I654]+SUM([.K654:.O65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54]+[.P654]+[.Q654]" ns41:value-type="float" table:style-name="TL Data" office:value-type="float" office:value="319">
            <text:p>31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uth</text:p>
          </table:table-cell>
          <table:table-cell table:style-name="TL RowHeader"/>
          <table:table-cell table:style-name="ce25"/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[.F655]+[.H655]+[.J655]" ns41:value-type="float" table:style-name="TL Data" office:value-type="float" office:value="27">
            <text:p>27</text:p>
          </table:table-cell>
          <table:table-cell table:formula="of:=[.G655]+[.I655]+SUM([.K655:.O655])" ns41:value-type="float" table:style-name="TL Data" office:value-type="float" office:value="25">
            <text:p>25</text:p>
          </table:table-cell>
          <table:table-cell table:style-name="TL Data" table:number-columns-repeated="3"/>
          <table:table-cell table:formula="of:=[.E655]+[.P655]+[.Q655]" ns41:value-type="float" table:style-name="TL Data" office:value-type="float" office:value="440">
            <text:p>44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ronsveld</text:p>
          </table:table-cell>
          <table:table-cell table:style-name="TL RowHeader"/>
          <table:table-cell table:style-name="ce25"/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6"/>
          <table:table-cell table:formula="of:=[.F656]+[.H656]+[.J656]" ns41:value-type="float" table:style-name="TL Data" office:value-type="float" office:value="13">
            <text:p>13</text:p>
          </table:table-cell>
          <table:table-cell table:formula="of:=[.G656]+[.I656]+SUM([.K656:.O656])" ns41:value-type="float" table:style-name="TL Data" office:value-type="float" office:value="11">
            <text:p>11</text:p>
          </table:table-cell>
          <table:table-cell table:style-name="TL Data" table:number-columns-repeated="3"/>
          <table:table-cell table:formula="of:=[.E656]+[.P656]+[.Q656]" ns41:value-type="float" table:style-name="TL Data" office:value-type="float" office:value="469">
            <text:p>4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evenum</text:p>
          </table:table-cell>
          <table:table-cell table:style-name="TL RowHeader"/>
          <table:table-cell table:style-name="ce25"/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[.F657]+[.H657]+[.J657]" ns41:value-type="float" table:style-name="TL Data" office:value-type="float" office:value="1">
            <text:p>1</text:p>
          </table:table-cell>
          <table:table-cell table:formula="of:=[.G657]+[.I657]+SUM([.K657:.O657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57]+[.P657]+[.Q657]" ns41:value-type="float" table:style-name="TL Data" office:value-type="float" office:value="100">
            <text:p>10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tein</text:p>
          </table:table-cell>
          <table:table-cell table:style-name="TL RowHeader"/>
          <table:table-cell table:style-name="ce25"/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483" office:value-type="float">
            <text:p>483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table:style-name="TL Data" table:number-columns-repeated="5"/>
          <table:table-cell table:formula="of:=[.F658]+[.H658]+[.J658]" ns41:value-type="float" table:style-name="TL Data" office:value-type="float" office:value="35">
            <text:p>35</text:p>
          </table:table-cell>
          <table:table-cell table:formula="of:=[.G658]+[.I658]+SUM([.K658:.O658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58]+[.P658]+[.Q658]" ns41:value-type="float" table:style-name="TL Data" office:value-type="float" office:value="518">
            <text:p>51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ythuizen</text:p>
          </table:table-cell>
          <table:table-cell table:style-name="TL RowHeader"/>
          <table:table-cell table:style-name="ce25"/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10"/>
          <table:table-cell table:formula="of:=[.F659]+[.H659]+[.J659]" ns41:value-type="float" table:style-name="TL Data" office:value-type="float" office:value="0">
            <text:p>0</text:p>
          </table:table-cell>
          <table:table-cell table:formula="of:=[.G659]+[.I659]+SUM([.K659:.O659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59]+[.P659]+[.Q659]" ns41:value-type="float" table:style-name="TL Data" office:value-type="float" office:value="342">
            <text:p>34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ocholtz</text:p>
          </table:table-cell>
          <table:table-cell table:style-name="TL RowHeader"/>
          <table:table-cell table:style-name="ce25"/>
          <table:table-cell ns41:value-type="float" table:style-name="TL Data" office:value="2601" office:value-type="float">
            <text:p>2601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10"/>
          <table:table-cell table:formula="of:=[.F660]+[.H660]+[.J660]" ns41:value-type="float" table:style-name="TL Data" office:value-type="float" office:value="0">
            <text:p>0</text:p>
          </table:table-cell>
          <table:table-cell table:formula="of:=[.G660]+[.I660]+SUM([.K660:.O66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60]+[.P660]+[.Q660]" ns41:value-type="float" table:style-name="TL Data" office:value-type="float" office:value="382">
            <text:p>38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ulpen</text:p>
          </table:table-cell>
          <table:table-cell table:style-name="TL RowHeader"/>
          <table:table-cell table:style-name="ce25"/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table:formula="of:=[.F661]+[.H661]+[.J661]" ns41:value-type="float" table:style-name="TL Data" office:value-type="float" office:value="0">
            <text:p>0</text:p>
          </table:table-cell>
          <table:table-cell table:formula="of:=[.G661]+[.I661]+SUM([.K661:.O661])" ns41:value-type="float" table:style-name="TL Data" office:value-type="float" office:value="23">
            <text:p>23</text:p>
          </table:table-cell>
          <table:table-cell table:style-name="TL Data" table:number-columns-repeated="3"/>
          <table:table-cell table:formula="of:=[.E661]+[.P661]+[.Q661]" ns41:value-type="float" table:style-name="TL Data" office:value-type="float" office:value="513">
            <text:p>51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ijgelshoven</text:p>
          </table:table-cell>
          <table:table-cell table:style-name="TL RowHeader"/>
          <table:table-cell table:style-name="ce25"/>
          <table:table-cell ns41:value-type="float" table:style-name="TL Data" office:value="2757" office:value-type="float">
            <text:p>2757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2"/>
          <table:table-cell ns41:value-type="float" office:value="53" table:style-name="TL Data" table:number-columns-repeated="2" office:value-type="float">
            <text:p>5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formula="of:=[.F662]+[.H662]+[.J662]" ns41:value-type="float" table:style-name="TL Data" office:value-type="float" office:value="83">
            <text:p>83</text:p>
          </table:table-cell>
          <table:table-cell table:formula="of:=[.G662]+[.I662]+SUM([.K662:.O662])" ns41:value-type="float" table:style-name="TL Data" office:value-type="float" office:value="127">
            <text:p>127</text:p>
          </table:table-cell>
          <table:table-cell table:style-name="TL Data" table:number-columns-repeated="3"/>
          <table:table-cell table:formula="of:=[.E662]+[.P662]+[.Q662]" ns41:value-type="float" table:style-name="TL Data" office:value-type="float" office:value="487">
            <text:p>48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Arcen en Velden</text:p>
          </table:table-cell>
          <table:table-cell table:style-name="TL RowHeader"/>
          <table:table-cell table:style-name="ce25"/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[.F663]+[.H663]+[.J663]" ns41:value-type="float" table:style-name="TL Data" office:value-type="float" office:value="11">
            <text:p>11</text:p>
          </table:table-cell>
          <table:table-cell table:formula="of:=[.G663]+[.I663]+SUM([.K663:.O663])" ns41:value-type="float" table:style-name="TL Data" office:value-type="float" office:value="7">
            <text:p>7</text:p>
          </table:table-cell>
          <table:table-cell table:style-name="TL Data" table:number-columns-repeated="3"/>
          <table:table-cell table:formula="of:=[.E663]+[.P663]+[.Q663]" ns41:value-type="float" table:style-name="TL Data" office:value-type="float" office:value="466">
            <text:p>46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0" office:value-type="float">
            <text:p>50</text:p>
          </table:table-cell>
          <table:table-cell ns41:value-type="float" table:style-name="ce72" office:value="51" office:value-type="float">
            <text:p>51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1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lick en Herkenbosch</text:p>
          </table:table-cell>
          <table:table-cell table:style-name="TL RowHeader"/>
          <table:table-cell table:style-name="ce25"/>
          <table:table-cell ns41:value-type="float" table:style-name="TL Data" office:value="2796" office:value-type="float">
            <text:p>2796</text:p>
          </table:table-cell>
          <table:table-cell ns41:value-type="float" table:style-name="TL Data" office:value="444" office:value-type="float">
            <text:p>44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[.F664]+[.H664]+[.J664]" ns41:value-type="float" table:style-name="TL Data" office:value-type="float" office:value="8">
            <text:p>8</text:p>
          </table:table-cell>
          <table:table-cell table:formula="of:=[.G664]+[.I664]+SUM([.K664:.O664])" ns41:value-type="float" table:style-name="TL Data" office:value-type="float" office:value="32">
            <text:p>32</text:p>
          </table:table-cell>
          <table:table-cell table:style-name="TL Data" table:number-columns-repeated="3"/>
          <table:table-cell table:formula="of:=[.E664]+[.P664]+[.Q664]" ns41:value-type="float" table:style-name="TL Data" office:value-type="float" office:value="484">
            <text:p>48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ttersum</text:p>
          </table:table-cell>
          <table:table-cell ns41:value-type="string" table:style-name="TL RowHeader" office:value-type="string">
            <text:p>*</text:p>
          </table:table-cell>
          <table:table-cell table:style-name="ce25"/>
          <table:table-cell ns41:value-type="float" table:style-name="TL Data" office:value="2854" office:value-type="float">
            <text:p>285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[.F665]+[.H665]+[.J665]" ns41:value-type="float" table:style-name="TL Data" office:value-type="float" office:value="2">
            <text:p>2</text:p>
          </table:table-cell>
          <table:table-cell table:formula="of:=[.G665]+[.I665]+SUM([.K665:.O665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665]+[.P665]+[.Q665]" ns41:value-type="float" table:style-name="TL Data" office:value-type="float" office:value="364">
            <text:p>36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innen</text:p>
          </table:table-cell>
          <table:table-cell table:style-name="TL RowHeader"/>
          <table:table-cell table:style-name="ce25"/>
          <table:table-cell ns41:value-type="float" table:style-name="TL Data" office:value="2858" office:value-type="float">
            <text:p>285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5"/>
          <table:table-cell table:formula="of:=[.F666]+[.H666]+[.J666]" ns41:value-type="float" table:style-name="TL Data" office:value-type="float" office:value="52">
            <text:p>52</text:p>
          </table:table-cell>
          <table:table-cell table:formula="of:=[.G666]+[.I666]+SUM([.K666:.O666])" ns41:value-type="float" table:style-name="TL Data" office:value-type="float" office:value="21">
            <text:p>21</text:p>
          </table:table-cell>
          <table:table-cell table:style-name="TL Data" table:number-columns-repeated="3"/>
          <table:table-cell table:formula="of:=[.E666]+[.P666]+[.Q666]" ns41:value-type="float" table:style-name="TL Data" office:value-type="float" office:value="543">
            <text:p>543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ijsden</text:p>
          </table:table-cell>
          <table:table-cell table:style-name="TL RowHeader"/>
          <table:table-cell table:style-name="ce25"/>
          <table:table-cell ns41:value-type="float" table:style-name="TL Data" office:value="3084" office:value-type="float">
            <text:p>3084</text:p>
          </table:table-cell>
          <table:table-cell ns41:value-type="float" table:style-name="TL Data" office:value="618" office:value-type="float">
            <text:p>618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formula="of:=[.F667]+[.H667]+[.J667]" ns41:value-type="float" table:style-name="TL Data" office:value-type="float" office:value="5">
            <text:p>5</text:p>
          </table:table-cell>
          <table:table-cell table:formula="of:=[.G667]+[.I667]+SUM([.K667:.O667])" ns41:value-type="float" table:style-name="TL Data" office:value-type="float" office:value="5">
            <text:p>5</text:p>
          </table:table-cell>
          <table:table-cell table:style-name="TL Data" table:number-columns-repeated="3"/>
          <table:table-cell table:formula="of:=[.E667]+[.P667]+[.Q667]" ns41:value-type="float" table:style-name="TL Data" office:value-type="float" office:value="628">
            <text:p>6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impelveld</text:p>
          </table:table-cell>
          <table:table-cell table:style-name="TL RowHeader"/>
          <table:table-cell table:style-name="ce25"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9" table:style-name="TL Data" table:number-columns-repeated="2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table:formula="of:=[.F668]+[.H668]+[.J668]" ns41:value-type="float" table:style-name="TL Data" office:value-type="float" office:value="102">
            <text:p>102</text:p>
          </table:table-cell>
          <table:table-cell table:formula="of:=[.G668]+[.I668]+SUM([.K668:.O668])" ns41:value-type="float" table:style-name="TL Data" office:value-type="float" office:value="79">
            <text:p>7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E668]+[.P668]+[.Q668]" ns41:value-type="float" table:style-name="TL Data" office:value-type="float" office:value="528">
            <office:annotation draw:style-name="gr1" svg:height="0.847cm" draw:caption-point-y="0.433cm" svg:width="1.595cm" svg:x="39.016cm" draw:caption-point-x="0.437cm" svg:y="302.15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535</text:span></text:p>
            </office:annotation>
            <text:p>52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usteren</text:p>
          </table:table-cell>
          <table:table-cell table:style-name="TL RowHeader"/>
          <table:table-cell table:style-name="ce25"/>
          <table:table-cell ns41:value-type="float" table:style-name="TL Data" office:value="3113" office:value-type="float">
            <text:p>3113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F669]+[.H669]+[.J669]" ns41:value-type="float" table:style-name="TL Data" office:value-type="float" office:value="0">
            <text:p>0</text:p>
          </table:table-cell>
          <table:table-cell table:formula="of:=[.G669]+[.I669]+SUM([.K669:.O669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[.E669]+[.P669]+[.Q669]" ns41:value-type="float" table:style-name="TL Data" office:value-type="float" office:value="575">
            <text:p>57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Ubach over Worms</text:p>
          </table:table-cell>
          <table:table-cell table:style-name="TL RowHeader"/>
          <table:table-cell table:style-name="ce25"/>
          <table:table-cell ns41:value-type="float" table:style-name="TL Data" office:value="3266" office:value-type="float">
            <text:p>326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office:value="66" table:style-name="TL Data" table:number-columns-repeated="2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[.F670]+[.H670]+[.J670]" ns41:value-type="float" table:style-name="TL Data" office:value-type="float" office:value="105">
            <office:annotation draw:style-name="gr1" svg:height="0.847cm" draw:caption-point-y="0.433cm" svg:width="1.651cm" svg:x="30.823cm" draw:caption-point-x="-0.57cm" svg:y="303.054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03</text:span></text:p>
            </office:annotation>
            <text:p>105</text:p>
          </table:table-cell>
          <table:table-cell table:formula="of:=[.G670]+[.I670]+SUM([.K670:.O670])" ns41:value-type="float" table:style-name="TL Data" office:value-type="float" office:value="72">
            <text:p>72</text:p>
          </table:table-cell>
          <table:table-cell table:style-name="TL Data" table:number-columns-repeated="3"/>
          <table:table-cell table:formula="of:=[.E670]+[.P670]+[.Q670]" ns41:value-type="float" table:style-name="TL Data" office:value-type="float" office:value="556">
            <text:p>55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nnep</text:p>
          </table:table-cell>
          <table:table-cell table:style-name="TL RowHeader"/>
          <table:table-cell table:style-name="ce25"/>
          <table:table-cell ns41:value-type="float" table:style-name="TL Data" office:value="3352" office:value-type="float">
            <text:p>335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formula="of:=[.F671]+[.H671]+[.J671]" ns41:value-type="float" table:style-name="TL Data" office:value-type="float" office:value="10">
            <text:p>10</text:p>
          </table:table-cell>
          <table:table-cell table:formula="of:=[.G671]+[.I671]+SUM([.K671:.O671])" ns41:value-type="float" table:style-name="TL Data" office:value-type="float" office:value="10">
            <text:p>10</text:p>
          </table:table-cell>
          <table:table-cell table:style-name="TL Data" table:number-columns-repeated="3"/>
          <table:table-cell table:formula="of:=[.E671]+[.P671]+[.Q671]" ns41:value-type="float" table:style-name="TL Data" office:value-type="float" office:value="602">
            <office:annotation draw:style-name="gr1" svg:height="1.085cm" draw:caption-point-y="0.433cm" svg:width="1.651cm" svg:x="39.016cm" draw:caption-point-x="0.437cm" svg:y="303.503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603</text:span></text:p>
            </office:annotation>
            <text:p>60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asniel</text:p>
          </table:table-cell>
          <table:table-cell table:style-name="TL RowHeader"/>
          <table:table-cell table:style-name="ce25"/>
          <table:table-cell ns41:value-type="float" table:style-name="TL Data" office:value="3366" office:value-type="float">
            <text:p>3366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[.F672]+[.H672]+[.J672]" ns41:value-type="float" table:style-name="TL Data" office:value-type="float" office:value="37">
            <text:p>37</text:p>
          </table:table-cell>
          <table:table-cell table:formula="of:=[.G672]+[.I672]+SUM([.K672:.O672])" ns41:value-type="float" table:style-name="TL Data" office:value-type="float" office:value="4">
            <text:p>4</text:p>
          </table:table-cell>
          <table:table-cell table:style-name="TL Data" table:number-columns-repeated="3"/>
          <table:table-cell table:formula="of:=[.E672]+[.P672]+[.Q672]" ns41:value-type="float" table:style-name="TL Data" office:value-type="float" office:value="572">
            <text:p>57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esel</text:p>
          </table:table-cell>
          <table:table-cell table:style-name="TL RowHeader"/>
          <table:table-cell table:style-name="ce25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10"/>
          <table:table-cell table:formula="of:=[.F673]+[.H673]+[.J673]" ns41:value-type="float" table:style-name="TL Data" office:value-type="float" office:value="0">
            <text:p>0</text:p>
          </table:table-cell>
          <table:table-cell table:formula="of:=[.G673]+[.I673]+SUM([.K673:.O67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73]+[.P673]+[.Q673]" ns41:value-type="float" table:style-name="TL Data" office:value-type="float" office:value="535">
            <text:p>53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Zwalmen</text:p>
          </table:table-cell>
          <table:table-cell table:style-name="TL RowHeader"/>
          <table:table-cell table:style-name="ce25"/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659" office:value-type="float">
            <text:p>659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table:formula="of:=[.F674]+[.H674]+[.J674]" ns41:value-type="float" table:style-name="TL Data" office:value-type="float" office:value="1">
            <text:p>1</text:p>
          </table:table-cell>
          <table:table-cell table:formula="of:=[.G674]+[.I674]+SUM([.K674:.O674])" ns41:value-type="float" table:style-name="TL Data" office:value-type="float" office:value="2">
            <text:p>2</text:p>
          </table:table-cell>
          <table:table-cell table:style-name="TL Data" table:number-columns-repeated="3"/>
          <table:table-cell table:formula="of:=[.E674]+[.P674]+[.Q674]" ns41:value-type="float" table:style-name="TL Data" office:value-type="float" office:value="662">
            <text:p>66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ek</text:p>
          </table:table-cell>
          <table:table-cell table:style-name="TL RowHeader"/>
          <table:table-cell table:style-name="ce25"/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F675]+[.H675]+[.J675]" ns41:value-type="float" table:style-name="TL Data" office:value-type="float" office:value="10">
            <text:p>10</text:p>
          </table:table-cell>
          <table:table-cell table:formula="of:=[.G675]+[.I675]+SUM([.K675:.O675])" ns41:value-type="float" table:style-name="TL Data" office:value-type="float" office:value="64">
            <text:p>64</text:p>
          </table:table-cell>
          <table:table-cell table:style-name="TL Data" table:number-columns-repeated="3"/>
          <table:table-cell table:formula="of:=[.E675]+[.P675]+[.Q675]" ns41:value-type="float" table:style-name="TL Data" office:value-type="float" office:value="771">
            <text:p>77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ieuwenhagen</text:p>
          </table:table-cell>
          <table:table-cell table:style-name="TL RowHeader"/>
          <table:table-cell table:style-name="ce25"/>
          <table:table-cell ns41:value-type="float" table:style-name="TL Data" office:value="3685" office:value-type="float">
            <text:p>3685</text:p>
          </table:table-cell>
          <table:table-cell table:style-name="TL Data"/>
          <table:table-cell ns41:value-type="float" table:style-name="TL Data" office:value="261" office:value-type="float">
            <text:p>261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table:formula="of:=[.F676]+[.H676]+[.J676]" ns41:value-type="float" table:style-name="TL Data" office:value-type="float" office:value="401">
            <text:p>401</text:p>
          </table:table-cell>
          <table:table-cell table:formula="of:=[.G676]+[.I676]+SUM([.K676:.O676])" ns41:value-type="float" table:style-name="TL Data" office:value-type="float" office:value="166">
            <text:p>166</text:p>
          </table:table-cell>
          <table:table-cell table:style-name="TL Data" table:number-columns-repeated="3"/>
          <table:table-cell table:formula="of:=[.E676]+[.P676]+[.Q676]" ns41:value-type="float" table:style-name="TL Data" office:value-type="float" office:value="567">
            <text:p>56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oerendaal</text:p>
          </table:table-cell>
          <table:table-cell table:style-name="TL RowHeader"/>
          <table:table-cell table:style-name="ce25"/>
          <table:table-cell ns41:value-type="float" table:style-name="TL Data" office:value="3982" office:value-type="float">
            <text:p>398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formula="of:=[.F677]+[.H677]+[.J677]" ns41:value-type="float" table:style-name="TL Data" office:value-type="float" office:value="66">
            <text:p>66</text:p>
          </table:table-cell>
          <table:table-cell table:formula="of:=[.G677]+[.I677]+SUM([.K677:.O677])" ns41:value-type="float" table:style-name="TL Data" office:value-type="float" office:value="38">
            <text:p>38</text:p>
          </table:table-cell>
          <table:table-cell table:style-name="TL Data" table:number-columns-repeated="3"/>
          <table:table-cell table:formula="of:=[.E677]+[.P677]+[.Q677]" ns41:value-type="float" table:style-name="TL Data" office:value-type="float" office:value="607">
            <text:p>60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Geleen</text:p>
          </table:table-cell>
          <table:table-cell table:style-name="TL RowHeader"/>
          <table:table-cell table:style-name="ce25"/>
          <table:table-cell ns41:value-type="float" table:style-name="TL Data" office:value="4108" office:value-type="float">
            <text:p>4108</text:p>
          </table:table-cell>
          <table:table-cell ns41:value-type="float" table:style-name="TL Data" office:value="766" office:value-type="float">
            <text:p>766</text:p>
          </table:table-cell>
          <table:table-cell table:style-name="TL Data" table:number-columns-repeated="2"/>
          <table:table-cell ns41:value-type="float" office:value="33" table:style-name="TL Data" table:number-columns-repeated="2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F678]+[.H678]+[.J678]" ns41:value-type="float" table:style-name="TL Data" office:value-type="float" office:value="34">
            <text:p>34</text:p>
          </table:table-cell>
          <table:table-cell table:formula="of:=[.G678]+[.I678]+SUM([.K678:.O678])" ns41:value-type="float" table:style-name="TL Data" office:value-type="float" office:value="36">
            <text:p>36</text:p>
          </table:table-cell>
          <table:table-cell table:style-name="TL Data" table:number-columns-repeated="3"/>
          <table:table-cell table:formula="of:=[.E678]+[.P678]+[.Q678]" ns41:value-type="float" table:style-name="TL Data" office:value-type="float" office:value="836">
            <text:p>8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ittern</text:p>
          </table:table-cell>
          <table:table-cell table:style-name="TL RowHeader"/>
          <table:table-cell table:style-name="ce25"/>
          <table:table-cell ns41:value-type="float" table:style-name="TL Data" office:value="4323" office:value-type="float">
            <text:p>4323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table:formula="of:=[.F679]+[.H679]+[.J679]" ns41:value-type="float" table:style-name="TL Data" office:value-type="float" office:value="0">
            <text:p>0</text:p>
          </table:table-cell>
          <table:table-cell table:formula="of:=[.G679]+[.I679]+SUM([.K679:.O679])" ns41:value-type="float" table:style-name="TL Data" office:value-type="float" office:value="16">
            <text:p>16</text:p>
          </table:table-cell>
          <table:table-cell table:style-name="TL Data" table:number-columns-repeated="3"/>
          <table:table-cell table:formula="of:=[.E679]+[.P679]+[.Q679]" ns41:value-type="float" table:style-name="TL Data" office:value-type="float" office:value="840">
            <text:p>84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Oud-Vroenhoven</text:p>
          </table:table-cell>
          <table:table-cell table:style-name="TL RowHeader"/>
          <table:table-cell table:style-name="ce25"/>
          <table:table-cell ns41:value-type="float" table:style-name="TL Data" office:value="4344" office:value-type="float">
            <text:p>4344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table:formula="of:=[.F680]+[.H680]+[.J680]" ns41:value-type="float" table:style-name="TL Data" office:value-type="float" office:value="93">
            <text:p>93</text:p>
          </table:table-cell>
          <table:table-cell table:formula="of:=[.G680]+[.I680]+SUM([.K680:.O680])" ns41:value-type="float" table:style-name="TL Data" office:value-type="float" office:value="92">
            <text:p>92</text:p>
          </table:table-cell>
          <table:table-cell table:style-name="TL Data" table:number-columns-repeated="3"/>
          <table:table-cell table:formula="of:=[.E680]+[.P680]+[.Q680]" ns41:value-type="float" table:style-name="TL Data" office:value-type="float" office:value="778">
            <text:p>77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r</text:p>
          </table:table-cell>
          <table:table-cell table:style-name="TL RowHeader"/>
          <table:table-cell table:style-name="ce25"/>
          <table:table-cell ns41:value-type="float" table:style-name="TL Data" office:value="5140" office:value-type="float">
            <text:p>5140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9"/>
          <table:table-cell table:formula="of:=[.F681]+[.H681]+[.J681]" ns41:value-type="float" table:style-name="TL Data" office:value-type="float" office:value="128">
            <text:p>128</text:p>
          </table:table-cell>
          <table:table-cell table:formula="of:=[.G681]+[.I681]+SUM([.K681:.O68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81]+[.P681]+[.Q681]" ns41:value-type="float" table:style-name="TL Data" office:value-type="float" office:value="528">
            <text:p>52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lden</text:p>
          </table:table-cell>
          <table:table-cell table:style-name="TL RowHeader"/>
          <table:table-cell table:style-name="ce25"/>
          <table:table-cell ns41:value-type="float" table:style-name="TL Data" office:value="5550" office:value-type="float">
            <text:p>5550</text:p>
          </table:table-cell>
          <table:table-cell ns41:value-type="float" table:style-name="TL Data" office:value="612" office:value-type="float">
            <text:p>612</text:p>
          </table:table-cell>
          <table:table-cell table:style-name="TL Data" table:number-columns-repeated="10"/>
          <table:table-cell table:formula="of:=[.F682]+[.H682]+[.J682]" ns41:value-type="float" table:style-name="TL Data" office:value-type="float" office:value="0">
            <text:p>0</text:p>
          </table:table-cell>
          <table:table-cell table:formula="of:=[.G682]+[.I682]+SUM([.K682:.O68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82]+[.P682]+[.Q682]" ns41:value-type="float" table:style-name="TL Data" office:value-type="float" office:value="612">
            <text:p>612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Nederweert</text:p>
          </table:table-cell>
          <table:table-cell table:style-name="TL RowHeader"/>
          <table:table-cell table:style-name="ce25"/>
          <table:table-cell ns41:value-type="float" table:style-name="TL Data" office:value="6128" office:value-type="float">
            <text:p>6128</text:p>
          </table:table-cell>
          <table:table-cell ns41:value-type="float" table:style-name="TL Data" office:value="1121" office:value-type="float">
            <text:p>1121</text:p>
          </table:table-cell>
          <table:table-cell table:style-name="TL Data" table:number-columns-repeated="10"/>
          <table:table-cell table:formula="of:=[.F683]+[.H683]+[.J683]" ns41:value-type="float" table:style-name="TL Data" office:value-type="float" office:value="0">
            <text:p>0</text:p>
          </table:table-cell>
          <table:table-cell table:formula="of:=[.G683]+[.I683]+SUM([.K683:.O68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83]+[.P683]+[.Q683]" ns41:value-type="float" table:style-name="TL Data" office:value-type="float" office:value="1121">
            <text:p>1121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rst</text:p>
          </table:table-cell>
          <table:table-cell table:style-name="TL RowHeader"/>
          <table:table-cell table:style-name="ce25"/>
          <table:table-cell ns41:value-type="float" table:style-name="TL Data" office:value="6480" office:value-type="float">
            <text:p>6480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F684]+[.H684]+[.J684]" ns41:value-type="float" table:style-name="TL Data" office:value-type="float" office:value="118">
            <text:p>118</text:p>
          </table:table-cell>
          <table:table-cell table:formula="of:=[.G684]+[.I684]+SUM([.K684:.O684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84]+[.P684]+[.Q684]" ns41:value-type="float" table:style-name="TL Data" office:value-type="float" office:value="1069">
            <text:p>1069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ergen</text:p>
          </table:table-cell>
          <table:table-cell table:style-name="TL RowHeader"/>
          <table:table-cell table:style-name="ce25"/>
          <table:table-cell ns41:value-type="float" table:style-name="TL Data" office:value="6613" office:value-type="float">
            <text:p>6613</text:p>
          </table:table-cell>
          <table:table-cell ns41:value-type="float" table:style-name="TL Data" office:value="1088" office:value-type="float">
            <text:p>1088</text:p>
          </table:table-cell>
          <table:table-cell table:style-name="TL Data" table:number-columns-repeated="10"/>
          <table:table-cell table:formula="of:=[.F685]+[.H685]+[.J685]" ns41:value-type="float" table:style-name="TL Data" office:value-type="float" office:value="0">
            <text:p>0</text:p>
          </table:table-cell>
          <table:table-cell table:formula="of:=[.G685]+[.I685]+SUM([.K685:.O685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85]+[.P685]+[.Q685]" ns41:value-type="float" table:style-name="TL Data" office:value-type="float" office:value="1088">
            <text:p>108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Brunssum</text:p>
          </table:table-cell>
          <table:table-cell table:style-name="TL RowHeader"/>
          <table:table-cell table:style-name="ce25"/>
          <table:table-cell ns41:value-type="float" table:style-name="TL Data" office:value="7059" office:value-type="float">
            <text:p>7059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5" table:style-name="TL Data" table:number-columns-repeated="2" office:value-type="float">
            <text:p>55</text:p>
          </table:table-cell>
          <table:table-cell table:style-name="TL Data" table:number-columns-repeated="6"/>
          <table:table-cell table:formula="of:=[.F686]+[.H686]+[.J686]" ns41:value-type="float" table:style-name="TL Data" office:value-type="float" office:value="57">
            <text:p>57</text:p>
          </table:table-cell>
          <table:table-cell table:formula="of:=[.G686]+[.I686]+SUM([.K686:.O686])" ns41:value-type="float" table:style-name="TL Data" office:value-type="float" office:value="56">
            <text:p>56</text:p>
          </table:table-cell>
          <table:table-cell table:style-name="TL Data" table:number-columns-repeated="3"/>
          <table:table-cell table:formula="of:=[.E686]+[.P686]+[.Q686]" ns41:value-type="float" table:style-name="TL Data" office:value-type="float" office:value="1215">
            <text:p>1215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chaesberg</text:p>
          </table:table-cell>
          <table:table-cell table:style-name="TL RowHeader"/>
          <table:table-cell table:style-name="ce25"/>
          <table:table-cell ns41:value-type="float" table:style-name="TL Data" office:value="7271" office:value-type="float">
            <text:p>7271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table:formula="of:=[.F687]+[.H687]+[.J687]" ns41:value-type="float" table:style-name="TL Data" office:value-type="float" office:value="185">
            <text:p>185</text:p>
          </table:table-cell>
          <table:table-cell table:formula="of:=[.G687]+[.I687]+SUM([.K687:.O687])" ns41:value-type="float" table:style-name="TL Data" office:value-type="float" office:value="151">
            <text:p>1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E687]+[.P687]+[.Q687]" ns41:value-type="float" table:style-name="TL Data" office:value-type="float" office:value="1213">
            <office:annotation draw:style-name="gr1" svg:height="1.058cm" draw:caption-point-y="0.433cm" svg:width="1.905cm" svg:x="39.016cm" draw:caption-point-x="0.437cm" svg:y="310.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214</text:span></text:p>
            </office:annotation>
            <text:p>121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eerssen</text:p>
          </table:table-cell>
          <table:table-cell table:style-name="TL RowHeader"/>
          <table:table-cell table:style-name="ce25"/>
          <table:table-cell ns41:value-type="float" table:style-name="TL Data" office:value="7483" office:value-type="float">
            <text:p>7483</text:p>
          </table:table-cell>
          <table:table-cell ns41:value-type="float" table:style-name="TL Data" office:value="1088" office:value-type="float">
            <text:p>1088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table:formula="of:=[.F688]+[.H688]+[.J688]" ns41:value-type="float" table:style-name="TL Data" office:value-type="float" office:value="100">
            <text:p>100</text:p>
          </table:table-cell>
          <table:table-cell table:formula="of:=[.G688]+[.I688]+SUM([.K688:.O688])" ns41:value-type="float" table:style-name="TL Data" office:value-type="float" office:value="102">
            <text:p>102</text:p>
          </table:table-cell>
          <table:table-cell table:style-name="TL Data" table:number-columns-repeated="3"/>
          <table:table-cell table:formula="of:=[.E688]+[.P688]+[.Q688]" ns41:value-type="float" table:style-name="TL Data" office:value-type="float" office:value="1290">
            <text:p>1290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oensbroek</text:p>
          </table:table-cell>
          <table:table-cell table:style-name="TL RowHeader"/>
          <table:table-cell table:style-name="ce25"/>
          <table:table-cell ns41:value-type="float" table:style-name="TL Data" office:value="7612" office:value-type="float">
            <text:p>7612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6"/>
          <table:table-cell table:formula="of:=[.F689]+[.H689]+[.J689]" ns41:value-type="float" table:style-name="TL Data" office:value-type="float" office:value="119">
            <text:p>119</text:p>
          </table:table-cell>
          <table:table-cell table:formula="of:=[.G689]+[.I689]+SUM([.K689:.O689])" ns41:value-type="float" table:style-name="TL Data" office:value-type="float" office:value="115">
            <text:p>115</text:p>
          </table:table-cell>
          <table:table-cell table:style-name="TL Data" table:number-columns-repeated="3"/>
          <table:table-cell table:formula="of:=[.E689]+[.P689]+[.Q689]" ns41:value-type="float" table:style-name="TL Data" office:value-type="float" office:value="1136">
            <text:p>113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Echt</text:p>
          </table:table-cell>
          <table:table-cell table:style-name="TL RowHeader"/>
          <table:table-cell table:style-name="ce25"/>
          <table:table-cell ns41:value-type="float" table:style-name="TL Data" office:value="8566" office:value-type="float">
            <text:p>8566</text:p>
          </table:table-cell>
          <table:table-cell ns41:value-type="float" table:style-name="TL Data" office:value="1189" office:value-type="float">
            <text:p>1189</text:p>
          </table:table-cell>
          <table:table-cell table:style-name="TL Data" table:number-columns-repeated="2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formula="of:=[.F690]+[.H690]+[.J690]" ns41:value-type="float" table:style-name="TL Data" office:value-type="float" office:value="149">
            <text:p>149</text:p>
          </table:table-cell>
          <table:table-cell table:formula="of:=[.G690]+[.I690]+SUM([.K690:.O690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690]+[.P690]+[.Q690]" ns41:value-type="float" table:style-name="TL Data" office:value-type="float" office:value="1356">
            <text:p>135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Tegelen</text:p>
          </table:table-cell>
          <table:table-cell table:style-name="TL RowHeader"/>
          <table:table-cell table:style-name="ce25"/>
          <table:table-cell ns41:value-type="float" table:style-name="TL Data" office:value="8869" office:value-type="float">
            <text:p>8869</text:p>
          </table:table-cell>
          <table:table-cell ns41:value-type="float" table:style-name="TL Data" office:value="1040" office:value-type="float">
            <text:p>1040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6"/>
          <table:table-cell table:formula="of:=[.F691]+[.H691]+[.J691]" ns41:value-type="float" table:style-name="TL Data" office:value-type="float" office:value="95">
            <text:p>95</text:p>
          </table:table-cell>
          <table:table-cell table:formula="of:=[.G691]+[.I691]+SUM([.K691:.O691])" ns41:value-type="float" table:style-name="TL Data" office:value-type="float" office:value="79">
            <text:p>79</text:p>
          </table:table-cell>
          <table:table-cell table:style-name="TL Data" table:number-columns-repeated="3"/>
          <table:table-cell table:formula="of:=[.E691]+[.P691]+[.Q691]" ns41:value-type="float" table:style-name="TL Data" office:value-type="float" office:value="1214">
            <text:p>121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aals</text:p>
          </table:table-cell>
          <table:table-cell table:style-name="TL RowHeader"/>
          <table:table-cell table:style-name="ce25"/>
          <table:table-cell ns41:value-type="float" table:style-name="TL Data" office:value="8989" office:value-type="float">
            <text:p>898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formula="of:=[.F692]+[.H692]+[.J692]" ns41:value-type="float" table:style-name="TL Data" office:value-type="float" office:value="407">
            <text:p>407</text:p>
          </table:table-cell>
          <table:table-cell table:formula="of:=[.G692]+[.I692]+SUM([.K692:.O692])" ns41:value-type="float" table:style-name="TL Data" office:value-type="float" office:value="712">
            <text:p>712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formula="of:=[.E692]+[.P692]+[.Q692]" ns41:value-type="float" table:style-name="TL Data" office:value-type="float" office:value="1648">
            <office:annotation draw:style-name="gr1" svg:height="0.952cm" draw:caption-point-y="0.433cm" svg:width="1.595cm" svg:x="39.016cm" draw:caption-point-x="0.437cm" svg:y="312.949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1673</text:span></text:p>
            </office:annotation>
            <text:p>1648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nray</text:p>
          </table:table-cell>
          <table:table-cell table:style-name="TL RowHeader"/>
          <table:table-cell table:style-name="ce25"/>
          <table:table-cell ns41:value-type="float" table:style-name="TL Data" office:value="9661" office:value-type="float">
            <text:p>9661</text:p>
          </table:table-cell>
          <table:table-cell ns41:value-type="float" table:style-name="TL Data" office:value="1284" office:value-type="float">
            <text:p>1284</text:p>
          </table:table-cell>
          <table:table-cell table:style-name="TL Data" table:number-columns-repeated="10"/>
          <table:table-cell table:formula="of:=[.F693]+[.H693]+[.J693]" ns41:value-type="float" table:style-name="TL Data" office:value-type="float" office:value="0">
            <text:p>0</text:p>
          </table:table-cell>
          <table:table-cell table:formula="of:=[.G693]+[.I693]+SUM([.K693:.O69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[.E693]+[.P693]+[.Q693]" ns41:value-type="float" table:style-name="TL Data" office:value-type="float" office:value="1284">
            <text:p>1284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Sittard</text:p>
          </table:table-cell>
          <table:table-cell table:style-name="TL RowHeader"/>
          <table:table-cell table:style-name="ce25"/>
          <table:table-cell ns41:value-type="float" table:style-name="TL Data" office:value="10602" office:value-type="float">
            <text:p>10602</text:p>
          </table:table-cell>
          <table:table-cell ns41:value-type="float" table:style-name="TL Data" office:value="1670" office:value-type="float">
            <text:p>1670</text:p>
          </table:table-cell>
          <table:table-cell table:style-name="TL Data" table:number-columns-repeated="2"/>
          <table:table-cell ns41:value-type="float" office:value="72" table:style-name="TL Data" table:number-columns-repeated="2" office:value-type="float">
            <text:p>72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table:style-name="TL Data" table:number-columns-repeated="4"/>
          <table:table-cell table:formula="of:=[.F694]+[.H694]+[.J694]" ns41:value-type="float" table:style-name="TL Data" office:value-type="float" office:value="93">
            <text:p>93</text:p>
          </table:table-cell>
          <table:table-cell table:formula="of:=[.G694]+[.I694]+SUM([.K694:.O694])" ns41:value-type="float" table:style-name="TL Data" office:value-type="float" office:value="93">
            <text:p>93</text:p>
          </table:table-cell>
          <table:table-cell table:style-name="TL Data" table:number-columns-repeated="3"/>
          <table:table-cell table:formula="of:=[.E694]+[.P694]+[.Q694]" ns41:value-type="float" table:style-name="TL Data" office:value-type="float" office:value="1856">
            <text:p>1856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Maasbree</text:p>
          </table:table-cell>
          <table:table-cell table:style-name="TL RowHeader"/>
          <table:table-cell table:style-name="ce25"/>
          <table:table-cell ns41:value-type="float" table:style-name="TL Data" office:value="10990" office:value-type="float">
            <text:p>10990</text:p>
          </table:table-cell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5"/>
          <table:table-cell table:formula="of:=[.F695]+[.H695]+[.J695]" ns41:value-type="float" table:style-name="TL Data" office:value-type="float" office:value="27">
            <text:p>27</text:p>
          </table:table-cell>
          <table:table-cell table:formula="of:=[.G695]+[.I695]+SUM([.K695:.O695])" ns41:value-type="float" table:style-name="TL Data" office:value-type="float" office:value="18">
            <text:p>18</text:p>
          </table:table-cell>
          <table:table-cell table:style-name="TL Data" table:number-columns-repeated="3"/>
          <table:table-cell table:formula="of:=[.E695]+[.P695]+[.Q695]" ns41:value-type="float" table:style-name="TL Data" office:value-type="float" office:value="1778">
            <text:p>177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Weert</text:p>
          </table:table-cell>
          <table:table-cell table:style-name="TL RowHeader"/>
          <table:table-cell table:style-name="ce25"/>
          <table:table-cell ns41:value-type="float" table:style-name="TL Data" office:value="12452" office:value-type="float">
            <text:p>12452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table:formula="of:=[.F696]+[.H696]+[.J696]" ns41:value-type="float" table:style-name="TL Data" office:value-type="float" office:value="148">
            <text:p>148</text:p>
          </table:table-cell>
          <table:table-cell table:formula="of:=[.G696]+[.I696]+SUM([.K696:.O696])" ns41:value-type="float" table:style-name="TL Data" office:value-type="float" office:value="73">
            <text:p>73</text:p>
          </table:table-cell>
          <table:table-cell table:style-name="TL Data" table:number-columns-repeated="3"/>
          <table:table-cell table:formula="of:=[.E696]+[.P696]+[.Q696]" ns41:value-type="float" table:style-name="TL Data" office:value-type="float" office:value="1068">
            <text:p>1068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Roermond</text:p>
          </table:table-cell>
          <table:table-cell table:style-name="TL RowHeader"/>
          <table:table-cell table:style-name="ce25"/>
          <table:table-cell ns41:value-type="float" table:style-name="TL Data" office:value="15607" office:value-type="float">
            <text:p>15607</text:p>
          </table:table-cell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3"/>
          <table:table-cell table:formula="of:=[.F697]+[.H697]+[.J697]" ns41:value-type="float" table:style-name="TL Data" office:value-type="float" office:value="629">
            <text:p>629</text:p>
          </table:table-cell>
          <table:table-cell table:formula="of:=[.G697]+[.I697]+SUM([.K697:.O697])" ns41:value-type="float" table:style-name="TL Data" office:value-type="float" office:value="759">
            <text:p>75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[.E697]+[.P697]+[.Q697]" ns41:value-type="float" table:style-name="TL Data" office:value-type="float" office:value="3020">
            <office:annotation draw:style-name="gr1" svg:height="1.058cm" draw:caption-point-y="0.433cm" svg:width="1.512cm" svg:x="39.016cm" draw:caption-point-x="0.437cm" svg:y="315.19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022</text:span></text:p>
            </office:annotation>
            <text:p>302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Venlo</text:p>
          </table:table-cell>
          <table:table-cell table:style-name="TL RowHeader"/>
          <table:table-cell table:style-name="ce25"/>
          <table:table-cell ns41:value-type="float" table:style-name="TL Data" office:value="22290" office:value-type="float">
            <text:p>22290</text:p>
          </table:table-cell>
          <table:table-cell ns41:value-type="float" table:style-name="TL Data" office:value="2319" office:value-type="float">
            <text:p>2319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F698]+[.H698]+[.J698]" ns41:value-type="float" table:style-name="TL Data" office:value-type="float" office:value="766">
            <text:p>766</text:p>
          </table:table-cell>
          <table:table-cell table:formula="of:=[.G698]+[.I698]+SUM([.K698:.O698])" ns41:value-type="float" table:style-name="TL Data" office:value-type="float" office:value="889">
            <text:p>8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formula="of:=[.E698]+[.P698]+[.Q698]" ns41:value-type="float" table:style-name="TL Data" office:value-type="float" office:value="3974">
            <office:annotation draw:style-name="gr1" svg:height="0.978cm" draw:caption-point-y="0.433cm" svg:width="1.485cm" svg:x="39.016cm" draw:caption-point-x="0.437cm" svg:y="315.64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3982</text:span></text:p>
            </office:annotation>
            <text:p>397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Kerkrade</text:p>
          </table:table-cell>
          <table:table-cell table:style-name="TL RowHeader"/>
          <table:table-cell table:style-name="ce25"/>
          <table:table-cell ns41:value-type="float" table:style-name="TL Data" office:value="27607" office:value-type="float">
            <text:p>27607</text:p>
          </table:table-cell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F699]+[.H699]+[.J699]" ns41:value-type="float" table:style-name="TL Data" office:value-type="float" office:value="1246">
            <text:p>1246</text:p>
          </table:table-cell>
          <table:table-cell table:formula="of:=[.G699]+[.I699]+SUM([.K699:.O699])" ns41:value-type="float" table:style-name="TL Data" office:value-type="float" office:value="1367">
            <text:p>136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formula="of:=[.E699]+[.P699]+[.Q699]" ns41:value-type="float" table:style-name="TL Data" office:value-type="float" office:value="4684">
            <office:annotation draw:style-name="gr1" svg:height="0.978cm" draw:caption-point-y="0.433cm" svg:width="1.82cm" svg:x="39.016cm" draw:caption-point-x="0.437cm" svg:y="316.098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700</text:span></text:p>
            </office:annotation>
            <text:p>4684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6">
          <table:table-cell ns41:value-type="string" table:style-name="TL RowHeader" office:value-type="string">
            <text:p>Heerlen</text:p>
          </table:table-cell>
          <table:table-cell table:style-name="TL RowHeader"/>
          <table:table-cell table:style-name="ce25"/>
          <table:table-cell ns41:value-type="float" table:style-name="TL Data" office:value="27666" office:value-type="float">
            <text:p>27666</text:p>
          </table:table-cell>
          <table:table-cell ns41:value-type="float" table:style-name="TL Data" office:value="4349" office:value-type="float">
            <text:p>43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formula="of:=[.F700]+[.H700]+[.J700]" ns41:value-type="float" table:style-name="TL Data" office:value-type="float" office:value="70">
            <text:p>70</text:p>
          </table:table-cell>
          <table:table-cell table:formula="of:=[.G700]+[.I700]+SUM([.K700:.O700])" ns41:value-type="float" table:style-name="TL Data" office:value-type="float" office:value="62">
            <text:p>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[.E700]+[.P700]+[.Q700]" ns41:value-type="float" table:style-name="TL Data" office:value-type="float" office:value="4481">
            <office:annotation draw:style-name="gr1" svg:height="0.795cm" draw:caption-point-y="0.433cm" svg:width="1.651cm" svg:x="39.016cm" draw:caption-point-x="0.437cm" svg:y="316.54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4482</text:span></text:p>
            </office:annotation>
            <text:p>448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65" office:value-type="string">
            <text:p>WT</text:p>
          </table:table-cell>
          <table:table-cell ns41:value-type="string" table:style-name="ce72" office:value-type="string">
            <text:p>1919_00_T2</text:p>
          </table:table-cell>
          <table:table-cell ns41:value-type="float" table:style-name="ce72" office:value="52" office:value-type="float">
            <text:p>52</text:p>
          </table:table-cell>
          <table:table-cell ns41:value-type="float" table:style-name="ce72" office:value="53" office:value-type="float">
            <text:p>53</text:p>
          </table:table-cell>
          <table:table-cell ns41:value-type="string" table:style-name="ce72" office:value-type="string">
            <text:p>LI</text:p>
          </table:table-cell>
          <table:table-cell ns41:value-type="string" table:style-name="ce82" office:value-type="string">
            <text:p>21_0202</text:p>
          </table:table-cell>
          <table:table-cell table:number-columns-repeated="996"/>
        </table:table-row>
        <table:table-row table:style-name="ro1">
          <table:table-cell ns41:value-type="string" table:style-name="TL RowHeader" office:value-type="string">
            <text:p>Maastricht</text:p>
          </table:table-cell>
          <table:table-cell table:style-name="TL RowHeader"/>
          <table:table-cell table:style-name="ce25"/>
          <table:table-cell ns41:value-type="float" table:style-name="TL Data" office:value="40941" office:value-type="float">
            <text:p>40941</text:p>
          </table:table-cell>
          <table:table-cell ns41:value-type="float" table:style-name="TL Data" office:value="2146" office:value-type="float">
            <text:p>214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897" office:value-type="float">
            <text:p>1897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table:formula="of:=[.F701]+[.H701]+[.J701]" ns41:value-type="float" table:style-name="TL Data" office:value-type="float" office:value="2418">
            <text:p>2418</text:p>
          </table:table-cell>
          <table:table-cell table:formula="of:=[.G701]+[.I701]+SUM([.K701:.O701])" ns41:value-type="float" table:style-name="TL Data" office:value-type="float" office:value="4214">
            <text:p>4214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table:formula="of:=[.E701]+[.P701]+[.Q701]" ns41:value-type="float" table:style-name="TL Data" office:value-type="float" office:value="8778">
            <office:annotation draw:style-name="gr1" svg:height="1.086cm" draw:caption-point-y="0.433cm" svg:width="1.905cm" svg:x="39.016cm" draw:caption-point-x="0.437cm" svg:y="316.997cm" draw:text-style-name="P1">
              <dc:creator>CDM</dc:creator>
              <dc:date>2014-12-12T00:00:00</dc:date>
              <text:p text:style-name="P1"><text:span text:style-name="T1">pathuis:</text:span></text:p>
              <text:p text:style-name="P1"><text:span text:style-name="T2">8805</text:span></text:p>
            </office:annotation>
            <text:p>877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66" office:value-type="string">
            <text:p>WT</text:p>
          </table:table-cell>
          <table:table-cell ns41:value-type="string" table:style-name="ce73" office:value-type="string">
            <text:p>1919_00_T2</text:p>
          </table:table-cell>
          <table:table-cell ns41:value-type="float" table:style-name="ce73" office:value="52" office:value-type="float">
            <text:p>52</text:p>
          </table:table-cell>
          <table:table-cell ns41:value-type="float" table:style-name="ce73" office:value="53" office:value-type="float">
            <text:p>53</text:p>
          </table:table-cell>
          <table:table-cell ns41:value-type="string" table:style-name="ce73" office:value-type="string">
            <text:p>LI</text:p>
          </table:table-cell>
          <table:table-cell ns41:value-type="string" table:style-name="ce83" office:value-type="string">
            <text:p>21_020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) In de gemeenten, wier namen van een * zijn voorzien, heeft de telling zich niet over de geheele gemeente uitgestrekt, doch slechts over de bebouwde kom of kommen.</text:p>
          </table:table-cell>
          <table:table-cell table:style-name="ce21" table:number-columns-repeated="21"/>
          <table:table-cell table:style-name="ce68"/>
          <table:table-cell table:style-name="ce21" table:number-columns-repeated="4"/>
          <table:table-cell table:style-name="ce84"/>
          <table:table-cell table:number-columns-repeated="996"/>
        </table:table-row>
        <table:table-row table:style-name="ro6" table:number-rows-repeated="2">
          <table:table-cell table:style-name="ce8"/>
          <table:table-cell table:style-name="ce22" table:number-columns-repeated="21"/>
          <table:table-cell table:style-name="ce69"/>
          <table:table-cell table:style-name="ce22" table:number-columns-repeated="4"/>
          <table:table-cell table:style-name="ce85"/>
          <table:table-cell table:number-columns-repeated="996"/>
        </table:table-row>
        <table:table-row table:style-name="ro1">
          <table:table-cell table:style-name="ce10"/>
          <table:table-cell table:style-name="ce23" table:number-columns-repeated="21"/>
          <table:table-cell table:style-name="ce70"/>
          <table:table-cell table:style-name="ce23" table:number-columns-repeated="4"/>
          <table:table-cell table:style-name="ce86"/>
          <table:table-cell table:number-columns-repeated="996"/>
        </table:table-row>
        <table:table-row table:style-name="ro6" table:number-rows-repeated="10478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currency-symbol number:country="NL" number:language="nl">fl</number:currency-symbol>
      <number:text/>
      <number:number number:grouping="true" number:decimal-places="2" number:min-integer-digits="1"/>
      <number:text/>
    </number:currency-style>
    <number:number-style style:volatile="true" style:name="N133P0">
      <number:number number:decimal-places="0" number:min-integer-digits="1"/>
    </number:number-style>
    <number:number-style style:volatile="true" style:name="N133P1">
      <number:text>-</number:text>
      <number:number number:decimal-places="0" number:min-integer-digits="1"/>
    </number:number-style>
    <number:number-style style:volatile="true" style:name="N133P2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3" number:min-integer-digits="1"/>
    </number:number-style>
    <number:number-style style:name="N135">
      <number:number number:decimal-places="4" number:min-integer-digits="1"/>
    </number:number-style>
    <number:number-style style:name="N136">
      <number:number number:decimal-places="1" number:min-integer-digits="1"/>
    </number:number-style>
    <number:number-style style:volatile="true" style:name="N137P0">
      <number:number number:decimal-places="2" number:min-integer-digits="1"/>
    </number:number-style>
    <number:number-style style:name="N137">
      <style:text-properties fo:color="#ff0000"/>
      <number:number number:decimal-places="2" number:min-integer-digits="1"/>
      <style:map style:condition="value()&gt;=0" style:apply-style-name="N137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1919_20_Tabel_20_2" style:page-layout-name="Mpm3" style:display-name="PageStyle_WT1919 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1-27T09:59:48</meta:creation-date>
    <dc:creator>JP 174</dc:creator>
    <dc:date>2004-03-08T17:10:00</dc:date>
    <meta:print-date>2003-08-11T13:13:40</meta:print-date>
    <meta:document-statistic meta:object-count="0" meta:cell-count="10656" meta:table-count="1"/>
    <meta:generator>ODFPY/1.3.0dev</meta:generator>
  </office:meta>
</office:document-meta>
</file>